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meta.xml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settings.xml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0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PageStyle_5f_Lampada_20_20W">
      <style:table-properties table:display="true" style:writing-mode="lr-tb"/>
    </style:style>
    <style:style style:name="ta2" style:family="table" style:master-page-name="PageStyle_5f_Lampada_20_60W">
      <style:table-properties table:display="true" style:writing-mode="lr-tb"/>
    </style:style>
    <style:style style:name="ta3" style:family="table" style:master-page-name="PageStyle_5f_Filamento_20_Tubo_20_de_20_Perrin">
      <style:table-properties table:display="true" style:writing-mode="lr-tb"/>
    </style:style>
    <style:style style:name="ta4" style:family="table" style:master-page-name="PageStyle_5f_Fiamento_20_Válvula_20_5Y3">
      <style:table-properties table:display="true" style:writing-mode="lr-tb"/>
    </style:style>
    <style:style style:name="ta5" style:family="table" style:master-page-name="PageStyle_5f_Resistor_20_de_20_Alta_20_Potência">
      <style:table-properties table:display="true" style:writing-mode="lr-tb"/>
    </style:style>
    <style:style style:name="ta6" style:family="table" style:master-page-name="PageStyle_5f_Núcleo_20_de_20_pilha_20_Rayovac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25">
      <style:table-cell-properties fo:padding="0.071cm"/>
    </style:style>
    <style:style style:name="ce3" style:family="table-cell" style:parent-style-name="Default" style:data-style-name="N2"/>
    <style:style style:name="ce4" style:family="table-cell" style:parent-style-name="Default" style:data-style-name="N130"/>
    <style:style style:name="ce5" style:family="table-cell" style:parent-style-name="Default" style:data-style-name="N128"/>
    <style:style style:name="ce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ole-draw-aspect="1"/>
    </style:style>
    <style:style style:name="T1" style:family="text">
      <style:text-properties fo:color="#000000" style:text-outline="false" style:text-line-through-style="none" style:text-position="-33%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ampada 20W" table:style-name="ta1">
        <office:forms form:automatic-focus="false" form:apply-design-mode="false"/>
        <table:shapes>
          <draw:frame draw:z-index="0" draw:style-name="gr1" svg:width="15.999cm" svg:height="8.999cm" svg:x="1.033cm" svg:y="65.992cm">
            <draw:object draw:notify-on-update-of-ranges="'Lampada 20W'.K33:'Lampada 20W'.K33 'Lampada 20W'.K34:'Lampada 20W'.K116 'Lampada 20W'.L33:'Lampada 20W'.L33 'Lampada 20W'.L34:'Lampada 20W'.L1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0.932cm" svg:y="75.561cm">
            <draw:object draw:notify-on-update-of-ranges="'Lampada 20W'.H61:'Lampada 20W'.H116 'Lampada 20W'.I61:'Lampada 20W'.I11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15.999cm" svg:height="8.999cm" svg:x="1.007cm" svg:y="85.047cm">
            <draw:object draw:notify-on-update-of-ranges="'Lampada 20W'.M61:'Lampada 20W'.M116 'Lampada 20W'.N61:'Lampada 20W'.N11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ce1" office:value-type="string">
            <text:p>Medidas do filamento de tungstênio (lâmpada bipino halógena, 20W a 12V), coletadas em 03/04/2012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>
            <text:p>T<text:span text:style-name="T1">o</text:span><text:span text:style-name="T2">(kelvin)=</text:span></text:p>
          </table:table-cell>
          <table:table-cell office:value-type="float" office:value="299">
            <text:p>29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" office:value-type="string">
            <text:p>V(mV)</text:p>
          </table:table-cell>
          <table:table-cell office:value-type="string">
            <text:p>I(mA)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" office:value-type="float" office:value="5.1">
            <text:p>5,1</text:p>
          </table:table-cell>
          <table:table-cell office:value-type="float" office:value="9.08">
            <text:p>9,08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11.6">
            <text:p>11,6</text:p>
          </table:table-cell>
          <table:table-cell office:value-type="float" office:value="20.54">
            <text:p>20,54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19.3">
            <text:p>19,3</text:p>
          </table:table-cell>
          <table:table-cell office:value-type="float" office:value="34.09">
            <text:p>34,09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24.1">
            <text:p>24,1</text:p>
          </table:table-cell>
          <table:table-cell office:value-type="float" office:value="42.4">
            <text:p>42,4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27.9">
            <text:p>27,9</text:p>
          </table:table-cell>
          <table:table-cell office:value-type="float" office:value="49.1">
            <text:p>49,1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34.1">
            <text:p>34,1</text:p>
          </table:table-cell>
          <table:table-cell office:value-type="float" office:value="59.8">
            <text:p>59,8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39.5">
            <text:p>39,5</text:p>
          </table:table-cell>
          <table:table-cell office:value-type="float" office:value="68.9">
            <text:p>68,9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45.3">
            <text:p>45,3</text:p>
          </table:table-cell>
          <table:table-cell office:value-type="float" office:value="78.6">
            <text:p>78,6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53.3">
            <text:p>53,3</text:p>
          </table:table-cell>
          <table:table-cell office:value-type="float" office:value="91.6">
            <text:p>91,6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59.5">
            <text:p>59,5</text:p>
          </table:table-cell>
          <table:table-cell office:value-type="float" office:value="101.4">
            <text:p>101,4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67.3">
            <text:p>67,3</text:p>
          </table:table-cell>
          <table:table-cell office:value-type="float" office:value="113.5">
            <text:p>113,5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75.2">
            <text:p>75,2</text:p>
          </table:table-cell>
          <table:table-cell office:value-type="float" office:value="125.3">
            <text:p>125,3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80.4">
            <text:p>80,4</text:p>
          </table:table-cell>
          <table:table-cell office:value-type="float" office:value="132.8">
            <text:p>132,8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98">
            <text:p>98</text:p>
          </table:table-cell>
          <table:table-cell office:value-type="float" office:value="156.5">
            <text:p>156,5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108.5">
            <text:p>108,5</text:p>
          </table:table-cell>
          <table:table-cell office:value-type="float" office:value="170.2">
            <text:p>170,2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116.1">
            <text:p>116,1</text:p>
          </table:table-cell>
          <table:table-cell office:value-type="float" office:value="178.7">
            <text:p>178,7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128.7">
            <text:p>128,7</text:p>
          </table:table-cell>
          <table:table-cell office:value-type="float" office:value="192.9">
            <text:p>192,9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138.6">
            <text:p>138,6</text:p>
          </table:table-cell>
          <table:table-cell office:value-type="float" office:value="203.2">
            <text:p>203,2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150.9">
            <text:p>150,9</text:p>
          </table:table-cell>
          <table:table-cell office:value-type="float" office:value="215.5">
            <text:p>215,5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1" office:value-type="float" office:value="177.6">
            <text:p>177,6</text:p>
          </table:table-cell>
          <table:table-cell office:value-type="float" office:value="239">
            <text:p>239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3"/>
          <table:table-cell table:style-name="Default"/>
          <table:table-cell table:style-name="ce4"/>
          <table:table-cell/>
          <table:table-cell office:value-type="string">
            <text:p>R0</text:p>
          </table:table-cell>
          <table:table-cell/>
          <table:table-cell office:value-type="string">
            <text:p>Gama/4</text:p>
          </table:table-cell>
          <table:table-cell/>
          <table:table-cell office:value-type="string">
            <text:p>gama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Default"/>
          <table:table-cell table:style-name="Default" table:number-matrix-columns-spanned="3" table:number-matrix-rows-spanned="5" table:formula="of:=LINEST([.E34:.E60];[.F34:.G60];1;1)" office:value-type="float" office:value="-1.23904618094129">
            <text:p>-1,2390461809</text:p>
          </table:table-cell>
          <table:table-cell office:value-type="float" office:value="3.33293160387076">
            <text:p>3,3329316039</text:p>
          </table:table-cell>
          <table:table-cell office:value-type="float" office:value="0.725419242622106">
            <text:p>0,7254192426</text:p>
          </table:table-cell>
          <table:table-cell/>
          <table:table-cell table:number-matrix-columns-spanned="2" table:number-matrix-rows-spanned="5" table:formula="of:=LINEST([.I61:.I116];[.H61:.H116];1;1)" office:value-type="float" office:value="0.301875705260815">
            <text:p>0,3018757053</text:p>
          </table:table-cell>
          <table:table-cell office:value-type="float" office:value="1.37401085091698">
            <text:p>1,3740108509</text:p>
          </table:table-cell>
          <table:table-cell table:formula="of:=[.I28]*4" office:value-type="float" office:value="1.20750282104326">
            <text:p>1,207502821</text:p>
          </table:table-cell>
          <table:table-cell table:number-columns-repeated="1013"/>
        </table:table-row>
        <table:table-row table:style-name="ro4">
          <table:table-cell/>
          <table:table-cell table:style-name="ce1" office:value-type="string">
            <text:p>T<text:span text:style-name="T1">o</text:span><text:span text:style-name="T2">(kelvin)=</text:span></text:p>
          </table:table-cell>
          <table:table-cell table:style-name="ce1" office:value-type="float" office:value="299">
            <text:p>299</text:p>
          </table:table-cell>
          <table:table-cell table:style-name="Default"/>
          <table:table-cell table:style-name="Default" office:value-type="float" office:value="0.0629818264380808">
            <text:p>0,0629818264</text:p>
          </table:table-cell>
          <table:table-cell office:value-type="float" office:value="0.0797839992149223">
            <text:p>0,0797839992</text:p>
          </table:table-cell>
          <table:table-cell office:value-type="float" office:value="0.0199821553564419">
            <text:p>0,0199821554</text:p>
          </table:table-cell>
          <table:table-cell/>
          <table:table-cell office:value-type="float" office:value="0.000628453307655055">
            <text:p>0,0006284533</text:p>
          </table:table-cell>
          <table:table-cell office:value-type="float" office:value="0.00143912682323654">
            <text:p>0,0014391268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/>
          <table:table-cell table:style-name="Default" office:value-type="float" office:value="0.996252699079353">
            <text:p>0,9962526991</text:p>
          </table:table-cell>
          <table:table-cell office:value-type="float" office:value="0.0398464455647944">
            <text:p>0,0398464456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0.999766018328989">
            <text:p>0,9997660183</text:p>
          </table:table-cell>
          <table:table-cell office:value-type="float" office:value="0.00354980526379933">
            <text:p>0,0035498053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Default" office:value-type="float" office:value="3190.30487332418">
            <text:p>3190,3048733242</text:p>
          </table:table-cell>
          <table:table-cell office:value-type="float" office:value="24">
            <text:p>24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230733.308111446">
            <text:p>230733,308111446</text:p>
          </table:table-cell>
          <table:table-cell office:value-type="float" office:value="54">
            <text:p>54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Default" office:value-type="float" office:value="10.1307443687354">
            <text:p>10,1307443687</text:p>
          </table:table-cell>
          <table:table-cell office:value-type="float" office:value="0.038105741379555">
            <text:p>0,0381057414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2.90749750611711">
            <text:p>2,9074975061</text:p>
          </table:table-cell>
          <table:table-cell office:value-type="float" office:value="0.000680460340188463">
            <text:p>0,0006804603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" office:value-type="string">
            <text:p>V(Volts)</text:p>
          </table:table-cell>
          <table:table-cell office:value-type="string">
            <text:p>I(Amperes)</text:p>
          </table:table-cell>
          <table:table-cell table:style-name="Default" office:value-type="string">
            <text:p>R(Ohms)</text:p>
          </table:table-cell>
          <table:table-cell table:style-name="ce3" office:value-type="string">
            <text:p>P(W)</text:p>
          </table:table-cell>
          <table:table-cell office:value-type="string">
            <text:p>P²(W²)</text:p>
          </table:table-cell>
          <table:table-cell office:value-type="string">
            <text:p>ln(P)</text:p>
          </table:table-cell>
          <table:table-cell office:value-type="string">
            <text:p>ln(R/R0)</text:p>
          </table:table-cell>
          <table:table-cell office:value-type="string">
            <text:p>T0</text:p>
          </table:table-cell>
          <table:table-cell table:formula="of:=[.F33]" office:value-type="string" office:string-value="P(W)">
            <text:p>P(W)</text:p>
          </table:table-cell>
          <table:table-cell table:formula="of:=[.E33]" office:value-type="string" office:string-value="R(Ohms)">
            <text:p>R(Ohms)</text:p>
          </table:table-cell>
          <table:table-cell office:value-type="string">
            <text:p>ln(T)</text:p>
          </table:table-cell>
          <table:table-cell office:value-type="string">
            <text:p>ln(P)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0.2">
            <text:p>0,200 </text:p>
          </table:table-cell>
          <table:table-cell table:style-name="ce2" office:value-type="float" office:value="0.239">
            <text:p>0,239 </text:p>
          </table:table-cell>
          <table:table-cell table:formula="of:=[.C34]/[.D34]" office:value-type="float" office:value="0.836820083682008">
            <text:p>0,84</text:p>
          </table:table-cell>
          <table:table-cell table:style-name="ce3" table:formula="of:=[.D34]*[.C34]" office:value-type="float" office:value="0.0478">
            <text:p>0,05</text:p>
          </table:table-cell>
          <table:table-cell table:formula="of:=[.F34]^2" office:value-type="float" office:value="0.00228484">
            <text:p>0,00228484</text:p>
          </table:table-cell>
          <table:table-cell table:number-columns-repeated="2"/>
          <table:table-cell table:style-name="ce5" table:formula="of:=[.C$29]*([.E34]/[.G$28])^1/[.K$28]" office:value-type="float" office:value="285.644625717238">
            <text:p>285,6446</text:p>
          </table:table-cell>
          <table:table-cell table:formula="of:=[.F34]" office:value-type="float" office:value="0.0478">
            <text:p>0,0478</text:p>
          </table:table-cell>
          <table:table-cell table:formula="of:=[.E34]" office:value-type="float" office:value="0.836820083682008">
            <text:p>0,8368200837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25">
            <text:p>0,250 </text:p>
          </table:table-cell>
          <table:table-cell table:style-name="ce2" office:value-type="float" office:value="0.276">
            <text:p>0,276 </text:p>
          </table:table-cell>
          <table:table-cell table:formula="of:=[.C35]/[.D35]" office:value-type="float" office:value="0.905797101449275">
            <text:p>0,91</text:p>
          </table:table-cell>
          <table:table-cell table:style-name="ce3" table:formula="of:=[.D35]*[.C35]" office:value-type="float" office:value="0.069">
            <text:p>0,07</text:p>
          </table:table-cell>
          <table:table-cell table:formula="of:=[.F35]^2" office:value-type="float" office:value="0.004761">
            <text:p>0,004761</text:p>
          </table:table-cell>
          <table:table-cell table:number-columns-repeated="2"/>
          <table:table-cell table:style-name="ce5" table:formula="of:=[.C$29]*([.E35]/[.G$28])^1/[.K$28]" office:value-type="float" office:value="309.189608452988">
            <text:p>309,1896</text:p>
          </table:table-cell>
          <table:table-cell table:formula="of:=[.F35]" office:value-type="float" office:value="0.069">
            <text:p>0,069</text:p>
          </table:table-cell>
          <table:table-cell table:formula="of:=[.E35]" office:value-type="float" office:value="0.905797101449275">
            <text:p>0,9057971014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3">
            <text:p>0,300 </text:p>
          </table:table-cell>
          <table:table-cell table:style-name="ce2" office:value-type="float" office:value="0.304">
            <text:p>0,304 </text:p>
          </table:table-cell>
          <table:table-cell table:formula="of:=[.C36]/[.D36]" office:value-type="float" office:value="0.986842105263158">
            <text:p>0,99</text:p>
          </table:table-cell>
          <table:table-cell table:style-name="ce3" table:formula="of:=[.D36]*[.C36]" office:value-type="float" office:value="0.0912">
            <text:p>0,09</text:p>
          </table:table-cell>
          <table:table-cell table:formula="of:=[.F36]^2" office:value-type="float" office:value="0.00831744">
            <text:p>0,00831744</text:p>
          </table:table-cell>
          <table:table-cell table:number-columns-repeated="2"/>
          <table:table-cell table:style-name="ce5" table:formula="of:=[.C$29]*([.E36]/[.G$28])^1/[.K$28]" office:value-type="float" office:value="336.853941840888">
            <text:p>336,8539</text:p>
          </table:table-cell>
          <table:table-cell table:formula="of:=[.F36]" office:value-type="float" office:value="0.0912">
            <text:p>0,0912</text:p>
          </table:table-cell>
          <table:table-cell table:formula="of:=[.E36]" office:value-type="float" office:value="0.986842105263158">
            <text:p>0,9868421053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35">
            <text:p>0,350 </text:p>
          </table:table-cell>
          <table:table-cell table:style-name="ce2" office:value-type="float" office:value="0.331">
            <text:p>0,331 </text:p>
          </table:table-cell>
          <table:table-cell table:formula="of:=[.C37]/[.D37]" office:value-type="float" office:value="1.05740181268882">
            <text:p>1,06</text:p>
          </table:table-cell>
          <table:table-cell table:style-name="ce3" table:formula="of:=[.D37]*[.C37]" office:value-type="float" office:value="0.11585">
            <text:p>0,12</text:p>
          </table:table-cell>
          <table:table-cell table:formula="of:=[.F37]^2" office:value-type="float" office:value="0.0134212225">
            <text:p>0,0134212225</text:p>
          </table:table-cell>
          <table:table-cell table:number-columns-repeated="2"/>
          <table:table-cell table:style-name="ce5" table:formula="of:=[.C$29]*([.E37]/[.G$28])^1/[.K$28]" office:value-type="float" office:value="360.939168296782">
            <text:p>360,9392</text:p>
          </table:table-cell>
          <table:table-cell table:formula="of:=[.F37]" office:value-type="float" office:value="0.11585">
            <text:p>0,11585</text:p>
          </table:table-cell>
          <table:table-cell table:formula="of:=[.E37]" office:value-type="float" office:value="1.05740181268882">
            <text:p>1,0574018127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4">
            <text:p>0,400 </text:p>
          </table:table-cell>
          <table:table-cell table:style-name="ce2" office:value-type="float" office:value="0.347">
            <text:p>0,347 </text:p>
          </table:table-cell>
          <table:table-cell table:formula="of:=[.C38]/[.D38]" office:value-type="float" office:value="1.15273775216138">
            <text:p>1,15</text:p>
          </table:table-cell>
          <table:table-cell table:style-name="ce3" table:formula="of:=[.D38]*[.C38]" office:value-type="float" office:value="0.1388">
            <text:p>0,14</text:p>
          </table:table-cell>
          <table:table-cell table:formula="of:=[.F38]^2" office:value-type="float" office:value="0.01926544">
            <text:p>0,01926544</text:p>
          </table:table-cell>
          <table:table-cell table:number-columns-repeated="2"/>
          <table:table-cell table:style-name="ce5" table:formula="of:=[.C$29]*([.E38]/[.G$28])^1/[.K$28]" office:value-type="float" office:value="393.481645800691">
            <text:p>393,4816</text:p>
          </table:table-cell>
          <table:table-cell table:formula="of:=[.F38]" office:value-type="float" office:value="0.1388">
            <text:p>0,1388</text:p>
          </table:table-cell>
          <table:table-cell table:formula="of:=[.E38]" office:value-type="float" office:value="1.15273775216138">
            <text:p>1,1527377522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45">
            <text:p>0,450 </text:p>
          </table:table-cell>
          <table:table-cell table:style-name="ce2" office:value-type="float" office:value="0.364">
            <text:p>0,364 </text:p>
          </table:table-cell>
          <table:table-cell table:formula="of:=[.C39]/[.D39]" office:value-type="float" office:value="1.23626373626374">
            <text:p>1,24</text:p>
          </table:table-cell>
          <table:table-cell table:style-name="ce3" table:formula="of:=[.D39]*[.C39]" office:value-type="float" office:value="0.1638">
            <text:p>0,16</text:p>
          </table:table-cell>
          <table:table-cell table:formula="of:=[.F39]^2" office:value-type="float" office:value="0.02683044">
            <text:p>0,02683044</text:p>
          </table:table-cell>
          <table:table-cell table:number-columns-repeated="2"/>
          <table:table-cell table:style-name="ce5" table:formula="of:=[.C$29]*([.E39]/[.G$28])^1/[.K$28]" office:value-type="float" office:value="421.992850218255">
            <text:p>421,9929</text:p>
          </table:table-cell>
          <table:table-cell table:formula="of:=[.F39]" office:value-type="float" office:value="0.1638">
            <text:p>0,1638</text:p>
          </table:table-cell>
          <table:table-cell table:formula="of:=[.E39]" office:value-type="float" office:value="1.23626373626374">
            <text:p>1,2362637363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49">
            <text:p>0,490 </text:p>
          </table:table-cell>
          <table:table-cell table:style-name="ce2" office:value-type="float" office:value="0.376">
            <text:p>0,376 </text:p>
          </table:table-cell>
          <table:table-cell table:formula="of:=[.C40]/[.D40]" office:value-type="float" office:value="1.3031914893617">
            <text:p>1,30</text:p>
          </table:table-cell>
          <table:table-cell table:style-name="ce3" table:formula="of:=[.D40]*[.C40]" office:value-type="float" office:value="0.18424">
            <text:p>0,18</text:p>
          </table:table-cell>
          <table:table-cell table:formula="of:=[.F40]^2" office:value-type="float" office:value="0.0339443776">
            <text:p>0,0339443776</text:p>
          </table:table-cell>
          <table:table-cell table:number-columns-repeated="2"/>
          <table:table-cell table:style-name="ce5" table:formula="of:=[.C$29]*([.E40]/[.G$28])^1/[.K$28]" office:value-type="float" office:value="444.838326033853">
            <text:p>444,8383</text:p>
          </table:table-cell>
          <table:table-cell table:formula="of:=[.F40]" office:value-type="float" office:value="0.18424">
            <text:p>0,18424</text:p>
          </table:table-cell>
          <table:table-cell table:formula="of:=[.E40]" office:value-type="float" office:value="1.3031914893617">
            <text:p>1,3031914894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54">
            <text:p>0,540 </text:p>
          </table:table-cell>
          <table:table-cell table:style-name="ce2" office:value-type="float" office:value="0.388">
            <text:p>0,388 </text:p>
          </table:table-cell>
          <table:table-cell table:formula="of:=[.C41]/[.D41]" office:value-type="float" office:value="1.39175257731959">
            <text:p>1,39</text:p>
          </table:table-cell>
          <table:table-cell table:style-name="ce3" table:formula="of:=[.D41]*[.C41]" office:value-type="float" office:value="0.20952">
            <text:p>0,21</text:p>
          </table:table-cell>
          <table:table-cell table:formula="of:=[.F41]^2" office:value-type="float" office:value="0.0438986304">
            <text:p>0,0438986304</text:p>
          </table:table-cell>
          <table:table-cell table:number-columns-repeated="2"/>
          <table:table-cell table:style-name="ce5" table:formula="of:=[.C$29]*([.E41]/[.G$28])^1/[.K$28]" office:value-type="float" office:value="475.068239627149">
            <text:p>475,0682</text:p>
          </table:table-cell>
          <table:table-cell table:formula="of:=[.F41]" office:value-type="float" office:value="0.20952">
            <text:p>0,20952</text:p>
          </table:table-cell>
          <table:table-cell table:formula="of:=[.E41]" office:value-type="float" office:value="1.39175257731959">
            <text:p>1,3917525773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6">
            <text:p>0,600 </text:p>
          </table:table-cell>
          <table:table-cell table:style-name="ce2" office:value-type="float" office:value="0.404">
            <text:p>0,404 </text:p>
          </table:table-cell>
          <table:table-cell table:formula="of:=[.C42]/[.D42]" office:value-type="float" office:value="1.48514851485149">
            <text:p>1,49</text:p>
          </table:table-cell>
          <table:table-cell table:style-name="ce3" table:formula="of:=[.D42]*[.C42]" office:value-type="float" office:value="0.2424">
            <text:p>0,24</text:p>
          </table:table-cell>
          <table:table-cell table:formula="of:=[.F42]^2" office:value-type="float" office:value="0.05875776">
            <text:p>0,05875776</text:p>
          </table:table-cell>
          <table:table-cell table:number-columns-repeated="2"/>
          <table:table-cell table:style-name="ce5" table:formula="of:=[.C$29]*([.E42]/[.G$28])^1/[.K$28]" office:value-type="float" office:value="506.948506532821">
            <text:p>506,9485</text:p>
          </table:table-cell>
          <table:table-cell table:formula="of:=[.F42]" office:value-type="float" office:value="0.2424">
            <text:p>0,2424</text:p>
          </table:table-cell>
          <table:table-cell table:formula="of:=[.E42]" office:value-type="float" office:value="1.48514851485149">
            <text:p>1,4851485149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65">
            <text:p>0,650 </text:p>
          </table:table-cell>
          <table:table-cell table:style-name="ce2" office:value-type="float" office:value="0.415">
            <text:p>0,415 </text:p>
          </table:table-cell>
          <table:table-cell table:formula="of:=[.C43]/[.D43]" office:value-type="float" office:value="1.56626506024096">
            <text:p>1,57</text:p>
          </table:table-cell>
          <table:table-cell table:style-name="ce3" table:formula="of:=[.D43]*[.C43]" office:value-type="float" office:value="0.26975">
            <text:p>0,27</text:p>
          </table:table-cell>
          <table:table-cell table:formula="of:=[.F43]^2" office:value-type="float" office:value="0.0727650625">
            <text:p>0,0727650625</text:p>
          </table:table-cell>
          <table:table-cell table:number-columns-repeated="2"/>
          <table:table-cell table:style-name="ce5" table:formula="of:=[.C$29]*([.E43]/[.G$28])^1/[.K$28]" office:value-type="float" office:value="534.637260303288">
            <text:p>534,6373</text:p>
          </table:table-cell>
          <table:table-cell table:formula="of:=[.F43]" office:value-type="float" office:value="0.26975">
            <text:p>0,26975</text:p>
          </table:table-cell>
          <table:table-cell table:formula="of:=[.E43]" office:value-type="float" office:value="1.56626506024096">
            <text:p>1,5662650602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7">
            <text:p>0,700 </text:p>
          </table:table-cell>
          <table:table-cell table:style-name="ce2" office:value-type="float" office:value="0.426">
            <text:p>0,426 </text:p>
          </table:table-cell>
          <table:table-cell table:formula="of:=[.C44]/[.D44]" office:value-type="float" office:value="1.64319248826291">
            <text:p>1,64</text:p>
          </table:table-cell>
          <table:table-cell table:style-name="ce3" table:formula="of:=[.D44]*[.C44]" office:value-type="float" office:value="0.2982">
            <text:p>0,30</text:p>
          </table:table-cell>
          <table:table-cell table:formula="of:=[.F44]^2" office:value-type="float" office:value="0.08892324">
            <text:p>0,08892324</text:p>
          </table:table-cell>
          <table:table-cell table:number-columns-repeated="2"/>
          <table:table-cell table:style-name="ce5" table:formula="of:=[.C$29]*([.E44]/[.G$28])^1/[.K$28]" office:value-type="float" office:value="560.896078433027">
            <text:p>560,8961</text:p>
          </table:table-cell>
          <table:table-cell table:formula="of:=[.F44]" office:value-type="float" office:value="0.2982">
            <text:p>0,2982</text:p>
          </table:table-cell>
          <table:table-cell table:formula="of:=[.E44]" office:value-type="float" office:value="1.64319248826291">
            <text:p>1,6431924883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75">
            <text:p>0,750 </text:p>
          </table:table-cell>
          <table:table-cell table:style-name="ce2" office:value-type="float" office:value="0.437">
            <text:p>0,437 </text:p>
          </table:table-cell>
          <table:table-cell table:formula="of:=[.C45]/[.D45]" office:value-type="float" office:value="1.7162471395881">
            <text:p>1,72</text:p>
          </table:table-cell>
          <table:table-cell table:style-name="ce3" table:formula="of:=[.D45]*[.C45]" office:value-type="float" office:value="0.32775">
            <text:p>0,33</text:p>
          </table:table-cell>
          <table:table-cell table:formula="of:=[.F45]^2" office:value-type="float" office:value="0.1074200625">
            <text:p>0,1074200625</text:p>
          </table:table-cell>
          <table:table-cell table:number-columns-repeated="2"/>
          <table:table-cell table:style-name="ce5" table:formula="of:=[.C$29]*([.E45]/[.G$28])^1/[.K$28]" office:value-type="float" office:value="585.832942331978">
            <text:p>585,8329</text:p>
          </table:table-cell>
          <table:table-cell table:formula="of:=[.F45]" office:value-type="float" office:value="0.32775">
            <text:p>0,32775</text:p>
          </table:table-cell>
          <table:table-cell table:formula="of:=[.E45]" office:value-type="float" office:value="1.7162471395881">
            <text:p>1,7162471396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8">
            <text:p>0,800 </text:p>
          </table:table-cell>
          <table:table-cell table:style-name="ce2" office:value-type="float" office:value="0.445">
            <text:p>0,445 </text:p>
          </table:table-cell>
          <table:table-cell table:formula="of:=[.C46]/[.D46]" office:value-type="float" office:value="1.79775280898876">
            <text:p>1,80</text:p>
          </table:table-cell>
          <table:table-cell table:style-name="ce3" table:formula="of:=[.D46]*[.C46]" office:value-type="float" office:value="0.356">
            <text:p>0,36</text:p>
          </table:table-cell>
          <table:table-cell table:formula="of:=[.F46]^2" office:value-type="float" office:value="0.126736">
            <text:p>0,126736</text:p>
          </table:table-cell>
          <table:table-cell table:number-columns-repeated="2"/>
          <table:table-cell table:style-name="ce5" table:formula="of:=[.C$29]*([.E46]/[.G$28])^1/[.K$28]" office:value-type="float" office:value="613.654521765572">
            <text:p>613,6545</text:p>
          </table:table-cell>
          <table:table-cell table:formula="of:=[.F46]" office:value-type="float" office:value="0.356">
            <text:p>0,356</text:p>
          </table:table-cell>
          <table:table-cell table:formula="of:=[.E46]" office:value-type="float" office:value="1.79775280898876">
            <text:p>1,797752809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85">
            <text:p>0,850 </text:p>
          </table:table-cell>
          <table:table-cell table:style-name="ce2" office:value-type="float" office:value="0.456">
            <text:p>0,456 </text:p>
          </table:table-cell>
          <table:table-cell table:formula="of:=[.C47]/[.D47]" office:value-type="float" office:value="1.8640350877193">
            <text:p>1,86</text:p>
          </table:table-cell>
          <table:table-cell table:style-name="ce3" table:formula="of:=[.D47]*[.C47]" office:value-type="float" office:value="0.3876">
            <text:p>0,39</text:p>
          </table:table-cell>
          <table:table-cell table:formula="of:=[.F47]^2" office:value-type="float" office:value="0.15023376">
            <text:p>0,15023376</text:p>
          </table:table-cell>
          <table:table-cell table:number-columns-repeated="2"/>
          <table:table-cell table:style-name="ce5" table:formula="of:=[.C$29]*([.E47]/[.G$28])^1/[.K$28]" office:value-type="float" office:value="636.279667921676">
            <text:p>636,2797</text:p>
          </table:table-cell>
          <table:table-cell table:formula="of:=[.F47]" office:value-type="float" office:value="0.3876">
            <text:p>0,3876</text:p>
          </table:table-cell>
          <table:table-cell table:formula="of:=[.E47]" office:value-type="float" office:value="1.8640350877193">
            <text:p>1,8640350877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9">
            <text:p>0,900 </text:p>
          </table:table-cell>
          <table:table-cell table:style-name="ce2" office:value-type="float" office:value="0.463">
            <text:p>0,463 </text:p>
          </table:table-cell>
          <table:table-cell table:formula="of:=[.C48]/[.D48]" office:value-type="float" office:value="1.9438444924406">
            <text:p>1,94</text:p>
          </table:table-cell>
          <table:table-cell table:style-name="ce3" table:formula="of:=[.D48]*[.C48]" office:value-type="float" office:value="0.4167">
            <text:p>0,42</text:p>
          </table:table-cell>
          <table:table-cell table:formula="of:=[.F48]^2" office:value-type="float" office:value="0.17363889">
            <text:p>0,17363889</text:p>
          </table:table-cell>
          <table:table-cell table:number-columns-repeated="2"/>
          <table:table-cell table:style-name="ce5" table:formula="of:=[.C$29]*([.E48]/[.G$28])^1/[.K$28]" office:value-type="float" office:value="663.522235332375">
            <text:p>663,5222</text:p>
          </table:table-cell>
          <table:table-cell table:formula="of:=[.F48]" office:value-type="float" office:value="0.4167">
            <text:p>0,4167</text:p>
          </table:table-cell>
          <table:table-cell table:formula="of:=[.E48]" office:value-type="float" office:value="1.9438444924406">
            <text:p>1,9438444924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0.94">
            <text:p>0,940 </text:p>
          </table:table-cell>
          <table:table-cell table:style-name="ce2" office:value-type="float" office:value="0.471">
            <text:p>0,471 </text:p>
          </table:table-cell>
          <table:table-cell table:formula="of:=[.C49]/[.D49]" office:value-type="float" office:value="1.99575371549894">
            <text:p>2,00</text:p>
          </table:table-cell>
          <table:table-cell table:style-name="ce3" table:formula="of:=[.D49]*[.C49]" office:value-type="float" office:value="0.44274">
            <text:p>0,44</text:p>
          </table:table-cell>
          <table:table-cell table:formula="of:=[.F49]^2" office:value-type="float" office:value="0.1960187076">
            <text:p>0,1960187076</text:p>
          </table:table-cell>
          <table:table-cell table:number-columns-repeated="2"/>
          <table:table-cell table:style-name="ce5" table:formula="of:=[.C$29]*([.E49]/[.G$28])^1/[.K$28]" office:value-type="float" office:value="681.24120608954">
            <text:p>681,2412</text:p>
          </table:table-cell>
          <table:table-cell table:formula="of:=[.F49]" office:value-type="float" office:value="0.44274">
            <text:p>0,44274</text:p>
          </table:table-cell>
          <table:table-cell table:formula="of:=[.E49]" office:value-type="float" office:value="1.99575371549894">
            <text:p>1,9957537155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">
            <text:p>1,000 </text:p>
          </table:table-cell>
          <table:table-cell table:style-name="ce2" office:value-type="float" office:value="0.482">
            <text:p>0,482 </text:p>
          </table:table-cell>
          <table:table-cell table:formula="of:=[.C50]/[.D50]" office:value-type="float" office:value="2.0746887966805">
            <text:p>2,07</text:p>
          </table:table-cell>
          <table:table-cell table:style-name="ce3" table:formula="of:=[.D50]*[.C50]" office:value-type="float" office:value="0.482">
            <text:p>0,48</text:p>
          </table:table-cell>
          <table:table-cell table:formula="of:=[.F50]^2" office:value-type="float" office:value="0.232324">
            <text:p>0,232324</text:p>
          </table:table-cell>
          <table:table-cell table:number-columns-repeated="2"/>
          <table:table-cell table:style-name="ce5" table:formula="of:=[.C$29]*([.E50]/[.G$28])^1/[.K$28]" office:value-type="float" office:value="708.185327245019">
            <text:p>708,1853</text:p>
          </table:table-cell>
          <table:table-cell table:formula="of:=[.F50]" office:value-type="float" office:value="0.482">
            <text:p>0,482</text:p>
          </table:table-cell>
          <table:table-cell table:formula="of:=[.E50]" office:value-type="float" office:value="2.0746887966805">
            <text:p>2,0746887967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.05">
            <text:p>1,050 </text:p>
          </table:table-cell>
          <table:table-cell table:style-name="ce2" office:value-type="float" office:value="0.494">
            <text:p>0,494 </text:p>
          </table:table-cell>
          <table:table-cell table:formula="of:=[.C51]/[.D51]" office:value-type="float" office:value="2.12550607287449">
            <text:p>2,13</text:p>
          </table:table-cell>
          <table:table-cell table:style-name="ce3" table:formula="of:=[.D51]*[.C51]" office:value-type="float" office:value="0.5187">
            <text:p>0,52</text:p>
          </table:table-cell>
          <table:table-cell table:formula="of:=[.F51]^2" office:value-type="float" office:value="0.26904969">
            <text:p>0,26904969</text:p>
          </table:table-cell>
          <table:table-cell table:number-columns-repeated="2"/>
          <table:table-cell table:style-name="ce5" table:formula="of:=[.C$29]*([.E51]/[.G$28])^1/[.K$28]" office:value-type="float" office:value="725.531567041912">
            <text:p>725,5316</text:p>
          </table:table-cell>
          <table:table-cell table:formula="of:=[.F51]" office:value-type="float" office:value="0.5187">
            <text:p>0,5187</text:p>
          </table:table-cell>
          <table:table-cell table:formula="of:=[.E51]" office:value-type="float" office:value="2.12550607287449">
            <text:p>2,1255060729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.1">
            <text:p>1,100 </text:p>
          </table:table-cell>
          <table:table-cell table:style-name="ce2" office:value-type="float" office:value="0.502">
            <text:p>0,502 </text:p>
          </table:table-cell>
          <table:table-cell table:formula="of:=[.C52]/[.D52]" office:value-type="float" office:value="2.19123505976096">
            <text:p>2,19</text:p>
          </table:table-cell>
          <table:table-cell table:style-name="ce3" table:formula="of:=[.D52]*[.C52]" office:value-type="float" office:value="0.5522">
            <text:p>0,55</text:p>
          </table:table-cell>
          <table:table-cell table:formula="of:=[.F52]^2" office:value-type="float" office:value="0.30492484">
            <text:p>0,30492484</text:p>
          </table:table-cell>
          <table:table-cell table:number-columns-repeated="2"/>
          <table:table-cell table:style-name="ce5" table:formula="of:=[.C$29]*([.E52]/[.G$28])^1/[.K$28]" office:value-type="float" office:value="747.96784961217">
            <text:p>747,9678</text:p>
          </table:table-cell>
          <table:table-cell table:formula="of:=[.F52]" office:value-type="float" office:value="0.5522">
            <text:p>0,5522</text:p>
          </table:table-cell>
          <table:table-cell table:formula="of:=[.E52]" office:value-type="float" office:value="2.19123505976096">
            <text:p>2,1912350598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.15">
            <text:p>1,150 </text:p>
          </table:table-cell>
          <table:table-cell table:style-name="ce2" office:value-type="float" office:value="0.511">
            <text:p>0,511 </text:p>
          </table:table-cell>
          <table:table-cell table:formula="of:=[.C53]/[.D53]" office:value-type="float" office:value="2.25048923679061">
            <text:p>2,25</text:p>
          </table:table-cell>
          <table:table-cell table:style-name="ce3" table:formula="of:=[.D53]*[.C53]" office:value-type="float" office:value="0.58765">
            <text:p>0,59</text:p>
          </table:table-cell>
          <table:table-cell table:formula="of:=[.F53]^2" office:value-type="float" office:value="0.3453325225">
            <text:p>0,3453325225</text:p>
          </table:table-cell>
          <table:table-cell table:number-columns-repeated="2"/>
          <table:table-cell table:style-name="ce5" table:formula="of:=[.C$29]*([.E53]/[.G$28])^1/[.K$28]" office:value-type="float" office:value="768.193986089852">
            <text:p>768,1940</text:p>
          </table:table-cell>
          <table:table-cell table:formula="of:=[.F53]" office:value-type="float" office:value="0.58765">
            <text:p>0,58765</text:p>
          </table:table-cell>
          <table:table-cell table:formula="of:=[.E53]" office:value-type="float" office:value="2.25048923679061">
            <text:p>2,2504892368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.2">
            <text:p>1,200 </text:p>
          </table:table-cell>
          <table:table-cell table:style-name="ce2" office:value-type="float" office:value="0.52">
            <text:p>0,520 </text:p>
          </table:table-cell>
          <table:table-cell table:formula="of:=[.C54]/[.D54]" office:value-type="float" office:value="2.30769230769231">
            <text:p>2,31</text:p>
          </table:table-cell>
          <table:table-cell table:style-name="ce3" table:formula="of:=[.D54]*[.C54]" office:value-type="float" office:value="0.624">
            <text:p>0,62</text:p>
          </table:table-cell>
          <table:table-cell table:formula="of:=[.F54]^2" office:value-type="float" office:value="0.389376">
            <text:p>0,389376</text:p>
          </table:table-cell>
          <table:table-cell table:number-columns-repeated="2"/>
          <table:table-cell table:style-name="ce5" table:formula="of:=[.C$29]*([.E54]/[.G$28])^1/[.K$28]" office:value-type="float" office:value="787.719987074075">
            <text:p>787,7200</text:p>
          </table:table-cell>
          <table:table-cell table:formula="of:=[.F54]" office:value-type="float" office:value="0.624">
            <text:p>0,624</text:p>
          </table:table-cell>
          <table:table-cell table:formula="of:=[.E54]" office:value-type="float" office:value="2.30769230769231">
            <text:p>2,3076923077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.3">
            <text:p>1,300 </text:p>
          </table:table-cell>
          <table:table-cell table:style-name="ce2" office:value-type="float" office:value="0.538">
            <text:p>0,538 </text:p>
          </table:table-cell>
          <table:table-cell table:formula="of:=[.C55]/[.D55]" office:value-type="float" office:value="2.41635687732342">
            <text:p>2,42</text:p>
          </table:table-cell>
          <table:table-cell table:style-name="ce3" table:formula="of:=[.D55]*[.C55]" office:value-type="float" office:value="0.6994">
            <text:p>0,70</text:p>
          </table:table-cell>
          <table:table-cell table:formula="of:=[.F55]^2" office:value-type="float" office:value="0.48916036">
            <text:p>0,48916036</text:p>
          </table:table-cell>
          <table:table-cell table:number-columns-repeated="2"/>
          <table:table-cell table:style-name="ce5" table:formula="of:=[.C$29]*([.E55]/[.G$28])^1/[.K$28]" office:value-type="float" office:value="824.812130207675">
            <text:p>824,8121</text:p>
          </table:table-cell>
          <table:table-cell table:formula="of:=[.F55]" office:value-type="float" office:value="0.6994">
            <text:p>0,6994</text:p>
          </table:table-cell>
          <table:table-cell table:formula="of:=[.E55]" office:value-type="float" office:value="2.41635687732342">
            <text:p>2,4163568773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.4">
            <text:p>1,400 </text:p>
          </table:table-cell>
          <table:table-cell table:style-name="ce2" office:value-type="float" office:value="0.557">
            <text:p>0,557 </text:p>
          </table:table-cell>
          <table:table-cell table:formula="of:=[.C56]/[.D56]" office:value-type="float" office:value="2.51346499102334">
            <text:p>2,51</text:p>
          </table:table-cell>
          <table:table-cell table:style-name="ce3" table:formula="of:=[.D56]*[.C56]" office:value-type="float" office:value="0.7798">
            <text:p>0,78</text:p>
          </table:table-cell>
          <table:table-cell table:formula="of:=[.F56]^2" office:value-type="float" office:value="0.60808804">
            <text:p>0,60808804</text:p>
          </table:table-cell>
          <table:table-cell table:number-columns-repeated="2"/>
          <table:table-cell table:style-name="ce5" table:formula="of:=[.C$29]*([.E56]/[.G$28])^1/[.K$28]" office:value-type="float" office:value="857.95953110402">
            <text:p>857,9595</text:p>
          </table:table-cell>
          <table:table-cell table:formula="of:=[.F56]" office:value-type="float" office:value="0.7798">
            <text:p>0,7798</text:p>
          </table:table-cell>
          <table:table-cell table:formula="of:=[.E56]" office:value-type="float" office:value="2.51346499102334">
            <text:p>2,513464991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.5">
            <text:p>1,500 </text:p>
          </table:table-cell>
          <table:table-cell table:style-name="ce2" office:value-type="float" office:value="0.574">
            <text:p>0,574 </text:p>
          </table:table-cell>
          <table:table-cell table:formula="of:=[.C57]/[.D57]" office:value-type="float" office:value="2.61324041811847">
            <text:p>2,61</text:p>
          </table:table-cell>
          <table:table-cell table:style-name="ce3" table:formula="of:=[.D57]*[.C57]" office:value-type="float" office:value="0.861">
            <text:p>0,86</text:p>
          </table:table-cell>
          <table:table-cell table:formula="of:=[.F57]^2" office:value-type="float" office:value="0.741321">
            <text:p>0,741321</text:p>
          </table:table-cell>
          <table:table-cell table:number-columns-repeated="2"/>
          <table:table-cell table:style-name="ce5" table:formula="of:=[.C$29]*([.E57]/[.G$28])^1/[.K$28]" office:value-type="float" office:value="892.017406965416">
            <text:p>892,0174</text:p>
          </table:table-cell>
          <table:table-cell table:formula="of:=[.F57]" office:value-type="float" office:value="0.861">
            <text:p>0,861</text:p>
          </table:table-cell>
          <table:table-cell table:formula="of:=[.E57]" office:value-type="float" office:value="2.61324041811847">
            <text:p>2,6132404181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.6">
            <text:p>1,600 </text:p>
          </table:table-cell>
          <table:table-cell table:style-name="ce2" office:value-type="float" office:value="0.591">
            <text:p>0,591 </text:p>
          </table:table-cell>
          <table:table-cell table:formula="of:=[.C58]/[.D58]" office:value-type="float" office:value="2.7072758037225">
            <text:p>2,71</text:p>
          </table:table-cell>
          <table:table-cell table:style-name="ce3" table:formula="of:=[.D58]*[.C58]" office:value-type="float" office:value="0.9456">
            <text:p>0,95</text:p>
          </table:table-cell>
          <table:table-cell table:formula="of:=[.F58]^2" office:value-type="float" office:value="0.89415936">
            <text:p>0,89415936</text:p>
          </table:table-cell>
          <table:table-cell table:number-columns-repeated="2"/>
          <table:table-cell table:style-name="ce5" table:formula="of:=[.C$29]*([.E58]/[.G$28])^1/[.K$28]" office:value-type="float" office:value="924.115946482841">
            <text:p>924,1159</text:p>
          </table:table-cell>
          <table:table-cell table:formula="of:=[.F58]" office:value-type="float" office:value="0.9456">
            <text:p>0,9456</text:p>
          </table:table-cell>
          <table:table-cell table:formula="of:=[.E58]" office:value-type="float" office:value="2.7072758037225">
            <text:p>2,7072758037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1.8">
            <text:p>1,800 </text:p>
          </table:table-cell>
          <table:table-cell table:style-name="ce2" office:value-type="float" office:value="0.624">
            <text:p>0,624 </text:p>
          </table:table-cell>
          <table:table-cell table:formula="of:=[.C59]/[.D59]" office:value-type="float" office:value="2.88461538461538">
            <text:p>2,88</text:p>
          </table:table-cell>
          <table:table-cell table:style-name="ce3" table:formula="of:=[.D59]*[.C59]" office:value-type="float" office:value="1.1232">
            <text:p>1,12</text:p>
          </table:table-cell>
          <table:table-cell table:formula="of:=[.F59]^2" office:value-type="float" office:value="1.26157824">
            <text:p>1,26157824</text:p>
          </table:table-cell>
          <table:table-cell table:number-columns-repeated="2"/>
          <table:table-cell table:style-name="ce5" table:formula="of:=[.C$29]*([.E59]/[.G$28])^1/[.K$28]" office:value-type="float" office:value="984.649983842594">
            <text:p>984,6500</text:p>
          </table:table-cell>
          <table:table-cell table:formula="of:=[.F59]" office:value-type="float" office:value="1.1232">
            <text:p>1,1232</text:p>
          </table:table-cell>
          <table:table-cell table:formula="of:=[.E59]" office:value-type="float" office:value="2.88461538461538">
            <text:p>2,8846153846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2">
            <text:p>2,000 </text:p>
          </table:table-cell>
          <table:table-cell table:style-name="ce2" office:value-type="float" office:value="0.656">
            <text:p>0,656 </text:p>
          </table:table-cell>
          <table:table-cell table:formula="of:=[.C60]/[.D60]" office:value-type="float" office:value="3.04878048780488">
            <text:p>3,05</text:p>
          </table:table-cell>
          <table:table-cell table:style-name="ce3" table:formula="of:=[.D60]*[.C60]" office:value-type="float" office:value="1.312">
            <text:p>1,31</text:p>
          </table:table-cell>
          <table:table-cell table:formula="of:=[.F60]^2" office:value-type="float" office:value="1.721344">
            <text:p>1,721344</text:p>
          </table:table-cell>
          <table:table-cell table:number-columns-repeated="2"/>
          <table:table-cell table:style-name="ce5" table:formula="of:=[.C$29]*([.E60]/[.G$28])^1/[.K$28]" office:value-type="float" office:value="1040.68697479299">
            <text:p>1040,6870</text:p>
          </table:table-cell>
          <table:table-cell table:formula="of:=[.F60]" office:value-type="float" office:value="1.312">
            <text:p>1,312</text:p>
          </table:table-cell>
          <table:table-cell table:formula="of:=[.E60]" office:value-type="float" office:value="3.04878048780488">
            <text:p>3,0487804878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" office:value-type="float" office:value="2.2">
            <text:p>2,200 </text:p>
          </table:table-cell>
          <table:table-cell table:style-name="ce2" office:value-type="float" office:value="0.687">
            <text:p>0,687 </text:p>
          </table:table-cell>
          <table:table-cell table:formula="of:=[.C61]/[.D61]" office:value-type="float" office:value="3.20232896652111">
            <text:p>3,20</text:p>
          </table:table-cell>
          <table:table-cell table:style-name="ce3" table:formula="of:=[.D61]*[.C61]" office:value-type="float" office:value="1.5114">
            <text:p>1,51</text:p>
          </table:table-cell>
          <table:table-cell/>
          <table:table-cell table:formula="of:=LN([.F61])" office:value-type="float" office:value="0.413036373604483">
            <text:p>0,4130363736</text:p>
          </table:table-cell>
          <table:table-cell table:formula="of:=LN([.E61]/[.G$28])" office:value-type="float" office:value="1.48488387269703">
            <text:p>1,4848838727</text:p>
          </table:table-cell>
          <table:table-cell table:style-name="ce5" table:formula="of:=[.C$29]*([.E61]/[.G$28])^1/[.K$28]" office:value-type="float" office:value="1093.10003058314">
            <text:p>1093,1000</text:p>
          </table:table-cell>
          <table:table-cell table:formula="of:=[.F61]" office:value-type="float" office:value="1.5114">
            <text:p>1,5114</text:p>
          </table:table-cell>
          <table:table-cell table:formula="of:=[.E61]" office:value-type="float" office:value="3.20232896652111">
            <text:p>3,2023289665</text:p>
          </table:table-cell>
          <table:table-cell table:formula="of:=LN([.J61])" office:value-type="float" office:value="6.99677300327815">
            <text:p>6,9967730033</text:p>
          </table:table-cell>
          <table:table-cell table:formula="of:=LN([.K61])" office:value-type="float" office:value="0.413036373604483">
            <text:p>0,413036373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2.4">
            <text:p>2,400 </text:p>
          </table:table-cell>
          <table:table-cell table:style-name="ce2" office:value-type="float" office:value="0.718">
            <text:p>0,718 </text:p>
          </table:table-cell>
          <table:table-cell table:formula="of:=[.C62]/[.D62]" office:value-type="float" office:value="3.34261838440111">
            <text:p>3,34</text:p>
          </table:table-cell>
          <table:table-cell table:style-name="ce3" table:formula="of:=[.D62]*[.C62]" office:value-type="float" office:value="1.7232">
            <text:p>1,72</text:p>
          </table:table-cell>
          <table:table-cell/>
          <table:table-cell table:formula="of:=LN([.F62])" office:value-type="float" office:value="0.544183027419987">
            <text:p>0,5441830274</text:p>
          </table:table-cell>
          <table:table-cell table:formula="of:=LN([.E62]/[.G$28])" office:value-type="float" office:value="1.52775997286079">
            <text:p>1,5277599729</text:p>
          </table:table-cell>
          <table:table-cell table:style-name="ce5" table:formula="of:=[.C$29]*([.E62]/[.G$28])^1/[.K$28]" office:value-type="float" office:value="1140.98716790674">
            <text:p>1140,9872</text:p>
          </table:table-cell>
          <table:table-cell table:formula="of:=[.F62]" office:value-type="float" office:value="1.7232">
            <text:p>1,7232</text:p>
          </table:table-cell>
          <table:table-cell table:formula="of:=[.E62]" office:value-type="float" office:value="3.34261838440111">
            <text:p>3,3426183844</text:p>
          </table:table-cell>
          <table:table-cell table:formula="of:=LN([.J62])" office:value-type="float" office:value="7.0396491034419">
            <text:p>7,0396491034</text:p>
          </table:table-cell>
          <table:table-cell table:formula="of:=LN([.K62])" office:value-type="float" office:value="0.544183027419987">
            <text:p>0,544183027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2.6">
            <text:p>2,600 </text:p>
          </table:table-cell>
          <table:table-cell table:style-name="ce2" office:value-type="float" office:value="0.747">
            <text:p>0,747 </text:p>
          </table:table-cell>
          <table:table-cell table:formula="of:=[.C63]/[.D63]" office:value-type="float" office:value="3.4805890227577">
            <text:p>3,48</text:p>
          </table:table-cell>
          <table:table-cell table:style-name="ce3" table:formula="of:=[.D63]*[.C63]" office:value-type="float" office:value="1.9422">
            <text:p>1,94</text:p>
          </table:table-cell>
          <table:table-cell/>
          <table:table-cell table:formula="of:=LN([.F63])" office:value-type="float" office:value="0.663821351178117">
            <text:p>0,6638213512</text:p>
          </table:table-cell>
          <table:table-cell table:formula="of:=LN([.E63]/[.G$28])" office:value-type="float" office:value="1.56820706444973">
            <text:p>1,5682070644</text:p>
          </table:table-cell>
          <table:table-cell table:style-name="ce5" table:formula="of:=[.C$29]*([.E63]/[.G$28])^1/[.K$28]" office:value-type="float" office:value="1188.08280067397">
            <text:p>1188,0828</text:p>
          </table:table-cell>
          <table:table-cell table:formula="of:=[.F63]" office:value-type="float" office:value="1.9422">
            <text:p>1,9422</text:p>
          </table:table-cell>
          <table:table-cell table:formula="of:=[.E63]" office:value-type="float" office:value="3.4805890227577">
            <text:p>3,4805890228</text:p>
          </table:table-cell>
          <table:table-cell table:formula="of:=LN([.J63])" office:value-type="float" office:value="7.08009619503085">
            <text:p>7,080096195</text:p>
          </table:table-cell>
          <table:table-cell table:formula="of:=LN([.K63])" office:value-type="float" office:value="0.663821351178117">
            <text:p>0,6638213512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2.8">
            <text:p>2,800 </text:p>
          </table:table-cell>
          <table:table-cell table:style-name="ce2" office:value-type="float" office:value="0.775">
            <text:p>0,775 </text:p>
          </table:table-cell>
          <table:table-cell table:formula="of:=[.C64]/[.D64]" office:value-type="float" office:value="3.61290322580645">
            <text:p>3,61</text:p>
          </table:table-cell>
          <table:table-cell table:style-name="ce3" table:formula="of:=[.D64]*[.C64]" office:value-type="float" office:value="2.17">
            <text:p>2,17</text:p>
          </table:table-cell>
          <table:table-cell/>
          <table:table-cell table:formula="of:=LN([.F64])" office:value-type="float" office:value="0.774727167552368">
            <text:p>0,7747271676</text:p>
          </table:table-cell>
          <table:table-cell table:formula="of:=LN([.E64]/[.G$28])" office:value-type="float" office:value="1.60551719238292">
            <text:p>1,6055171924</text:p>
          </table:table-cell>
          <table:table-cell table:style-name="ce5" table:formula="of:=[.C$29]*([.E64]/[.G$28])^1/[.K$28]" office:value-type="float" office:value="1233.24763567726">
            <text:p>1233,2476</text:p>
          </table:table-cell>
          <table:table-cell table:formula="of:=[.F64]" office:value-type="float" office:value="2.17">
            <text:p>2,17</text:p>
          </table:table-cell>
          <table:table-cell table:formula="of:=[.E64]" office:value-type="float" office:value="3.61290322580645">
            <text:p>3,6129032258</text:p>
          </table:table-cell>
          <table:table-cell table:formula="of:=LN([.J64])" office:value-type="float" office:value="7.11740632296404">
            <text:p>7,117406323</text:p>
          </table:table-cell>
          <table:table-cell table:formula="of:=LN([.K64])" office:value-type="float" office:value="0.774727167552368">
            <text:p>0,774727167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3">
            <text:p>3,000 </text:p>
          </table:table-cell>
          <table:table-cell table:style-name="ce2" office:value-type="float" office:value="0.804">
            <text:p>0,804 </text:p>
          </table:table-cell>
          <table:table-cell table:formula="of:=[.C65]/[.D65]" office:value-type="float" office:value="3.73134328358209">
            <text:p>3,73</text:p>
          </table:table-cell>
          <table:table-cell table:style-name="ce3" table:formula="of:=[.D65]*[.C65]" office:value-type="float" office:value="2.412">
            <text:p>2,41</text:p>
          </table:table-cell>
          <table:table-cell/>
          <table:table-cell table:formula="of:=LN([.F65])" office:value-type="float" office:value="0.880456278864939">
            <text:p>0,8804562789</text:p>
          </table:table-cell>
          <table:table-cell table:formula="of:=LN([.E65]/[.G$28])" office:value-type="float" office:value="1.63777382404425">
            <text:p>1,637773824</text:p>
          </table:table-cell>
          <table:table-cell table:style-name="ce5" table:formula="of:=[.C$29]*([.E65]/[.G$28])^1/[.K$28]" office:value-type="float" office:value="1273.6765960153">
            <text:p>1273,6766</text:p>
          </table:table-cell>
          <table:table-cell table:formula="of:=[.F65]" office:value-type="float" office:value="2.412">
            <text:p>2,412</text:p>
          </table:table-cell>
          <table:table-cell table:formula="of:=[.E65]" office:value-type="float" office:value="3.73134328358209">
            <text:p>3,7313432836</text:p>
          </table:table-cell>
          <table:table-cell table:formula="of:=LN([.J65])" office:value-type="float" office:value="7.14966295462537">
            <text:p>7,1496629546</text:p>
          </table:table-cell>
          <table:table-cell table:formula="of:=LN([.K65])" office:value-type="float" office:value="0.880456278864939">
            <text:p>0,8804562789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3.19">
            <text:p>3,190 </text:p>
          </table:table-cell>
          <table:table-cell table:style-name="ce2" office:value-type="float" office:value="0.83">
            <text:p>0,830 </text:p>
          </table:table-cell>
          <table:table-cell table:formula="of:=[.C66]/[.D66]" office:value-type="float" office:value="3.8433734939759">
            <text:p>3,84</text:p>
          </table:table-cell>
          <table:table-cell table:style-name="ce3" table:formula="of:=[.D66]*[.C66]" office:value-type="float" office:value="2.6477">
            <text:p>2,65</text:p>
          </table:table-cell>
          <table:table-cell/>
          <table:table-cell table:formula="of:=LN([.F66])" office:value-type="float" office:value="0.97369133860526">
            <text:p>0,9736913386</text:p>
          </table:table-cell>
          <table:table-cell table:formula="of:=LN([.E66]/[.G$28])" office:value-type="float" office:value="1.66735602056122">
            <text:p>1,6673560206</text:p>
          </table:table-cell>
          <table:table-cell table:style-name="ce5" table:formula="of:=[.C$29]*([.E66]/[.G$28])^1/[.K$28]" office:value-type="float" office:value="1311.91758489807">
            <text:p>1311,9176</text:p>
          </table:table-cell>
          <table:table-cell table:formula="of:=[.F66]" office:value-type="float" office:value="2.6477">
            <text:p>2,6477</text:p>
          </table:table-cell>
          <table:table-cell table:formula="of:=[.E66]" office:value-type="float" office:value="3.8433734939759">
            <text:p>3,843373494</text:p>
          </table:table-cell>
          <table:table-cell table:formula="of:=LN([.J66])" office:value-type="float" office:value="7.17924515114234">
            <text:p>7,1792451511</text:p>
          </table:table-cell>
          <table:table-cell table:formula="of:=LN([.K66])" office:value-type="float" office:value="0.97369133860526">
            <text:p>0,973691338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3.41">
            <text:p>3,410 </text:p>
          </table:table-cell>
          <table:table-cell table:style-name="ce2" office:value-type="float" office:value="0.859">
            <text:p>0,859 </text:p>
          </table:table-cell>
          <table:table-cell table:formula="of:=[.C67]/[.D67]" office:value-type="float" office:value="3.9697322467986">
            <text:p>3,97</text:p>
          </table:table-cell>
          <table:table-cell table:style-name="ce3" table:formula="of:=[.D67]*[.C67]" office:value-type="float" office:value="2.92919">
            <text:p>2,93</text:p>
          </table:table-cell>
          <table:table-cell/>
          <table:table-cell table:formula="of:=LN([.F67])" office:value-type="float" office:value="1.07472593429754">
            <text:p>1,0747259343</text:p>
          </table:table-cell>
          <table:table-cell table:formula="of:=LN([.E67]/[.G$28])" office:value-type="float" office:value="1.69970417386628">
            <text:p>1,6997041739</text:p>
          </table:table-cell>
          <table:table-cell table:style-name="ce5" table:formula="of:=[.C$29]*([.E67]/[.G$28])^1/[.K$28]" office:value-type="float" office:value="1355.04955479215">
            <text:p>1355,0496</text:p>
          </table:table-cell>
          <table:table-cell table:formula="of:=[.F67]" office:value-type="float" office:value="2.92919">
            <text:p>2,92919</text:p>
          </table:table-cell>
          <table:table-cell table:formula="of:=[.E67]" office:value-type="float" office:value="3.9697322467986">
            <text:p>3,9697322468</text:p>
          </table:table-cell>
          <table:table-cell table:formula="of:=LN([.J67])" office:value-type="float" office:value="7.2115933044474">
            <text:p>7,2115933044</text:p>
          </table:table-cell>
          <table:table-cell table:formula="of:=LN([.K67])" office:value-type="float" office:value="1.07472593429754">
            <text:p>1,074725934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3.6">
            <text:p>3,600 </text:p>
          </table:table-cell>
          <table:table-cell table:style-name="ce2" office:value-type="float" office:value="0.883">
            <text:p>0,883 </text:p>
          </table:table-cell>
          <table:table-cell table:formula="of:=[.C68]/[.D68]" office:value-type="float" office:value="4.07701019252548">
            <text:p>4,08</text:p>
          </table:table-cell>
          <table:table-cell table:style-name="ce3" table:formula="of:=[.D68]*[.C68]" office:value-type="float" office:value="3.1788">
            <text:p>3,18</text:p>
          </table:table-cell>
          <table:table-cell/>
          <table:table-cell table:formula="of:=LN([.F68])" office:value-type="float" office:value="1.15650376708389">
            <text:p>1,1565037671</text:p>
          </table:table-cell>
          <table:table-cell table:formula="of:=LN([.E68]/[.G$28])" office:value-type="float" office:value="1.72636944941321">
            <text:p>1,7263694494</text:p>
          </table:table-cell>
          <table:table-cell table:style-name="ce5" table:formula="of:=[.C$29]*([.E68]/[.G$28])^1/[.K$28]" office:value-type="float" office:value="1391.66838033472">
            <text:p>1391,6684</text:p>
          </table:table-cell>
          <table:table-cell table:formula="of:=[.F68]" office:value-type="float" office:value="3.1788">
            <text:p>3,1788</text:p>
          </table:table-cell>
          <table:table-cell table:formula="of:=[.E68]" office:value-type="float" office:value="4.07701019252548">
            <text:p>4,0770101925</text:p>
          </table:table-cell>
          <table:table-cell table:formula="of:=LN([.J68])" office:value-type="float" office:value="7.23825857999433">
            <text:p>7,23825858</text:p>
          </table:table-cell>
          <table:table-cell table:formula="of:=LN([.K68])" office:value-type="float" office:value="1.15650376708389">
            <text:p>1,1565037671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3.8">
            <text:p>3,800 </text:p>
          </table:table-cell>
          <table:table-cell table:style-name="ce2" office:value-type="float" office:value="0.909">
            <text:p>0,909 </text:p>
          </table:table-cell>
          <table:table-cell table:formula="of:=[.C69]/[.D69]" office:value-type="float" office:value="4.18041804180418">
            <text:p>4,18</text:p>
          </table:table-cell>
          <table:table-cell table:style-name="ce3" table:formula="of:=[.D69]*[.C69]" office:value-type="float" office:value="3.4542">
            <text:p>3,45</text:p>
          </table:table-cell>
          <table:table-cell/>
          <table:table-cell table:formula="of:=LN([.F69])" office:value-type="float" office:value="1.23959088192768">
            <text:p>1,2395908819</text:p>
          </table:table-cell>
          <table:table-cell table:formula="of:=LN([.E69]/[.G$28])" office:value-type="float" office:value="1.75141677710997">
            <text:p>1,7514167771</text:p>
          </table:table-cell>
          <table:table-cell table:style-name="ce5" table:formula="of:=[.C$29]*([.E69]/[.G$28])^1/[.K$28]" office:value-type="float" office:value="1426.96616653683">
            <text:p>1426,9662</text:p>
          </table:table-cell>
          <table:table-cell table:formula="of:=[.F69]" office:value-type="float" office:value="3.4542">
            <text:p>3,4542</text:p>
          </table:table-cell>
          <table:table-cell table:formula="of:=[.E69]" office:value-type="float" office:value="4.18041804180418">
            <text:p>4,1804180418</text:p>
          </table:table-cell>
          <table:table-cell table:formula="of:=LN([.J69])" office:value-type="float" office:value="7.26330590769109">
            <text:p>7,2633059077</text:p>
          </table:table-cell>
          <table:table-cell table:formula="of:=LN([.K69])" office:value-type="float" office:value="1.23959088192768">
            <text:p>1,2395908819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3.99">
            <text:p>3,990 </text:p>
          </table:table-cell>
          <table:table-cell table:style-name="ce2" office:value-type="float" office:value="0.934">
            <text:p>0,934 </text:p>
          </table:table-cell>
          <table:table-cell table:formula="of:=[.C70]/[.D70]" office:value-type="float" office:value="4.27194860813705">
            <text:p>4,27</text:p>
          </table:table-cell>
          <table:table-cell table:style-name="ce3" table:formula="of:=[.D70]*[.C70]" office:value-type="float" office:value="3.72666">
            <text:p>3,73</text:p>
          </table:table-cell>
          <table:table-cell/>
          <table:table-cell table:formula="of:=LN([.F70])" office:value-type="float" office:value="1.31551239014848">
            <text:p>1,3155123901</text:p>
          </table:table-cell>
          <table:table-cell table:formula="of:=LN([.E70]/[.G$28])" office:value-type="float" office:value="1.77307559722804">
            <text:p>1,7730755972</text:p>
          </table:table-cell>
          <table:table-cell table:style-name="ce5" table:formula="of:=[.C$29]*([.E70]/[.G$28])^1/[.K$28]" office:value-type="float" office:value="1458.20969769923">
            <text:p>1458,2097</text:p>
          </table:table-cell>
          <table:table-cell table:formula="of:=[.F70]" office:value-type="float" office:value="3.72666">
            <text:p>3,72666</text:p>
          </table:table-cell>
          <table:table-cell table:formula="of:=[.E70]" office:value-type="float" office:value="4.27194860813705">
            <text:p>4,2719486081</text:p>
          </table:table-cell>
          <table:table-cell table:formula="of:=LN([.J70])" office:value-type="float" office:value="7.28496472780916">
            <text:p>7,2849647278</text:p>
          </table:table-cell>
          <table:table-cell table:formula="of:=LN([.K70])" office:value-type="float" office:value="1.31551239014848">
            <text:p>1,3155123901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4.19">
            <text:p>4,190 </text:p>
          </table:table-cell>
          <table:table-cell table:style-name="ce2" office:value-type="float" office:value="0.958">
            <text:p>0,958 </text:p>
          </table:table-cell>
          <table:table-cell table:formula="of:=[.C71]/[.D71]" office:value-type="float" office:value="4.37369519832985">
            <text:p>4,37</text:p>
          </table:table-cell>
          <table:table-cell table:style-name="ce3" table:formula="of:=[.D71]*[.C71]" office:value-type="float" office:value="4.01402">
            <text:p>4,01</text:p>
          </table:table-cell>
          <table:table-cell/>
          <table:table-cell table:formula="of:=LN([.F71])" office:value-type="float" office:value="1.38979323292277">
            <text:p>1,3897932329</text:p>
          </table:table-cell>
          <table:table-cell table:formula="of:=LN([.E71]/[.G$28])" office:value-type="float" office:value="1.7966137605183">
            <text:p>1,7966137605</text:p>
          </table:table-cell>
          <table:table-cell table:style-name="ce5" table:formula="of:=[.C$29]*([.E71]/[.G$28])^1/[.K$28]" office:value-type="float" office:value="1492.94042087421">
            <text:p>1492,9404</text:p>
          </table:table-cell>
          <table:table-cell table:formula="of:=[.F71]" office:value-type="float" office:value="4.01402">
            <text:p>4,01402</text:p>
          </table:table-cell>
          <table:table-cell table:formula="of:=[.E71]" office:value-type="float" office:value="4.37369519832985">
            <text:p>4,3736951983</text:p>
          </table:table-cell>
          <table:table-cell table:formula="of:=LN([.J71])" office:value-type="float" office:value="7.30850289109941">
            <text:p>7,3085028911</text:p>
          </table:table-cell>
          <table:table-cell table:formula="of:=LN([.K71])" office:value-type="float" office:value="1.38979323292277">
            <text:p>1,3897932329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4.4">
            <text:p>4,400 </text:p>
          </table:table-cell>
          <table:table-cell table:style-name="ce2" office:value-type="float" office:value="0.983">
            <text:p>0,983 </text:p>
          </table:table-cell>
          <table:table-cell table:formula="of:=[.C72]/[.D72]" office:value-type="float" office:value="4.47609359104781">
            <text:p>4,48</text:p>
          </table:table-cell>
          <table:table-cell table:style-name="ce3" table:formula="of:=[.D72]*[.C72]" office:value-type="float" office:value="4.3252">
            <text:p>4,33</text:p>
          </table:table-cell>
          <table:table-cell/>
          <table:table-cell table:formula="of:=LN([.F72])" office:value-type="float" office:value="1.46445838208925">
            <text:p>1,4644583821</text:p>
          </table:table-cell>
          <table:table-cell table:formula="of:=LN([.E72]/[.G$28])" office:value-type="float" office:value="1.81975622533216">
            <text:p>1,8197562253</text:p>
          </table:table-cell>
          <table:table-cell table:style-name="ce5" table:formula="of:=[.C$29]*([.E72]/[.G$28])^1/[.K$28]" office:value-type="float" office:value="1527.89363379577">
            <text:p>1527,8936</text:p>
          </table:table-cell>
          <table:table-cell table:formula="of:=[.F72]" office:value-type="float" office:value="4.3252">
            <text:p>4,3252</text:p>
          </table:table-cell>
          <table:table-cell table:formula="of:=[.E72]" office:value-type="float" office:value="4.47609359104781">
            <text:p>4,476093591</text:p>
          </table:table-cell>
          <table:table-cell table:formula="of:=LN([.J72])" office:value-type="float" office:value="7.33164535591328">
            <text:p>7,3316453559</text:p>
          </table:table-cell>
          <table:table-cell table:formula="of:=LN([.K72])" office:value-type="float" office:value="1.46445838208925">
            <text:p>1,4644583821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4.6">
            <text:p>4,600 </text:p>
          </table:table-cell>
          <table:table-cell table:style-name="ce2" office:value-type="float" office:value="1.007">
            <text:p>1,007 </text:p>
          </table:table-cell>
          <table:table-cell table:formula="of:=[.C73]/[.D73]" office:value-type="float" office:value="4.56802383316783">
            <text:p>4,57</text:p>
          </table:table-cell>
          <table:table-cell table:style-name="ce3" table:formula="of:=[.D73]*[.C73]" office:value-type="float" office:value="4.6322">
            <text:p>4,63</text:p>
          </table:table-cell>
          <table:table-cell/>
          <table:table-cell table:formula="of:=LN([.F73])" office:value-type="float" office:value="1.53303191723147">
            <text:p>1,5330319172</text:p>
          </table:table-cell>
          <table:table-cell table:formula="of:=LN([.E73]/[.G$28])" office:value-type="float" office:value="1.8400862153316">
            <text:p>1,8400862153</text:p>
          </table:table-cell>
          <table:table-cell table:style-name="ce5" table:formula="of:=[.C$29]*([.E73]/[.G$28])^1/[.K$28]" office:value-type="float" office:value="1559.27359242071">
            <text:p>1559,2736</text:p>
          </table:table-cell>
          <table:table-cell table:formula="of:=[.F73]" office:value-type="float" office:value="4.6322">
            <text:p>4,6322</text:p>
          </table:table-cell>
          <table:table-cell table:formula="of:=[.E73]" office:value-type="float" office:value="4.56802383316783">
            <text:p>4,5680238332</text:p>
          </table:table-cell>
          <table:table-cell table:formula="of:=LN([.J73])" office:value-type="float" office:value="7.35197534591271">
            <text:p>7,3519753459</text:p>
          </table:table-cell>
          <table:table-cell table:formula="of:=LN([.K73])" office:value-type="float" office:value="1.53303191723147">
            <text:p>1,5330319172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4.8">
            <text:p>4,800 </text:p>
          </table:table-cell>
          <table:table-cell table:style-name="ce2" office:value-type="float" office:value="1.03">
            <text:p>1,030 </text:p>
          </table:table-cell>
          <table:table-cell table:formula="of:=[.C74]/[.D74]" office:value-type="float" office:value="4.66019417475728">
            <text:p>4,66</text:p>
          </table:table-cell>
          <table:table-cell table:style-name="ce3" table:formula="of:=[.D74]*[.C74]" office:value-type="float" office:value="4.944">
            <text:p>4,94</text:p>
          </table:table-cell>
          <table:table-cell/>
          <table:table-cell table:formula="of:=LN([.F74])" office:value-type="float" office:value="1.59817472015539">
            <text:p>1,5981747202</text:p>
          </table:table-cell>
          <table:table-cell table:formula="of:=LN([.E74]/[.G$28])" office:value-type="float" office:value="1.86006264124527">
            <text:p>1,8600626412</text:p>
          </table:table-cell>
          <table:table-cell table:style-name="ce5" table:formula="of:=[.C$29]*([.E74]/[.G$28])^1/[.K$28]" office:value-type="float" office:value="1590.73550787774">
            <text:p>1590,7355</text:p>
          </table:table-cell>
          <table:table-cell table:formula="of:=[.F74]" office:value-type="float" office:value="4.944">
            <text:p>4,944</text:p>
          </table:table-cell>
          <table:table-cell table:formula="of:=[.E74]" office:value-type="float" office:value="4.66019417475728">
            <text:p>4,6601941748</text:p>
          </table:table-cell>
          <table:table-cell table:formula="of:=LN([.J74])" office:value-type="float" office:value="7.37195177182639">
            <text:p>7,3719517718</text:p>
          </table:table-cell>
          <table:table-cell table:formula="of:=LN([.K74])" office:value-type="float" office:value="1.59817472015539">
            <text:p>1,5981747202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4.99">
            <text:p>4,990 </text:p>
          </table:table-cell>
          <table:table-cell table:style-name="ce2" office:value-type="float" office:value="1.051">
            <text:p>1,051 </text:p>
          </table:table-cell>
          <table:table-cell table:formula="of:=[.C75]/[.D75]" office:value-type="float" office:value="4.74785918173169">
            <text:p>4,75</text:p>
          </table:table-cell>
          <table:table-cell table:style-name="ce3" table:formula="of:=[.D75]*[.C75]" office:value-type="float" office:value="5.24449">
            <text:p>5,24</text:p>
          </table:table-cell>
          <table:table-cell/>
          <table:table-cell table:formula="of:=LN([.F75])" office:value-type="float" office:value="1.65717800165824">
            <text:p>1,6571780017</text:p>
          </table:table-cell>
          <table:table-cell table:formula="of:=LN([.E75]/[.G$28])" office:value-type="float" office:value="1.87869934344159">
            <text:p>1,8786993434</text:p>
          </table:table-cell>
          <table:table-cell table:style-name="ce5" table:formula="of:=[.C$29]*([.E75]/[.G$28])^1/[.K$28]" office:value-type="float" office:value="1620.65954841406">
            <text:p>1620,6595</text:p>
          </table:table-cell>
          <table:table-cell table:formula="of:=[.F75]" office:value-type="float" office:value="5.24449">
            <text:p>5,24449</text:p>
          </table:table-cell>
          <table:table-cell table:formula="of:=[.E75]" office:value-type="float" office:value="4.74785918173169">
            <text:p>4,7478591817</text:p>
          </table:table-cell>
          <table:table-cell table:formula="of:=LN([.J75])" office:value-type="float" office:value="7.3905884740227">
            <text:p>7,390588474</text:p>
          </table:table-cell>
          <table:table-cell table:formula="of:=LN([.K75])" office:value-type="float" office:value="1.65717800165824">
            <text:p>1,6571780017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5.19">
            <text:p>5,190 </text:p>
          </table:table-cell>
          <table:table-cell table:style-name="ce2" office:value-type="float" office:value="1.074">
            <text:p>1,074 </text:p>
          </table:table-cell>
          <table:table-cell table:formula="of:=[.C76]/[.D76]" office:value-type="float" office:value="4.83240223463687">
            <text:p>4,83</text:p>
          </table:table-cell>
          <table:table-cell table:style-name="ce3" table:formula="of:=[.D76]*[.C76]" office:value-type="float" office:value="5.57406">
            <text:p>5,57</text:p>
          </table:table-cell>
          <table:table-cell/>
          <table:table-cell table:formula="of:=LN([.F76])" office:value-type="float" office:value="1.71812369326447">
            <text:p>1,7181236933</text:p>
          </table:table-cell>
          <table:table-cell table:formula="of:=LN([.E76]/[.G$28])" office:value-type="float" office:value="1.8963492266641">
            <text:p>1,8963492267</text:p>
          </table:table-cell>
          <table:table-cell table:style-name="ce5" table:formula="of:=[.C$29]*([.E76]/[.G$28])^1/[.K$28]" office:value-type="float" office:value="1649.51792451545">
            <text:p>1649,5179</text:p>
          </table:table-cell>
          <table:table-cell table:formula="of:=[.F76]" office:value-type="float" office:value="5.57406">
            <text:p>5,57406</text:p>
          </table:table-cell>
          <table:table-cell table:formula="of:=[.E76]" office:value-type="float" office:value="4.83240223463687">
            <text:p>4,8324022346</text:p>
          </table:table-cell>
          <table:table-cell table:formula="of:=LN([.J76])" office:value-type="float" office:value="7.40823835724521">
            <text:p>7,4082383572</text:p>
          </table:table-cell>
          <table:table-cell table:formula="of:=LN([.K76])" office:value-type="float" office:value="1.71812369326447">
            <text:p>1,718123693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5.4">
            <text:p>5,400 </text:p>
          </table:table-cell>
          <table:table-cell table:style-name="ce2" office:value-type="float" office:value="1.097">
            <text:p>1,097 </text:p>
          </table:table-cell>
          <table:table-cell table:formula="of:=[.C77]/[.D77]" office:value-type="float" office:value="4.922515952598">
            <text:p>4,92</text:p>
          </table:table-cell>
          <table:table-cell table:style-name="ce3" table:formula="of:=[.D77]*[.C77]" office:value-type="float" office:value="5.9238">
            <text:p>5,92</text:p>
          </table:table-cell>
          <table:table-cell/>
          <table:table-cell table:formula="of:=LN([.F77])" office:value-type="float" office:value="1.77897813486332">
            <text:p>1,7789781349</text:p>
          </table:table-cell>
          <table:table-cell table:formula="of:=LN([.E77]/[.G$28])" office:value-type="float" office:value="1.91482529785011">
            <text:p>1,9148252979</text:p>
          </table:table-cell>
          <table:table-cell table:style-name="ce5" table:formula="of:=[.C$29]*([.E77]/[.G$28])^1/[.K$28]" office:value-type="float" office:value="1680.27782110605">
            <text:p>1680,2778</text:p>
          </table:table-cell>
          <table:table-cell table:formula="of:=[.F77]" office:value-type="float" office:value="5.9238">
            <text:p>5,9238</text:p>
          </table:table-cell>
          <table:table-cell table:formula="of:=[.E77]" office:value-type="float" office:value="4.922515952598">
            <text:p>4,9225159526</text:p>
          </table:table-cell>
          <table:table-cell table:formula="of:=LN([.J77])" office:value-type="float" office:value="7.42671442843122">
            <text:p>7,4267144284</text:p>
          </table:table-cell>
          <table:table-cell table:formula="of:=LN([.K77])" office:value-type="float" office:value="1.77897813486332">
            <text:p>1,7789781349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5.6">
            <text:p>5,600 </text:p>
          </table:table-cell>
          <table:table-cell table:style-name="ce2" office:value-type="float" office:value="1.118">
            <text:p>1,118 </text:p>
          </table:table-cell>
          <table:table-cell table:formula="of:=[.C78]/[.D78]" office:value-type="float" office:value="5.00894454382826">
            <text:p>5,01</text:p>
          </table:table-cell>
          <table:table-cell table:style-name="ce3" table:formula="of:=[.D78]*[.C78]" office:value-type="float" office:value="6.2608">
            <text:p>6,26</text:p>
          </table:table-cell>
          <table:table-cell/>
          <table:table-cell table:formula="of:=LN([.F78])" office:value-type="float" office:value="1.83430797247401">
            <text:p>1,8343079725</text:p>
          </table:table-cell>
          <table:table-cell table:formula="of:=LN([.E78]/[.G$28])" office:value-type="float" office:value="1.93223074858117">
            <text:p>1,9322307486</text:p>
          </table:table-cell>
          <table:table-cell table:style-name="ce5" table:formula="of:=[.C$29]*([.E78]/[.G$28])^1/[.K$28]" office:value-type="float" office:value="1709.77981690497">
            <text:p>1709,7798</text:p>
          </table:table-cell>
          <table:table-cell table:formula="of:=[.F78]" office:value-type="float" office:value="6.2608">
            <text:p>6,2608</text:p>
          </table:table-cell>
          <table:table-cell table:formula="of:=[.E78]" office:value-type="float" office:value="5.00894454382826">
            <text:p>5,0089445438</text:p>
          </table:table-cell>
          <table:table-cell table:formula="of:=LN([.J78])" office:value-type="float" office:value="7.44411987916228">
            <text:p>7,4441198792</text:p>
          </table:table-cell>
          <table:table-cell table:formula="of:=LN([.K78])" office:value-type="float" office:value="1.83430797247401">
            <text:p>1,8343079725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5.8">
            <text:p>5,800 </text:p>
          </table:table-cell>
          <table:table-cell table:style-name="ce2" office:value-type="float" office:value="1.14">
            <text:p>1,140 </text:p>
          </table:table-cell>
          <table:table-cell table:formula="of:=[.C79]/[.D79]" office:value-type="float" office:value="5.08771929824561">
            <text:p>5,09</text:p>
          </table:table-cell>
          <table:table-cell table:style-name="ce3" table:formula="of:=[.D79]*[.C79]" office:value-type="float" office:value="6.612">
            <text:p>6,61</text:p>
          </table:table-cell>
          <table:table-cell/>
          <table:table-cell table:formula="of:=LN([.F79])" office:value-type="float" office:value="1.88888617995878">
            <text:p>1,88888618</text:p>
          </table:table-cell>
          <table:table-cell table:formula="of:=LN([.E79]/[.G$28])" office:value-type="float" office:value="1.94783518071894">
            <text:p>1,9478351807</text:p>
          </table:table-cell>
          <table:table-cell table:style-name="ce5" table:formula="of:=[.C$29]*([.E79]/[.G$28])^1/[.K$28]" office:value-type="float" office:value="1736.66921126858">
            <text:p>1736,6692</text:p>
          </table:table-cell>
          <table:table-cell table:formula="of:=[.F79]" office:value-type="float" office:value="6.612">
            <text:p>6,612</text:p>
          </table:table-cell>
          <table:table-cell table:formula="of:=[.E79]" office:value-type="float" office:value="5.08771929824561">
            <text:p>5,0877192982</text:p>
          </table:table-cell>
          <table:table-cell table:formula="of:=LN([.J79])" office:value-type="float" office:value="7.45972431130006">
            <text:p>7,4597243113</text:p>
          </table:table-cell>
          <table:table-cell table:formula="of:=LN([.K79])" office:value-type="float" office:value="1.88888617995878">
            <text:p>1,88888618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6">
            <text:p>6,000 </text:p>
          </table:table-cell>
          <table:table-cell table:style-name="ce2" office:value-type="float" office:value="1.161">
            <text:p>1,161 </text:p>
          </table:table-cell>
          <table:table-cell table:formula="of:=[.C80]/[.D80]" office:value-type="float" office:value="5.16795865633075">
            <text:p>5,17</text:p>
          </table:table-cell>
          <table:table-cell table:style-name="ce3" table:formula="of:=[.D80]*[.C80]" office:value-type="float" office:value="6.966">
            <text:p>6,97</text:p>
          </table:table-cell>
          <table:table-cell/>
          <table:table-cell table:formula="of:=LN([.F80])" office:value-type="float" office:value="1.94104117194381">
            <text:p>1,9410411719</text:p>
          </table:table-cell>
          <table:table-cell table:formula="of:=LN([.E80]/[.G$28])" office:value-type="float" office:value="1.96348329208527">
            <text:p>1,9634832921</text:p>
          </table:table-cell>
          <table:table-cell table:style-name="ce5" table:formula="of:=[.C$29]*([.E80]/[.G$28])^1/[.K$28]" office:value-type="float" office:value="1764.05854125116">
            <text:p>1764,0585</text:p>
          </table:table-cell>
          <table:table-cell table:formula="of:=[.F80]" office:value-type="float" office:value="6.966">
            <text:p>6,966</text:p>
          </table:table-cell>
          <table:table-cell table:formula="of:=[.E80]" office:value-type="float" office:value="5.16795865633075">
            <text:p>5,1679586563</text:p>
          </table:table-cell>
          <table:table-cell table:formula="of:=LN([.J80])" office:value-type="float" office:value="7.47537242266639">
            <text:p>7,4753724227</text:p>
          </table:table-cell>
          <table:table-cell table:formula="of:=LN([.K80])" office:value-type="float" office:value="1.94104117194381">
            <text:p>1,9410411719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6.21">
            <text:p>6,210 </text:p>
          </table:table-cell>
          <table:table-cell table:style-name="ce2" office:value-type="float" office:value="1.183">
            <text:p>1,183 </text:p>
          </table:table-cell>
          <table:table-cell table:formula="of:=[.C81]/[.D81]" office:value-type="float" office:value="5.24936601859679">
            <text:p>5,25</text:p>
          </table:table-cell>
          <table:table-cell table:style-name="ce3" table:formula="of:=[.D81]*[.C81]" office:value-type="float" office:value="7.34643">
            <text:p>7,35</text:p>
          </table:table-cell>
          <table:table-cell/>
          <table:table-cell table:formula="of:=LN([.F81])" office:value-type="float" office:value="1.99421448094164">
            <text:p>1,9942144809</text:p>
          </table:table-cell>
          <table:table-cell table:formula="of:=LN([.E81]/[.G$28])" office:value-type="float" office:value="1.97911283652211">
            <text:p>1,9791128365</text:p>
          </table:table-cell>
          <table:table-cell table:style-name="ce5" table:formula="of:=[.C$29]*([.E81]/[.G$28])^1/[.K$28]" office:value-type="float" office:value="1791.84656400367">
            <text:p>1791,8466</text:p>
          </table:table-cell>
          <table:table-cell table:formula="of:=[.F81]" office:value-type="float" office:value="7.34643">
            <text:p>7,34643</text:p>
          </table:table-cell>
          <table:table-cell table:formula="of:=[.E81]" office:value-type="float" office:value="5.24936601859679">
            <text:p>5,2493660186</text:p>
          </table:table-cell>
          <table:table-cell table:formula="of:=LN([.J81])" office:value-type="float" office:value="7.49100196710323">
            <text:p>7,4910019671</text:p>
          </table:table-cell>
          <table:table-cell table:formula="of:=LN([.K81])" office:value-type="float" office:value="1.99421448094164">
            <text:p>1,9942144809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6.4">
            <text:p>6,400 </text:p>
          </table:table-cell>
          <table:table-cell table:style-name="ce2" office:value-type="float" office:value="1.203">
            <text:p>1,203 </text:p>
          </table:table-cell>
          <table:table-cell table:formula="of:=[.C82]/[.D82]" office:value-type="float" office:value="5.32003325020781">
            <text:p>5,32</text:p>
          </table:table-cell>
          <table:table-cell table:style-name="ce3" table:formula="of:=[.D82]*[.C82]" office:value-type="float" office:value="7.6992">
            <text:p>7,70</text:p>
          </table:table-cell>
          <table:table-cell/>
          <table:table-cell table:formula="of:=LN([.F82])" office:value-type="float" office:value="2.04111642735817">
            <text:p>2,0411164274</text:p>
          </table:table-cell>
          <table:table-cell table:formula="of:=LN([.E82]/[.G$28])" office:value-type="float" office:value="1.99248507894606">
            <text:p>1,9924850789</text:p>
          </table:table-cell>
          <table:table-cell table:style-name="ce5" table:formula="of:=[.C$29]*([.E82]/[.G$28])^1/[.K$28]" office:value-type="float" office:value="1815.96849333785">
            <text:p>1815,9685</text:p>
          </table:table-cell>
          <table:table-cell table:formula="of:=[.F82]" office:value-type="float" office:value="7.6992">
            <text:p>7,6992</text:p>
          </table:table-cell>
          <table:table-cell table:formula="of:=[.E82]" office:value-type="float" office:value="5.32003325020781">
            <text:p>5,3200332502</text:p>
          </table:table-cell>
          <table:table-cell table:formula="of:=LN([.J82])" office:value-type="float" office:value="7.50437420952717">
            <text:p>7,5043742095</text:p>
          </table:table-cell>
          <table:table-cell table:formula="of:=LN([.K82])" office:value-type="float" office:value="2.04111642735817">
            <text:p>2,041116427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6.6">
            <text:p>6,600 </text:p>
          </table:table-cell>
          <table:table-cell table:style-name="ce2" office:value-type="float" office:value="1.222">
            <text:p>1,222 </text:p>
          </table:table-cell>
          <table:table-cell table:formula="of:=[.C83]/[.D83]" office:value-type="float" office:value="5.40098199672668">
            <text:p>5,40</text:p>
          </table:table-cell>
          <table:table-cell table:style-name="ce3" table:formula="of:=[.D83]*[.C83]" office:value-type="float" office:value="8.0652">
            <text:p>8,07</text:p>
          </table:table-cell>
          <table:table-cell/>
          <table:table-cell table:formula="of:=LN([.F83])" office:value-type="float" office:value="2.08755850978178">
            <text:p>2,0875585098</text:p>
          </table:table-cell>
          <table:table-cell table:formula="of:=LN([.E83]/[.G$28])" office:value-type="float" office:value="2.00758631385595">
            <text:p>2,0075863139</text:p>
          </table:table-cell>
          <table:table-cell table:style-name="ce5" table:formula="of:=[.C$29]*([.E83]/[.G$28])^1/[.K$28]" office:value-type="float" office:value="1843.59996974784">
            <text:p>1843,6000</text:p>
          </table:table-cell>
          <table:table-cell table:formula="of:=[.F83]" office:value-type="float" office:value="8.0652">
            <text:p>8,0652</text:p>
          </table:table-cell>
          <table:table-cell table:formula="of:=[.E83]" office:value-type="float" office:value="5.40098199672668">
            <text:p>5,4009819967</text:p>
          </table:table-cell>
          <table:table-cell table:formula="of:=LN([.J83])" office:value-type="float" office:value="7.51947544443707">
            <text:p>7,5194754444</text:p>
          </table:table-cell>
          <table:table-cell table:formula="of:=LN([.K83])" office:value-type="float" office:value="2.08755850978178">
            <text:p>2,0875585098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6.8">
            <text:p>6,800 </text:p>
          </table:table-cell>
          <table:table-cell table:style-name="ce2" office:value-type="float" office:value="1.243">
            <text:p>1,243 </text:p>
          </table:table-cell>
          <table:table-cell table:formula="of:=[.C84]/[.D84]" office:value-type="float" office:value="5.47063555913114">
            <text:p>5,47</text:p>
          </table:table-cell>
          <table:table-cell table:style-name="ce3" table:formula="of:=[.D84]*[.C84]" office:value-type="float" office:value="8.4524">
            <text:p>8,45</text:p>
          </table:table-cell>
          <table:table-cell/>
          <table:table-cell table:formula="of:=LN([.F84])" office:value-type="float" office:value="2.13445042471063">
            <text:p>2,1344504247</text:p>
          </table:table-cell>
          <table:table-cell table:formula="of:=LN([.E84]/[.G$28])" office:value-type="float" office:value="2.02040032522646">
            <text:p>2,0204003252</text:p>
          </table:table-cell>
          <table:table-cell table:style-name="ce5" table:formula="of:=[.C$29]*([.E84]/[.G$28])^1/[.K$28]" office:value-type="float" office:value="1867.37588783449">
            <text:p>1867,3759</text:p>
          </table:table-cell>
          <table:table-cell table:formula="of:=[.F84]" office:value-type="float" office:value="8.4524">
            <text:p>8,4524</text:p>
          </table:table-cell>
          <table:table-cell table:formula="of:=[.E84]" office:value-type="float" office:value="5.47063555913114">
            <text:p>5,4706355591</text:p>
          </table:table-cell>
          <table:table-cell table:formula="of:=LN([.J84])" office:value-type="float" office:value="7.53228945580758">
            <text:p>7,5322894558</text:p>
          </table:table-cell>
          <table:table-cell table:formula="of:=LN([.K84])" office:value-type="float" office:value="2.13445042471063">
            <text:p>2,1344504247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7">
            <text:p>7,000 </text:p>
          </table:table-cell>
          <table:table-cell table:style-name="ce2" office:value-type="float" office:value="1.263">
            <text:p>1,263 </text:p>
          </table:table-cell>
          <table:table-cell table:formula="of:=[.C85]/[.D85]" office:value-type="float" office:value="5.54235946159937">
            <text:p>5,54</text:p>
          </table:table-cell>
          <table:table-cell table:style-name="ce3" table:formula="of:=[.D85]*[.C85]" office:value-type="float" office:value="8.841">
            <text:p>8,84</text:p>
          </table:table-cell>
          <table:table-cell/>
          <table:table-cell table:formula="of:=LN([.F85])" office:value-type="float" office:value="2.17939999242367">
            <text:p>2,1793999924</text:p>
          </table:table-cell>
          <table:table-cell table:formula="of:=LN([.E85]/[.G$28])" office:value-type="float" office:value="2.03342583125993">
            <text:p>2,0334258313</text:p>
          </table:table-cell>
          <table:table-cell table:style-name="ce5" table:formula="of:=[.C$29]*([.E85]/[.G$28])^1/[.K$28]" office:value-type="float" office:value="1891.85850682874">
            <text:p>1891,8585</text:p>
          </table:table-cell>
          <table:table-cell table:formula="of:=[.F85]" office:value-type="float" office:value="8.841">
            <text:p>8,841</text:p>
          </table:table-cell>
          <table:table-cell table:formula="of:=[.E85]" office:value-type="float" office:value="5.54235946159937">
            <text:p>5,5423594616</text:p>
          </table:table-cell>
          <table:table-cell table:formula="of:=LN([.J85])" office:value-type="float" office:value="7.54531496184105">
            <text:p>7,5453149618</text:p>
          </table:table-cell>
          <table:table-cell table:formula="of:=LN([.K85])" office:value-type="float" office:value="2.17939999242367">
            <text:p>2,179399992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7.2">
            <text:p>7,200 </text:p>
          </table:table-cell>
          <table:table-cell table:style-name="ce2" office:value-type="float" office:value="1.282">
            <text:p>1,282 </text:p>
          </table:table-cell>
          <table:table-cell table:formula="of:=[.C86]/[.D86]" office:value-type="float" office:value="5.61622464898596">
            <text:p>5,62</text:p>
          </table:table-cell>
          <table:table-cell table:style-name="ce3" table:formula="of:=[.D86]*[.C86]" office:value-type="float" office:value="9.2304">
            <text:p>9,23</text:p>
          </table:table-cell>
          <table:table-cell/>
          <table:table-cell table:formula="of:=LN([.F86])" office:value-type="float" office:value="2.22250238452049">
            <text:p>2,2225023845</text:p>
          </table:table-cell>
          <table:table-cell table:formula="of:=LN([.E86]/[.G$28])" office:value-type="float" office:value="2.0466651930965">
            <text:p>2,0466651931</text:p>
          </table:table-cell>
          <table:table-cell table:style-name="ce5" table:formula="of:=[.C$29]*([.E86]/[.G$28])^1/[.K$28]" office:value-type="float" office:value="1917.07204342521">
            <text:p>1917,0720</text:p>
          </table:table-cell>
          <table:table-cell table:formula="of:=[.F86]" office:value-type="float" office:value="9.2304">
            <text:p>9,2304</text:p>
          </table:table-cell>
          <table:table-cell table:formula="of:=[.E86]" office:value-type="float" office:value="5.61622464898596">
            <text:p>5,616224649</text:p>
          </table:table-cell>
          <table:table-cell table:formula="of:=LN([.J86])" office:value-type="float" office:value="7.55855432367762">
            <text:p>7,5585543237</text:p>
          </table:table-cell>
          <table:table-cell table:formula="of:=LN([.K86])" office:value-type="float" office:value="2.22250238452049">
            <text:p>2,2225023845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7.4">
            <text:p>7,400 </text:p>
          </table:table-cell>
          <table:table-cell table:style-name="ce2" office:value-type="float" office:value="1.302">
            <text:p>1,302 </text:p>
          </table:table-cell>
          <table:table-cell table:formula="of:=[.C87]/[.D87]" office:value-type="float" office:value="5.68356374807988">
            <text:p>5,68</text:p>
          </table:table-cell>
          <table:table-cell table:style-name="ce3" table:formula="of:=[.D87]*[.C87]" office:value-type="float" office:value="9.6348">
            <text:p>9,63</text:p>
          </table:table-cell>
          <table:table-cell/>
          <table:table-cell table:formula="of:=LN([.F87])" office:value-type="float" office:value="2.2653815439965">
            <text:p>2,265381544</text:p>
          </table:table-cell>
          <table:table-cell table:formula="of:=LN([.E87]/[.G$28])" office:value-type="float" office:value="2.05858398199672">
            <text:p>2,058583982</text:p>
          </table:table-cell>
          <table:table-cell table:style-name="ce5" table:formula="of:=[.C$29]*([.E87]/[.G$28])^1/[.K$28]" office:value-type="float" office:value="1940.05793027461">
            <text:p>1940,0579</text:p>
          </table:table-cell>
          <table:table-cell table:formula="of:=[.F87]" office:value-type="float" office:value="9.6348">
            <text:p>9,6348</text:p>
          </table:table-cell>
          <table:table-cell table:formula="of:=[.E87]" office:value-type="float" office:value="5.68356374807988">
            <text:p>5,6835637481</text:p>
          </table:table-cell>
          <table:table-cell table:formula="of:=LN([.J87])" office:value-type="float" office:value="7.57047311257784">
            <text:p>7,5704731126</text:p>
          </table:table-cell>
          <table:table-cell table:formula="of:=LN([.K87])" office:value-type="float" office:value="2.2653815439965">
            <text:p>2,26538154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7.6">
            <text:p>7,600 </text:p>
          </table:table-cell>
          <table:table-cell table:style-name="ce2" office:value-type="float" office:value="1.319">
            <text:p>1,319 </text:p>
          </table:table-cell>
          <table:table-cell table:formula="of:=[.C88]/[.D88]" office:value-type="float" office:value="5.76194086429113">
            <text:p>5,76</text:p>
          </table:table-cell>
          <table:table-cell table:style-name="ce3" table:formula="of:=[.D88]*[.C88]" office:value-type="float" office:value="10.0244">
            <text:p>10,02</text:p>
          </table:table-cell>
          <table:table-cell/>
          <table:table-cell table:formula="of:=LN([.F88])" office:value-type="float" office:value="2.30502212102746">
            <text:p>2,305022121</text:p>
          </table:table-cell>
          <table:table-cell table:formula="of:=LN([.E88]/[.G$28])" office:value-type="float" office:value="2.07227989913008">
            <text:p>2,0722798991</text:p>
          </table:table-cell>
          <table:table-cell table:style-name="ce5" table:formula="of:=[.C$29]*([.E88]/[.G$28])^1/[.K$28]" office:value-type="float" office:value="1966.81159269443">
            <text:p>1966,8116</text:p>
          </table:table-cell>
          <table:table-cell table:formula="of:=[.F88]" office:value-type="float" office:value="10.0244">
            <text:p>10,0244</text:p>
          </table:table-cell>
          <table:table-cell table:formula="of:=[.E88]" office:value-type="float" office:value="5.76194086429113">
            <text:p>5,7619408643</text:p>
          </table:table-cell>
          <table:table-cell table:formula="of:=LN([.J88])" office:value-type="float" office:value="7.5841690297112">
            <text:p>7,5841690297</text:p>
          </table:table-cell>
          <table:table-cell table:formula="of:=LN([.K88])" office:value-type="float" office:value="2.30502212102746">
            <text:p>2,305022121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7.8">
            <text:p>7,800 </text:p>
          </table:table-cell>
          <table:table-cell table:style-name="ce2" office:value-type="float" office:value="1.338">
            <text:p>1,338 </text:p>
          </table:table-cell>
          <table:table-cell table:formula="of:=[.C89]/[.D89]" office:value-type="float" office:value="5.82959641255605">
            <text:p>5,83</text:p>
          </table:table-cell>
          <table:table-cell table:style-name="ce3" table:formula="of:=[.D89]*[.C89]" office:value-type="float" office:value="10.4364">
            <text:p>10,44</text:p>
          </table:table-cell>
          <table:table-cell/>
          <table:table-cell table:formula="of:=LN([.F89])" office:value-type="float" office:value="2.34529969540158">
            <text:p>2,3452996954</text:p>
          </table:table-cell>
          <table:table-cell table:formula="of:=LN([.E89]/[.G$28])" office:value-type="float" office:value="2.08395329756248">
            <text:p>2,0839532976</text:p>
          </table:table-cell>
          <table:table-cell table:style-name="ce5" table:formula="of:=[.C$29]*([.E89]/[.G$28])^1/[.K$28]" office:value-type="float" office:value="1989.90549798982">
            <text:p>1989,9055</text:p>
          </table:table-cell>
          <table:table-cell table:formula="of:=[.F89]" office:value-type="float" office:value="10.4364">
            <text:p>10,4364</text:p>
          </table:table-cell>
          <table:table-cell table:formula="of:=[.E89]" office:value-type="float" office:value="5.82959641255605">
            <text:p>5,8295964126</text:p>
          </table:table-cell>
          <table:table-cell table:formula="of:=LN([.J89])" office:value-type="float" office:value="7.5958424281436">
            <text:p>7,5958424281</text:p>
          </table:table-cell>
          <table:table-cell table:formula="of:=LN([.K89])" office:value-type="float" office:value="2.34529969540158">
            <text:p>2,345299695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8">
            <text:p>8,000 </text:p>
          </table:table-cell>
          <table:table-cell table:style-name="ce2" office:value-type="float" office:value="1.357">
            <text:p>1,357 </text:p>
          </table:table-cell>
          <table:table-cell table:formula="of:=[.C90]/[.D90]" office:value-type="float" office:value="5.89535740604274">
            <text:p>5,90</text:p>
          </table:table-cell>
          <table:table-cell table:style-name="ce3" table:formula="of:=[.D90]*[.C90]" office:value-type="float" office:value="10.856">
            <text:p>10,86</text:p>
          </table:table-cell>
          <table:table-cell/>
          <table:table-cell table:formula="of:=LN([.F90])" office:value-type="float" office:value="2.38471792253257">
            <text:p>2,3847179225</text:p>
          </table:table-cell>
          <table:table-cell table:formula="of:=LN([.E90]/[.G$28])" office:value-type="float" office:value="2.09517068640008">
            <text:p>2,0951706864</text:p>
          </table:table-cell>
          <table:table-cell table:style-name="ce5" table:formula="of:=[.C$29]*([.E90]/[.G$28])^1/[.K$28]" office:value-type="float" office:value="2012.35270586352">
            <text:p>2012,3527</text:p>
          </table:table-cell>
          <table:table-cell table:formula="of:=[.F90]" office:value-type="float" office:value="10.856">
            <text:p>10,856</text:p>
          </table:table-cell>
          <table:table-cell table:formula="of:=[.E90]" office:value-type="float" office:value="5.89535740604274">
            <text:p>5,895357406</text:p>
          </table:table-cell>
          <table:table-cell table:formula="of:=LN([.J90])" office:value-type="float" office:value="7.60705981698119">
            <text:p>7,607059817</text:p>
          </table:table-cell>
          <table:table-cell table:formula="of:=LN([.K90])" office:value-type="float" office:value="2.38471792253257">
            <text:p>2,3847179225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8.2">
            <text:p>8,200 </text:p>
          </table:table-cell>
          <table:table-cell table:style-name="ce2" office:value-type="float" office:value="1.375">
            <text:p>1,375 </text:p>
          </table:table-cell>
          <table:table-cell table:formula="of:=[.C91]/[.D91]" office:value-type="float" office:value="5.96363636363636">
            <text:p>5,96</text:p>
          </table:table-cell>
          <table:table-cell table:style-name="ce3" table:formula="of:=[.D91]*[.C91]" office:value-type="float" office:value="11.275">
            <text:p>11,28</text:p>
          </table:table-cell>
          <table:table-cell/>
          <table:table-cell table:formula="of:=LN([.F91])" office:value-type="float" office:value="2.42258788538874">
            <text:p>2,4225878854</text:p>
          </table:table-cell>
          <table:table-cell table:formula="of:=LN([.E91]/[.G$28])" office:value-type="float" office:value="2.10668594872465">
            <text:p>2,1066859487</text:p>
          </table:table-cell>
          <table:table-cell table:style-name="ce5" table:formula="of:=[.C$29]*([.E91]/[.G$28])^1/[.K$28]" office:value-type="float" office:value="2035.65940902052">
            <text:p>2035,6594</text:p>
          </table:table-cell>
          <table:table-cell table:formula="of:=[.F91]" office:value-type="float" office:value="11.275">
            <text:p>11,275</text:p>
          </table:table-cell>
          <table:table-cell table:formula="of:=[.E91]" office:value-type="float" office:value="5.96363636363636">
            <text:p>5,9636363636</text:p>
          </table:table-cell>
          <table:table-cell table:formula="of:=LN([.J91])" office:value-type="float" office:value="7.61857507930576">
            <text:p>7,6185750793</text:p>
          </table:table-cell>
          <table:table-cell table:formula="of:=LN([.K91])" office:value-type="float" office:value="2.42258788538874">
            <text:p>2,422587885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8.4">
            <text:p>8,400 </text:p>
          </table:table-cell>
          <table:table-cell table:style-name="ce2" office:value-type="float" office:value="1.393">
            <text:p>1,393 </text:p>
          </table:table-cell>
          <table:table-cell table:formula="of:=[.C92]/[.D92]" office:value-type="float" office:value="6.03015075376884">
            <text:p>6,03</text:p>
          </table:table-cell>
          <table:table-cell table:style-name="ce3" table:formula="of:=[.D92]*[.C92]" office:value-type="float" office:value="11.7012">
            <text:p>11,70</text:p>
          </table:table-cell>
          <table:table-cell/>
          <table:table-cell table:formula="of:=LN([.F92])" office:value-type="float" office:value="2.45969140064694">
            <text:p>2,4596914006</text:p>
          </table:table-cell>
          <table:table-cell table:formula="of:=LN([.E92]/[.G$28])" office:value-type="float" office:value="2.11777753662457">
            <text:p>2,1177775366</text:p>
          </table:table-cell>
          <table:table-cell table:style-name="ce5" table:formula="of:=[.C$29]*([.E92]/[.G$28])^1/[.K$28]" office:value-type="float" office:value="2058.36378531919">
            <text:p>2058,3638</text:p>
          </table:table-cell>
          <table:table-cell table:formula="of:=[.F92]" office:value-type="float" office:value="11.7012">
            <text:p>11,7012</text:p>
          </table:table-cell>
          <table:table-cell table:formula="of:=[.E92]" office:value-type="float" office:value="6.03015075376884">
            <text:p>6,0301507538</text:p>
          </table:table-cell>
          <table:table-cell table:formula="of:=LN([.J92])" office:value-type="float" office:value="7.62966666720569">
            <text:p>7,6296666672</text:p>
          </table:table-cell>
          <table:table-cell table:formula="of:=LN([.K92])" office:value-type="float" office:value="2.45969140064694">
            <text:p>2,459691400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8.6">
            <text:p>8,600 </text:p>
          </table:table-cell>
          <table:table-cell table:style-name="ce2" office:value-type="float" office:value="1.411">
            <text:p>1,411 </text:p>
          </table:table-cell>
          <table:table-cell table:formula="of:=[.C93]/[.D93]" office:value-type="float" office:value="6.09496810772502">
            <text:p>6,09</text:p>
          </table:table-cell>
          <table:table-cell table:style-name="ce3" table:formula="of:=[.D93]*[.C93]" office:value-type="float" office:value="12.1346">
            <text:p>12,13</text:p>
          </table:table-cell>
          <table:table-cell/>
          <table:table-cell table:formula="of:=LN([.F93])" office:value-type="float" office:value="2.49606087613014">
            <text:p>2,4960608761</text:p>
          </table:table-cell>
          <table:table-cell table:formula="of:=LN([.E93]/[.G$28])" office:value-type="float" office:value="2.12846905596176">
            <text:p>2,128469056</text:p>
          </table:table-cell>
          <table:table-cell table:style-name="ce5" table:formula="of:=[.C$29]*([.E93]/[.G$28])^1/[.K$28]" office:value-type="float" office:value="2080.48888624809">
            <text:p>2080,4889</text:p>
          </table:table-cell>
          <table:table-cell table:formula="of:=[.F93]" office:value-type="float" office:value="12.1346">
            <text:p>12,1346</text:p>
          </table:table-cell>
          <table:table-cell table:formula="of:=[.E93]" office:value-type="float" office:value="6.09496810772502">
            <text:p>6,0949681077</text:p>
          </table:table-cell>
          <table:table-cell table:formula="of:=LN([.J93])" office:value-type="float" office:value="7.64035818654287">
            <text:p>7,6403581865</text:p>
          </table:table-cell>
          <table:table-cell table:formula="of:=LN([.K93])" office:value-type="float" office:value="2.49606087613014">
            <text:p>2,4960608761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8.8">
            <text:p>8,800 </text:p>
          </table:table-cell>
          <table:table-cell table:style-name="ce2" office:value-type="float" office:value="1.429">
            <text:p>1,429 </text:p>
          </table:table-cell>
          <table:table-cell table:formula="of:=[.C94]/[.D94]" office:value-type="float" office:value="6.15815255423373">
            <text:p>6,16</text:p>
          </table:table-cell>
          <table:table-cell table:style-name="ce3" table:formula="of:=[.D94]*[.C94]" office:value-type="float" office:value="12.5752">
            <text:p>12,58</text:p>
          </table:table-cell>
          <table:table-cell/>
          <table:table-cell table:formula="of:=LN([.F94])" office:value-type="float" office:value="2.53172662043189">
            <text:p>2,5317266204</text:p>
          </table:table-cell>
          <table:table-cell table:formula="of:=LN([.E94]/[.G$28])" office:value-type="float" office:value="2.1387823481094">
            <text:p>2,1387823481</text:p>
          </table:table-cell>
          <table:table-cell table:style-name="ce5" table:formula="of:=[.C$29]*([.E94]/[.G$28])^1/[.K$28]" office:value-type="float" office:value="2102.05660184918">
            <text:p>2102,0566</text:p>
          </table:table-cell>
          <table:table-cell table:formula="of:=[.F94]" office:value-type="float" office:value="12.5752">
            <text:p>12,5752</text:p>
          </table:table-cell>
          <table:table-cell table:formula="of:=[.E94]" office:value-type="float" office:value="6.15815255423373">
            <text:p>6,1581525542</text:p>
          </table:table-cell>
          <table:table-cell table:formula="of:=LN([.J94])" office:value-type="float" office:value="7.65067147869052">
            <text:p>7,6506714787</text:p>
          </table:table-cell>
          <table:table-cell table:formula="of:=LN([.K94])" office:value-type="float" office:value="2.53172662043189">
            <text:p>2,531726620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9">
            <text:p>9,000 </text:p>
          </table:table-cell>
          <table:table-cell table:style-name="ce2" office:value-type="float" office:value="1.446">
            <text:p>1,446 </text:p>
          </table:table-cell>
          <table:table-cell table:formula="of:=[.C95]/[.D95]" office:value-type="float" office:value="6.22406639004149">
            <text:p>6,22</text:p>
          </table:table-cell>
          <table:table-cell table:style-name="ce3" table:formula="of:=[.D95]*[.C95]" office:value-type="float" office:value="13.014">
            <text:p>13,01</text:p>
          </table:table-cell>
          <table:table-cell/>
          <table:table-cell table:formula="of:=LN([.F95])" office:value-type="float" office:value="2.56602570107279">
            <text:p>2,5660257011</text:p>
          </table:table-cell>
          <table:table-cell table:formula="of:=LN([.E95]/[.G$28])" office:value-type="float" office:value="2.14942897917262">
            <text:p>2,1494289792</text:p>
          </table:table-cell>
          <table:table-cell table:style-name="ce5" table:formula="of:=[.C$29]*([.E95]/[.G$28])^1/[.K$28]" office:value-type="float" office:value="2124.55598173506">
            <text:p>2124,5560</text:p>
          </table:table-cell>
          <table:table-cell table:formula="of:=[.F95]" office:value-type="float" office:value="13.014">
            <text:p>13,014</text:p>
          </table:table-cell>
          <table:table-cell table:formula="of:=[.E95]" office:value-type="float" office:value="6.22406639004149">
            <text:p>6,22406639</text:p>
          </table:table-cell>
          <table:table-cell table:formula="of:=LN([.J95])" office:value-type="float" office:value="7.66131810975373">
            <text:p>7,6613181098</text:p>
          </table:table-cell>
          <table:table-cell table:formula="of:=LN([.K95])" office:value-type="float" office:value="2.56602570107279">
            <text:p>2,5660257011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9.2">
            <text:p>9,200 </text:p>
          </table:table-cell>
          <table:table-cell table:style-name="ce2" office:value-type="float" office:value="1.464">
            <text:p>1,464 </text:p>
          </table:table-cell>
          <table:table-cell table:formula="of:=[.C96]/[.D96]" office:value-type="float" office:value="6.28415300546448">
            <text:p>6,28</text:p>
          </table:table-cell>
          <table:table-cell table:style-name="ce3" table:formula="of:=[.D96]*[.C96]" office:value-type="float" office:value="13.4688">
            <text:p>13,47</text:p>
          </table:table-cell>
          <table:table-cell/>
          <table:table-cell table:formula="of:=LN([.F96])" office:value-type="float" office:value="2.60037589959411">
            <text:p>2,6003758996</text:p>
          </table:table-cell>
          <table:table-cell table:formula="of:=LN([.E96]/[.G$28])" office:value-type="float" office:value="2.15903659408885">
            <text:p>2,1590365941</text:p>
          </table:table-cell>
          <table:table-cell table:style-name="ce5" table:formula="of:=[.C$29]*([.E96]/[.G$28])^1/[.K$28]" office:value-type="float" office:value="2145.06626716893">
            <text:p>2145,0663</text:p>
          </table:table-cell>
          <table:table-cell table:formula="of:=[.F96]" office:value-type="float" office:value="13.4688">
            <text:p>13,4688</text:p>
          </table:table-cell>
          <table:table-cell table:formula="of:=[.E96]" office:value-type="float" office:value="6.28415300546448">
            <text:p>6,2841530055</text:p>
          </table:table-cell>
          <table:table-cell table:formula="of:=LN([.J96])" office:value-type="float" office:value="7.67092572466996">
            <text:p>7,6709257247</text:p>
          </table:table-cell>
          <table:table-cell table:formula="of:=LN([.K96])" office:value-type="float" office:value="2.60037589959411">
            <text:p>2,600375899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9.4">
            <text:p>9,400 </text:p>
          </table:table-cell>
          <table:table-cell table:style-name="ce2" office:value-type="float" office:value="1.48">
            <text:p>1,480 </text:p>
          </table:table-cell>
          <table:table-cell table:formula="of:=[.C97]/[.D97]" office:value-type="float" office:value="6.35135135135135">
            <text:p>6,35</text:p>
          </table:table-cell>
          <table:table-cell table:style-name="ce3" table:formula="of:=[.D97]*[.C97]" office:value-type="float" office:value="13.912">
            <text:p>13,91</text:p>
          </table:table-cell>
          <table:table-cell/>
          <table:table-cell table:formula="of:=LN([.F97])" office:value-type="float" office:value="2.63275177705198">
            <text:p>2,6327517771</text:p>
          </table:table-cell>
          <table:table-cell table:formula="of:=LN([.E97]/[.G$28])" office:value-type="float" office:value="2.16967312707291">
            <text:p>2,1696731271</text:p>
          </table:table-cell>
          <table:table-cell table:style-name="ce5" table:formula="of:=[.C$29]*([.E97]/[.G$28])^1/[.K$28]" office:value-type="float" office:value="2168.00410856874">
            <text:p>2168,0041</text:p>
          </table:table-cell>
          <table:table-cell table:formula="of:=[.F97]" office:value-type="float" office:value="13.912">
            <text:p>13,912</text:p>
          </table:table-cell>
          <table:table-cell table:formula="of:=[.E97]" office:value-type="float" office:value="6.35135135135135">
            <text:p>6,3513513514</text:p>
          </table:table-cell>
          <table:table-cell table:formula="of:=LN([.J97])" office:value-type="float" office:value="7.68156225765402">
            <text:p>7,6815622577</text:p>
          </table:table-cell>
          <table:table-cell table:formula="of:=LN([.K97])" office:value-type="float" office:value="2.63275177705198">
            <text:p>2,6327517771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9.6">
            <text:p>9,600 </text:p>
          </table:table-cell>
          <table:table-cell table:style-name="ce2" office:value-type="float" office:value="1.498">
            <text:p>1,498 </text:p>
          </table:table-cell>
          <table:table-cell table:formula="of:=[.C98]/[.D98]" office:value-type="float" office:value="6.40854472630174">
            <text:p>6,41</text:p>
          </table:table-cell>
          <table:table-cell table:style-name="ce3" table:formula="of:=[.D98]*[.C98]" office:value-type="float" office:value="14.3808">
            <text:p>14,38</text:p>
          </table:table-cell>
          <table:table-cell/>
          <table:table-cell table:formula="of:=LN([.F98])" office:value-type="float" office:value="2.66589398356882">
            <text:p>2,6658939836</text:p>
          </table:table-cell>
          <table:table-cell table:formula="of:=LN([.E98]/[.G$28])" office:value-type="float" office:value="2.17863773895174">
            <text:p>2,178637739</text:p>
          </table:table-cell>
          <table:table-cell table:style-name="ce5" table:formula="of:=[.C$29]*([.E98]/[.G$28])^1/[.K$28]" office:value-type="float" office:value="2187.52679988528">
            <text:p>2187,5268</text:p>
          </table:table-cell>
          <table:table-cell table:formula="of:=[.F98]" office:value-type="float" office:value="14.3808">
            <text:p>14,3808</text:p>
          </table:table-cell>
          <table:table-cell table:formula="of:=[.E98]" office:value-type="float" office:value="6.40854472630174">
            <text:p>6,4085447263</text:p>
          </table:table-cell>
          <table:table-cell table:formula="of:=LN([.J98])" office:value-type="float" office:value="7.69052686953285">
            <text:p>7,6905268695</text:p>
          </table:table-cell>
          <table:table-cell table:formula="of:=LN([.K98])" office:value-type="float" office:value="2.66589398356882">
            <text:p>2,665893983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9.8">
            <text:p>9,800 </text:p>
          </table:table-cell>
          <table:table-cell table:style-name="ce2" office:value-type="float" office:value="1.514">
            <text:p>1,514 </text:p>
          </table:table-cell>
          <table:table-cell table:formula="of:=[.C99]/[.D99]" office:value-type="float" office:value="6.47291941875826">
            <text:p>6,47</text:p>
          </table:table-cell>
          <table:table-cell table:style-name="ce3" table:formula="of:=[.D99]*[.C99]" office:value-type="float" office:value="14.8372">
            <text:p>14,84</text:p>
          </table:table-cell>
          <table:table-cell/>
          <table:table-cell table:formula="of:=LN([.F99])" office:value-type="float" office:value="2.69713754069178">
            <text:p>2,6971375407</text:p>
          </table:table-cell>
          <table:table-cell table:formula="of:=LN([.E99]/[.G$28])" office:value-type="float" office:value="2.18863275623424">
            <text:p>2,1886327562</text:p>
          </table:table-cell>
          <table:table-cell table:style-name="ce5" table:formula="of:=[.C$29]*([.E99]/[.G$28])^1/[.K$28]" office:value-type="float" office:value="2209.50080037951">
            <text:p>2209,5008</text:p>
          </table:table-cell>
          <table:table-cell table:formula="of:=[.F99]" office:value-type="float" office:value="14.8372">
            <text:p>14,8372</text:p>
          </table:table-cell>
          <table:table-cell table:formula="of:=[.E99]" office:value-type="float" office:value="6.47291941875826">
            <text:p>6,4729194188</text:p>
          </table:table-cell>
          <table:table-cell table:formula="of:=LN([.J99])" office:value-type="float" office:value="7.70052188681536">
            <text:p>7,7005218868</text:p>
          </table:table-cell>
          <table:table-cell table:formula="of:=LN([.K99])" office:value-type="float" office:value="2.69713754069178">
            <text:p>2,6971375407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0">
            <text:p>10,000 </text:p>
          </table:table-cell>
          <table:table-cell table:style-name="ce2" office:value-type="float" office:value="1.532">
            <text:p>1,532 </text:p>
          </table:table-cell>
          <table:table-cell table:formula="of:=[.C100]/[.D100]" office:value-type="float" office:value="6.52741514360313">
            <text:p>6,53</text:p>
          </table:table-cell>
          <table:table-cell table:style-name="ce3" table:formula="of:=[.D100]*[.C100]" office:value-type="float" office:value="15.32">
            <text:p>15,32</text:p>
          </table:table-cell>
          <table:table-cell/>
          <table:table-cell table:formula="of:=LN([.F100])" office:value-type="float" office:value="2.72915916431244">
            <text:p>2,7291591643</text:p>
          </table:table-cell>
          <table:table-cell table:formula="of:=LN([.E100]/[.G$28])" office:value-type="float" office:value="2.19701654724862">
            <text:p>2,1970165472</text:p>
          </table:table-cell>
          <table:table-cell table:style-name="ce5" table:formula="of:=[.C$29]*([.E100]/[.G$28])^1/[.K$28]" office:value-type="float" office:value="2228.10266143668">
            <text:p>2228,1027</text:p>
          </table:table-cell>
          <table:table-cell table:formula="of:=[.F100]" office:value-type="float" office:value="15.32">
            <text:p>15,32</text:p>
          </table:table-cell>
          <table:table-cell table:formula="of:=[.E100]" office:value-type="float" office:value="6.52741514360313">
            <text:p>6,5274151436</text:p>
          </table:table-cell>
          <table:table-cell table:formula="of:=LN([.J100])" office:value-type="float" office:value="7.70890567782973">
            <text:p>7,7089056778</text:p>
          </table:table-cell>
          <table:table-cell table:formula="of:=LN([.K100])" office:value-type="float" office:value="2.72915916431244">
            <text:p>2,729159164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0.2">
            <text:p>10,200 </text:p>
          </table:table-cell>
          <table:table-cell table:style-name="ce2" office:value-type="float" office:value="1.548">
            <text:p>1,548 </text:p>
          </table:table-cell>
          <table:table-cell table:formula="of:=[.C101]/[.D101]" office:value-type="float" office:value="6.58914728682171">
            <text:p>6,59</text:p>
          </table:table-cell>
          <table:table-cell table:style-name="ce3" table:formula="of:=[.D101]*[.C101]" office:value-type="float" office:value="15.7896">
            <text:p>15,79</text:p>
          </table:table-cell>
          <table:table-cell/>
          <table:table-cell table:formula="of:=LN([.F101])" office:value-type="float" office:value="2.75935149545776">
            <text:p>2,7593514955</text:p>
          </table:table-cell>
          <table:table-cell table:formula="of:=LN([.E101]/[.G$28])" office:value-type="float" office:value="2.20642947069566">
            <text:p>2,2064294707</text:p>
          </table:table-cell>
          <table:table-cell table:style-name="ce5" table:formula="of:=[.C$29]*([.E101]/[.G$28])^1/[.K$28]" office:value-type="float" office:value="2249.17464009523">
            <text:p>2249,1746</text:p>
          </table:table-cell>
          <table:table-cell table:formula="of:=[.F101]" office:value-type="float" office:value="15.7896">
            <text:p>15,7896</text:p>
          </table:table-cell>
          <table:table-cell table:formula="of:=[.E101]" office:value-type="float" office:value="6.58914728682171">
            <text:p>6,5891472868</text:p>
          </table:table-cell>
          <table:table-cell table:formula="of:=LN([.J101])" office:value-type="float" office:value="7.71831860127678">
            <text:p>7,7183186013</text:p>
          </table:table-cell>
          <table:table-cell table:formula="of:=LN([.K101])" office:value-type="float" office:value="2.75935149545776">
            <text:p>2,7593514955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0.4">
            <text:p>10,400 </text:p>
          </table:table-cell>
          <table:table-cell table:style-name="ce2" office:value-type="float" office:value="1.564">
            <text:p>1,564 </text:p>
          </table:table-cell>
          <table:table-cell table:formula="of:=[.C102]/[.D102]" office:value-type="float" office:value="6.64961636828645">
            <text:p>6,65</text:p>
          </table:table-cell>
          <table:table-cell table:style-name="ce3" table:formula="of:=[.D102]*[.C102]" office:value-type="float" office:value="16.2656">
            <text:p>16,27</text:p>
          </table:table-cell>
          <table:table-cell/>
          <table:table-cell table:formula="of:=LN([.F102])" office:value-type="float" office:value="2.78905244827045">
            <text:p>2,7890524483</text:p>
          </table:table-cell>
          <table:table-cell table:formula="of:=LN([.E102]/[.G$28])" office:value-type="float" office:value="2.21556468959718">
            <text:p>2,2155646896</text:p>
          </table:table-cell>
          <table:table-cell table:style-name="ce5" table:formula="of:=[.C$29]*([.E102]/[.G$28])^1/[.K$28]" office:value-type="float" office:value="2269.81547852547">
            <text:p>2269,8155</text:p>
          </table:table-cell>
          <table:table-cell table:formula="of:=[.F102]" office:value-type="float" office:value="16.2656">
            <text:p>16,2656</text:p>
          </table:table-cell>
          <table:table-cell table:formula="of:=[.E102]" office:value-type="float" office:value="6.64961636828645">
            <text:p>6,6496163683</text:p>
          </table:table-cell>
          <table:table-cell table:formula="of:=LN([.J102])" office:value-type="float" office:value="7.7274538201783">
            <text:p>7,7274538202</text:p>
          </table:table-cell>
          <table:table-cell table:formula="of:=LN([.K102])" office:value-type="float" office:value="2.78905244827045">
            <text:p>2,789052448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0.59">
            <text:p>10,590 </text:p>
          </table:table-cell>
          <table:table-cell table:style-name="ce2" office:value-type="float" office:value="1.58">
            <text:p>1,580 </text:p>
          </table:table-cell>
          <table:table-cell table:formula="of:=[.C103]/[.D103]" office:value-type="float" office:value="6.70253164556962">
            <text:p>6,70</text:p>
          </table:table-cell>
          <table:table-cell table:style-name="ce3" table:formula="of:=[.D103]*[.C103]" office:value-type="float" office:value="16.7322">
            <text:p>16,73</text:p>
          </table:table-cell>
          <table:table-cell/>
          <table:table-cell table:formula="of:=LN([.F103])" office:value-type="float" office:value="2.81733500665219">
            <text:p>2,8173350067</text:p>
          </table:table-cell>
          <table:table-cell table:formula="of:=LN([.E103]/[.G$28])" office:value-type="float" office:value="2.22349083814741">
            <text:p>2,2234908381</text:p>
          </table:table-cell>
          <table:table-cell table:style-name="ce5" table:formula="of:=[.C$29]*([.E103]/[.G$28])^1/[.K$28]" office:value-type="float" office:value="2287.87786119173">
            <text:p>2287,8779</text:p>
          </table:table-cell>
          <table:table-cell table:formula="of:=[.F103]" office:value-type="float" office:value="16.7322">
            <text:p>16,7322</text:p>
          </table:table-cell>
          <table:table-cell table:formula="of:=[.E103]" office:value-type="float" office:value="6.70253164556962">
            <text:p>6,7025316456</text:p>
          </table:table-cell>
          <table:table-cell table:formula="of:=LN([.J103])" office:value-type="float" office:value="7.73537996872853">
            <text:p>7,7353799687</text:p>
          </table:table-cell>
          <table:table-cell table:formula="of:=LN([.K103])" office:value-type="float" office:value="2.81733500665219">
            <text:p>2,8173350067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0.79">
            <text:p>10,790 </text:p>
          </table:table-cell>
          <table:table-cell table:style-name="ce2" office:value-type="float" office:value="1.596">
            <text:p>1,596 </text:p>
          </table:table-cell>
          <table:table-cell table:formula="of:=[.C104]/[.D104]" office:value-type="float" office:value="6.76065162907268">
            <text:p>6,76</text:p>
          </table:table-cell>
          <table:table-cell table:style-name="ce3" table:formula="of:=[.D104]*[.C104]" office:value-type="float" office:value="17.22084">
            <text:p>17,22</text:p>
          </table:table-cell>
          <table:table-cell/>
          <table:table-cell table:formula="of:=LN([.F104])" office:value-type="float" office:value="2.84612027829766">
            <text:p>2,8461202783</text:p>
          </table:table-cell>
          <table:table-cell table:formula="of:=LN([.E104]/[.G$28])" office:value-type="float" office:value="2.2321248058154">
            <text:p>2,2321248058</text:p>
          </table:table-cell>
          <table:table-cell table:style-name="ce5" table:formula="of:=[.C$29]*([.E104]/[.G$28])^1/[.K$28]" office:value-type="float" office:value="2307.71684600837">
            <text:p>2307,7168</text:p>
          </table:table-cell>
          <table:table-cell table:formula="of:=[.F104]" office:value-type="float" office:value="17.22084">
            <text:p>17,22084</text:p>
          </table:table-cell>
          <table:table-cell table:formula="of:=[.E104]" office:value-type="float" office:value="6.76065162907268">
            <text:p>6,7606516291</text:p>
          </table:table-cell>
          <table:table-cell table:formula="of:=LN([.J104])" office:value-type="float" office:value="7.74401393639652">
            <text:p>7,7440139364</text:p>
          </table:table-cell>
          <table:table-cell table:formula="of:=LN([.K104])" office:value-type="float" office:value="2.84612027829766">
            <text:p>2,846120278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1">
            <text:p>11,000 </text:p>
          </table:table-cell>
          <table:table-cell table:style-name="ce2" office:value-type="float" office:value="1.614">
            <text:p>1,614 </text:p>
          </table:table-cell>
          <table:table-cell table:formula="of:=[.C105]/[.D105]" office:value-type="float" office:value="6.81536555142503">
            <text:p>6,82</text:p>
          </table:table-cell>
          <table:table-cell table:style-name="ce3" table:formula="of:=[.D105]*[.C105]" office:value-type="float" office:value="17.754">
            <text:p>17,75</text:p>
          </table:table-cell>
          <table:table-cell/>
          <table:table-cell table:formula="of:=LN([.F105])" office:value-type="float" office:value="2.87661084264613">
            <text:p>2,8766108426</text:p>
          </table:table-cell>
          <table:table-cell table:formula="of:=LN([.E105]/[.G$28])" office:value-type="float" office:value="2.24018522852359">
            <text:p>2,2401852285</text:p>
          </table:table-cell>
          <table:table-cell table:style-name="ce5" table:formula="of:=[.C$29]*([.E105]/[.G$28])^1/[.K$28]" office:value-type="float" office:value="2326.39318776524">
            <text:p>2326,3932</text:p>
          </table:table-cell>
          <table:table-cell table:formula="of:=[.F105]" office:value-type="float" office:value="17.754">
            <text:p>17,754</text:p>
          </table:table-cell>
          <table:table-cell table:formula="of:=[.E105]" office:value-type="float" office:value="6.81536555142503">
            <text:p>6,8153655514</text:p>
          </table:table-cell>
          <table:table-cell table:formula="of:=LN([.J105])" office:value-type="float" office:value="7.7520743591047">
            <text:p>7,7520743591</text:p>
          </table:table-cell>
          <table:table-cell table:formula="of:=LN([.K105])" office:value-type="float" office:value="2.87661084264613">
            <text:p>2,876610842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1.19">
            <text:p>11,190 </text:p>
          </table:table-cell>
          <table:table-cell table:style-name="ce2" office:value-type="float" office:value="1.629">
            <text:p>1,629 </text:p>
          </table:table-cell>
          <table:table-cell table:formula="of:=[.C106]/[.D106]" office:value-type="float" office:value="6.86924493554328">
            <text:p>6,87</text:p>
          </table:table-cell>
          <table:table-cell table:style-name="ce3" table:formula="of:=[.D106]*[.C106]" office:value-type="float" office:value="18.22851">
            <text:p>18,23</text:p>
          </table:table-cell>
          <table:table-cell/>
          <table:table-cell table:formula="of:=LN([.F106])" office:value-type="float" office:value="2.90298685194374">
            <text:p>2,9029868519</text:p>
          </table:table-cell>
          <table:table-cell table:formula="of:=LN([.E106]/[.G$28])" office:value-type="float" office:value="2.2480597182769">
            <text:p>2,2480597183</text:p>
          </table:table-cell>
          <table:table-cell table:style-name="ce5" table:formula="of:=[.C$29]*([.E106]/[.G$28])^1/[.K$28]" office:value-type="float" office:value="2344.78466379508">
            <text:p>2344,7847</text:p>
          </table:table-cell>
          <table:table-cell table:formula="of:=[.F106]" office:value-type="float" office:value="18.22851">
            <text:p>18,22851</text:p>
          </table:table-cell>
          <table:table-cell table:formula="of:=[.E106]" office:value-type="float" office:value="6.86924493554328">
            <text:p>6,8692449355</text:p>
          </table:table-cell>
          <table:table-cell table:formula="of:=LN([.J106])" office:value-type="float" office:value="7.75994884885801">
            <text:p>7,7599488489</text:p>
          </table:table-cell>
          <table:table-cell table:formula="of:=LN([.K106])" office:value-type="float" office:value="2.90298685194374">
            <text:p>2,9029868519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1.4">
            <text:p>11,400 </text:p>
          </table:table-cell>
          <table:table-cell table:style-name="ce2" office:value-type="float" office:value="1.644">
            <text:p>1,644 </text:p>
          </table:table-cell>
          <table:table-cell table:formula="of:=[.C107]/[.D107]" office:value-type="float" office:value="6.93430656934307">
            <text:p>6,93</text:p>
          </table:table-cell>
          <table:table-cell table:style-name="ce3" table:formula="of:=[.D107]*[.C107]" office:value-type="float" office:value="18.7416">
            <text:p>18,74</text:p>
          </table:table-cell>
          <table:table-cell/>
          <table:table-cell table:formula="of:=LN([.F107])" office:value-type="float" office:value="2.93074565203444">
            <text:p>2,930745652</text:p>
          </table:table-cell>
          <table:table-cell table:formula="of:=LN([.E107]/[.G$28])" office:value-type="float" office:value="2.25748658433943">
            <text:p>2,2574865843</text:p>
          </table:table-cell>
          <table:table-cell table:style-name="ce5" table:formula="of:=[.C$29]*([.E107]/[.G$28])^1/[.K$28]" office:value-type="float" office:value="2366.99314850726">
            <text:p>2366,9931</text:p>
          </table:table-cell>
          <table:table-cell table:formula="of:=[.F107]" office:value-type="float" office:value="18.7416">
            <text:p>18,7416</text:p>
          </table:table-cell>
          <table:table-cell table:formula="of:=[.E107]" office:value-type="float" office:value="6.93430656934307">
            <text:p>6,9343065693</text:p>
          </table:table-cell>
          <table:table-cell table:formula="of:=LN([.J107])" office:value-type="float" office:value="7.76937571492055">
            <text:p>7,7693757149</text:p>
          </table:table-cell>
          <table:table-cell table:formula="of:=LN([.K107])" office:value-type="float" office:value="2.93074565203444">
            <text:p>2,930745652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1.59">
            <text:p>11,590 </text:p>
          </table:table-cell>
          <table:table-cell table:style-name="ce2" office:value-type="float" office:value="1.66">
            <text:p>1,660 </text:p>
          </table:table-cell>
          <table:table-cell table:formula="of:=[.C108]/[.D108]" office:value-type="float" office:value="6.98192771084337">
            <text:p>6,98</text:p>
          </table:table-cell>
          <table:table-cell table:style-name="ce3" table:formula="of:=[.D108]*[.C108]" office:value-type="float" office:value="19.2394">
            <text:p>19,24</text:p>
          </table:table-cell>
          <table:table-cell/>
          <table:table-cell table:formula="of:=LN([.F108])" office:value-type="float" office:value="2.95696025972011">
            <text:p>2,9569602597</text:p>
          </table:table-cell>
          <table:table-cell table:formula="of:=LN([.E108]/[.G$28])" office:value-type="float" office:value="2.26433058055618">
            <text:p>2,2643305806</text:p>
          </table:table-cell>
          <table:table-cell table:style-name="ce5" table:formula="of:=[.C$29]*([.E108]/[.G$28])^1/[.K$28]" office:value-type="float" office:value="2383.24840265966">
            <text:p>2383,2484</text:p>
          </table:table-cell>
          <table:table-cell table:formula="of:=[.F108]" office:value-type="float" office:value="19.2394">
            <text:p>19,2394</text:p>
          </table:table-cell>
          <table:table-cell table:formula="of:=[.E108]" office:value-type="float" office:value="6.98192771084337">
            <text:p>6,9819277108</text:p>
          </table:table-cell>
          <table:table-cell table:formula="of:=LN([.J108])" office:value-type="float" office:value="7.7762197111373">
            <text:p>7,7762197111</text:p>
          </table:table-cell>
          <table:table-cell table:formula="of:=LN([.K108])" office:value-type="float" office:value="2.95696025972011">
            <text:p>2,9569602597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1.8">
            <text:p>11,800 </text:p>
          </table:table-cell>
          <table:table-cell table:style-name="ce2" office:value-type="float" office:value="1.676">
            <text:p>1,676 </text:p>
          </table:table-cell>
          <table:table-cell table:formula="of:=[.C109]/[.D109]" office:value-type="float" office:value="7.04057279236277">
            <text:p>7,04</text:p>
          </table:table-cell>
          <table:table-cell table:style-name="ce3" table:formula="of:=[.D109]*[.C109]" office:value-type="float" office:value="19.7768">
            <text:p>19,78</text:p>
          </table:table-cell>
          <table:table-cell/>
          <table:table-cell table:formula="of:=LN([.F109])" office:value-type="float" office:value="2.98450953353151">
            <text:p>2,9845095335</text:p>
          </table:table-cell>
          <table:table-cell table:formula="of:=LN([.E109]/[.G$28])" office:value-type="float" office:value="2.2726950549847">
            <text:p>2,272695055</text:p>
          </table:table-cell>
          <table:table-cell table:style-name="ce5" table:formula="of:=[.C$29]*([.E109]/[.G$28])^1/[.K$28]" office:value-type="float" office:value="2403.26662723077">
            <text:p>2403,2666</text:p>
          </table:table-cell>
          <table:table-cell table:formula="of:=[.F109]" office:value-type="float" office:value="19.7768">
            <text:p>19,7768</text:p>
          </table:table-cell>
          <table:table-cell table:formula="of:=[.E109]" office:value-type="float" office:value="7.04057279236277">
            <text:p>7,0405727924</text:p>
          </table:table-cell>
          <table:table-cell table:formula="of:=LN([.J109])" office:value-type="float" office:value="7.78458418556582">
            <text:p>7,7845841856</text:p>
          </table:table-cell>
          <table:table-cell table:formula="of:=LN([.K109])" office:value-type="float" office:value="2.98450953353151">
            <text:p>2,9845095335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2">
            <text:p>12,000 </text:p>
          </table:table-cell>
          <table:table-cell table:style-name="ce2" office:value-type="float" office:value="1.691">
            <text:p>1,691 </text:p>
          </table:table-cell>
          <table:table-cell table:formula="of:=[.C110]/[.D110]" office:value-type="float" office:value="7.09639266706091">
            <text:p>7,10</text:p>
          </table:table-cell>
          <table:table-cell table:style-name="ce3" table:formula="of:=[.D110]*[.C110]" office:value-type="float" office:value="20.292">
            <text:p>20,29</text:p>
          </table:table-cell>
          <table:table-cell/>
          <table:table-cell table:formula="of:=LN([.F110])" office:value-type="float" office:value="3.01022671970444">
            <text:p>3,0102267197</text:p>
          </table:table-cell>
          <table:table-cell table:formula="of:=LN([.E110]/[.G$28])" office:value-type="float" office:value="2.28059210544453">
            <text:p>2,2805921054</text:p>
          </table:table-cell>
          <table:table-cell table:style-name="ce5" table:formula="of:=[.C$29]*([.E110]/[.G$28])^1/[.K$28]" office:value-type="float" office:value="2422.32048065357">
            <text:p>2422,3205</text:p>
          </table:table-cell>
          <table:table-cell table:formula="of:=[.F110]" office:value-type="float" office:value="20.292">
            <text:p>20,292</text:p>
          </table:table-cell>
          <table:table-cell table:formula="of:=[.E110]" office:value-type="float" office:value="7.09639266706091">
            <text:p>7,0963926671</text:p>
          </table:table-cell>
          <table:table-cell table:formula="of:=LN([.J110])" office:value-type="float" office:value="7.79248123602565">
            <text:p>7,792481236</text:p>
          </table:table-cell>
          <table:table-cell table:formula="of:=LN([.K110])" office:value-type="float" office:value="3.01022671970444">
            <text:p>3,0102267197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2.2">
            <text:p>12,200 </text:p>
          </table:table-cell>
          <table:table-cell table:style-name="ce2" office:value-type="float" office:value="1.707">
            <text:p>1,707 </text:p>
          </table:table-cell>
          <table:table-cell table:formula="of:=[.C111]/[.D111]" office:value-type="float" office:value="7.14704159343878">
            <text:p>7,15</text:p>
          </table:table-cell>
          <table:table-cell table:style-name="ce3" table:formula="of:=[.D111]*[.C111]" office:value-type="float" office:value="20.8254">
            <text:p>20,83</text:p>
          </table:table-cell>
          <table:table-cell/>
          <table:table-cell table:formula="of:=LN([.F111])" office:value-type="float" office:value="3.03617339555151">
            <text:p>3,0361733956</text:p>
          </table:table-cell>
          <table:table-cell table:formula="of:=LN([.E111]/[.G$28])" office:value-type="float" office:value="2.28770403349988">
            <text:p>2,2877040335</text:p>
          </table:table-cell>
          <table:table-cell table:style-name="ce5" table:formula="of:=[.C$29]*([.E111]/[.G$28])^1/[.K$28]" office:value-type="float" office:value="2439.60925502731">
            <text:p>2439,6093</text:p>
          </table:table-cell>
          <table:table-cell table:formula="of:=[.F111]" office:value-type="float" office:value="20.8254">
            <text:p>20,8254</text:p>
          </table:table-cell>
          <table:table-cell table:formula="of:=[.E111]" office:value-type="float" office:value="7.14704159343878">
            <text:p>7,1470415934</text:p>
          </table:table-cell>
          <table:table-cell table:formula="of:=LN([.J111])" office:value-type="float" office:value="7.799593164081">
            <text:p>7,7995931641</text:p>
          </table:table-cell>
          <table:table-cell table:formula="of:=LN([.K111])" office:value-type="float" office:value="3.03617339555151">
            <text:p>3,036173395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2.4">
            <text:p>12,400 </text:p>
          </table:table-cell>
          <table:table-cell table:style-name="ce2" office:value-type="float" office:value="1.722">
            <text:p>1,722 </text:p>
          </table:table-cell>
          <table:table-cell table:formula="of:=[.C112]/[.D112]" office:value-type="float" office:value="7.20092915214867">
            <text:p>7,20</text:p>
          </table:table-cell>
          <table:table-cell table:style-name="ce3" table:formula="of:=[.D112]*[.C112]" office:value-type="float" office:value="21.3528">
            <text:p>21,35</text:p>
          </table:table-cell>
          <table:table-cell/>
          <table:table-cell table:formula="of:=LN([.F112])" office:value-type="float" office:value="3.06118287861653">
            <text:p>3,0611828786</text:p>
          </table:table-cell>
          <table:table-cell table:formula="of:=LN([.E112]/[.G$28])" office:value-type="float" office:value="2.29521559217842">
            <text:p>2,2952155922</text:p>
          </table:table-cell>
          <table:table-cell table:style-name="ce5" table:formula="of:=[.C$29]*([.E112]/[.G$28])^1/[.K$28]" office:value-type="float" office:value="2458.00352141581">
            <text:p>2458,0035</text:p>
          </table:table-cell>
          <table:table-cell table:formula="of:=[.F112]" office:value-type="float" office:value="21.3528">
            <text:p>21,3528</text:p>
          </table:table-cell>
          <table:table-cell table:formula="of:=[.E112]" office:value-type="float" office:value="7.20092915214867">
            <text:p>7,2009291521</text:p>
          </table:table-cell>
          <table:table-cell table:formula="of:=LN([.J112])" office:value-type="float" office:value="7.80710472275954">
            <text:p>7,8071047228</text:p>
          </table:table-cell>
          <table:table-cell table:formula="of:=LN([.K112])" office:value-type="float" office:value="3.06118287861653">
            <text:p>3,061182878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2.6">
            <text:p>12,600 </text:p>
          </table:table-cell>
          <table:table-cell table:style-name="ce2" office:value-type="float" office:value="1.738">
            <text:p>1,738 </text:p>
          </table:table-cell>
          <table:table-cell table:formula="of:=[.C113]/[.D113]" office:value-type="float" office:value="7.24971231300345">
            <text:p>7,25</text:p>
          </table:table-cell>
          <table:table-cell table:style-name="ce3" table:formula="of:=[.D113]*[.C113]" office:value-type="float" office:value="21.8988">
            <text:p>21,90</text:p>
          </table:table-cell>
          <table:table-cell/>
          <table:table-cell table:formula="of:=LN([.F113])" office:value-type="float" office:value="3.08643184080063">
            <text:p>3,0864318408</text:p>
          </table:table-cell>
          <table:table-cell table:formula="of:=LN([.E113]/[.G$28])" office:value-type="float" office:value="2.3019673126872">
            <text:p>2,3019673127</text:p>
          </table:table-cell>
          <table:table-cell table:style-name="ce5" table:formula="of:=[.C$29]*([.E113]/[.G$28])^1/[.K$28]" office:value-type="float" office:value="2474.6554254456">
            <text:p>2474,6554</text:p>
          </table:table-cell>
          <table:table-cell table:formula="of:=[.F113]" office:value-type="float" office:value="21.8988">
            <text:p>21,8988</text:p>
          </table:table-cell>
          <table:table-cell table:formula="of:=[.E113]" office:value-type="float" office:value="7.24971231300345">
            <text:p>7,249712313</text:p>
          </table:table-cell>
          <table:table-cell table:formula="of:=LN([.J113])" office:value-type="float" office:value="7.81385644326832">
            <text:p>7,8138564433</text:p>
          </table:table-cell>
          <table:table-cell table:formula="of:=LN([.K113])" office:value-type="float" office:value="3.08643184080063">
            <text:p>3,0864318408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2.8">
            <text:p>12,800 </text:p>
          </table:table-cell>
          <table:table-cell table:style-name="ce2" office:value-type="float" office:value="1.752">
            <text:p>1,752 </text:p>
          </table:table-cell>
          <table:table-cell table:formula="of:=[.C114]/[.D114]" office:value-type="float" office:value="7.30593607305936">
            <text:p>7,31</text:p>
          </table:table-cell>
          <table:table-cell table:style-name="ce3" table:formula="of:=[.D114]*[.C114]" office:value-type="float" office:value="22.4256">
            <text:p>22,43</text:p>
          </table:table-cell>
          <table:table-cell/>
          <table:table-cell table:formula="of:=LN([.F114])" office:value-type="float" office:value="3.11020316343977">
            <text:p>3,1102031634</text:p>
          </table:table-cell>
          <table:table-cell table:formula="of:=LN([.E114]/[.G$28])" office:value-type="float" office:value="2.30969270398434">
            <text:p>2,309692704</text:p>
          </table:table-cell>
          <table:table-cell table:style-name="ce5" table:formula="of:=[.C$29]*([.E114]/[.G$28])^1/[.K$28]" office:value-type="float" office:value="2493.84714324822">
            <text:p>2493,8471</text:p>
          </table:table-cell>
          <table:table-cell table:formula="of:=[.F114]" office:value-type="float" office:value="22.4256">
            <text:p>22,4256</text:p>
          </table:table-cell>
          <table:table-cell table:formula="of:=[.E114]" office:value-type="float" office:value="7.30593607305936">
            <text:p>7,3059360731</text:p>
          </table:table-cell>
          <table:table-cell table:formula="of:=LN([.J114])" office:value-type="float" office:value="7.82158183456546">
            <text:p>7,8215818346</text:p>
          </table:table-cell>
          <table:table-cell table:formula="of:=LN([.K114])" office:value-type="float" office:value="3.11020316343977">
            <text:p>3,110203163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3">
            <text:p>13,000 </text:p>
          </table:table-cell>
          <table:table-cell table:style-name="ce2" office:value-type="float" office:value="1.767">
            <text:p>1,767 </text:p>
          </table:table-cell>
          <table:table-cell table:formula="of:=[.C115]/[.D115]" office:value-type="float" office:value="7.35710243350311">
            <text:p>7,36</text:p>
          </table:table-cell>
          <table:table-cell table:style-name="ce3" table:formula="of:=[.D115]*[.C115]" office:value-type="float" office:value="22.971">
            <text:p>22,97</text:p>
          </table:table-cell>
          <table:table-cell/>
          <table:table-cell table:formula="of:=LN([.F115])" office:value-type="float" office:value="3.1342325507991">
            <text:p>3,1342325508</text:p>
          </table:table-cell>
          <table:table-cell table:formula="of:=LN([.E115]/[.G$28])" office:value-type="float" office:value="2.31667168969695">
            <text:p>2,3166716897</text:p>
          </table:table-cell>
          <table:table-cell table:style-name="ce5" table:formula="of:=[.C$29]*([.E115]/[.G$28])^1/[.K$28]" office:value-type="float" office:value="2511.31254132275">
            <text:p>2511,3125</text:p>
          </table:table-cell>
          <table:table-cell table:formula="of:=[.F115]" office:value-type="float" office:value="22.971">
            <text:p>22,971</text:p>
          </table:table-cell>
          <table:table-cell table:formula="of:=[.E115]" office:value-type="float" office:value="7.35710243350311">
            <text:p>7,3571024335</text:p>
          </table:table-cell>
          <table:table-cell table:formula="of:=LN([.J115])" office:value-type="float" office:value="7.82856082027807">
            <text:p>7,8285608203</text:p>
          </table:table-cell>
          <table:table-cell table:formula="of:=LN([.K115])" office:value-type="float" office:value="3.1342325507991">
            <text:p>3,1342325508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" office:value-type="float" office:value="13.27">
            <text:p>13,270 </text:p>
          </table:table-cell>
          <table:table-cell table:style-name="ce2" office:value-type="float" office:value="1.789">
            <text:p>1,789 </text:p>
          </table:table-cell>
          <table:table-cell table:formula="of:=[.C116]/[.D116]" office:value-type="float" office:value="7.41755170486305">
            <text:p>7,42</text:p>
          </table:table-cell>
          <table:table-cell table:style-name="ce3" table:formula="of:=[.D116]*[.C116]" office:value-type="float" office:value="23.74003">
            <text:p>23,74</text:p>
          </table:table-cell>
          <table:table-cell/>
          <table:table-cell table:formula="of:=LN([.F116])" office:value-type="float" office:value="3.1671626528707">
            <text:p>3,1671626529</text:p>
          </table:table-cell>
          <table:table-cell table:formula="of:=LN([.E116]/[.G$28])" office:value-type="float" office:value="2.32485456939051">
            <text:p>2,3248545694</text:p>
          </table:table-cell>
          <table:table-cell table:style-name="ce5" table:formula="of:=[.C$29]*([.E116]/[.G$28])^1/[.K$28]" office:value-type="float" office:value="2531.94661766627">
            <text:p>2531,9466</text:p>
          </table:table-cell>
          <table:table-cell table:formula="of:=[.F116]" office:value-type="float" office:value="23.74003">
            <text:p>23,74003</text:p>
          </table:table-cell>
          <table:table-cell table:formula="of:=[.E116]" office:value-type="float" office:value="7.41755170486305">
            <text:p>7,4175517049</text:p>
          </table:table-cell>
          <table:table-cell table:formula="of:=LN([.J116])" office:value-type="float" office:value="7.83674369997162">
            <text:p>7,8367437</text:p>
          </table:table-cell>
          <table:table-cell table:formula="of:=LN([.K116])" office:value-type="float" office:value="3.1671626528707">
            <text:p>3,1671626529</text:p>
          </table:table-cell>
          <table:table-cell table:number-columns-repeated="101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mpada 60W" table:style-name="ta2">
        <office:forms form:automatic-focus="false" form:apply-design-mode="false"/>
        <table:shapes>
          <draw:frame draw:z-index="0" draw:style-name="gr1" svg:width="15.999cm" svg:height="8.999cm" svg:x="2.134cm" svg:y="23.927cm">
            <draw:object draw:notify-on-update-of-ranges="'Lampada 60W'.J14:'Lampada 60W'.J14 'Lampada 60W'.J15:'Lampada 60W'.J42 'Lampada 60W'.K14:'Lampada 60W'.K14 'Lampada 60W'.K15:'Lampada 60W'.K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.975cm" svg:y="34.292cm">
            <draw:object draw:notify-on-update-of-ranges="'Lampada 60W'.G31:'Lampada 60W'.G42 'Lampada 60W'.H31:'Lampada 60W'.H4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15.999cm" svg:height="8.999cm" svg:x="1.894cm" svg:y="44.015cm">
            <draw:object draw:notify-on-update-of-ranges="'Lampada 60W'.L31:'Lampada 60W'.L42 'Lampada 60W'.M31:'Lampada 60W'.M4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>
            <text:p>Medidas do filamento de uma Lampada de Bulbo Grande (60 W, 120V)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>
            <text:p>T<text:span text:style-name="T1">o</text:span><text:span text:style-name="T2">(Kelvin) = 293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"/>
          <table:table-cell/>
          <table:table-cell office:value-type="string">
            <text:p>R0</text:p>
          </table:table-cell>
          <table:table-cell/>
          <table:table-cell office:value-type="string">
            <text:p>Gama/4</text:p>
          </table:table-cell>
          <table:table-cell/>
          <table:table-cell office:value-type="string">
            <text:p>gama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number-matrix-columns-spanned="3" table:number-matrix-rows-spanned="5" table:formula="of:=LINEST([.D15:.D20];[.E15:.F20];1;1)" office:value-type="float" office:value="-13.6319461732277">
            <text:p>-13,6319461732</text:p>
          </table:table-cell>
          <table:table-cell office:value-type="float" office:value="51.9213221305505">
            <text:p>51,9213221306</text:p>
          </table:table-cell>
          <table:table-cell office:value-type="float" office:value="21.8797712696738">
            <text:p>21,8797712697</text:p>
          </table:table-cell>
          <table:table-cell/>
          <table:table-cell table:number-matrix-columns-spanned="2" table:number-matrix-rows-spanned="5" table:formula="of:=LINEST([.H31:.H42];[.G31:.G42];1;1)" office:value-type="float" office:value="0.329869524883189">
            <text:p>0,3298695249</text:p>
          </table:table-cell>
          <table:table-cell office:value-type="float" office:value="1.19160146504584">
            <text:p>1,191601465</text:p>
          </table:table-cell>
          <table:table-cell table:formula="of:=[.H9]*4" office:value-type="float" office:value="1.37995001932412">
            <text:p>1,3799500193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T<text:span text:style-name="T1">o</text:span><text:span text:style-name="T2">(kelvin)=</text:span></text:p>
          </table:table-cell>
          <table:table-cell table:style-name="ce1" office:value-type="float" office:value="293">
            <text:p>293</text:p>
          </table:table-cell>
          <table:table-cell/>
          <table:table-cell office:value-type="float" office:value="1.64151902163951">
            <text:p>1,6415190216</text:p>
          </table:table-cell>
          <table:table-cell office:value-type="float" office:value="0.831218056056568">
            <text:p>0,8312180561</text:p>
          </table:table-cell>
          <table:table-cell office:value-type="float" office:value="0.0616454811206964">
            <text:p>0,0616454811</text:p>
          </table:table-cell>
          <table:table-cell/>
          <table:table-cell office:value-type="float" office:value="0.00711523717461537">
            <text:p>0,0071152372</text:p>
          </table:table-cell>
          <table:table-cell office:value-type="float" office:value="0.0246716995158812">
            <text:p>0,0246716995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0.999933081514262">
            <text:p>0,9999330815</text:p>
          </table:table-cell>
          <table:table-cell office:value-type="float" office:value="0.0907688150996978">
            <text:p>0,0907688151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0.995368960704411">
            <text:p>0,9953689607</text:p>
          </table:table-cell>
          <table:table-cell office:value-type="float" office:value="0.0078068777078773">
            <text:p>0,0078068777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"/>
          <table:table-cell office:value-type="float" office:value="22413.83088271">
            <text:p>22413,83088271</text:p>
          </table:table-cell>
          <table:table-cell office:value-type="float" office:value="3">
            <text:p>3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2149.34250644885">
            <text:p>2149,3425064489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"/>
          <table:table-cell office:value-type="float" office:value="369.334109869275">
            <text:p>369,3341098693</text:p>
          </table:table-cell>
          <table:table-cell office:value-type="float" office:value="0.0247169333838094">
            <text:p>0,0247169334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0.130996707540655">
            <text:p>0,1309967075</text:p>
          </table:table-cell>
          <table:table-cell office:value-type="float" office:value="0.000609473395457515">
            <text:p>0,0006094734</text:p>
          </table:table-cell>
          <table:table-cell table:number-columns-repeated="1015"/>
        </table:table-row>
        <table:table-row table:style-name="ro5">
          <table:table-cell/>
          <table:table-cell table:style-name="ce1" office:value-type="string">
            <text:p>V (mV)</text:p>
          </table:table-cell>
          <table:table-cell table:style-name="ce1" office:value-type="string">
            <text:p>I (mA)</text:p>
          </table:table-cell>
          <table:table-cell office:value-type="string">
            <text:p>R(Ohms)</text:p>
          </table:table-cell>
          <table:table-cell table:style-name="ce3" office:value-type="string">
            <text:p>P(W)</text:p>
          </table:table-cell>
          <table:table-cell office:value-type="string">
            <text:p>P²(W²)</text:p>
          </table:table-cell>
          <table:table-cell office:value-type="string">
            <text:p>ln(P)</text:p>
          </table:table-cell>
          <table:table-cell office:value-type="string">
            <text:p>ln(R/R0)</text:p>
          </table:table-cell>
          <table:table-cell office:value-type="string">
            <text:p>T0</text:p>
          </table:table-cell>
          <table:table-cell table:formula="of:=[.E14]" office:value-type="string" office:string-value="P(W)">
            <text:p>P(W)</text:p>
          </table:table-cell>
          <table:table-cell table:formula="of:=[.D14]" office:value-type="string" office:string-value="R(Ohms)">
            <text:p>R(Ohms)</text:p>
          </table:table-cell>
          <table:table-cell office:value-type="string">
            <text:p>ln(T)</text:p>
          </table:table-cell>
          <table:table-cell office:value-type="string">
            <text:p>ln(P)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422">
            <text:p>422</text:p>
          </table:table-cell>
          <table:table-cell table:style-name="ce1" office:value-type="float" office:value="18.85">
            <text:p>18,85</text:p>
          </table:table-cell>
          <table:table-cell table:style-name="ce3" table:formula="of:=[.B15]/[.C15]" office:value-type="float" office:value="22.3872679045093">
            <text:p>22,39</text:p>
          </table:table-cell>
          <table:table-cell table:style-name="ce3" table:formula="of:=[.C15]*[.B15]*10^(-6)" office:value-type="float" office:value="0.0079547">
            <text:p>0,01</text:p>
          </table:table-cell>
          <table:table-cell table:formula="of:=[.E15]^2" office:value-type="float" office:value="0.00006327725209">
            <text:p>6,327725209E-005</text:p>
          </table:table-cell>
          <table:table-cell table:number-columns-repeated="2"/>
          <table:table-cell table:style-name="ce5" table:formula="of:=[.B$10]*([.D15]/[.F$9])^1/[.J$9]" office:value-type="float" office:value="217.251399254465">
            <text:p>217,2514</text:p>
          </table:table-cell>
          <table:table-cell table:formula="of:=[.E15]" office:value-type="float" office:value="0.0079547">
            <text:p>0,0079547</text:p>
          </table:table-cell>
          <table:table-cell table:formula="of:=[.D15]" office:value-type="float" office:value="22.3872679045093">
            <text:p>22,3872679045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714">
            <text:p>714</text:p>
          </table:table-cell>
          <table:table-cell table:style-name="ce1" office:value-type="float" office:value="31">
            <text:p>31</text:p>
          </table:table-cell>
          <table:table-cell table:style-name="ce3" table:formula="of:=[.B16]/[.C16]" office:value-type="float" office:value="23.0322580645161">
            <text:p>23,03</text:p>
          </table:table-cell>
          <table:table-cell table:style-name="ce3" table:formula="of:=[.C16]*[.B16]*10^(-6)" office:value-type="float" office:value="0.022134">
            <text:p>0,02</text:p>
          </table:table-cell>
          <table:table-cell table:formula="of:=[.E16]^2" office:value-type="float" office:value="0.000489913956">
            <text:p>0,000489914</text:p>
          </table:table-cell>
          <table:table-cell table:number-columns-repeated="2"/>
          <table:table-cell table:style-name="ce5" table:formula="of:=[.B$10]*([.D16]/[.F$9])^1/[.J$9]" office:value-type="float" office:value="223.51053794725">
            <text:p>223,5105</text:p>
          </table:table-cell>
          <table:table-cell table:formula="of:=[.E16]" office:value-type="float" office:value="0.022134">
            <text:p>0,022134</text:p>
          </table:table-cell>
          <table:table-cell table:formula="of:=[.D16]" office:value-type="float" office:value="23.0322580645161">
            <text:p>23,0322580645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885">
            <text:p>885</text:p>
          </table:table-cell>
          <table:table-cell table:style-name="ce1" office:value-type="float" office:value="37.7">
            <text:p>37,7</text:p>
          </table:table-cell>
          <table:table-cell table:style-name="ce3" table:formula="of:=[.B17]/[.C17]" office:value-type="float" office:value="23.474801061008">
            <text:p>23,47</text:p>
          </table:table-cell>
          <table:table-cell table:style-name="ce3" table:formula="of:=[.C17]*[.B17]*10^(-6)" office:value-type="float" office:value="0.0333645">
            <text:p>0,03</text:p>
          </table:table-cell>
          <table:table-cell table:formula="of:=[.E17]^2" office:value-type="float" office:value="0.00111318986025">
            <text:p>0,0011131899</text:p>
          </table:table-cell>
          <table:table-cell table:number-columns-repeated="2"/>
          <table:table-cell table:style-name="ce5" table:formula="of:=[.B$10]*([.D17]/[.F$9])^1/[.J$9]" office:value-type="float" office:value="227.805080971803">
            <text:p>227,8051</text:p>
          </table:table-cell>
          <table:table-cell table:formula="of:=[.E17]" office:value-type="float" office:value="0.0333645">
            <text:p>0,0333645</text:p>
          </table:table-cell>
          <table:table-cell table:formula="of:=[.D17]" office:value-type="float" office:value="23.474801061008">
            <text:p>23,474801061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866">
            <text:p>1866</text:p>
          </table:table-cell>
          <table:table-cell table:style-name="ce1" office:value-type="float" office:value="66.4">
            <text:p>66,4</text:p>
          </table:table-cell>
          <table:table-cell table:style-name="ce3" table:formula="of:=[.B18]/[.C18]" office:value-type="float" office:value="28.1024096385542">
            <text:p>28,10</text:p>
          </table:table-cell>
          <table:table-cell table:style-name="ce3" table:formula="of:=[.C18]*[.B18]*10^(-6)" office:value-type="float" office:value="0.1239024">
            <text:p>0,12</text:p>
          </table:table-cell>
          <table:table-cell table:formula="of:=[.E18]^2" office:value-type="float" office:value="0.01535180472576">
            <text:p>0,0153518047</text:p>
          </table:table-cell>
          <table:table-cell table:number-columns-repeated="2"/>
          <table:table-cell table:style-name="ce5" table:formula="of:=[.B$10]*([.D18]/[.F$9])^1/[.J$9]" office:value-type="float" office:value="272.712500803564">
            <text:p>272,7125</text:p>
          </table:table-cell>
          <table:table-cell table:formula="of:=[.E18]" office:value-type="float" office:value="0.1239024">
            <text:p>0,1239024</text:p>
          </table:table-cell>
          <table:table-cell table:formula="of:=[.D18]" office:value-type="float" office:value="28.1024096385542">
            <text:p>28,1024096386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2971">
            <text:p>2971</text:p>
          </table:table-cell>
          <table:table-cell table:style-name="ce1" office:value-type="float" office:value="86.5">
            <text:p>86,5</text:p>
          </table:table-cell>
          <table:table-cell table:style-name="ce3" table:formula="of:=[.B19]/[.C19]" office:value-type="float" office:value="34.3468208092486">
            <text:p>34,35</text:p>
          </table:table-cell>
          <table:table-cell table:style-name="ce3" table:formula="of:=[.C19]*[.B19]*10^(-6)" office:value-type="float" office:value="0.2569915">
            <text:p>0,26</text:p>
          </table:table-cell>
          <table:table-cell table:formula="of:=[.E19]^2" office:value-type="float" office:value="0.06604463107225">
            <text:p>0,0660446311</text:p>
          </table:table-cell>
          <table:table-cell table:number-columns-repeated="2"/>
          <table:table-cell table:style-name="ce5" table:formula="of:=[.B$10]*([.D19]/[.F$9])^1/[.J$9]" office:value-type="float" office:value="333.309759483811">
            <text:p>333,3098</text:p>
          </table:table-cell>
          <table:table-cell table:formula="of:=[.E19]" office:value-type="float" office:value="0.2569915">
            <text:p>0,2569915</text:p>
          </table:table-cell>
          <table:table-cell table:formula="of:=[.D19]" office:value-type="float" office:value="34.3468208092486">
            <text:p>34,3468208092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4670">
            <text:p>4670</text:p>
          </table:table-cell>
          <table:table-cell table:style-name="ce1" office:value-type="float" office:value="105.7">
            <text:p>105,7</text:p>
          </table:table-cell>
          <table:table-cell table:style-name="ce3" table:formula="of:=[.B20]/[.C20]" office:value-type="float" office:value="44.1816461684011">
            <text:p>44,18</text:p>
          </table:table-cell>
          <table:table-cell table:style-name="ce3" table:formula="of:=[.C20]*[.B20]*10^(-6)" office:value-type="float" office:value="0.493619">
            <text:p>0,49</text:p>
          </table:table-cell>
          <table:table-cell table:formula="of:=[.E20]^2" office:value-type="float" office:value="0.243659717161">
            <text:p>0,2436597172</text:p>
          </table:table-cell>
          <table:table-cell table:number-columns-repeated="2"/>
          <table:table-cell table:style-name="ce5" table:formula="of:=[.B$10]*([.D20]/[.F$9])^1/[.J$9]" office:value-type="float" office:value="428.749255710541">
            <text:p>428,7493</text:p>
          </table:table-cell>
          <table:table-cell table:formula="of:=[.E20]" office:value-type="float" office:value="0.493619">
            <text:p>0,493619</text:p>
          </table:table-cell>
          <table:table-cell table:formula="of:=[.D20]" office:value-type="float" office:value="44.1816461684011">
            <text:p>44,1816461684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8780">
            <text:p>8780</text:p>
          </table:table-cell>
          <table:table-cell table:style-name="ce1" office:value-type="float" office:value="132.1">
            <text:p>132,1</text:p>
          </table:table-cell>
          <table:table-cell table:style-name="ce3" table:formula="of:=[.B21]/[.C21]" office:value-type="float" office:value="66.4647993943982">
            <text:p>66,46</text:p>
          </table:table-cell>
          <table:table-cell table:style-name="ce3" table:formula="of:=[.C21]*[.B21]*10^(-6)" office:value-type="float" office:value="1.159838">
            <text:p>1,16</text:p>
          </table:table-cell>
          <table:table-cell table:number-columns-repeated="3"/>
          <table:table-cell table:style-name="ce5" table:formula="of:=[.B$10]*([.D21]/[.F$9])^1/[.J$9]" office:value-type="float" office:value="644.990301236888">
            <text:p>644,9903</text:p>
          </table:table-cell>
          <table:table-cell table:formula="of:=[.E21]" office:value-type="float" office:value="1.159838">
            <text:p>1,159838</text:p>
          </table:table-cell>
          <table:table-cell table:formula="of:=[.D21]" office:value-type="float" office:value="66.4647993943982">
            <text:p>66,4647993944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4900">
            <text:p>14900</text:p>
          </table:table-cell>
          <table:table-cell table:style-name="ce1" office:value-type="float" office:value="160.5">
            <text:p>160,5</text:p>
          </table:table-cell>
          <table:table-cell table:style-name="ce3" table:formula="of:=[.B22]/[.C22]" office:value-type="float" office:value="92.8348909657321">
            <text:p>92,83</text:p>
          </table:table-cell>
          <table:table-cell table:style-name="ce3" table:formula="of:=[.C22]*[.B22]*10^(-6)" office:value-type="float" office:value="2.39145">
            <text:p>2,39</text:p>
          </table:table-cell>
          <table:table-cell table:number-columns-repeated="3"/>
          <table:table-cell table:style-name="ce5" table:formula="of:=[.B$10]*([.D22]/[.F$9])^1/[.J$9]" office:value-type="float" office:value="900.891973418456">
            <text:p>900,8920</text:p>
          </table:table-cell>
          <table:table-cell table:formula="of:=[.E22]" office:value-type="float" office:value="2.39145">
            <text:p>2,39145</text:p>
          </table:table-cell>
          <table:table-cell table:formula="of:=[.D22]" office:value-type="float" office:value="92.8348909657321">
            <text:p>92,8348909657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9550">
            <text:p>19550</text:p>
          </table:table-cell>
          <table:table-cell table:style-name="ce1" office:value-type="float" office:value="179.8">
            <text:p>179,8</text:p>
          </table:table-cell>
          <table:table-cell table:style-name="ce3" table:formula="of:=[.B23]/[.C23]" office:value-type="float" office:value="108.7319243604">
            <text:p>108,73</text:p>
          </table:table-cell>
          <table:table-cell table:style-name="ce3" table:formula="of:=[.C23]*[.B23]*10^(-6)" office:value-type="float" office:value="3.51509">
            <text:p>3,52</text:p>
          </table:table-cell>
          <table:table-cell table:number-columns-repeated="3"/>
          <table:table-cell table:style-name="ce5" table:formula="of:=[.B$10]*([.D23]/[.F$9])^1/[.J$9]" office:value-type="float" office:value="1055.16058554736">
            <text:p>1055,1606</text:p>
          </table:table-cell>
          <table:table-cell table:formula="of:=[.E23]" office:value-type="float" office:value="3.51509">
            <text:p>3,51509</text:p>
          </table:table-cell>
          <table:table-cell table:formula="of:=[.D23]" office:value-type="float" office:value="108.7319243604">
            <text:p>108,7319243604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24390">
            <text:p>24390</text:p>
          </table:table-cell>
          <table:table-cell table:style-name="ce1" office:value-type="float" office:value="198.56">
            <text:p>198,56</text:p>
          </table:table-cell>
          <table:table-cell table:style-name="ce3" table:formula="of:=[.B24]/[.C24]" office:value-type="float" office:value="122.834407735697">
            <text:p>122,83</text:p>
          </table:table-cell>
          <table:table-cell table:style-name="ce3" table:formula="of:=[.C24]*[.B24]*10^(-6)" office:value-type="float" office:value="4.8428784">
            <text:p>4,84</text:p>
          </table:table-cell>
          <table:table-cell table:number-columns-repeated="3"/>
          <table:table-cell table:style-name="ce5" table:formula="of:=[.B$10]*([.D24]/[.F$9])^1/[.J$9]" office:value-type="float" office:value="1192.01445531451">
            <text:p>1192,0145</text:p>
          </table:table-cell>
          <table:table-cell table:formula="of:=[.E24]" office:value-type="float" office:value="4.8428784">
            <text:p>4,8428784</text:p>
          </table:table-cell>
          <table:table-cell table:formula="of:=[.D24]" office:value-type="float" office:value="122.834407735697">
            <text:p>122,8344077357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29260">
            <text:p>29260</text:p>
          </table:table-cell>
          <table:table-cell table:style-name="ce1" office:value-type="float" office:value="216.7">
            <text:p>216,7</text:p>
          </table:table-cell>
          <table:table-cell table:style-name="ce3" table:formula="of:=[.B25]/[.C25]" office:value-type="float" office:value="135.02538071066">
            <text:p>135,03</text:p>
          </table:table-cell>
          <table:table-cell table:style-name="ce3" table:formula="of:=[.C25]*[.B25]*10^(-6)" office:value-type="float" office:value="6.340642">
            <text:p>6,34</text:p>
          </table:table-cell>
          <table:table-cell table:number-columns-repeated="3"/>
          <table:table-cell table:style-name="ce5" table:formula="of:=[.B$10]*([.D25]/[.F$9])^1/[.J$9]" office:value-type="float" office:value="1310.31857122455">
            <text:p>1310,3186</text:p>
          </table:table-cell>
          <table:table-cell table:formula="of:=[.E25]" office:value-type="float" office:value="6.340642">
            <text:p>6,340642</text:p>
          </table:table-cell>
          <table:table-cell table:formula="of:=[.D25]" office:value-type="float" office:value="135.02538071066">
            <text:p>135,0253807107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34420">
            <text:p>34420</text:p>
          </table:table-cell>
          <table:table-cell table:style-name="ce1" office:value-type="float" office:value="234.9">
            <text:p>234,9</text:p>
          </table:table-cell>
          <table:table-cell table:style-name="ce3" table:formula="of:=[.B26]/[.C26]" office:value-type="float" office:value="146.530438484461">
            <text:p>146,53</text:p>
          </table:table-cell>
          <table:table-cell table:style-name="ce3" table:formula="of:=[.C26]*[.B26]*10^(-6)" office:value-type="float" office:value="8.085258">
            <text:p>8,09</text:p>
          </table:table-cell>
          <table:table-cell table:number-columns-repeated="3"/>
          <table:table-cell table:style-name="ce5" table:formula="of:=[.B$10]*([.D26]/[.F$9])^1/[.J$9]" office:value-type="float" office:value="1421.96640205961">
            <text:p>1421,9664</text:p>
          </table:table-cell>
          <table:table-cell table:formula="of:=[.E26]" office:value-type="float" office:value="8.085258">
            <text:p>8,085258</text:p>
          </table:table-cell>
          <table:table-cell table:formula="of:=[.D26]" office:value-type="float" office:value="146.530438484461">
            <text:p>146,5304384845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39300">
            <text:p>39300</text:p>
          </table:table-cell>
          <table:table-cell table:style-name="ce1" office:value-type="float" office:value="251.3">
            <text:p>251,3</text:p>
          </table:table-cell>
          <table:table-cell table:style-name="ce3" table:formula="of:=[.B27]/[.C27]" office:value-type="float" office:value="156.386788698766">
            <text:p>156,39</text:p>
          </table:table-cell>
          <table:table-cell table:style-name="ce3" table:formula="of:=[.C27]*[.B27]*10^(-6)" office:value-type="float" office:value="9.87609">
            <text:p>9,88</text:p>
          </table:table-cell>
          <table:table-cell table:number-columns-repeated="3"/>
          <table:table-cell table:style-name="ce5" table:formula="of:=[.B$10]*([.D27]/[.F$9])^1/[.J$9]" office:value-type="float" office:value="1517.61478062609">
            <text:p>1517,6148</text:p>
          </table:table-cell>
          <table:table-cell table:formula="of:=[.E27]" office:value-type="float" office:value="9.87609">
            <text:p>9,87609</text:p>
          </table:table-cell>
          <table:table-cell table:formula="of:=[.D27]" office:value-type="float" office:value="156.386788698766">
            <text:p>156,3867886988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44400">
            <text:p>44400</text:p>
          </table:table-cell>
          <table:table-cell table:style-name="ce1" office:value-type="float" office:value="268">
            <text:p>268</text:p>
          </table:table-cell>
          <table:table-cell table:style-name="ce3" table:formula="of:=[.B28]/[.C28]" office:value-type="float" office:value="165.671641791045">
            <text:p>165,67</text:p>
          </table:table-cell>
          <table:table-cell table:style-name="ce3" table:formula="of:=[.C28]*[.B28]*10^(-6)" office:value-type="float" office:value="11.8992">
            <text:p>11,90</text:p>
          </table:table-cell>
          <table:table-cell table:number-columns-repeated="3"/>
          <table:table-cell table:style-name="ce5" table:formula="of:=[.B$10]*([.D28]/[.F$9])^1/[.J$9]" office:value-type="float" office:value="1607.71721450831">
            <text:p>1607,7172</text:p>
          </table:table-cell>
          <table:table-cell table:formula="of:=[.E28]" office:value-type="float" office:value="11.8992">
            <text:p>11,8992</text:p>
          </table:table-cell>
          <table:table-cell table:formula="of:=[.D28]" office:value-type="float" office:value="165.671641791045">
            <text:p>165,671641791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48700">
            <text:p>48700</text:p>
          </table:table-cell>
          <table:table-cell table:style-name="ce1" office:value-type="float" office:value="281.2">
            <text:p>281,2</text:p>
          </table:table-cell>
          <table:table-cell table:style-name="ce3" table:formula="of:=[.B29]/[.C29]" office:value-type="float" office:value="173.186344238976">
            <text:p>173,19</text:p>
          </table:table-cell>
          <table:table-cell table:style-name="ce3" table:formula="of:=[.C29]*[.B29]*10^(-6)" office:value-type="float" office:value="13.69444">
            <text:p>13,69</text:p>
          </table:table-cell>
          <table:table-cell table:number-columns-repeated="3"/>
          <table:table-cell table:style-name="ce5" table:formula="of:=[.B$10]*([.D29]/[.F$9])^1/[.J$9]" office:value-type="float" office:value="1680.64168339651">
            <text:p>1680,6417</text:p>
          </table:table-cell>
          <table:table-cell table:formula="of:=[.E29]" office:value-type="float" office:value="13.69444">
            <text:p>13,69444</text:p>
          </table:table-cell>
          <table:table-cell table:formula="of:=[.D29]" office:value-type="float" office:value="173.186344238976">
            <text:p>173,186344239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53300">
            <text:p>53300</text:p>
          </table:table-cell>
          <table:table-cell table:style-name="ce1" office:value-type="float" office:value="294.4">
            <text:p>294,4</text:p>
          </table:table-cell>
          <table:table-cell table:style-name="ce3" table:formula="of:=[.B30]/[.C30]" office:value-type="float" office:value="181.046195652174">
            <text:p>181,05</text:p>
          </table:table-cell>
          <table:table-cell table:style-name="ce3" table:formula="of:=[.C30]*[.B30]*10^(-6)" office:value-type="float" office:value="15.69152">
            <text:p>15,69</text:p>
          </table:table-cell>
          <table:table-cell table:number-columns-repeated="3"/>
          <table:table-cell table:style-name="ce5" table:formula="of:=[.B$10]*([.D30]/[.F$9])^1/[.J$9]" office:value-type="float" office:value="1756.91556034893">
            <text:p>1756,9156</text:p>
          </table:table-cell>
          <table:table-cell table:formula="of:=[.E30]" office:value-type="float" office:value="15.69152">
            <text:p>15,69152</text:p>
          </table:table-cell>
          <table:table-cell table:formula="of:=[.D30]" office:value-type="float" office:value="181.046195652174">
            <text:p>181,0461956522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58400">
            <text:p>58400</text:p>
          </table:table-cell>
          <table:table-cell table:style-name="ce1" office:value-type="float" office:value="309.7">
            <text:p>309,7</text:p>
          </table:table-cell>
          <table:table-cell table:style-name="ce3" table:formula="of:=[.B31]/[.C31]" office:value-type="float" office:value="188.569583467872">
            <text:p>188,57</text:p>
          </table:table-cell>
          <table:table-cell table:style-name="ce3" table:formula="of:=[.C31]*[.B31]*10^(-6)" office:value-type="float" office:value="18.08648">
            <text:p>18,09</text:p>
          </table:table-cell>
          <table:table-cell/>
          <table:table-cell table:formula="of:=LN([.E31])" office:value-type="float" office:value="2.8951646978312">
            <text:p>2,8951646978</text:p>
          </table:table-cell>
          <table:table-cell table:formula="of:=LN([.D31]/[.F$9])" office:value-type="float" office:value="2.15390455819206">
            <text:p>2,1539045582</text:p>
          </table:table-cell>
          <table:table-cell table:style-name="ce5" table:formula="of:=[.B$10]*([.D31]/[.F$9])^1/[.J$9]" office:value-type="float" office:value="1829.9243141221">
            <text:p>1829,9243</text:p>
          </table:table-cell>
          <table:table-cell table:formula="of:=[.E31]" office:value-type="float" office:value="18.08648">
            <text:p>18,08648</text:p>
          </table:table-cell>
          <table:table-cell table:formula="of:=[.D31]" office:value-type="float" office:value="188.569583467872">
            <text:p>188,5695834679</text:p>
          </table:table-cell>
          <table:table-cell table:formula="of:=LN([.I31])" office:value-type="float" office:value="7.51202988657696">
            <text:p>7,5120298866</text:p>
          </table:table-cell>
          <table:table-cell table:formula="of:=LN([.J31])" office:value-type="float" office:value="2.8951646978312">
            <text:p>2,8951646978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63500">
            <text:p>63500</text:p>
          </table:table-cell>
          <table:table-cell table:style-name="ce1" office:value-type="float" office:value="323.7">
            <text:p>323,7</text:p>
          </table:table-cell>
          <table:table-cell table:style-name="ce3" table:formula="of:=[.B32]/[.C32]" office:value-type="float" office:value="196.169292554835">
            <text:p>196,17</text:p>
          </table:table-cell>
          <table:table-cell table:style-name="ce3" table:formula="of:=[.C32]*[.B32]*10^(-6)" office:value-type="float" office:value="20.55495">
            <text:p>20,55</text:p>
          </table:table-cell>
          <table:table-cell/>
          <table:table-cell table:formula="of:=LN([.E32])" office:value-type="float" office:value="3.02310178784871">
            <text:p>3,0231017878</text:p>
          </table:table-cell>
          <table:table-cell table:formula="of:=LN([.D32]/[.F$9])" office:value-type="float" office:value="2.19341550030348">
            <text:p>2,1934155003</text:p>
          </table:table-cell>
          <table:table-cell table:style-name="ce5" table:formula="of:=[.B$10]*([.D32]/[.F$9])^1/[.J$9]" office:value-type="float" office:value="1903.67370775566">
            <text:p>1903,6737</text:p>
          </table:table-cell>
          <table:table-cell table:formula="of:=[.E32]" office:value-type="float" office:value="20.55495">
            <text:p>20,55495</text:p>
          </table:table-cell>
          <table:table-cell table:formula="of:=[.D32]" office:value-type="float" office:value="196.169292554835">
            <text:p>196,1692925548</text:p>
          </table:table-cell>
          <table:table-cell table:formula="of:=LN([.I32])" office:value-type="float" office:value="7.55154082868839">
            <text:p>7,5515408287</text:p>
          </table:table-cell>
          <table:table-cell table:formula="of:=LN([.J32])" office:value-type="float" office:value="3.02310178784871">
            <text:p>3,0231017878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68500">
            <text:p>68500</text:p>
          </table:table-cell>
          <table:table-cell table:style-name="ce1" office:value-type="float" office:value="337.5">
            <text:p>337,5</text:p>
          </table:table-cell>
          <table:table-cell table:style-name="ce3" table:formula="of:=[.B33]/[.C33]" office:value-type="float" office:value="202.962962962963">
            <text:p>202,96</text:p>
          </table:table-cell>
          <table:table-cell table:style-name="ce3" table:formula="of:=[.C33]*[.B33]*10^(-6)" office:value-type="float" office:value="23.11875">
            <text:p>23,12</text:p>
          </table:table-cell>
          <table:table-cell/>
          <table:table-cell table:formula="of:=LN([.E33])" office:value-type="float" office:value="3.14064397659863">
            <text:p>3,1406439766</text:p>
          </table:table-cell>
          <table:table-cell table:formula="of:=LN([.D33]/[.F$9])" office:value-type="float" office:value="2.22746099029263">
            <text:p>2,2274609903</text:p>
          </table:table-cell>
          <table:table-cell table:style-name="ce5" table:formula="of:=[.B$10]*([.D33]/[.F$9])^1/[.J$9]" office:value-type="float" office:value="1969.60110937228">
            <text:p>1969,6011</text:p>
          </table:table-cell>
          <table:table-cell table:formula="of:=[.E33]" office:value-type="float" office:value="23.11875">
            <text:p>23,11875</text:p>
          </table:table-cell>
          <table:table-cell table:formula="of:=[.D33]" office:value-type="float" office:value="202.962962962963">
            <text:p>202,962962963</text:p>
          </table:table-cell>
          <table:table-cell table:formula="of:=LN([.I33])" office:value-type="float" office:value="7.58558631867753">
            <text:p>7,5855863187</text:p>
          </table:table-cell>
          <table:table-cell table:formula="of:=LN([.J33])" office:value-type="float" office:value="3.14064397659863">
            <text:p>3,1406439766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73200">
            <text:p>73200</text:p>
          </table:table-cell>
          <table:table-cell table:style-name="ce1" office:value-type="float" office:value="349.4">
            <text:p>349,4</text:p>
          </table:table-cell>
          <table:table-cell table:style-name="ce3" table:formula="of:=[.B34]/[.C34]" office:value-type="float" office:value="209.502003434459">
            <text:p>209,50</text:p>
          </table:table-cell>
          <table:table-cell table:style-name="ce3" table:formula="of:=[.C34]*[.B34]*10^(-6)" office:value-type="float" office:value="25.57608">
            <text:p>25,58</text:p>
          </table:table-cell>
          <table:table-cell/>
          <table:table-cell table:formula="of:=LN([.E34])" office:value-type="float" office:value="3.24165753968508">
            <text:p>3,2416575397</text:p>
          </table:table-cell>
          <table:table-cell table:formula="of:=LN([.D34]/[.F$9])" office:value-type="float" office:value="2.25917077860434">
            <text:p>2,2591707786</text:p>
          </table:table-cell>
          <table:table-cell table:style-name="ce5" table:formula="of:=[.B$10]*([.D34]/[.F$9])^1/[.J$9]" office:value-type="float" office:value="2033.05752121644">
            <text:p>2033,0575</text:p>
          </table:table-cell>
          <table:table-cell table:formula="of:=[.E34]" office:value-type="float" office:value="25.57608">
            <text:p>25,57608</text:p>
          </table:table-cell>
          <table:table-cell table:formula="of:=[.D34]" office:value-type="float" office:value="209.502003434459">
            <text:p>209,5020034345</text:p>
          </table:table-cell>
          <table:table-cell table:formula="of:=LN([.I34])" office:value-type="float" office:value="7.61729610698925">
            <text:p>7,617296107</text:p>
          </table:table-cell>
          <table:table-cell table:formula="of:=LN([.J34])" office:value-type="float" office:value="3.24165753968508">
            <text:p>3,2416575397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78600">
            <text:p>78600</text:p>
          </table:table-cell>
          <table:table-cell table:style-name="ce1" office:value-type="float" office:value="363.1">
            <text:p>363,1</text:p>
          </table:table-cell>
          <table:table-cell table:style-name="ce3" table:formula="of:=[.B35]/[.C35]" office:value-type="float" office:value="216.469292206004">
            <text:p>216,47</text:p>
          </table:table-cell>
          <table:table-cell table:style-name="ce3" table:formula="of:=[.C35]*[.B35]*10^(-6)" office:value-type="float" office:value="28.53966">
            <text:p>28,54</text:p>
          </table:table-cell>
          <table:table-cell/>
          <table:table-cell table:formula="of:=LN([.E35])" office:value-type="float" office:value="3.35129469887331">
            <text:p>3,3512946989</text:p>
          </table:table-cell>
          <table:table-cell table:formula="of:=LN([.D35]/[.F$9])" office:value-type="float" office:value="2.2918861763519">
            <text:p>2,2918861764</text:p>
          </table:table-cell>
          <table:table-cell table:style-name="ce5" table:formula="of:=[.B$10]*([.D35]/[.F$9])^1/[.J$9]" office:value-type="float" office:value="2100.66975693383">
            <text:p>2100,6698</text:p>
          </table:table-cell>
          <table:table-cell table:formula="of:=[.E35]" office:value-type="float" office:value="28.53966">
            <text:p>28,53966</text:p>
          </table:table-cell>
          <table:table-cell table:formula="of:=[.D35]" office:value-type="float" office:value="216.469292206004">
            <text:p>216,469292206</text:p>
          </table:table-cell>
          <table:table-cell table:formula="of:=LN([.I35])" office:value-type="float" office:value="7.65001150473681">
            <text:p>7,6500115047</text:p>
          </table:table-cell>
          <table:table-cell table:formula="of:=LN([.J35])" office:value-type="float" office:value="3.35129469887331">
            <text:p>3,3512946989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83000">
            <text:p>83000</text:p>
          </table:table-cell>
          <table:table-cell table:style-name="ce1" office:value-type="float" office:value="373.7">
            <text:p>373,7</text:p>
          </table:table-cell>
          <table:table-cell table:style-name="ce3" table:formula="of:=[.B36]/[.C36]" office:value-type="float" office:value="222.103291410222">
            <text:p>222,10</text:p>
          </table:table-cell>
          <table:table-cell table:style-name="ce3" table:formula="of:=[.C36]*[.B36]*10^(-6)" office:value-type="float" office:value="31.0171">
            <text:p>31,02</text:p>
          </table:table-cell>
          <table:table-cell/>
          <table:table-cell table:formula="of:=LN([.E36])" office:value-type="float" office:value="3.4345386653059">
            <text:p>3,4345386653</text:p>
          </table:table-cell>
          <table:table-cell table:formula="of:=LN([.D36]/[.F$9])" office:value-type="float" office:value="2.31758002664219">
            <text:p>2,3175800266</text:p>
          </table:table-cell>
          <table:table-cell table:style-name="ce5" table:formula="of:=[.B$10]*([.D36]/[.F$9])^1/[.J$9]" office:value-type="float" office:value="2155.34343197698">
            <text:p>2155,3434</text:p>
          </table:table-cell>
          <table:table-cell table:formula="of:=[.E36]" office:value-type="float" office:value="31.0171">
            <text:p>31,0171</text:p>
          </table:table-cell>
          <table:table-cell table:formula="of:=[.D36]" office:value-type="float" office:value="222.103291410222">
            <text:p>222,1032914102</text:p>
          </table:table-cell>
          <table:table-cell table:formula="of:=LN([.I36])" office:value-type="float" office:value="7.6757053550271">
            <text:p>7,675705355</text:p>
          </table:table-cell>
          <table:table-cell table:formula="of:=LN([.J36])" office:value-type="float" office:value="3.4345386653059">
            <text:p>3,4345386653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88300">
            <text:p>88300</text:p>
          </table:table-cell>
          <table:table-cell table:style-name="ce1" office:value-type="float" office:value="386.4">
            <text:p>386,4</text:p>
          </table:table-cell>
          <table:table-cell table:style-name="ce3" table:formula="of:=[.B37]/[.C37]" office:value-type="float" office:value="228.51966873706">
            <text:p>228,52</text:p>
          </table:table-cell>
          <table:table-cell table:style-name="ce3" table:formula="of:=[.C37]*[.B37]*10^(-6)" office:value-type="float" office:value="34.11912">
            <text:p>34,12</text:p>
          </table:table-cell>
          <table:table-cell/>
          <table:table-cell table:formula="of:=LN([.E37])" office:value-type="float" office:value="3.52985793096614">
            <text:p>3,529857931</text:p>
          </table:table-cell>
          <table:table-cell table:formula="of:=LN([.D37]/[.F$9])" office:value-type="float" office:value="2.34605976060858">
            <text:p>2,3460597606</text:p>
          </table:table-cell>
          <table:table-cell table:style-name="ce5" table:formula="of:=[.B$10]*([.D37]/[.F$9])^1/[.J$9]" office:value-type="float" office:value="2217.60949134367">
            <text:p>2217,6095</text:p>
          </table:table-cell>
          <table:table-cell table:formula="of:=[.E37]" office:value-type="float" office:value="34.11912">
            <text:p>34,11912</text:p>
          </table:table-cell>
          <table:table-cell table:formula="of:=[.D37]" office:value-type="float" office:value="228.51966873706">
            <text:p>228,5196687371</text:p>
          </table:table-cell>
          <table:table-cell table:formula="of:=LN([.I37])" office:value-type="float" office:value="7.70418508899349">
            <text:p>7,704185089</text:p>
          </table:table-cell>
          <table:table-cell table:formula="of:=LN([.J37])" office:value-type="float" office:value="3.52985793096614">
            <text:p>3,529857931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92800">
            <text:p>92800</text:p>
          </table:table-cell>
          <table:table-cell table:style-name="ce1" office:value-type="float" office:value="397.1">
            <text:p>397,1</text:p>
          </table:table-cell>
          <table:table-cell table:style-name="ce3" table:formula="of:=[.B38]/[.C38]" office:value-type="float" office:value="233.694283555779">
            <text:p>233,69</text:p>
          </table:table-cell>
          <table:table-cell table:style-name="ce3" table:formula="of:=[.C38]*[.B38]*10^(-6)" office:value-type="float" office:value="36.85088">
            <text:p>36,85</text:p>
          </table:table-cell>
          <table:table-cell/>
          <table:table-cell table:formula="of:=LN([.E38])" office:value-type="float" office:value="3.60687949894722">
            <text:p>3,6068794989</text:p>
          </table:table-cell>
          <table:table-cell table:formula="of:=LN([.D38]/[.F$9])" office:value-type="float" office:value="2.36845125699198">
            <text:p>2,368451257</text:p>
          </table:table-cell>
          <table:table-cell table:style-name="ce5" table:formula="of:=[.B$10]*([.D38]/[.F$9])^1/[.J$9]" office:value-type="float" office:value="2267.82519049752">
            <text:p>2267,8252</text:p>
          </table:table-cell>
          <table:table-cell table:formula="of:=[.E38]" office:value-type="float" office:value="36.85088">
            <text:p>36,85088</text:p>
          </table:table-cell>
          <table:table-cell table:formula="of:=[.D38]" office:value-type="float" office:value="233.694283555779">
            <text:p>233,6942835558</text:p>
          </table:table-cell>
          <table:table-cell table:formula="of:=LN([.I38])" office:value-type="float" office:value="7.72657658537689">
            <text:p>7,7265765854</text:p>
          </table:table-cell>
          <table:table-cell table:formula="of:=LN([.J38])" office:value-type="float" office:value="3.60687949894722">
            <text:p>3,6068794989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98400">
            <text:p>98400</text:p>
          </table:table-cell>
          <table:table-cell table:style-name="ce1" office:value-type="float" office:value="402">
            <text:p>402</text:p>
          </table:table-cell>
          <table:table-cell table:style-name="ce3" table:formula="of:=[.B39]/[.C39]" office:value-type="float" office:value="244.776119402985">
            <text:p>244,78</text:p>
          </table:table-cell>
          <table:table-cell table:style-name="ce3" table:formula="of:=[.C39]*[.B39]*10^(-6)" office:value-type="float" office:value="39.5568">
            <text:p>39,56</text:p>
          </table:table-cell>
          <table:table-cell/>
          <table:table-cell table:formula="of:=LN([.E39])" office:value-type="float" office:value="3.67773761369509">
            <text:p>3,6777376137</text:p>
          </table:table-cell>
          <table:table-cell table:formula="of:=LN([.D39]/[.F$9])" office:value-type="float" office:value="2.41478147077622">
            <text:p>2,4147814708</text:p>
          </table:table-cell>
          <table:table-cell table:style-name="ce5" table:formula="of:=[.B$10]*([.D39]/[.F$9])^1/[.J$9]" office:value-type="float" office:value="2375.36597458886">
            <text:p>2375,3660</text:p>
          </table:table-cell>
          <table:table-cell table:formula="of:=[.E39]" office:value-type="float" office:value="39.5568">
            <text:p>39,5568</text:p>
          </table:table-cell>
          <table:table-cell table:formula="of:=[.D39]" office:value-type="float" office:value="244.776119402985">
            <text:p>244,776119403</text:p>
          </table:table-cell>
          <table:table-cell table:formula="of:=LN([.I39])" office:value-type="float" office:value="7.77290679916113">
            <text:p>7,7729067992</text:p>
          </table:table-cell>
          <table:table-cell table:formula="of:=LN([.J39])" office:value-type="float" office:value="3.67773761369509">
            <text:p>3,6777376137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103500">
            <text:p>103500</text:p>
          </table:table-cell>
          <table:table-cell table:style-name="ce1" office:value-type="float" office:value="413">
            <text:p>413</text:p>
          </table:table-cell>
          <table:table-cell table:style-name="ce3" table:formula="of:=[.B40]/[.C40]" office:value-type="float" office:value="250.605326876513">
            <text:p>250,61</text:p>
          </table:table-cell>
          <table:table-cell table:style-name="ce3" table:formula="of:=[.C40]*[.B40]*10^(-6)" office:value-type="float" office:value="42.7455">
            <text:p>42,75</text:p>
          </table:table-cell>
          <table:table-cell/>
          <table:table-cell table:formula="of:=LN([.E40])" office:value-type="float" office:value="3.75526392668432">
            <text:p>3,7552639267</text:p>
          </table:table-cell>
          <table:table-cell table:formula="of:=LN([.D40]/[.F$9])" office:value-type="float" office:value="2.43831677508142">
            <text:p>2,4383167751</text:p>
          </table:table-cell>
          <table:table-cell table:style-name="ce5" table:formula="of:=[.B$10]*([.D40]/[.F$9])^1/[.J$9]" office:value-type="float" office:value="2431.93399734047">
            <text:p>2431,9340</text:p>
          </table:table-cell>
          <table:table-cell table:formula="of:=[.E40]" office:value-type="float" office:value="42.7455">
            <text:p>42,7455</text:p>
          </table:table-cell>
          <table:table-cell table:formula="of:=[.D40]" office:value-type="float" office:value="250.605326876513">
            <text:p>250,6053268765</text:p>
          </table:table-cell>
          <table:table-cell table:formula="of:=LN([.I40])" office:value-type="float" office:value="7.79644210346633">
            <text:p>7,7964421035</text:p>
          </table:table-cell>
          <table:table-cell table:formula="of:=LN([.J40])" office:value-type="float" office:value="3.75526392668432">
            <text:p>3,7552639267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110500">
            <text:p>110500</text:p>
          </table:table-cell>
          <table:table-cell table:style-name="ce1" office:value-type="float" office:value="428">
            <text:p>428</text:p>
          </table:table-cell>
          <table:table-cell table:style-name="ce3" table:formula="of:=[.B41]/[.C41]" office:value-type="float" office:value="258.177570093458">
            <text:p>258,18</text:p>
          </table:table-cell>
          <table:table-cell table:style-name="ce3" table:formula="of:=[.C41]*[.B41]*10^(-6)" office:value-type="float" office:value="47.294">
            <text:p>47,29</text:p>
          </table:table-cell>
          <table:table-cell/>
          <table:table-cell table:formula="of:=LN([.E41])" office:value-type="float" office:value="3.85638343755747">
            <text:p>3,8563834376</text:p>
          </table:table-cell>
          <table:table-cell table:formula="of:=LN([.D41]/[.F$9])" office:value-type="float" office:value="2.46808508071304">
            <text:p>2,4680850807</text:p>
          </table:table-cell>
          <table:table-cell table:style-name="ce5" table:formula="of:=[.B$10]*([.D41]/[.F$9])^1/[.J$9]" office:value-type="float" office:value="2505.41685560586">
            <text:p>2505,4169</text:p>
          </table:table-cell>
          <table:table-cell table:formula="of:=[.E41]" office:value-type="float" office:value="47.294">
            <text:p>47,294</text:p>
          </table:table-cell>
          <table:table-cell table:formula="of:=[.D41]" office:value-type="float" office:value="258.177570093458">
            <text:p>258,1775700935</text:p>
          </table:table-cell>
          <table:table-cell table:formula="of:=LN([.I41])" office:value-type="float" office:value="7.82621040909795">
            <text:p>7,8262104091</text:p>
          </table:table-cell>
          <table:table-cell table:formula="of:=LN([.J41])" office:value-type="float" office:value="3.85638343755747">
            <text:p>3,8563834376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115400">
            <text:p>115400</text:p>
          </table:table-cell>
          <table:table-cell table:style-name="ce1" office:value-type="float" office:value="438">
            <text:p>438</text:p>
          </table:table-cell>
          <table:table-cell table:style-name="ce3" table:formula="of:=[.B42]/[.C42]" office:value-type="float" office:value="263.470319634703">
            <text:p>263,47</text:p>
          </table:table-cell>
          <table:table-cell table:style-name="ce3" table:formula="of:=[.C42]*[.B42]*10^(-6)" office:value-type="float" office:value="50.5452">
            <text:p>50,55</text:p>
          </table:table-cell>
          <table:table-cell/>
          <table:table-cell table:formula="of:=LN([.E42])" office:value-type="float" office:value="3.92286798546831">
            <text:p>3,9228679855</text:p>
          </table:table-cell>
          <table:table-cell table:formula="of:=LN([.D42]/[.F$9])" office:value-type="float" office:value="2.48837819903458">
            <text:p>2,488378199</text:p>
          </table:table-cell>
          <table:table-cell table:style-name="ce5" table:formula="of:=[.B$10]*([.D42]/[.F$9])^1/[.J$9]" office:value-type="float" office:value="2556.77896234633">
            <text:p>2556,7790</text:p>
          </table:table-cell>
          <table:table-cell table:formula="of:=[.E42]" office:value-type="float" office:value="50.5452">
            <text:p>50,5452</text:p>
          </table:table-cell>
          <table:table-cell table:formula="of:=[.D42]" office:value-type="float" office:value="263.470319634703">
            <text:p>263,4703196347</text:p>
          </table:table-cell>
          <table:table-cell table:formula="of:=LN([.I42])" office:value-type="float" office:value="7.84650352741949">
            <text:p>7,8465035274</text:p>
          </table:table-cell>
          <table:table-cell table:formula="of:=LN([.J42])" office:value-type="float" office:value="3.92286798546831">
            <text:p>3,922867985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edida repetida apenas para voltagens acima de 57Volts.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V (mV)</text:p>
          </table:table-cell>
          <table:table-cell table:style-name="ce1" office:value-type="string">
            <text:p>I (mA)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57300">
            <text:p>57300</text:p>
          </table:table-cell>
          <table:table-cell table:style-name="ce1" office:value-type="float" office:value="301">
            <text:p>30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61500">
            <text:p>61500</text:p>
          </table:table-cell>
          <table:table-cell table:style-name="ce1" office:value-type="float" office:value="313">
            <text:p>31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66800">
            <text:p>66800</text:p>
          </table:table-cell>
          <table:table-cell table:style-name="ce1" office:value-type="float" office:value="327">
            <text:p>3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71100">
            <text:p>71100</text:p>
          </table:table-cell>
          <table:table-cell table:style-name="ce1" office:value-type="float" office:value="339">
            <text:p>3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76700">
            <text:p>76700</text:p>
          </table:table-cell>
          <table:table-cell table:style-name="ce1" office:value-type="float" office:value="353">
            <text:p>3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81100">
            <text:p>81100</text:p>
          </table:table-cell>
          <table:table-cell table:style-name="ce1" office:value-type="float" office:value="363">
            <text:p>36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86300">
            <text:p>86300</text:p>
          </table:table-cell>
          <table:table-cell table:style-name="ce1" office:value-type="float" office:value="375">
            <text:p>37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91400">
            <text:p>91400</text:p>
          </table:table-cell>
          <table:table-cell table:style-name="ce1" office:value-type="float" office:value="387">
            <text:p>3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96100">
            <text:p>96100</text:p>
          </table:table-cell>
          <table:table-cell table:style-name="ce1" office:value-type="float" office:value="398">
            <text:p>39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01100">
            <text:p>101100</text:p>
          </table:table-cell>
          <table:table-cell table:style-name="ce1" office:value-type="float" office:value="409">
            <text:p>40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05900">
            <text:p>105900</text:p>
          </table:table-cell>
          <table:table-cell table:style-name="ce1" office:value-type="float" office:value="419">
            <text:p>4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10700">
            <text:p>110700</text:p>
          </table:table-cell>
          <table:table-cell table:style-name="ce1" office:value-type="float" office:value="429">
            <text:p>42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15800">
            <text:p>115800</text:p>
          </table:table-cell>
          <table:table-cell table:style-name="ce1" office:value-type="float" office:value="439">
            <text:p>4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20100">
            <text:p>120100</text:p>
          </table:table-cell>
          <table:table-cell table:style-name="ce1" office:value-type="float" office:value="448">
            <text:p>4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25600">
            <text:p>125600</text:p>
          </table:table-cell>
          <table:table-cell table:style-name="ce1" office:value-type="float" office:value="459">
            <text:p>45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130700">
            <text:p>130700</text:p>
          </table:table-cell>
          <table:table-cell table:style-name="ce1" office:value-type="float" office:value="469">
            <text:p>469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amento Tubo de Perrin" table:style-name="ta3">
        <office:forms form:automatic-focus="false" form:apply-design-mode="false"/>
        <table:shapes>
          <draw:frame draw:z-index="0" draw:style-name="gr1" svg:width="15.999cm" svg:height="8.999cm" svg:x="0.617cm" svg:y="27.436cm">
            <draw:object draw:notify-on-update-of-ranges="'Filamento Tubo de Perrin'.J14:'Filamento Tubo de Perrin'.J14 'Filamento Tubo de Perrin'.J15:'Filamento Tubo de Perrin'.J47 'Filamento Tubo de Perrin'.K14:'Filamento Tubo de Perrin'.K14 'Filamento Tubo de Perrin'.K15:'Filamento Tubo de Perrin'.K4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5.999cm" svg:height="8.999cm" svg:x="0.591cm" svg:y="37.113cm">
            <draw:object draw:notify-on-update-of-ranges="'Filamento Tubo de Perrin'.G34:'Filamento Tubo de Perrin'.G47 'Filamento Tubo de Perrin'.H34:'Filamento Tubo de Perrin'.H4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15.999cm" svg:height="8.999cm" svg:x="0.536cm" svg:y="46.764cm">
            <draw:object draw:notify-on-update-of-ranges="'Filamento Tubo de Perrin'.L34:'Filamento Tubo de Perrin'.L47 'Filamento Tubo de Perrin'.M34:'Filamento Tubo de Perrin'.M4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>
            <text:p>Medidas do filamento de um tubo de Perrin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T<text:span text:style-name="T1">o</text:span><text:span text:style-name="T2">(Kelvin) = 293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4"/>
          <table:table-cell/>
          <table:table-cell office:value-type="string">
            <text:p>R0</text:p>
          </table:table-cell>
          <table:table-cell/>
          <table:table-cell office:value-type="string">
            <text:p>Gama/4</text:p>
          </table:table-cell>
          <table:table-cell/>
          <table:table-cell office:value-type="string">
            <text:p>gama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number-matrix-columns-spanned="3" table:number-matrix-rows-spanned="5" table:formula="of:=LINEST([.D15:.D26];[.E15:.F26];1;1)" office:value-type="float" office:value="0.519608546959447">
            <text:p>0,519608547</text:p>
          </table:table-cell>
          <table:table-cell office:value-type="float" office:value="0.0985598172666736">
            <text:p>0,0985598173</text:p>
          </table:table-cell>
          <table:table-cell office:value-type="float" office:value="0.592764826097933">
            <text:p>0,5927648261</text:p>
          </table:table-cell>
          <table:table-cell/>
          <table:table-cell table:number-matrix-columns-spanned="2" table:number-matrix-rows-spanned="5" table:formula="of:=LINEST([.H34:.H47];[.G34:.G47];1;1)" office:value-type="float" office:value="0.317744169118958">
            <text:p>0,3177441691</text:p>
          </table:table-cell>
          <table:table-cell office:value-type="float" office:value="0.672818651393519">
            <text:p>0,6728186514</text:p>
          </table:table-cell>
          <table:table-cell table:formula="of:=[.H9]*4" office:value-type="float" office:value="1.27097667647583">
            <text:p>1,2709766765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T<text:span text:style-name="T1">o</text:span><text:span text:style-name="T2">(kelvin)=</text:span></text:p>
          </table:table-cell>
          <table:table-cell table:style-name="ce1" office:value-type="float" office:value="293">
            <text:p>293</text:p>
          </table:table-cell>
          <table:table-cell/>
          <table:table-cell office:value-type="float" office:value="0.0325629406448085">
            <text:p>0,0325629406</text:p>
          </table:table-cell>
          <table:table-cell office:value-type="float" office:value="0.0126898803331823">
            <text:p>0,0126898803</text:p>
          </table:table-cell>
          <table:table-cell office:value-type="float" office:value="0.00085401397391918">
            <text:p>0,000854014</text:p>
          </table:table-cell>
          <table:table-cell/>
          <table:table-cell office:value-type="float" office:value="0.00465912375100026">
            <text:p>0,0046591238</text:p>
          </table:table-cell>
          <table:table-cell office:value-type="float" office:value="0.00780245868563685">
            <text:p>0,0078024587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0.998910785387833">
            <text:p>0,9989107854</text:p>
          </table:table-cell>
          <table:table-cell office:value-type="float" office:value="0.00132661965431474">
            <text:p>0,0013266197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0.997426551488075">
            <text:p>0,9974265515</text:p>
          </table:table-cell>
          <table:table-cell office:value-type="float" office:value="0.00765555358094037">
            <text:p>0,0076555536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"/>
          <table:table-cell office:value-type="float" office:value="4126.91721542596">
            <text:p>4126,917215426</text:p>
          </table:table-cell>
          <table:table-cell office:value-type="float" office:value="9">
            <text:p>9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4651.00372608725">
            <text:p>4651,0037260873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"/>
          <table:table-cell office:value-type="float" office:value="0.0145260858749391">
            <text:p>0,0145260859</text:p>
          </table:table-cell>
          <table:table-cell office:value-type="float" office:value="0.0000158392773649275">
            <text:p>1,58392773649275E-005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0.272583703809809">
            <text:p>0,2725837038</text:p>
          </table:table-cell>
          <table:table-cell office:value-type="float" office:value="0.000703290007567787">
            <text:p>0,00070329</text:p>
          </table:table-cell>
          <table:table-cell table:number-columns-repeated="1015"/>
        </table:table-row>
        <table:table-row table:style-name="ro5">
          <table:table-cell/>
          <table:table-cell table:style-name="ce1" office:value-type="string">
            <text:p>V (mV)</text:p>
          </table:table-cell>
          <table:table-cell table:style-name="ce1" office:value-type="string">
            <text:p>I (mA)</text:p>
          </table:table-cell>
          <table:table-cell office:value-type="string">
            <text:p>R(Ohms)</text:p>
          </table:table-cell>
          <table:table-cell table:style-name="ce3" office:value-type="string">
            <text:p>P(W)</text:p>
          </table:table-cell>
          <table:table-cell office:value-type="string">
            <text:p>P²(W²)</text:p>
          </table:table-cell>
          <table:table-cell office:value-type="string">
            <text:p>ln(P)</text:p>
          </table:table-cell>
          <table:table-cell office:value-type="string">
            <text:p>ln(R/R0)</text:p>
          </table:table-cell>
          <table:table-cell office:value-type="string">
            <text:p>T0</text:p>
          </table:table-cell>
          <table:table-cell table:formula="of:=[.E14]" office:value-type="string" office:string-value="P(W)">
            <text:p>P(W)</text:p>
          </table:table-cell>
          <table:table-cell table:formula="of:=[.D14]" office:value-type="string" office:string-value="R(Ohms)">
            <text:p>R(Ohms)</text:p>
          </table:table-cell>
          <table:table-cell office:value-type="string">
            <text:p>ln(T)</text:p>
          </table:table-cell>
          <table:table-cell office:value-type="string">
            <text:p>ln(P)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100.4">
            <text:p>100,4</text:p>
          </table:table-cell>
          <table:table-cell table:style-name="ce1" office:value-type="float" office:value="168">
            <text:p>168</text:p>
          </table:table-cell>
          <table:table-cell table:style-name="ce3" table:formula="of:=[.B15]/[.C15]" office:value-type="float" office:value="0.597619047619048">
            <text:p>0,60</text:p>
          </table:table-cell>
          <table:table-cell table:style-name="ce3" table:formula="of:=[.C15]*[.B15]*10^(-6)" office:value-type="float" office:value="0.0168672">
            <text:p>0,02</text:p>
          </table:table-cell>
          <table:table-cell table:formula="of:=[.E15]^2" office:value-type="float" office:value="0.00028450243584">
            <text:p>0,0002845024</text:p>
          </table:table-cell>
          <table:table-cell table:number-columns-repeated="2"/>
          <table:table-cell table:style-name="ce5" table:formula="of:=[.B$10]*([.D15]/[.F$9])^1/[.J$9]" office:value-type="float" office:value="232.419223142392">
            <text:p>232,4192</text:p>
          </table:table-cell>
          <table:table-cell table:formula="of:=[.E15]" office:value-type="float" office:value="0.0168672">
            <text:p>0,0168672</text:p>
          </table:table-cell>
          <table:table-cell table:formula="of:=[.D15]" office:value-type="float" office:value="0.597619047619048">
            <text:p>0,5976190476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27.3">
            <text:p>127,3</text:p>
          </table:table-cell>
          <table:table-cell table:style-name="ce1" office:value-type="float" office:value="214">
            <text:p>214</text:p>
          </table:table-cell>
          <table:table-cell table:style-name="ce3" table:formula="of:=[.B16]/[.C16]" office:value-type="float" office:value="0.594859813084112">
            <text:p>0,59</text:p>
          </table:table-cell>
          <table:table-cell table:style-name="ce3" table:formula="of:=[.C16]*[.B16]*10^(-6)" office:value-type="float" office:value="0.0272422">
            <text:p>0,03</text:p>
          </table:table-cell>
          <table:table-cell table:formula="of:=[.E16]^2" office:value-type="float" office:value="0.00074213746084">
            <text:p>0,0007421375</text:p>
          </table:table-cell>
          <table:table-cell table:number-columns-repeated="2"/>
          <table:table-cell table:style-name="ce5" table:formula="of:=[.B$10]*([.D16]/[.F$9])^1/[.J$9]" office:value-type="float" office:value="231.346132936127">
            <text:p>231,3461</text:p>
          </table:table-cell>
          <table:table-cell table:formula="of:=[.E16]" office:value-type="float" office:value="0.0272422">
            <text:p>0,0272422</text:p>
          </table:table-cell>
          <table:table-cell table:formula="of:=[.D16]" office:value-type="float" office:value="0.594859813084112">
            <text:p>0,5948598131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44.8">
            <text:p>144,8</text:p>
          </table:table-cell>
          <table:table-cell table:style-name="ce1" office:value-type="float" office:value="243">
            <text:p>243</text:p>
          </table:table-cell>
          <table:table-cell table:style-name="ce3" table:formula="of:=[.B17]/[.C17]" office:value-type="float" office:value="0.595884773662551">
            <text:p>0,60</text:p>
          </table:table-cell>
          <table:table-cell table:style-name="ce3" table:formula="of:=[.C17]*[.B17]*10^(-6)" office:value-type="float" office:value="0.0351864">
            <text:p>0,04</text:p>
          </table:table-cell>
          <table:table-cell table:formula="of:=[.E17]^2" office:value-type="float" office:value="0.00123808274496">
            <text:p>0,0012380827</text:p>
          </table:table-cell>
          <table:table-cell table:number-columns-repeated="2"/>
          <table:table-cell table:style-name="ce5" table:formula="of:=[.B$10]*([.D17]/[.F$9])^1/[.J$9]" office:value-type="float" office:value="231.744748981485">
            <text:p>231,7447</text:p>
          </table:table-cell>
          <table:table-cell table:formula="of:=[.E17]" office:value-type="float" office:value="0.0351864">
            <text:p>0,0351864</text:p>
          </table:table-cell>
          <table:table-cell table:formula="of:=[.D17]" office:value-type="float" office:value="0.595884773662551">
            <text:p>0,5958847737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65.2">
            <text:p>165,2</text:p>
          </table:table-cell>
          <table:table-cell table:style-name="ce1" office:value-type="float" office:value="276">
            <text:p>276</text:p>
          </table:table-cell>
          <table:table-cell table:style-name="ce3" table:formula="of:=[.B18]/[.C18]" office:value-type="float" office:value="0.598550724637681">
            <text:p>0,60</text:p>
          </table:table-cell>
          <table:table-cell table:style-name="ce3" table:formula="of:=[.C18]*[.B18]*10^(-6)" office:value-type="float" office:value="0.0455952">
            <text:p>0,05</text:p>
          </table:table-cell>
          <table:table-cell table:formula="of:=[.E18]^2" office:value-type="float" office:value="0.00207892226304">
            <text:p>0,0020789223</text:p>
          </table:table-cell>
          <table:table-cell table:number-columns-repeated="2"/>
          <table:table-cell table:style-name="ce5" table:formula="of:=[.B$10]*([.D18]/[.F$9])^1/[.J$9]" office:value-type="float" office:value="232.781560403483">
            <text:p>232,7816</text:p>
          </table:table-cell>
          <table:table-cell table:formula="of:=[.E18]" office:value-type="float" office:value="0.0455952">
            <text:p>0,0455952</text:p>
          </table:table-cell>
          <table:table-cell table:formula="of:=[.D18]" office:value-type="float" office:value="0.598550724637681">
            <text:p>0,5985507246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85.7">
            <text:p>185,7</text:p>
          </table:table-cell>
          <table:table-cell table:style-name="ce1" office:value-type="float" office:value="310">
            <text:p>310</text:p>
          </table:table-cell>
          <table:table-cell table:style-name="ce3" table:formula="of:=[.B19]/[.C19]" office:value-type="float" office:value="0.599032258064516">
            <text:p>0,60</text:p>
          </table:table-cell>
          <table:table-cell table:style-name="ce3" table:formula="of:=[.C19]*[.B19]*10^(-6)" office:value-type="float" office:value="0.057567">
            <text:p>0,06</text:p>
          </table:table-cell>
          <table:table-cell table:formula="of:=[.E19]^2" office:value-type="float" office:value="0.003313959489">
            <text:p>0,0033139595</text:p>
          </table:table-cell>
          <table:table-cell table:number-columns-repeated="2"/>
          <table:table-cell table:style-name="ce5" table:formula="of:=[.B$10]*([.D19]/[.F$9])^1/[.J$9]" office:value-type="float" office:value="232.968832923374">
            <text:p>232,9688</text:p>
          </table:table-cell>
          <table:table-cell table:formula="of:=[.E19]" office:value-type="float" office:value="0.057567">
            <text:p>0,057567</text:p>
          </table:table-cell>
          <table:table-cell table:formula="of:=[.D19]" office:value-type="float" office:value="0.599032258064516">
            <text:p>0,5990322581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205.2">
            <text:p>205,2</text:p>
          </table:table-cell>
          <table:table-cell table:style-name="ce1" office:value-type="float" office:value="341">
            <text:p>341</text:p>
          </table:table-cell>
          <table:table-cell table:style-name="ce3" table:formula="of:=[.B20]/[.C20]" office:value-type="float" office:value="0.601759530791789">
            <text:p>0,60</text:p>
          </table:table-cell>
          <table:table-cell table:style-name="ce3" table:formula="of:=[.C20]*[.B20]*10^(-6)" office:value-type="float" office:value="0.0699732">
            <text:p>0,07</text:p>
          </table:table-cell>
          <table:table-cell table:formula="of:=[.E20]^2" office:value-type="float" office:value="0.00489624871824">
            <text:p>0,0048962487</text:p>
          </table:table-cell>
          <table:table-cell table:number-columns-repeated="2"/>
          <table:table-cell table:style-name="ce5" table:formula="of:=[.B$10]*([.D20]/[.F$9])^1/[.J$9]" office:value-type="float" office:value="234.029492905842">
            <text:p>234,0295</text:p>
          </table:table-cell>
          <table:table-cell table:formula="of:=[.E20]" office:value-type="float" office:value="0.0699732">
            <text:p>0,0699732</text:p>
          </table:table-cell>
          <table:table-cell table:formula="of:=[.D20]" office:value-type="float" office:value="0.601759530791789">
            <text:p>0,6017595308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251">
            <text:p>251</text:p>
          </table:table-cell>
          <table:table-cell table:style-name="ce1" office:value-type="float" office:value="413">
            <text:p>413</text:p>
          </table:table-cell>
          <table:table-cell table:style-name="ce3" table:formula="of:=[.B21]/[.C21]" office:value-type="float" office:value="0.60774818401937">
            <text:p>0,61</text:p>
          </table:table-cell>
          <table:table-cell table:style-name="ce3" table:formula="of:=[.C21]*[.B21]*10^(-6)" office:value-type="float" office:value="0.103663">
            <text:p>0,10</text:p>
          </table:table-cell>
          <table:table-cell table:formula="of:=[.E21]^2" office:value-type="float" office:value="0.010746017569">
            <text:p>0,0107460176</text:p>
          </table:table-cell>
          <table:table-cell table:number-columns-repeated="2"/>
          <table:table-cell table:style-name="ce5" table:formula="of:=[.B$10]*([.D21]/[.F$9])^1/[.J$9]" office:value-type="float" office:value="236.358532009212">
            <text:p>236,3585</text:p>
          </table:table-cell>
          <table:table-cell table:formula="of:=[.E21]" office:value-type="float" office:value="0.103663">
            <text:p>0,103663</text:p>
          </table:table-cell>
          <table:table-cell table:formula="of:=[.D21]" office:value-type="float" office:value="0.60774818401937">
            <text:p>0,607748184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293.4">
            <text:p>293,4</text:p>
          </table:table-cell>
          <table:table-cell table:style-name="ce1" office:value-type="float" office:value="476">
            <text:p>476</text:p>
          </table:table-cell>
          <table:table-cell table:style-name="ce3" table:formula="of:=[.B22]/[.C22]" office:value-type="float" office:value="0.616386554621849">
            <text:p>0,62</text:p>
          </table:table-cell>
          <table:table-cell table:style-name="ce3" table:formula="of:=[.C22]*[.B22]*10^(-6)" office:value-type="float" office:value="0.1396584">
            <text:p>0,14</text:p>
          </table:table-cell>
          <table:table-cell table:formula="of:=[.E22]^2" office:value-type="float" office:value="0.01950446869056">
            <text:p>0,0195044687</text:p>
          </table:table-cell>
          <table:table-cell table:number-columns-repeated="2"/>
          <table:table-cell table:style-name="ce5" table:formula="of:=[.B$10]*([.D22]/[.F$9])^1/[.J$9]" office:value-type="float" office:value="239.718069146863">
            <text:p>239,7181</text:p>
          </table:table-cell>
          <table:table-cell table:formula="of:=[.E22]" office:value-type="float" office:value="0.1396584">
            <text:p>0,1396584</text:p>
          </table:table-cell>
          <table:table-cell table:formula="of:=[.D22]" office:value-type="float" office:value="0.616386554621849">
            <text:p>0,6163865546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348.1">
            <text:p>348,1</text:p>
          </table:table-cell>
          <table:table-cell table:style-name="ce1" office:value-type="float" office:value="551">
            <text:p>551</text:p>
          </table:table-cell>
          <table:table-cell table:style-name="ce3" table:formula="of:=[.B23]/[.C23]" office:value-type="float" office:value="0.631760435571688">
            <text:p>0,63</text:p>
          </table:table-cell>
          <table:table-cell table:style-name="ce3" table:formula="of:=[.C23]*[.B23]*10^(-6)" office:value-type="float" office:value="0.1918031">
            <text:p>0,19</text:p>
          </table:table-cell>
          <table:table-cell table:formula="of:=[.E23]^2" office:value-type="float" office:value="0.03678842916961">
            <text:p>0,0367884292</text:p>
          </table:table-cell>
          <table:table-cell table:number-columns-repeated="2"/>
          <table:table-cell table:style-name="ce5" table:formula="of:=[.B$10]*([.D23]/[.F$9])^1/[.J$9]" office:value-type="float" office:value="245.697104589728">
            <text:p>245,6971</text:p>
          </table:table-cell>
          <table:table-cell table:formula="of:=[.E23]" office:value-type="float" office:value="0.1918031">
            <text:p>0,1918031</text:p>
          </table:table-cell>
          <table:table-cell table:formula="of:=[.D23]" office:value-type="float" office:value="0.631760435571688">
            <text:p>0,6317604356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396">
            <text:p>396</text:p>
          </table:table-cell>
          <table:table-cell table:style-name="ce1" office:value-type="float" office:value="611">
            <text:p>611</text:p>
          </table:table-cell>
          <table:table-cell table:style-name="ce3" table:formula="of:=[.B24]/[.C24]" office:value-type="float" office:value="0.648117839607201">
            <text:p>0,65</text:p>
          </table:table-cell>
          <table:table-cell table:style-name="ce3" table:formula="of:=[.C24]*[.B24]*10^(-6)" office:value-type="float" office:value="0.241956">
            <text:p>0,24</text:p>
          </table:table-cell>
          <table:table-cell table:formula="of:=[.E24]^2" office:value-type="float" office:value="0.058542705936">
            <text:p>0,0585427059</text:p>
          </table:table-cell>
          <table:table-cell table:number-columns-repeated="2"/>
          <table:table-cell table:style-name="ce5" table:formula="of:=[.B$10]*([.D24]/[.F$9])^1/[.J$9]" office:value-type="float" office:value="252.058640678155">
            <text:p>252,0586</text:p>
          </table:table-cell>
          <table:table-cell table:formula="of:=[.E24]" office:value-type="float" office:value="0.241956">
            <text:p>0,241956</text:p>
          </table:table-cell>
          <table:table-cell table:formula="of:=[.D24]" office:value-type="float" office:value="0.648117839607201">
            <text:p>0,6481178396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451">
            <text:p>451</text:p>
          </table:table-cell>
          <table:table-cell table:style-name="ce1" office:value-type="float" office:value="673">
            <text:p>673</text:p>
          </table:table-cell>
          <table:table-cell table:style-name="ce3" table:formula="of:=[.B25]/[.C25]" office:value-type="float" office:value="0.670133729569094">
            <text:p>0,67</text:p>
          </table:table-cell>
          <table:table-cell table:style-name="ce3" table:formula="of:=[.C25]*[.B25]*10^(-6)" office:value-type="float" office:value="0.303523">
            <text:p>0,30</text:p>
          </table:table-cell>
          <table:table-cell table:formula="of:=[.E25]^2" office:value-type="float" office:value="0.092126211529">
            <text:p>0,0921262115</text:p>
          </table:table-cell>
          <table:table-cell table:number-columns-repeated="2"/>
          <table:table-cell table:style-name="ce5" table:formula="of:=[.B$10]*([.D25]/[.F$9])^1/[.J$9]" office:value-type="float" office:value="260.620810947188">
            <text:p>260,6208</text:p>
          </table:table-cell>
          <table:table-cell table:formula="of:=[.E25]" office:value-type="float" office:value="0.303523">
            <text:p>0,303523</text:p>
          </table:table-cell>
          <table:table-cell table:formula="of:=[.D25]" office:value-type="float" office:value="0.670133729569094">
            <text:p>0,6701337296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526">
            <text:p>526</text:p>
          </table:table-cell>
          <table:table-cell table:style-name="ce1" office:value-type="float" office:value="741">
            <text:p>741</text:p>
          </table:table-cell>
          <table:table-cell table:style-name="ce3" table:formula="of:=[.B26]/[.C26]" office:value-type="float" office:value="0.709851551956815">
            <text:p>0,71</text:p>
          </table:table-cell>
          <table:table-cell table:style-name="ce3" table:formula="of:=[.C26]*[.B26]*10^(-6)" office:value-type="float" office:value="0.389766">
            <text:p>0,39</text:p>
          </table:table-cell>
          <table:table-cell table:formula="of:=[.E26]^2" office:value-type="float" office:value="0.151917534756">
            <text:p>0,1519175348</text:p>
          </table:table-cell>
          <table:table-cell table:number-columns-repeated="2"/>
          <table:table-cell table:style-name="ce5" table:formula="of:=[.B$10]*([.D26]/[.F$9])^1/[.J$9]" office:value-type="float" office:value="276.067416039578">
            <text:p>276,0674</text:p>
          </table:table-cell>
          <table:table-cell table:formula="of:=[.E26]" office:value-type="float" office:value="0.389766">
            <text:p>0,389766</text:p>
          </table:table-cell>
          <table:table-cell table:formula="of:=[.D26]" office:value-type="float" office:value="0.709851551956815">
            <text:p>0,709851552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624">
            <text:p>624</text:p>
          </table:table-cell>
          <table:table-cell table:style-name="ce1" office:value-type="float" office:value="801">
            <text:p>801</text:p>
          </table:table-cell>
          <table:table-cell table:style-name="ce3" table:formula="of:=[.B27]/[.C27]" office:value-type="float" office:value="0.779026217228464">
            <text:p>0,78</text:p>
          </table:table-cell>
          <table:table-cell table:style-name="ce3" table:formula="of:=[.C27]*[.B27]*10^(-6)" office:value-type="float" office:value="0.499824">
            <text:p>0,50</text:p>
          </table:table-cell>
          <table:table-cell table:number-columns-repeated="3"/>
          <table:table-cell table:style-name="ce5" table:formula="of:=[.B$10]*([.D27]/[.F$9])^1/[.J$9]" office:value-type="float" office:value="302.970042432806">
            <text:p>302,9700</text:p>
          </table:table-cell>
          <table:table-cell table:formula="of:=[.E27]" office:value-type="float" office:value="0.499824">
            <text:p>0,499824</text:p>
          </table:table-cell>
          <table:table-cell table:formula="of:=[.D27]" office:value-type="float" office:value="0.779026217228464">
            <text:p>0,7790262172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852">
            <text:p>852</text:p>
          </table:table-cell>
          <table:table-cell table:style-name="ce1" office:value-type="float" office:value="863">
            <text:p>863</text:p>
          </table:table-cell>
          <table:table-cell table:style-name="ce3" table:formula="of:=[.B28]/[.C28]" office:value-type="float" office:value="0.987253765932793">
            <text:p>0,99</text:p>
          </table:table-cell>
          <table:table-cell table:style-name="ce3" table:formula="of:=[.C28]*[.B28]*10^(-6)" office:value-type="float" office:value="0.735276">
            <text:p>0,74</text:p>
          </table:table-cell>
          <table:table-cell table:number-columns-repeated="3"/>
          <table:table-cell table:style-name="ce5" table:formula="of:=[.B$10]*([.D28]/[.F$9])^1/[.J$9]" office:value-type="float" office:value="383.951539424104">
            <text:p>383,9515</text:p>
          </table:table-cell>
          <table:table-cell table:formula="of:=[.E28]" office:value-type="float" office:value="0.735276">
            <text:p>0,735276</text:p>
          </table:table-cell>
          <table:table-cell table:formula="of:=[.D28]" office:value-type="float" office:value="0.987253765932793">
            <text:p>0,9872537659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026">
            <text:p>1026</text:p>
          </table:table-cell>
          <table:table-cell table:style-name="ce1" office:value-type="float" office:value="923">
            <text:p>923</text:p>
          </table:table-cell>
          <table:table-cell table:style-name="ce3" table:formula="of:=[.B29]/[.C29]" office:value-type="float" office:value="1.11159263271939">
            <text:p>1,11</text:p>
          </table:table-cell>
          <table:table-cell table:style-name="ce3" table:formula="of:=[.C29]*[.B29]*10^(-6)" office:value-type="float" office:value="0.946998">
            <text:p>0,95</text:p>
          </table:table-cell>
          <table:table-cell table:number-columns-repeated="3"/>
          <table:table-cell table:style-name="ce5" table:formula="of:=[.B$10]*([.D29]/[.F$9])^1/[.J$9]" office:value-type="float" office:value="432.308001521625">
            <text:p>432,3080</text:p>
          </table:table-cell>
          <table:table-cell table:formula="of:=[.E29]" office:value-type="float" office:value="0.946998">
            <text:p>0,946998</text:p>
          </table:table-cell>
          <table:table-cell table:formula="of:=[.D29]" office:value-type="float" office:value="1.11159263271939">
            <text:p>1,1115926327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213">
            <text:p>1213</text:p>
          </table:table-cell>
          <table:table-cell table:style-name="ce1" office:value-type="float" office:value="988">
            <text:p>988</text:p>
          </table:table-cell>
          <table:table-cell table:style-name="ce3" table:formula="of:=[.B30]/[.C30]" office:value-type="float" office:value="1.22773279352227">
            <text:p>1,23</text:p>
          </table:table-cell>
          <table:table-cell table:style-name="ce3" table:formula="of:=[.C30]*[.B30]*10^(-6)" office:value-type="float" office:value="1.198444">
            <text:p>1,20</text:p>
          </table:table-cell>
          <table:table-cell table:number-columns-repeated="3"/>
          <table:table-cell table:style-name="ce5" table:formula="of:=[.B$10]*([.D30]/[.F$9])^1/[.J$9]" office:value-type="float" office:value="477.475915859328">
            <text:p>477,4759</text:p>
          </table:table-cell>
          <table:table-cell table:formula="of:=[.E30]" office:value-type="float" office:value="1.198444">
            <text:p>1,198444</text:p>
          </table:table-cell>
          <table:table-cell table:formula="of:=[.D30]" office:value-type="float" office:value="1.22773279352227">
            <text:p>1,2277327935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390">
            <text:p>1390</text:p>
          </table:table-cell>
          <table:table-cell table:style-name="ce1" office:value-type="float" office:value="1055">
            <text:p>1055</text:p>
          </table:table-cell>
          <table:table-cell table:style-name="ce3" table:formula="of:=[.B31]/[.C31]" office:value-type="float" office:value="1.3175355450237">
            <text:p>1,32</text:p>
          </table:table-cell>
          <table:table-cell table:style-name="ce3" table:formula="of:=[.C31]*[.B31]*10^(-6)" office:value-type="float" office:value="1.46645">
            <text:p>1,47</text:p>
          </table:table-cell>
          <table:table-cell table:number-columns-repeated="3"/>
          <table:table-cell table:style-name="ce5" table:formula="of:=[.B$10]*([.D31]/[.F$9])^1/[.J$9]" office:value-type="float" office:value="512.400983631458">
            <text:p>512,4010</text:p>
          </table:table-cell>
          <table:table-cell table:formula="of:=[.E31]" office:value-type="float" office:value="1.46645">
            <text:p>1,46645</text:p>
          </table:table-cell>
          <table:table-cell table:formula="of:=[.D31]" office:value-type="float" office:value="1.3175355450237">
            <text:p>1,317535545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545">
            <text:p>1545</text:p>
          </table:table-cell>
          <table:table-cell table:style-name="ce1" office:value-type="float" office:value="1112">
            <text:p>1112</text:p>
          </table:table-cell>
          <table:table-cell table:style-name="ce3" table:formula="of:=[.B32]/[.C32]" office:value-type="float" office:value="1.38938848920863">
            <text:p>1,39</text:p>
          </table:table-cell>
          <table:table-cell table:style-name="ce3" table:formula="of:=[.C32]*[.B32]*10^(-6)" office:value-type="float" office:value="1.71804">
            <text:p>1,72</text:p>
          </table:table-cell>
          <table:table-cell table:number-columns-repeated="3"/>
          <table:table-cell table:style-name="ce5" table:formula="of:=[.B$10]*([.D32]/[.F$9])^1/[.J$9]" office:value-type="float" office:value="540.345215888597">
            <text:p>540,3452</text:p>
          </table:table-cell>
          <table:table-cell table:formula="of:=[.E32]" office:value-type="float" office:value="1.71804">
            <text:p>1,71804</text:p>
          </table:table-cell>
          <table:table-cell table:formula="of:=[.D32]" office:value-type="float" office:value="1.38938848920863">
            <text:p>1,3893884892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739">
            <text:p>1739</text:p>
          </table:table-cell>
          <table:table-cell table:style-name="ce1" office:value-type="float" office:value="1182">
            <text:p>1182</text:p>
          </table:table-cell>
          <table:table-cell table:style-name="ce3" table:formula="of:=[.B33]/[.C33]" office:value-type="float" office:value="1.47123519458545">
            <text:p>1,47</text:p>
          </table:table-cell>
          <table:table-cell table:style-name="ce3" table:formula="of:=[.C33]*[.B33]*10^(-6)" office:value-type="float" office:value="2.055498">
            <text:p>2,06</text:p>
          </table:table-cell>
          <table:table-cell table:number-columns-repeated="3"/>
          <table:table-cell table:style-name="ce5" table:formula="of:=[.B$10]*([.D33]/[.F$9])^1/[.J$9]" office:value-type="float" office:value="572.17610842161">
            <text:p>572,1761</text:p>
          </table:table-cell>
          <table:table-cell table:formula="of:=[.E33]" office:value-type="float" office:value="2.055498">
            <text:p>2,055498</text:p>
          </table:table-cell>
          <table:table-cell table:formula="of:=[.D33]" office:value-type="float" office:value="1.47123519458545">
            <text:p>1,4712351946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900">
            <text:p>1900</text:p>
          </table:table-cell>
          <table:table-cell table:style-name="ce1" office:value-type="float" office:value="1239">
            <text:p>1239</text:p>
          </table:table-cell>
          <table:table-cell table:style-name="ce3" table:formula="of:=[.B34]/[.C34]" office:value-type="float" office:value="1.53349475383374">
            <text:p>1,53</text:p>
          </table:table-cell>
          <table:table-cell table:style-name="ce3" table:formula="of:=[.C34]*[.B34]*10^(-6)" office:value-type="float" office:value="2.3541">
            <text:p>2,35</text:p>
          </table:table-cell>
          <table:table-cell/>
          <table:table-cell table:formula="of:=LN([.E34])" office:value-type="float" office:value="0.8561584888194">
            <text:p>0,8561584888</text:p>
          </table:table-cell>
          <table:table-cell table:formula="of:=LN([.D34]/[.F$9])" office:value-type="float" office:value="0.950506825478471">
            <text:p>0,9505068255</text:p>
          </table:table-cell>
          <table:table-cell table:style-name="ce5" table:formula="of:=[.B$10]*([.D34]/[.F$9])^1/[.J$9]" office:value-type="float" office:value="596.389390195887">
            <text:p>596,3894</text:p>
          </table:table-cell>
          <table:table-cell table:formula="of:=[.E34]" office:value-type="float" office:value="2.3541">
            <text:p>2,3541</text:p>
          </table:table-cell>
          <table:table-cell table:formula="of:=[.D34]" office:value-type="float" office:value="1.53349475383374">
            <text:p>1,5334947538</text:p>
          </table:table-cell>
          <table:table-cell table:formula="of:=LN([.I34])" office:value-type="float" office:value="6.39089379298702">
            <text:p>6,390893793</text:p>
          </table:table-cell>
          <table:table-cell table:formula="of:=LN([.J34])" office:value-type="float" office:value="0.8561584888194">
            <text:p>0,8561584888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2080">
            <text:p>2080</text:p>
          </table:table-cell>
          <table:table-cell table:style-name="ce1" office:value-type="float" office:value="1299">
            <text:p>1299</text:p>
          </table:table-cell>
          <table:table-cell table:style-name="ce3" table:formula="of:=[.B35]/[.C35]" office:value-type="float" office:value="1.60123171670516">
            <text:p>1,60</text:p>
          </table:table-cell>
          <table:table-cell table:style-name="ce3" table:formula="of:=[.C35]*[.B35]*10^(-6)" office:value-type="float" office:value="2.70192">
            <text:p>2,70</text:p>
          </table:table-cell>
          <table:table-cell/>
          <table:table-cell table:formula="of:=LN([.E35])" office:value-type="float" office:value="0.993962631401689">
            <text:p>0,9939626314</text:p>
          </table:table-cell>
          <table:table-cell table:formula="of:=LN([.D35]/[.F$9])" office:value-type="float" office:value="0.993730697977846">
            <text:p>0,993730698</text:p>
          </table:table-cell>
          <table:table-cell table:style-name="ce5" table:formula="of:=[.B$10]*([.D35]/[.F$9])^1/[.J$9]" office:value-type="float" office:value="622.73288167482">
            <text:p>622,7329</text:p>
          </table:table-cell>
          <table:table-cell table:formula="of:=[.E35]" office:value-type="float" office:value="2.70192">
            <text:p>2,70192</text:p>
          </table:table-cell>
          <table:table-cell table:formula="of:=[.D35]" office:value-type="float" office:value="1.60123171670516">
            <text:p>1,6012317167</text:p>
          </table:table-cell>
          <table:table-cell table:formula="of:=LN([.I35])" office:value-type="float" office:value="6.43411766548639">
            <text:p>6,4341176655</text:p>
          </table:table-cell>
          <table:table-cell table:formula="of:=LN([.J35])" office:value-type="float" office:value="0.993962631401689">
            <text:p>0,9939626314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2262">
            <text:p>2262</text:p>
          </table:table-cell>
          <table:table-cell table:style-name="ce1" office:value-type="float" office:value="1359">
            <text:p>1359</text:p>
          </table:table-cell>
          <table:table-cell table:style-name="ce3" table:formula="of:=[.B36]/[.C36]" office:value-type="float" office:value="1.6644591611479">
            <text:p>1,66</text:p>
          </table:table-cell>
          <table:table-cell table:style-name="ce3" table:formula="of:=[.C36]*[.B36]*10^(-6)" office:value-type="float" office:value="3.074058">
            <text:p>3,07</text:p>
          </table:table-cell>
          <table:table-cell/>
          <table:table-cell table:formula="of:=LN([.E36])" office:value-type="float" office:value="1.12299851286294">
            <text:p>1,1229985129</text:p>
          </table:table-cell>
          <table:table-cell table:formula="of:=LN([.D36]/[.F$9])" office:value-type="float" office:value="1.032457784478">
            <text:p>1,0324577845</text:p>
          </table:table-cell>
          <table:table-cell table:style-name="ce5" table:formula="of:=[.B$10]*([.D36]/[.F$9])^1/[.J$9]" office:value-type="float" office:value="647.322582383337">
            <text:p>647,3226</text:p>
          </table:table-cell>
          <table:table-cell table:formula="of:=[.E36]" office:value-type="float" office:value="3.074058">
            <text:p>3,074058</text:p>
          </table:table-cell>
          <table:table-cell table:formula="of:=[.D36]" office:value-type="float" office:value="1.6644591611479">
            <text:p>1,6644591611</text:p>
          </table:table-cell>
          <table:table-cell table:formula="of:=LN([.I36])" office:value-type="float" office:value="6.47284475198655">
            <text:p>6,472844752</text:p>
          </table:table-cell>
          <table:table-cell table:formula="of:=LN([.J36])" office:value-type="float" office:value="1.12299851286294">
            <text:p>1,1229985129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2454">
            <text:p>2454</text:p>
          </table:table-cell>
          <table:table-cell table:style-name="ce1" office:value-type="float" office:value="1420">
            <text:p>1420</text:p>
          </table:table-cell>
          <table:table-cell table:style-name="ce3" table:formula="of:=[.B37]/[.C37]" office:value-type="float" office:value="1.72816901408451">
            <text:p>1,73</text:p>
          </table:table-cell>
          <table:table-cell table:style-name="ce3" table:formula="of:=[.C37]*[.B37]*10^(-6)" office:value-type="float" office:value="3.48468">
            <text:p>3,48</text:p>
          </table:table-cell>
          <table:table-cell/>
          <table:table-cell table:formula="of:=LN([.E37])" office:value-type="float" office:value="1.24837621790189">
            <text:p>1,2483762179</text:p>
          </table:table-cell>
          <table:table-cell table:formula="of:=LN([.D37]/[.F$9])" office:value-type="float" office:value="1.07002001662863">
            <text:p>1,0700200166</text:p>
          </table:table-cell>
          <table:table-cell table:style-name="ce5" table:formula="of:=[.B$10]*([.D37]/[.F$9])^1/[.J$9]" office:value-type="float" office:value="672.099895932889">
            <text:p>672,0999</text:p>
          </table:table-cell>
          <table:table-cell table:formula="of:=[.E37]" office:value-type="float" office:value="3.48468">
            <text:p>3,48468</text:p>
          </table:table-cell>
          <table:table-cell table:formula="of:=[.D37]" office:value-type="float" office:value="1.72816901408451">
            <text:p>1,7281690141</text:p>
          </table:table-cell>
          <table:table-cell table:formula="of:=LN([.I37])" office:value-type="float" office:value="6.51040698413718">
            <text:p>6,5104069841</text:p>
          </table:table-cell>
          <table:table-cell table:formula="of:=LN([.J37])" office:value-type="float" office:value="1.24837621790189">
            <text:p>1,2483762179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2635">
            <text:p>2635</text:p>
          </table:table-cell>
          <table:table-cell table:style-name="ce1" office:value-type="float" office:value="1473">
            <text:p>1473</text:p>
          </table:table-cell>
          <table:table-cell table:style-name="ce3" table:formula="of:=[.B38]/[.C38]" office:value-type="float" office:value="1.78886625933469">
            <text:p>1,79</text:p>
          </table:table-cell>
          <table:table-cell table:style-name="ce3" table:formula="of:=[.C38]*[.B38]*10^(-6)" office:value-type="float" office:value="3.881355">
            <text:p>3,88</text:p>
          </table:table-cell>
          <table:table-cell/>
          <table:table-cell table:formula="of:=LN([.E38])" office:value-type="float" office:value="1.35618431947382">
            <text:p>1,3561843195</text:p>
          </table:table-cell>
          <table:table-cell table:formula="of:=LN([.D38]/[.F$9])" office:value-type="float" office:value="1.10453958646591">
            <text:p>1,1045395865</text:p>
          </table:table-cell>
          <table:table-cell table:style-name="ce5" table:formula="of:=[.B$10]*([.D38]/[.F$9])^1/[.J$9]" office:value-type="float" office:value="695.705580263292">
            <text:p>695,7056</text:p>
          </table:table-cell>
          <table:table-cell table:formula="of:=[.E38]" office:value-type="float" office:value="3.881355">
            <text:p>3,881355</text:p>
          </table:table-cell>
          <table:table-cell table:formula="of:=[.D38]" office:value-type="float" office:value="1.78886625933469">
            <text:p>1,7888662593</text:p>
          </table:table-cell>
          <table:table-cell table:formula="of:=LN([.I38])" office:value-type="float" office:value="6.54492655397446">
            <text:p>6,544926554</text:p>
          </table:table-cell>
          <table:table-cell table:formula="of:=LN([.J38])" office:value-type="float" office:value="1.35618431947382">
            <text:p>1,3561843195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2870">
            <text:p>2870</text:p>
          </table:table-cell>
          <table:table-cell table:style-name="ce1" office:value-type="float" office:value="1543">
            <text:p>1543</text:p>
          </table:table-cell>
          <table:table-cell table:style-name="ce3" table:formula="of:=[.B39]/[.C39]" office:value-type="float" office:value="1.8600129617628">
            <text:p>1,86</text:p>
          </table:table-cell>
          <table:table-cell table:style-name="ce3" table:formula="of:=[.C39]*[.B39]*10^(-6)" office:value-type="float" office:value="4.42841">
            <text:p>4,43</text:p>
          </table:table-cell>
          <table:table-cell/>
          <table:table-cell table:formula="of:=LN([.E39])" office:value-type="float" office:value="1.48804060315255">
            <text:p>1,4880406032</text:p>
          </table:table-cell>
          <table:table-cell table:formula="of:=LN([.D39]/[.F$9])" office:value-type="float" office:value="1.14354099834359">
            <text:p>1,1435409983</text:p>
          </table:table-cell>
          <table:table-cell table:style-name="ce5" table:formula="of:=[.B$10]*([.D39]/[.F$9])^1/[.J$9]" office:value-type="float" office:value="723.375148984978">
            <text:p>723,3751</text:p>
          </table:table-cell>
          <table:table-cell table:formula="of:=[.E39]" office:value-type="float" office:value="4.42841">
            <text:p>4,42841</text:p>
          </table:table-cell>
          <table:table-cell table:formula="of:=[.D39]" office:value-type="float" office:value="1.8600129617628">
            <text:p>1,8600129618</text:p>
          </table:table-cell>
          <table:table-cell table:formula="of:=LN([.I39])" office:value-type="float" office:value="6.58392796585213">
            <text:p>6,5839279659</text:p>
          </table:table-cell>
          <table:table-cell table:formula="of:=LN([.J39])" office:value-type="float" office:value="1.48804060315255">
            <text:p>1,4880406032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3086">
            <text:p>3086</text:p>
          </table:table-cell>
          <table:table-cell table:style-name="ce1" office:value-type="float" office:value="1606">
            <text:p>1606</text:p>
          </table:table-cell>
          <table:table-cell table:style-name="ce3" table:formula="of:=[.B40]/[.C40]" office:value-type="float" office:value="1.92154420921544">
            <text:p>1,92</text:p>
          </table:table-cell>
          <table:table-cell table:style-name="ce3" table:formula="of:=[.C40]*[.B40]*10^(-6)" office:value-type="float" office:value="4.956116">
            <text:p>4,96</text:p>
          </table:table-cell>
          <table:table-cell/>
          <table:table-cell table:formula="of:=LN([.E40])" office:value-type="float" office:value="1.60062236946554">
            <text:p>1,6006223695</text:p>
          </table:table-cell>
          <table:table-cell table:formula="of:=LN([.D40]/[.F$9])" office:value-type="float" office:value="1.17608668036948">
            <text:p>1,1760866804</text:p>
          </table:table-cell>
          <table:table-cell table:style-name="ce5" table:formula="of:=[.B$10]*([.D40]/[.F$9])^1/[.J$9]" office:value-type="float" office:value="747.305183994574">
            <text:p>747,3052</text:p>
          </table:table-cell>
          <table:table-cell table:formula="of:=[.E40]" office:value-type="float" office:value="4.956116">
            <text:p>4,956116</text:p>
          </table:table-cell>
          <table:table-cell table:formula="of:=[.D40]" office:value-type="float" office:value="1.92154420921544">
            <text:p>1,9215442092</text:p>
          </table:table-cell>
          <table:table-cell table:formula="of:=LN([.I40])" office:value-type="float" office:value="6.61647364787803">
            <text:p>6,6164736479</text:p>
          </table:table-cell>
          <table:table-cell table:formula="of:=LN([.J40])" office:value-type="float" office:value="1.60062236946554">
            <text:p>1,6006223695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3280">
            <text:p>3280</text:p>
          </table:table-cell>
          <table:table-cell table:style-name="ce1" office:value-type="float" office:value="1661">
            <text:p>1661</text:p>
          </table:table-cell>
          <table:table-cell table:style-name="ce3" table:formula="of:=[.B41]/[.C41]" office:value-type="float" office:value="1.97471402769416">
            <text:p>1,97</text:p>
          </table:table-cell>
          <table:table-cell table:style-name="ce3" table:formula="of:=[.C41]*[.B41]*10^(-6)" office:value-type="float" office:value="5.44808">
            <text:p>5,45</text:p>
          </table:table-cell>
          <table:table-cell/>
          <table:table-cell table:formula="of:=LN([.E41])" office:value-type="float" office:value="1.69526325302721">
            <text:p>1,695263253</text:p>
          </table:table-cell>
          <table:table-cell table:formula="of:=LN([.D41]/[.F$9])" office:value-type="float" office:value="1.20338113371798">
            <text:p>1,2033811337</text:p>
          </table:table-cell>
          <table:table-cell table:style-name="ce5" table:formula="of:=[.B$10]*([.D41]/[.F$9])^1/[.J$9]" office:value-type="float" office:value="767.983386864244">
            <text:p>767,9834</text:p>
          </table:table-cell>
          <table:table-cell table:formula="of:=[.E41]" office:value-type="float" office:value="5.44808">
            <text:p>5,44808</text:p>
          </table:table-cell>
          <table:table-cell table:formula="of:=[.D41]" office:value-type="float" office:value="1.97471402769416">
            <text:p>1,9747140277</text:p>
          </table:table-cell>
          <table:table-cell table:formula="of:=LN([.I41])" office:value-type="float" office:value="6.64376810122652">
            <text:p>6,6437681012</text:p>
          </table:table-cell>
          <table:table-cell table:formula="of:=LN([.J41])" office:value-type="float" office:value="1.69526325302721">
            <text:p>1,695263253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3503">
            <text:p>3503</text:p>
          </table:table-cell>
          <table:table-cell table:style-name="ce1" office:value-type="float" office:value="1722">
            <text:p>1722</text:p>
          </table:table-cell>
          <table:table-cell table:style-name="ce3" table:formula="of:=[.B42]/[.C42]" office:value-type="float" office:value="2.034262485482">
            <text:p>2,03</text:p>
          </table:table-cell>
          <table:table-cell table:style-name="ce3" table:formula="of:=[.C42]*[.B42]*10^(-6)" office:value-type="float" office:value="6.032166">
            <text:p>6,03</text:p>
          </table:table-cell>
          <table:table-cell/>
          <table:table-cell table:formula="of:=LN([.E42])" office:value-type="float" office:value="1.79710615022089">
            <text:p>1,7971061502</text:p>
          </table:table-cell>
          <table:table-cell table:formula="of:=LN([.D42]/[.F$9])" office:value-type="float" office:value="1.23309088016289">
            <text:p>1,2330908802</text:p>
          </table:table-cell>
          <table:table-cell table:style-name="ce5" table:formula="of:=[.B$10]*([.D42]/[.F$9])^1/[.J$9]" office:value-type="float" office:value="791.142297801767">
            <text:p>791,1423</text:p>
          </table:table-cell>
          <table:table-cell table:formula="of:=[.E42]" office:value-type="float" office:value="6.032166">
            <text:p>6,032166</text:p>
          </table:table-cell>
          <table:table-cell table:formula="of:=[.D42]" office:value-type="float" office:value="2.034262485482">
            <text:p>2,0342624855</text:p>
          </table:table-cell>
          <table:table-cell table:formula="of:=LN([.I42])" office:value-type="float" office:value="6.67347784767144">
            <text:p>6,6734778477</text:p>
          </table:table-cell>
          <table:table-cell table:formula="of:=LN([.J42])" office:value-type="float" office:value="1.79710615022089">
            <text:p>1,7971061502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3740">
            <text:p>3740</text:p>
          </table:table-cell>
          <table:table-cell table:style-name="ce1" office:value-type="float" office:value="1780">
            <text:p>1780</text:p>
          </table:table-cell>
          <table:table-cell table:style-name="ce3" table:formula="of:=[.B43]/[.C43]" office:value-type="float" office:value="2.10112359550562">
            <text:p>2,10</text:p>
          </table:table-cell>
          <table:table-cell table:style-name="ce3" table:formula="of:=[.C43]*[.B43]*10^(-6)" office:value-type="float" office:value="6.6572">
            <text:p>6,66</text:p>
          </table:table-cell>
          <table:table-cell/>
          <table:table-cell table:formula="of:=LN([.E43])" office:value-type="float" office:value="1.89569897573043">
            <text:p>1,8956989757</text:p>
          </table:table-cell>
          <table:table-cell table:formula="of:=LN([.D43]/[.F$9])" office:value-type="float" office:value="1.26542978907553">
            <text:p>1,2654297891</text:p>
          </table:table-cell>
          <table:table-cell table:style-name="ce5" table:formula="of:=[.B$10]*([.D43]/[.F$9])^1/[.J$9]" office:value-type="float" office:value="817.145162523096">
            <text:p>817,1452</text:p>
          </table:table-cell>
          <table:table-cell table:formula="of:=[.E43]" office:value-type="float" office:value="6.6572">
            <text:p>6,6572</text:p>
          </table:table-cell>
          <table:table-cell table:formula="of:=[.D43]" office:value-type="float" office:value="2.10112359550562">
            <text:p>2,1011235955</text:p>
          </table:table-cell>
          <table:table-cell table:formula="of:=LN([.I43])" office:value-type="float" office:value="6.70581675658407">
            <text:p>6,7058167566</text:p>
          </table:table-cell>
          <table:table-cell table:formula="of:=LN([.J43])" office:value-type="float" office:value="1.89569897573043">
            <text:p>1,8956989757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4005">
            <text:p>4005</text:p>
          </table:table-cell>
          <table:table-cell table:style-name="ce1" office:value-type="float" office:value="1839">
            <text:p>1839</text:p>
          </table:table-cell>
          <table:table-cell table:style-name="ce3" table:formula="of:=[.B44]/[.C44]" office:value-type="float" office:value="2.17781402936378">
            <text:p>2,18</text:p>
          </table:table-cell>
          <table:table-cell table:style-name="ce3" table:formula="of:=[.C44]*[.B44]*10^(-6)" office:value-type="float" office:value="7.365195">
            <text:p>7,37</text:p>
          </table:table-cell>
          <table:table-cell/>
          <table:table-cell table:formula="of:=LN([.E44])" office:value-type="float" office:value="1.99676552614251">
            <text:p>1,9967655261</text:p>
          </table:table-cell>
          <table:table-cell table:formula="of:=LN([.D44]/[.F$9])" office:value-type="float" office:value="1.30127917685122">
            <text:p>1,3012791769</text:p>
          </table:table-cell>
          <table:table-cell table:style-name="ce5" table:formula="of:=[.B$10]*([.D44]/[.F$9])^1/[.J$9]" office:value-type="float" office:value="846.970736407967">
            <text:p>846,9707</text:p>
          </table:table-cell>
          <table:table-cell table:formula="of:=[.E44]" office:value-type="float" office:value="7.365195">
            <text:p>7,365195</text:p>
          </table:table-cell>
          <table:table-cell table:formula="of:=[.D44]" office:value-type="float" office:value="2.17781402936378">
            <text:p>2,1778140294</text:p>
          </table:table-cell>
          <table:table-cell table:formula="of:=LN([.I44])" office:value-type="float" office:value="6.74166614435977">
            <text:p>6,7416661444</text:p>
          </table:table-cell>
          <table:table-cell table:formula="of:=LN([.J44])" office:value-type="float" office:value="1.99676552614251">
            <text:p>1,9967655261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4290">
            <text:p>4290</text:p>
          </table:table-cell>
          <table:table-cell table:style-name="ce1" office:value-type="float" office:value="1890">
            <text:p>1890</text:p>
          </table:table-cell>
          <table:table-cell table:style-name="ce3" table:formula="of:=[.B45]/[.C45]" office:value-type="float" office:value="2.26984126984127">
            <text:p>2,27</text:p>
          </table:table-cell>
          <table:table-cell table:style-name="ce3" table:formula="of:=[.C45]*[.B45]*10^(-6)" office:value-type="float" office:value="8.1081">
            <text:p>8,11</text:p>
          </table:table-cell>
          <table:table-cell/>
          <table:table-cell table:formula="of:=LN([.E45])" office:value-type="float" office:value="2.09286356201148">
            <text:p>2,092863562</text:p>
          </table:table-cell>
          <table:table-cell table:formula="of:=LN([.D45]/[.F$9])" office:value-type="float" office:value="1.34266744582146">
            <text:p>1,3426674458</text:p>
          </table:table-cell>
          <table:table-cell table:style-name="ce5" table:formula="of:=[.B$10]*([.D45]/[.F$9])^1/[.J$9]" office:value-type="float" office:value="882.76092720749">
            <text:p>882,7609</text:p>
          </table:table-cell>
          <table:table-cell table:formula="of:=[.E45]" office:value-type="float" office:value="8.1081">
            <text:p>8,1081</text:p>
          </table:table-cell>
          <table:table-cell table:formula="of:=[.D45]" office:value-type="float" office:value="2.26984126984127">
            <text:p>2,2698412698</text:p>
          </table:table-cell>
          <table:table-cell table:formula="of:=LN([.I45])" office:value-type="float" office:value="6.78305441333">
            <text:p>6,7830544133</text:p>
          </table:table-cell>
          <table:table-cell table:formula="of:=LN([.J45])" office:value-type="float" office:value="2.09286356201148">
            <text:p>2,092863562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4600">
            <text:p>4600</text:p>
          </table:table-cell>
          <table:table-cell table:style-name="ce1" office:value-type="float" office:value="1955">
            <text:p>1955</text:p>
          </table:table-cell>
          <table:table-cell table:style-name="ce3" table:formula="of:=[.B46]/[.C46]" office:value-type="float" office:value="2.35294117647059">
            <text:p>2,35</text:p>
          </table:table-cell>
          <table:table-cell table:style-name="ce3" table:formula="of:=[.C46]*[.B46]*10^(-6)" office:value-type="float" office:value="8.993">
            <text:p>8,99</text:p>
          </table:table-cell>
          <table:table-cell/>
          <table:table-cell table:formula="of:=LN([.E46])" office:value-type="float" office:value="2.19644649693238">
            <text:p>2,1964464969</text:p>
          </table:table-cell>
          <table:table-cell table:formula="of:=LN([.D46]/[.F$9])" office:value-type="float" office:value="1.3786236520108">
            <text:p>1,378623652</text:p>
          </table:table-cell>
          <table:table-cell table:style-name="ce5" table:formula="of:=[.B$10]*([.D46]/[.F$9])^1/[.J$9]" office:value-type="float" office:value="915.079200560624">
            <text:p>915,0792</text:p>
          </table:table-cell>
          <table:table-cell table:formula="of:=[.E46]" office:value-type="float" office:value="8.993">
            <text:p>8,993</text:p>
          </table:table-cell>
          <table:table-cell table:formula="of:=[.D46]" office:value-type="float" office:value="2.35294117647059">
            <text:p>2,3529411765</text:p>
          </table:table-cell>
          <table:table-cell table:formula="of:=LN([.I46])" office:value-type="float" office:value="6.81901061951935">
            <text:p>6,8190106195</text:p>
          </table:table-cell>
          <table:table-cell table:formula="of:=LN([.J46])" office:value-type="float" office:value="2.19644649693238">
            <text:p>2,1964464969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4890">
            <text:p>4890</text:p>
          </table:table-cell>
          <table:table-cell table:style-name="ce1" office:value-type="float" office:value="2008">
            <text:p>2008</text:p>
          </table:table-cell>
          <table:table-cell table:style-name="ce3" table:formula="of:=[.B47]/[.C47]" office:value-type="float" office:value="2.43525896414343">
            <text:p>2,44</text:p>
          </table:table-cell>
          <table:table-cell table:style-name="ce3" table:formula="of:=[.C47]*[.B47]*10^(-6)" office:value-type="float" office:value="9.81912">
            <text:p>9,82</text:p>
          </table:table-cell>
          <table:table-cell/>
          <table:table-cell table:formula="of:=LN([.E47])" office:value-type="float" office:value="2.28433150531626">
            <text:p>2,2843315053</text:p>
          </table:table-cell>
          <table:table-cell table:formula="of:=LN([.D47]/[.F$9])" office:value-type="float" office:value="1.41301064361038">
            <text:p>1,4130106436</text:p>
          </table:table-cell>
          <table:table-cell table:style-name="ce5" table:formula="of:=[.B$10]*([.D47]/[.F$9])^1/[.J$9]" office:value-type="float" office:value="947.093301078245">
            <text:p>947,0933</text:p>
          </table:table-cell>
          <table:table-cell table:formula="of:=[.E47]" office:value-type="float" office:value="9.81912">
            <text:p>9,81912</text:p>
          </table:table-cell>
          <table:table-cell table:formula="of:=[.D47]" office:value-type="float" office:value="2.43525896414343">
            <text:p>2,4352589641</text:p>
          </table:table-cell>
          <table:table-cell table:formula="of:=LN([.I47])" office:value-type="float" office:value="6.85339761111892">
            <text:p>6,8533976111</text:p>
          </table:table-cell>
          <table:table-cell table:formula="of:=LN([.J47])" office:value-type="float" office:value="2.28433150531626">
            <text:p>2,2843315053</text:p>
          </table:table-cell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amento Válvula 5Y3" table:style-name="ta4">
        <office:forms form:automatic-focus="false" form:apply-design-mode="false"/>
        <table:shapes>
          <draw:frame draw:z-index="0" draw:style-name="gr1" svg:width="15.999cm" svg:height="8.999cm" svg:x="0.803cm" svg:y="30.16cm">
            <draw:object draw:notify-on-update-of-ranges="'Fiamento Válvula 5Y3'.J14:'Fiamento Válvula 5Y3'.J14 'Fiamento Válvula 5Y3'.J15:'Fiamento Válvula 5Y3'.J52 'Fiamento Válvula 5Y3'.K14:'Fiamento Válvula 5Y3'.K14 'Fiamento Válvula 5Y3'.K15:'Fiamento Válvula 5Y3'.K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5.999cm" svg:height="8.999cm" svg:x="0.803cm" svg:y="39.46cm">
            <draw:object draw:notify-on-update-of-ranges="'Fiamento Válvula 5Y3'.G36:'Fiamento Válvula 5Y3'.G52 'Fiamento Válvula 5Y3'.H36:'Fiamento Válvula 5Y3'.H5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15.999cm" svg:height="8.999cm" svg:x="0.829cm" svg:y="49.08cm">
            <draw:object draw:notify-on-update-of-ranges="'Fiamento Válvula 5Y3'.L36:'Fiamento Válvula 5Y3'.L52 'Fiamento Válvula 5Y3'.M36:'Fiamento Válvula 5Y3'.M5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>
            <text:p>Medidas do filamento de uma Válvula Eletrônica a vácuo modelo 5Y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T<text:span text:style-name="T1">o</text:span><text:span text:style-name="T2">(Kelvin) = 296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4"/>
          <table:table-cell/>
          <table:table-cell office:value-type="string">
            <text:p>R0</text:p>
          </table:table-cell>
          <table:table-cell/>
          <table:table-cell office:value-type="string">
            <text:p>Gama/4</text:p>
          </table:table-cell>
          <table:table-cell/>
          <table:table-cell office:value-type="string">
            <text:p>gama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number-matrix-columns-spanned="3" table:number-matrix-rows-spanned="5" table:formula="of:=LINEST([.D15:.D29];[.E15:.F29];1;1)" office:value-type="float" office:value="0.633144380680052">
            <text:p>0,6331443807</text:p>
          </table:table-cell>
          <table:table-cell office:value-type="float" office:value="0.74635382955076">
            <text:p>0,7463538296</text:p>
          </table:table-cell>
          <table:table-cell office:value-type="float" office:value="0.546776506817828">
            <text:p>0,5467765068</text:p>
          </table:table-cell>
          <table:table-cell/>
          <table:table-cell table:number-matrix-columns-spanned="2" table:number-matrix-rows-spanned="5" table:formula="of:=LINEST([.H36:.H52];[.G36:.G52];1;1)" office:value-type="float" office:value="0.191044981658478">
            <text:p>0,1910449817</text:p>
          </table:table-cell>
          <table:table-cell office:value-type="float" office:value="1.16460449677494">
            <text:p>1,1646044968</text:p>
          </table:table-cell>
          <table:table-cell table:formula="of:=[.H9]*4" office:value-type="float" office:value="0.76417992663391">
            <text:p>0,7641799266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T<text:span text:style-name="T1">o</text:span><text:span text:style-name="T2">(kelvin)=</text:span></text:p>
          </table:table-cell>
          <table:table-cell table:style-name="ce1" office:value-type="float" office:value="296">
            <text:p>296</text:p>
          </table:table-cell>
          <table:table-cell/>
          <table:table-cell office:value-type="float" office:value="0.116396547763208">
            <text:p>0,1163965478</text:p>
          </table:table-cell>
          <table:table-cell office:value-type="float" office:value="0.0507329723660107">
            <text:p>0,0507329724</text:p>
          </table:table-cell>
          <table:table-cell office:value-type="float" office:value="0.00393964907642724">
            <text:p>0,0039396491</text:p>
          </table:table-cell>
          <table:table-cell/>
          <table:table-cell office:value-type="float" office:value="0.00903322489763455">
            <text:p>0,0090332249</text:p>
          </table:table-cell>
          <table:table-cell office:value-type="float" office:value="0.0165324321935301">
            <text:p>0,0165324322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0.997826192223634">
            <text:p>0,9978261922</text:p>
          </table:table-cell>
          <table:table-cell office:value-type="float" office:value="0.00693597183686567">
            <text:p>0,0069359718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0.967552577006688">
            <text:p>0,967552577</text:p>
          </table:table-cell>
          <table:table-cell office:value-type="float" office:value="0.0176124564537637">
            <text:p>0,0176124565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"/>
          <table:table-cell office:value-type="float" office:value="2754.13365359801">
            <text:p>2754,133653598</text:p>
          </table:table-cell>
          <table:table-cell office:value-type="float" office:value="12">
            <text:p>12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447.286327117308">
            <text:p>447,2863271173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"/>
          <table:table-cell office:value-type="float" office:value="0.264990100448257">
            <text:p>0,2649901004</text:p>
          </table:table-cell>
          <table:table-cell office:value-type="float" office:value="0.000577292463861525">
            <text:p>0,0005772925</text:p>
          </table:table-cell>
          <table:table-cell office:value-type="string" office:string-value="#N/DISP">
            <text:p>#N/DISP</text:p>
          </table:table-cell>
          <table:table-cell/>
          <table:table-cell office:value-type="float" office:value="0.138747602461395">
            <text:p>0,1387476025</text:p>
          </table:table-cell>
          <table:table-cell office:value-type="float" office:value="0.00465297933503586">
            <text:p>0,0046529793</text:p>
          </table:table-cell>
          <table:table-cell table:number-columns-repeated="1015"/>
        </table:table-row>
        <table:table-row table:style-name="ro5">
          <table:table-cell/>
          <table:table-cell table:style-name="ce1" office:value-type="string">
            <text:p>V (Volts)</text:p>
          </table:table-cell>
          <table:table-cell table:style-name="ce1" office:value-type="string">
            <text:p>I (Amperes)</text:p>
          </table:table-cell>
          <table:table-cell office:value-type="string">
            <text:p>R(Ohms)</text:p>
          </table:table-cell>
          <table:table-cell table:style-name="ce3" office:value-type="string">
            <text:p>P(W)</text:p>
          </table:table-cell>
          <table:table-cell office:value-type="string">
            <text:p>P²(W²)</text:p>
          </table:table-cell>
          <table:table-cell office:value-type="string">
            <text:p>ln(P)</text:p>
          </table:table-cell>
          <table:table-cell office:value-type="string">
            <text:p>ln(R/R0)</text:p>
          </table:table-cell>
          <table:table-cell office:value-type="string">
            <text:p>T0</text:p>
          </table:table-cell>
          <table:table-cell table:formula="of:=[.E14]" office:value-type="string" office:string-value="P(W)">
            <text:p>P(W)</text:p>
          </table:table-cell>
          <table:table-cell table:formula="of:=[.D14]" office:value-type="string" office:string-value="R(Ohms)">
            <text:p>R(Ohms)</text:p>
          </table:table-cell>
          <table:table-cell office:value-type="string">
            <text:p>ln(T)</text:p>
          </table:table-cell>
          <table:table-cell office:value-type="string">
            <text:p>ln(P)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0.0948">
            <text:p>0,0948</text:p>
          </table:table-cell>
          <table:table-cell table:style-name="ce1" office:value-type="float" office:value="0.168">
            <text:p>0,168</text:p>
          </table:table-cell>
          <table:table-cell table:style-name="ce3" table:formula="of:=[.B15]/[.C15]" office:value-type="float" office:value="0.564285714285714">
            <text:p>0,56</text:p>
          </table:table-cell>
          <table:table-cell table:style-name="ce3" table:formula="of:=[.C15]*[.B15]" office:value-type="float" office:value="0.0159264">
            <text:p>0,02</text:p>
          </table:table-cell>
          <table:table-cell table:formula="of:=[.E15]^2" office:value-type="float" office:value="0.00025365021696">
            <text:p>0,0002536502</text:p>
          </table:table-cell>
          <table:table-cell table:number-columns-repeated="2"/>
          <table:table-cell table:style-name="ce5" table:formula="of:=[.B$10]*([.D15]/[.F$9])^1/[.J$9]" office:value-type="float" office:value="399.747075381563">
            <text:p>399,7471</text:p>
          </table:table-cell>
          <table:table-cell table:formula="of:=[.E15]" office:value-type="float" office:value="0.0159264">
            <text:p>0,0159264</text:p>
          </table:table-cell>
          <table:table-cell table:formula="of:=[.D15]" office:value-type="float" office:value="0.564285714285714">
            <text:p>0,5642857143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1144">
            <text:p>0,1144</text:p>
          </table:table-cell>
          <table:table-cell table:style-name="ce1" office:value-type="float" office:value="0.202">
            <text:p>0,202</text:p>
          </table:table-cell>
          <table:table-cell table:style-name="ce3" table:formula="of:=[.B16]/[.C16]" office:value-type="float" office:value="0.566336633663366">
            <text:p>0,57</text:p>
          </table:table-cell>
          <table:table-cell table:style-name="ce3" table:formula="of:=[.C16]*[.B16]" office:value-type="float" office:value="0.0231088">
            <text:p>0,02</text:p>
          </table:table-cell>
          <table:table-cell table:formula="of:=[.E16]^2" office:value-type="float" office:value="0.00053401663744">
            <text:p>0,0005340166</text:p>
          </table:table-cell>
          <table:table-cell table:number-columns-repeated="2"/>
          <table:table-cell table:style-name="ce5" table:formula="of:=[.B$10]*([.D16]/[.F$9])^1/[.J$9]" office:value-type="float" office:value="401.199972384454">
            <text:p>401,2000</text:p>
          </table:table-cell>
          <table:table-cell table:formula="of:=[.E16]" office:value-type="float" office:value="0.0231088">
            <text:p>0,0231088</text:p>
          </table:table-cell>
          <table:table-cell table:formula="of:=[.D16]" office:value-type="float" office:value="0.566336633663366">
            <text:p>0,5663366337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1351">
            <text:p>0,1351</text:p>
          </table:table-cell>
          <table:table-cell table:style-name="ce1" office:value-type="float" office:value="0.236">
            <text:p>0,236</text:p>
          </table:table-cell>
          <table:table-cell table:style-name="ce3" table:formula="of:=[.B17]/[.C17]" office:value-type="float" office:value="0.572457627118644">
            <text:p>0,57</text:p>
          </table:table-cell>
          <table:table-cell table:style-name="ce3" table:formula="of:=[.C17]*[.B17]" office:value-type="float" office:value="0.0318836">
            <text:p>0,03</text:p>
          </table:table-cell>
          <table:table-cell table:formula="of:=[.E17]^2" office:value-type="float" office:value="0.00101656394896">
            <text:p>0,0010165639</text:p>
          </table:table-cell>
          <table:table-cell table:number-columns-repeated="2"/>
          <table:table-cell table:style-name="ce5" table:formula="of:=[.B$10]*([.D17]/[.F$9])^1/[.J$9]" office:value-type="float" office:value="405.536160897173">
            <text:p>405,5362</text:p>
          </table:table-cell>
          <table:table-cell table:formula="of:=[.E17]" office:value-type="float" office:value="0.0318836">
            <text:p>0,0318836</text:p>
          </table:table-cell>
          <table:table-cell table:formula="of:=[.D17]" office:value-type="float" office:value="0.572457627118644">
            <text:p>0,5724576271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1562">
            <text:p>0,1562</text:p>
          </table:table-cell>
          <table:table-cell table:style-name="ce1" office:value-type="float" office:value="0.269">
            <text:p>0,269</text:p>
          </table:table-cell>
          <table:table-cell table:style-name="ce3" table:formula="of:=[.B18]/[.C18]" office:value-type="float" office:value="0.580669144981413">
            <text:p>0,58</text:p>
          </table:table-cell>
          <table:table-cell table:style-name="ce3" table:formula="of:=[.C18]*[.B18]" office:value-type="float" office:value="0.0420178">
            <text:p>0,04</text:p>
          </table:table-cell>
          <table:table-cell table:formula="of:=[.E18]^2" office:value-type="float" office:value="0.00176549551684">
            <text:p>0,0017654955</text:p>
          </table:table-cell>
          <table:table-cell table:number-columns-repeated="2"/>
          <table:table-cell table:style-name="ce5" table:formula="of:=[.B$10]*([.D18]/[.F$9])^1/[.J$9]" office:value-type="float" office:value="411.353303112513">
            <text:p>411,3533</text:p>
          </table:table-cell>
          <table:table-cell table:formula="of:=[.E18]" office:value-type="float" office:value="0.0420178">
            <text:p>0,0420178</text:p>
          </table:table-cell>
          <table:table-cell table:formula="of:=[.D18]" office:value-type="float" office:value="0.580669144981413">
            <text:p>0,580669145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1784">
            <text:p>0,1784</text:p>
          </table:table-cell>
          <table:table-cell table:style-name="ce1" office:value-type="float" office:value="0.303">
            <text:p>0,303</text:p>
          </table:table-cell>
          <table:table-cell table:style-name="ce3" table:formula="of:=[.B19]/[.C19]" office:value-type="float" office:value="0.588778877887789">
            <text:p>0,59</text:p>
          </table:table-cell>
          <table:table-cell table:style-name="ce3" table:formula="of:=[.C19]*[.B19]" office:value-type="float" office:value="0.0540552">
            <text:p>0,05</text:p>
          </table:table-cell>
          <table:table-cell table:formula="of:=[.E19]^2" office:value-type="float" office:value="0.00292196464704">
            <text:p>0,0029219646</text:p>
          </table:table-cell>
          <table:table-cell table:number-columns-repeated="2"/>
          <table:table-cell table:style-name="ce5" table:formula="of:=[.B$10]*([.D19]/[.F$9])^1/[.J$9]" office:value-type="float" office:value="417.0983395885">
            <text:p>417,0983</text:p>
          </table:table-cell>
          <table:table-cell table:formula="of:=[.E19]" office:value-type="float" office:value="0.0540552">
            <text:p>0,0540552</text:p>
          </table:table-cell>
          <table:table-cell table:formula="of:=[.D19]" office:value-type="float" office:value="0.588778877887789">
            <text:p>0,5887788779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2011">
            <text:p>0,2011</text:p>
          </table:table-cell>
          <table:table-cell table:style-name="ce1" office:value-type="float" office:value="0.337">
            <text:p>0,337</text:p>
          </table:table-cell>
          <table:table-cell table:style-name="ce3" table:formula="of:=[.B20]/[.C20]" office:value-type="float" office:value="0.59673590504451">
            <text:p>0,60</text:p>
          </table:table-cell>
          <table:table-cell table:style-name="ce3" table:formula="of:=[.C20]*[.B20]" office:value-type="float" office:value="0.0677707">
            <text:p>0,07</text:p>
          </table:table-cell>
          <table:table-cell table:formula="of:=[.E20]^2" office:value-type="float" office:value="0.00459286777849">
            <text:p>0,0045928678</text:p>
          </table:table-cell>
          <table:table-cell table:number-columns-repeated="2"/>
          <table:table-cell table:style-name="ce5" table:formula="of:=[.B$10]*([.D20]/[.F$9])^1/[.J$9]" office:value-type="float" office:value="422.735197396707">
            <text:p>422,7352</text:p>
          </table:table-cell>
          <table:table-cell table:formula="of:=[.E20]" office:value-type="float" office:value="0.0677707">
            <text:p>0,0677707</text:p>
          </table:table-cell>
          <table:table-cell table:formula="of:=[.D20]" office:value-type="float" office:value="0.59673590504451">
            <text:p>0,596735905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2278">
            <text:p>0,2278</text:p>
          </table:table-cell>
          <table:table-cell table:style-name="ce1" office:value-type="float" office:value="0.372">
            <text:p>0,372</text:p>
          </table:table-cell>
          <table:table-cell table:style-name="ce3" table:formula="of:=[.B21]/[.C21]" office:value-type="float" office:value="0.61236559139785">
            <text:p>0,61</text:p>
          </table:table-cell>
          <table:table-cell table:style-name="ce3" table:formula="of:=[.C21]*[.B21]" office:value-type="float" office:value="0.0847416">
            <text:p>0,08</text:p>
          </table:table-cell>
          <table:table-cell table:formula="of:=[.E21]^2" office:value-type="float" office:value="0.00718113877056">
            <text:p>0,0071811388</text:p>
          </table:table-cell>
          <table:table-cell table:number-columns-repeated="2"/>
          <table:table-cell table:style-name="ce5" table:formula="of:=[.B$10]*([.D21]/[.F$9])^1/[.J$9]" office:value-type="float" office:value="433.807463184593">
            <text:p>433,8075</text:p>
          </table:table-cell>
          <table:table-cell table:formula="of:=[.E21]" office:value-type="float" office:value="0.0847416">
            <text:p>0,0847416</text:p>
          </table:table-cell>
          <table:table-cell table:formula="of:=[.D21]" office:value-type="float" office:value="0.61236559139785">
            <text:p>0,6123655914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2537">
            <text:p>0,2537</text:p>
          </table:table-cell>
          <table:table-cell table:style-name="ce1" office:value-type="float" office:value="0.404">
            <text:p>0,404</text:p>
          </table:table-cell>
          <table:table-cell table:style-name="ce3" table:formula="of:=[.B22]/[.C22]" office:value-type="float" office:value="0.627970297029703">
            <text:p>0,63</text:p>
          </table:table-cell>
          <table:table-cell table:style-name="ce3" table:formula="of:=[.C22]*[.B22]" office:value-type="float" office:value="0.1024948">
            <text:p>0,10</text:p>
          </table:table-cell>
          <table:table-cell table:formula="of:=[.E22]^2" office:value-type="float" office:value="0.01050518402704">
            <text:p>0,010505184</text:p>
          </table:table-cell>
          <table:table-cell table:number-columns-repeated="2"/>
          <table:table-cell table:style-name="ce5" table:formula="of:=[.B$10]*([.D22]/[.F$9])^1/[.J$9]" office:value-type="float" office:value="444.862032316154">
            <text:p>444,8620</text:p>
          </table:table-cell>
          <table:table-cell table:formula="of:=[.E22]" office:value-type="float" office:value="0.1024948">
            <text:p>0,1024948</text:p>
          </table:table-cell>
          <table:table-cell table:formula="of:=[.D22]" office:value-type="float" office:value="0.627970297029703">
            <text:p>0,627970297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3117">
            <text:p>0,3117</text:p>
          </table:table-cell>
          <table:table-cell table:style-name="ce1" office:value-type="float" office:value="0.471">
            <text:p>0,471</text:p>
          </table:table-cell>
          <table:table-cell table:style-name="ce3" table:formula="of:=[.B23]/[.C23]" office:value-type="float" office:value="0.661783439490446">
            <text:p>0,66</text:p>
          </table:table-cell>
          <table:table-cell table:style-name="ce3" table:formula="of:=[.C23]*[.B23]" office:value-type="float" office:value="0.1468107">
            <text:p>0,15</text:p>
          </table:table-cell>
          <table:table-cell table:formula="of:=[.E23]^2" office:value-type="float" office:value="0.02155338163449">
            <text:p>0,0215533816</text:p>
          </table:table-cell>
          <table:table-cell table:number-columns-repeated="2"/>
          <table:table-cell table:style-name="ce5" table:formula="of:=[.B$10]*([.D23]/[.F$9])^1/[.J$9]" office:value-type="float" office:value="468.815686406532">
            <text:p>468,8157</text:p>
          </table:table-cell>
          <table:table-cell table:formula="of:=[.E23]" office:value-type="float" office:value="0.1468107">
            <text:p>0,1468107</text:p>
          </table:table-cell>
          <table:table-cell table:formula="of:=[.D23]" office:value-type="float" office:value="0.661783439490446">
            <text:p>0,6617834395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3461">
            <text:p>0,3461</text:p>
          </table:table-cell>
          <table:table-cell table:style-name="ce1" office:value-type="float" office:value="0.505">
            <text:p>0,505</text:p>
          </table:table-cell>
          <table:table-cell table:style-name="ce3" table:formula="of:=[.B24]/[.C24]" office:value-type="float" office:value="0.685346534653465">
            <text:p>0,69</text:p>
          </table:table-cell>
          <table:table-cell table:style-name="ce3" table:formula="of:=[.C24]*[.B24]" office:value-type="float" office:value="0.1747805">
            <text:p>0,17</text:p>
          </table:table-cell>
          <table:table-cell table:formula="of:=[.E24]^2" office:value-type="float" office:value="0.03054822318025">
            <text:p>0,0305482232</text:p>
          </table:table-cell>
          <table:table-cell table:number-columns-repeated="2"/>
          <table:table-cell table:style-name="ce5" table:formula="of:=[.B$10]*([.D24]/[.F$9])^1/[.J$9]" office:value-type="float" office:value="485.508078469439">
            <text:p>485,5081</text:p>
          </table:table-cell>
          <table:table-cell table:formula="of:=[.E24]" office:value-type="float" office:value="0.1747805">
            <text:p>0,1747805</text:p>
          </table:table-cell>
          <table:table-cell table:formula="of:=[.D24]" office:value-type="float" office:value="0.685346534653465">
            <text:p>0,6853465347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4025">
            <text:p>0,4025</text:p>
          </table:table-cell>
          <table:table-cell table:style-name="ce1" office:value-type="float" office:value="0.538">
            <text:p>0,538</text:p>
          </table:table-cell>
          <table:table-cell table:style-name="ce3" table:formula="of:=[.B25]/[.C25]" office:value-type="float" office:value="0.748141263940521">
            <text:p>0,75</text:p>
          </table:table-cell>
          <table:table-cell table:style-name="ce3" table:formula="of:=[.C25]*[.B25]" office:value-type="float" office:value="0.216545">
            <text:p>0,22</text:p>
          </table:table-cell>
          <table:table-cell table:formula="of:=[.E25]^2" office:value-type="float" office:value="0.046891737025">
            <text:p>0,046891737</text:p>
          </table:table-cell>
          <table:table-cell table:number-columns-repeated="2"/>
          <table:table-cell table:style-name="ce5" table:formula="of:=[.B$10]*([.D25]/[.F$9])^1/[.J$9]" office:value-type="float" office:value="529.992652057576">
            <text:p>529,9927</text:p>
          </table:table-cell>
          <table:table-cell table:formula="of:=[.E25]" office:value-type="float" office:value="0.216545">
            <text:p>0,216545</text:p>
          </table:table-cell>
          <table:table-cell table:formula="of:=[.D25]" office:value-type="float" office:value="0.748141263940521">
            <text:p>0,7481412639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45">
            <text:p>0,45</text:p>
          </table:table-cell>
          <table:table-cell table:style-name="ce1" office:value-type="float" office:value="0.571">
            <text:p>0,571</text:p>
          </table:table-cell>
          <table:table-cell table:style-name="ce3" table:formula="of:=[.B26]/[.C26]" office:value-type="float" office:value="0.788091068301226">
            <text:p>0,79</text:p>
          </table:table-cell>
          <table:table-cell table:style-name="ce3" table:formula="of:=[.C26]*[.B26]" office:value-type="float" office:value="0.25695">
            <text:p>0,26</text:p>
          </table:table-cell>
          <table:table-cell table:formula="of:=[.E26]^2" office:value-type="float" office:value="0.0660233025">
            <text:p>0,0660233025</text:p>
          </table:table-cell>
          <table:table-cell table:number-columns-repeated="2"/>
          <table:table-cell table:style-name="ce5" table:formula="of:=[.B$10]*([.D26]/[.F$9])^1/[.J$9]" office:value-type="float" office:value="558.293594383349">
            <text:p>558,2936</text:p>
          </table:table-cell>
          <table:table-cell table:formula="of:=[.E26]" office:value-type="float" office:value="0.25695">
            <text:p>0,25695</text:p>
          </table:table-cell>
          <table:table-cell table:formula="of:=[.D26]" office:value-type="float" office:value="0.788091068301226">
            <text:p>0,7880910683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5014">
            <text:p>0,5014</text:p>
          </table:table-cell>
          <table:table-cell table:style-name="ce1" office:value-type="float" office:value="0.605">
            <text:p>0,605</text:p>
          </table:table-cell>
          <table:table-cell table:style-name="ce3" table:formula="of:=[.B27]/[.C27]" office:value-type="float" office:value="0.828760330578512">
            <text:p>0,83</text:p>
          </table:table-cell>
          <table:table-cell table:style-name="ce3" table:formula="of:=[.C27]*[.B27]" office:value-type="float" office:value="0.303347">
            <text:p>0,30</text:p>
          </table:table-cell>
          <table:table-cell table:formula="of:=[.E27]^2" office:value-type="float" office:value="0.092019402409">
            <text:p>0,0920194024</text:p>
          </table:table-cell>
          <table:table-cell table:number-columns-repeated="2"/>
          <table:table-cell table:style-name="ce5" table:formula="of:=[.B$10]*([.D27]/[.F$9])^1/[.J$9]" office:value-type="float" office:value="587.104209718259">
            <text:p>587,1042</text:p>
          </table:table-cell>
          <table:table-cell table:formula="of:=[.E27]" office:value-type="float" office:value="0.303347">
            <text:p>0,303347</text:p>
          </table:table-cell>
          <table:table-cell table:formula="of:=[.D27]" office:value-type="float" office:value="0.828760330578512">
            <text:p>0,8287603306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585">
            <text:p>0,585</text:p>
          </table:table-cell>
          <table:table-cell table:style-name="ce1" office:value-type="float" office:value="0.635">
            <text:p>0,635</text:p>
          </table:table-cell>
          <table:table-cell table:style-name="ce3" table:formula="of:=[.B28]/[.C28]" office:value-type="float" office:value="0.921259842519685">
            <text:p>0,92</text:p>
          </table:table-cell>
          <table:table-cell table:style-name="ce3" table:formula="of:=[.C28]*[.B28]" office:value-type="float" office:value="0.371475">
            <text:p>0,37</text:p>
          </table:table-cell>
          <table:table-cell table:formula="of:=[.E28]^2" office:value-type="float" office:value="0.137993675625">
            <text:p>0,1379936756</text:p>
          </table:table-cell>
          <table:table-cell table:number-columns-repeated="2"/>
          <table:table-cell table:style-name="ce5" table:formula="of:=[.B$10]*([.D28]/[.F$9])^1/[.J$9]" office:value-type="float" office:value="652.632023796472">
            <text:p>652,6320</text:p>
          </table:table-cell>
          <table:table-cell table:formula="of:=[.E28]" office:value-type="float" office:value="0.371475">
            <text:p>0,371475</text:p>
          </table:table-cell>
          <table:table-cell table:formula="of:=[.D28]" office:value-type="float" office:value="0.921259842519685">
            <text:p>0,9212598425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665">
            <text:p>0,665</text:p>
          </table:table-cell>
          <table:table-cell table:style-name="ce1" office:value-type="float" office:value="0.668">
            <text:p>0,668</text:p>
          </table:table-cell>
          <table:table-cell table:style-name="ce3" table:formula="of:=[.B29]/[.C29]" office:value-type="float" office:value="0.995508982035928">
            <text:p>1,00</text:p>
          </table:table-cell>
          <table:table-cell table:style-name="ce3" table:formula="of:=[.C29]*[.B29]" office:value-type="float" office:value="0.44422">
            <text:p>0,44</text:p>
          </table:table-cell>
          <table:table-cell table:formula="of:=[.E29]^2" office:value-type="float" office:value="0.1973314084">
            <text:p>0,1973314084</text:p>
          </table:table-cell>
          <table:table-cell table:number-columns-repeated="2"/>
          <table:table-cell table:style-name="ce5" table:formula="of:=[.B$10]*([.D29]/[.F$9])^1/[.J$9]" office:value-type="float" office:value="705.231045213816">
            <text:p>705,2310</text:p>
          </table:table-cell>
          <table:table-cell table:formula="of:=[.E29]" office:value-type="float" office:value="0.44422">
            <text:p>0,44422</text:p>
          </table:table-cell>
          <table:table-cell table:formula="of:=[.D29]" office:value-type="float" office:value="0.995508982035928">
            <text:p>0,995508982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825">
            <text:p>0,825</text:p>
          </table:table-cell>
          <table:table-cell table:style-name="ce1" office:value-type="float" office:value="0.731">
            <text:p>0,731</text:p>
          </table:table-cell>
          <table:table-cell table:style-name="ce3" table:formula="of:=[.B30]/[.C30]" office:value-type="float" office:value="1.12859097127223">
            <text:p>1,13</text:p>
          </table:table-cell>
          <table:table-cell table:style-name="ce3" table:formula="of:=[.C30]*[.B30]" office:value-type="float" office:value="0.603075">
            <text:p>0,60</text:p>
          </table:table-cell>
          <table:table-cell table:number-columns-repeated="3"/>
          <table:table-cell table:style-name="ce5" table:formula="of:=[.B$10]*([.D30]/[.F$9])^1/[.J$9]" office:value-type="float" office:value="799.507995057413">
            <text:p>799,5080</text:p>
          </table:table-cell>
          <table:table-cell table:formula="of:=[.E30]" office:value-type="float" office:value="0.603075">
            <text:p>0,603075</text:p>
          </table:table-cell>
          <table:table-cell table:formula="of:=[.D30]" office:value-type="float" office:value="1.12859097127223">
            <text:p>1,1285909713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0.99">
            <text:p>0,99</text:p>
          </table:table-cell>
          <table:table-cell table:style-name="ce1" office:value-type="float" office:value="0.793">
            <text:p>0,793</text:p>
          </table:table-cell>
          <table:table-cell table:style-name="ce3" table:formula="of:=[.B31]/[.C31]" office:value-type="float" office:value="1.2484237074401">
            <text:p>1,25</text:p>
          </table:table-cell>
          <table:table-cell table:style-name="ce3" table:formula="of:=[.C31]*[.B31]" office:value-type="float" office:value="0.78507">
            <text:p>0,79</text:p>
          </table:table-cell>
          <table:table-cell table:number-columns-repeated="3"/>
          <table:table-cell table:style-name="ce5" table:formula="of:=[.B$10]*([.D31]/[.F$9])^1/[.J$9]" office:value-type="float" office:value="884.399007899574">
            <text:p>884,3990</text:p>
          </table:table-cell>
          <table:table-cell table:formula="of:=[.E31]" office:value-type="float" office:value="0.78507">
            <text:p>0,78507</text:p>
          </table:table-cell>
          <table:table-cell table:formula="of:=[.D31]" office:value-type="float" office:value="1.2484237074401">
            <text:p>1,2484237074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.19">
            <text:p>1,19</text:p>
          </table:table-cell>
          <table:table-cell table:style-name="ce1" office:value-type="float" office:value="0.856">
            <text:p>0,856</text:p>
          </table:table-cell>
          <table:table-cell table:style-name="ce3" table:formula="of:=[.B32]/[.C32]" office:value-type="float" office:value="1.39018691588785">
            <text:p>1,39</text:p>
          </table:table-cell>
          <table:table-cell table:style-name="ce3" table:formula="of:=[.C32]*[.B32]" office:value-type="float" office:value="1.01864">
            <text:p>1,02</text:p>
          </table:table-cell>
          <table:table-cell table:number-columns-repeated="3"/>
          <table:table-cell table:style-name="ce5" table:formula="of:=[.B$10]*([.D32]/[.F$9])^1/[.J$9]" office:value-type="float" office:value="984.825842283337">
            <text:p>984,8258</text:p>
          </table:table-cell>
          <table:table-cell table:formula="of:=[.E32]" office:value-type="float" office:value="1.01864">
            <text:p>1,01864</text:p>
          </table:table-cell>
          <table:table-cell table:formula="of:=[.D32]" office:value-type="float" office:value="1.39018691588785">
            <text:p>1,3901869159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.39">
            <text:p>1,39</text:p>
          </table:table-cell>
          <table:table-cell table:style-name="ce1" office:value-type="float" office:value="0.915">
            <text:p>0,915</text:p>
          </table:table-cell>
          <table:table-cell table:style-name="ce3" table:formula="of:=[.B33]/[.C33]" office:value-type="float" office:value="1.51912568306011">
            <text:p>1,52</text:p>
          </table:table-cell>
          <table:table-cell table:style-name="ce3" table:formula="of:=[.C33]*[.B33]" office:value-type="float" office:value="1.27185">
            <text:p>1,27</text:p>
          </table:table-cell>
          <table:table-cell table:number-columns-repeated="3"/>
          <table:table-cell table:style-name="ce5" table:formula="of:=[.B$10]*([.D33]/[.F$9])^1/[.J$9]" office:value-type="float" office:value="1076.16768166635">
            <text:p>1076,1677</text:p>
          </table:table-cell>
          <table:table-cell table:formula="of:=[.E33]" office:value-type="float" office:value="1.27185">
            <text:p>1,27185</text:p>
          </table:table-cell>
          <table:table-cell table:formula="of:=[.D33]" office:value-type="float" office:value="1.51912568306011">
            <text:p>1,5191256831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.635">
            <text:p>1,635</text:p>
          </table:table-cell>
          <table:table-cell table:style-name="ce1" office:value-type="float" office:value="0.978">
            <text:p>0,978</text:p>
          </table:table-cell>
          <table:table-cell table:style-name="ce3" table:formula="of:=[.B34]/[.C34]" office:value-type="float" office:value="1.67177914110429">
            <text:p>1,67</text:p>
          </table:table-cell>
          <table:table-cell table:style-name="ce3" table:formula="of:=[.C34]*[.B34]" office:value-type="float" office:value="1.59903">
            <text:p>1,60</text:p>
          </table:table-cell>
          <table:table-cell table:number-columns-repeated="3"/>
          <table:table-cell table:style-name="ce5" table:formula="of:=[.B$10]*([.D34]/[.F$9])^1/[.J$9]" office:value-type="float" office:value="1184.30930541327">
            <text:p>1184,3093</text:p>
          </table:table-cell>
          <table:table-cell table:formula="of:=[.E34]" office:value-type="float" office:value="1.59903">
            <text:p>1,59903</text:p>
          </table:table-cell>
          <table:table-cell table:formula="of:=[.D34]" office:value-type="float" office:value="1.67177914110429">
            <text:p>1,6717791411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1.89">
            <text:p>1,89</text:p>
          </table:table-cell>
          <table:table-cell table:style-name="ce1" office:value-type="float" office:value="1.036">
            <text:p>1,036</text:p>
          </table:table-cell>
          <table:table-cell table:style-name="ce3" table:formula="of:=[.B35]/[.C35]" office:value-type="float" office:value="1.82432432432432">
            <text:p>1,82</text:p>
          </table:table-cell>
          <table:table-cell table:style-name="ce3" table:formula="of:=[.C35]*[.B35]" office:value-type="float" office:value="1.95804">
            <text:p>1,96</text:p>
          </table:table-cell>
          <table:table-cell table:number-columns-repeated="3"/>
          <table:table-cell table:style-name="ce5" table:formula="of:=[.B$10]*([.D35]/[.F$9])^1/[.J$9]" office:value-type="float" office:value="1292.37422591713">
            <text:p>1292,3742</text:p>
          </table:table-cell>
          <table:table-cell table:formula="of:=[.E35]" office:value-type="float" office:value="1.95804">
            <text:p>1,95804</text:p>
          </table:table-cell>
          <table:table-cell table:formula="of:=[.D35]" office:value-type="float" office:value="1.82432432432432">
            <text:p>1,8243243243</text:p>
          </table:table-cell>
          <table:table-cell table:number-columns-repeated="1013"/>
        </table:table-row>
        <table:table-row table:style-name="ro3">
          <table:table-cell/>
          <table:table-cell table:style-name="ce1" office:value-type="float" office:value="2.165">
            <text:p>2,165</text:p>
          </table:table-cell>
          <table:table-cell table:style-name="ce1" office:value-type="float" office:value="1.093">
            <text:p>1,093</text:p>
          </table:table-cell>
          <table:table-cell table:style-name="ce3" table:formula="of:=[.B36]/[.C36]" office:value-type="float" office:value="1.9807868252516">
            <text:p>1,98</text:p>
          </table:table-cell>
          <table:table-cell table:style-name="ce3" table:formula="of:=[.C36]*[.B36]" office:value-type="float" office:value="2.366345">
            <text:p>2,37</text:p>
          </table:table-cell>
          <table:table-cell/>
          <table:table-cell table:formula="of:=LN([.E36])" office:value-type="float" office:value="0.861346570648855">
            <text:p>0,8613465706</text:p>
          </table:table-cell>
          <table:table-cell table:formula="of:=LN([.D36]/[.F$9])" office:value-type="float" office:value="1.28720929216942">
            <text:p>1,2872092922</text:p>
          </table:table-cell>
          <table:table-cell table:style-name="ce5" table:formula="of:=[.B$10]*([.D36]/[.F$9])^1/[.J$9]" office:value-type="float" office:value="1403.21422340269">
            <text:p>1403,2142</text:p>
          </table:table-cell>
          <table:table-cell table:formula="of:=[.E36]" office:value-type="float" office:value="2.366345">
            <text:p>2,366345</text:p>
          </table:table-cell>
          <table:table-cell table:formula="of:=[.D36]" office:value-type="float" office:value="1.9807868252516">
            <text:p>1,9807868253</text:p>
          </table:table-cell>
          <table:table-cell table:formula="of:=LN([.I36])" office:value-type="float" office:value="7.24652075797097">
            <text:p>7,246520758</text:p>
          </table:table-cell>
          <table:table-cell table:formula="of:=LN([.J36])" office:value-type="float" office:value="0.861346570648855">
            <text:p>0,8613465706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2.438">
            <text:p>2,438</text:p>
          </table:table-cell>
          <table:table-cell table:style-name="ce1" office:value-type="float" office:value="1.153">
            <text:p>1,153</text:p>
          </table:table-cell>
          <table:table-cell table:style-name="ce3" table:formula="of:=[.B37]/[.C37]" office:value-type="float" office:value="2.11448395490026">
            <text:p>2,11</text:p>
          </table:table-cell>
          <table:table-cell table:style-name="ce3" table:formula="of:=[.C37]*[.B37]" office:value-type="float" office:value="2.811014">
            <text:p>2,81</text:p>
          </table:table-cell>
          <table:table-cell/>
          <table:table-cell table:formula="of:=LN([.E37])" office:value-type="float" office:value="1.033545272346">
            <text:p>1,0335452723</text:p>
          </table:table-cell>
          <table:table-cell table:formula="of:=LN([.D37]/[.F$9])" office:value-type="float" office:value="1.35252592968153">
            <text:p>1,3525259297</text:p>
          </table:table-cell>
          <table:table-cell table:style-name="ce5" table:formula="of:=[.B$10]*([.D37]/[.F$9])^1/[.J$9]" office:value-type="float" office:value="1497.92694642743">
            <text:p>1497,9269</text:p>
          </table:table-cell>
          <table:table-cell table:formula="of:=[.E37]" office:value-type="float" office:value="2.811014">
            <text:p>2,811014</text:p>
          </table:table-cell>
          <table:table-cell table:formula="of:=[.D37]" office:value-type="float" office:value="2.11448395490026">
            <text:p>2,1144839549</text:p>
          </table:table-cell>
          <table:table-cell table:formula="of:=LN([.I37])" office:value-type="float" office:value="7.31183739548307">
            <text:p>7,3118373955</text:p>
          </table:table-cell>
          <table:table-cell table:formula="of:=LN([.J37])" office:value-type="float" office:value="1.033545272346">
            <text:p>1,0335452723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2.634">
            <text:p>2,634</text:p>
          </table:table-cell>
          <table:table-cell table:style-name="ce1" office:value-type="float" office:value="1.213">
            <text:p>1,213</text:p>
          </table:table-cell>
          <table:table-cell table:style-name="ce3" table:formula="of:=[.B38]/[.C38]" office:value-type="float" office:value="2.1714756801319">
            <text:p>2,17</text:p>
          </table:table-cell>
          <table:table-cell table:style-name="ce3" table:formula="of:=[.C38]*[.B38]" office:value-type="float" office:value="3.195042">
            <text:p>3,20</text:p>
          </table:table-cell>
          <table:table-cell/>
          <table:table-cell table:formula="of:=LN([.E38])" office:value-type="float" office:value="1.161600233283">
            <text:p>1,1616002333</text:p>
          </table:table-cell>
          <table:table-cell table:formula="of:=LN([.D38]/[.F$9])" office:value-type="float" office:value="1.37912211326854">
            <text:p>1,3791221133</text:p>
          </table:table-cell>
          <table:table-cell table:style-name="ce5" table:formula="of:=[.B$10]*([.D38]/[.F$9])^1/[.J$9]" office:value-type="float" office:value="1538.30059918087">
            <text:p>1538,3006</text:p>
          </table:table-cell>
          <table:table-cell table:formula="of:=[.E38]" office:value-type="float" office:value="3.195042">
            <text:p>3,195042</text:p>
          </table:table-cell>
          <table:table-cell table:formula="of:=[.D38]" office:value-type="float" office:value="2.1714756801319">
            <text:p>2,1714756801</text:p>
          </table:table-cell>
          <table:table-cell table:formula="of:=LN([.I38])" office:value-type="float" office:value="7.33843357907009">
            <text:p>7,3384335791</text:p>
          </table:table-cell>
          <table:table-cell table:formula="of:=LN([.J38])" office:value-type="float" office:value="1.161600233283">
            <text:p>1,1616002333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2.898">
            <text:p>2,898</text:p>
          </table:table-cell>
          <table:table-cell table:style-name="ce1" office:value-type="float" office:value="1.273">
            <text:p>1,273</text:p>
          </table:table-cell>
          <table:table-cell table:style-name="ce3" table:formula="of:=[.B39]/[.C39]" office:value-type="float" office:value="2.27651217596229">
            <text:p>2,28</text:p>
          </table:table-cell>
          <table:table-cell table:style-name="ce3" table:formula="of:=[.C39]*[.B39]" office:value-type="float" office:value="3.689154">
            <text:p>3,69</text:p>
          </table:table-cell>
          <table:table-cell/>
          <table:table-cell table:formula="of:=LN([.E39])" office:value-type="float" office:value="1.30539716347376">
            <text:p>1,3053971635</text:p>
          </table:table-cell>
          <table:table-cell table:formula="of:=LN([.D39]/[.F$9])" office:value-type="float" office:value="1.42635966423259">
            <text:p>1,4263596642</text:p>
          </table:table-cell>
          <table:table-cell table:style-name="ce5" table:formula="of:=[.B$10]*([.D39]/[.F$9])^1/[.J$9]" office:value-type="float" office:value="1612.70976984307">
            <text:p>1612,7098</text:p>
          </table:table-cell>
          <table:table-cell table:formula="of:=[.E39]" office:value-type="float" office:value="3.689154">
            <text:p>3,689154</text:p>
          </table:table-cell>
          <table:table-cell table:formula="of:=[.D39]" office:value-type="float" office:value="2.27651217596229">
            <text:p>2,276512176</text:p>
          </table:table-cell>
          <table:table-cell table:formula="of:=LN([.I39])" office:value-type="float" office:value="7.38567113003414">
            <text:p>7,38567113</text:p>
          </table:table-cell>
          <table:table-cell table:formula="of:=LN([.J39])" office:value-type="float" office:value="1.30539716347376">
            <text:p>1,3053971635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3.122">
            <text:p>3,122</text:p>
          </table:table-cell>
          <table:table-cell table:style-name="ce1" office:value-type="float" office:value="1.333">
            <text:p>1,333</text:p>
          </table:table-cell>
          <table:table-cell table:style-name="ce3" table:formula="of:=[.B40]/[.C40]" office:value-type="float" office:value="2.34208552138034">
            <text:p>2,34</text:p>
          </table:table-cell>
          <table:table-cell table:style-name="ce3" table:formula="of:=[.C40]*[.B40]" office:value-type="float" office:value="4.161626">
            <text:p>4,16</text:p>
          </table:table-cell>
          <table:table-cell/>
          <table:table-cell table:formula="of:=LN([.E40])" office:value-type="float" office:value="1.42590586328981">
            <text:p>1,4259058633</text:p>
          </table:table-cell>
          <table:table-cell table:formula="of:=LN([.D40]/[.F$9])" office:value-type="float" office:value="1.45475692080604">
            <text:p>1,4547569208</text:p>
          </table:table-cell>
          <table:table-cell table:style-name="ce5" table:formula="of:=[.B$10]*([.D40]/[.F$9])^1/[.J$9]" office:value-type="float" office:value="1659.1627499385">
            <text:p>1659,1627</text:p>
          </table:table-cell>
          <table:table-cell table:formula="of:=[.E40]" office:value-type="float" office:value="4.161626">
            <text:p>4,161626</text:p>
          </table:table-cell>
          <table:table-cell table:formula="of:=[.D40]" office:value-type="float" office:value="2.34208552138034">
            <text:p>2,3420855214</text:p>
          </table:table-cell>
          <table:table-cell table:formula="of:=LN([.I40])" office:value-type="float" office:value="7.41406838660759">
            <text:p>7,4140683866</text:p>
          </table:table-cell>
          <table:table-cell table:formula="of:=LN([.J40])" office:value-type="float" office:value="1.42590586328981">
            <text:p>1,4259058633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3.341">
            <text:p>3,341</text:p>
          </table:table-cell>
          <table:table-cell table:style-name="ce1" office:value-type="float" office:value="1.395">
            <text:p>1,395</text:p>
          </table:table-cell>
          <table:table-cell table:style-name="ce3" table:formula="of:=[.B41]/[.C41]" office:value-type="float" office:value="2.39498207885305">
            <text:p>2,39</text:p>
          </table:table-cell>
          <table:table-cell table:style-name="ce3" table:formula="of:=[.C41]*[.B41]" office:value-type="float" office:value="4.660695">
            <text:p>4,66</text:p>
          </table:table-cell>
          <table:table-cell/>
          <table:table-cell table:formula="of:=LN([.E41])" office:value-type="float" office:value="1.53916457864795">
            <text:p>1,5391645786</text:p>
          </table:table-cell>
          <table:table-cell table:formula="of:=LN([.D41]/[.F$9])" office:value-type="float" office:value="1.47709088801066">
            <text:p>1,477090888</text:p>
          </table:table-cell>
          <table:table-cell table:style-name="ce5" table:formula="of:=[.B$10]*([.D41]/[.F$9])^1/[.J$9]" office:value-type="float" office:value="1696.63533450363">
            <text:p>1696,6353</text:p>
          </table:table-cell>
          <table:table-cell table:formula="of:=[.E41]" office:value-type="float" office:value="4.660695">
            <text:p>4,660695</text:p>
          </table:table-cell>
          <table:table-cell table:formula="of:=[.D41]" office:value-type="float" office:value="2.39498207885305">
            <text:p>2,3949820789</text:p>
          </table:table-cell>
          <table:table-cell table:formula="of:=LN([.I41])" office:value-type="float" office:value="7.43640235381221">
            <text:p>7,4364023538</text:p>
          </table:table-cell>
          <table:table-cell table:formula="of:=LN([.J41])" office:value-type="float" office:value="1.53916457864795">
            <text:p>1,5391645786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3.554">
            <text:p>3,554</text:p>
          </table:table-cell>
          <table:table-cell table:style-name="ce1" office:value-type="float" office:value="1.454">
            <text:p>1,454</text:p>
          </table:table-cell>
          <table:table-cell table:style-name="ce3" table:formula="of:=[.B42]/[.C42]" office:value-type="float" office:value="2.44429160935351">
            <text:p>2,44</text:p>
          </table:table-cell>
          <table:table-cell table:style-name="ce3" table:formula="of:=[.C42]*[.B42]" office:value-type="float" office:value="5.167516">
            <text:p>5,17</text:p>
          </table:table-cell>
          <table:table-cell/>
          <table:table-cell table:formula="of:=LN([.E42])" office:value-type="float" office:value="1.64239210884379">
            <text:p>1,6423921088</text:p>
          </table:table-cell>
          <table:table-cell table:formula="of:=LN([.D42]/[.F$9])" office:value-type="float" office:value="1.4974704905305">
            <text:p>1,4974704905</text:p>
          </table:table-cell>
          <table:table-cell table:style-name="ce5" table:formula="of:=[.B$10]*([.D42]/[.F$9])^1/[.J$9]" office:value-type="float" office:value="1731.56682418514">
            <text:p>1731,5668</text:p>
          </table:table-cell>
          <table:table-cell table:formula="of:=[.E42]" office:value-type="float" office:value="5.167516">
            <text:p>5,167516</text:p>
          </table:table-cell>
          <table:table-cell table:formula="of:=[.D42]" office:value-type="float" office:value="2.44429160935351">
            <text:p>2,4442916094</text:p>
          </table:table-cell>
          <table:table-cell table:formula="of:=LN([.I42])" office:value-type="float" office:value="7.45678195633205">
            <text:p>7,4567819563</text:p>
          </table:table-cell>
          <table:table-cell table:formula="of:=LN([.J42])" office:value-type="float" office:value="1.64239210884379">
            <text:p>1,6423921088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3.758">
            <text:p>3,758</text:p>
          </table:table-cell>
          <table:table-cell table:style-name="ce1" office:value-type="float" office:value="1.513">
            <text:p>1,513</text:p>
          </table:table-cell>
          <table:table-cell table:style-name="ce3" table:formula="of:=[.B43]/[.C43]" office:value-type="float" office:value="2.48380700594845">
            <text:p>2,48</text:p>
          </table:table-cell>
          <table:table-cell table:style-name="ce3" table:formula="of:=[.C43]*[.B43]" office:value-type="float" office:value="5.685854">
            <text:p>5,69</text:p>
          </table:table-cell>
          <table:table-cell/>
          <table:table-cell table:formula="of:=LN([.E43])" office:value-type="float" office:value="1.73798133579749">
            <text:p>1,7379813358</text:p>
          </table:table-cell>
          <table:table-cell table:formula="of:=LN([.D43]/[.F$9])" office:value-type="float" office:value="1.51350760609442">
            <text:p>1,5135076061</text:p>
          </table:table-cell>
          <table:table-cell table:style-name="ce5" table:formula="of:=[.B$10]*([.D43]/[.F$9])^1/[.J$9]" office:value-type="float" office:value="1759.56002660276">
            <text:p>1759,5600</text:p>
          </table:table-cell>
          <table:table-cell table:formula="of:=[.E43]" office:value-type="float" office:value="5.685854">
            <text:p>5,685854</text:p>
          </table:table-cell>
          <table:table-cell table:formula="of:=[.D43]" office:value-type="float" office:value="2.48380700594845">
            <text:p>2,4838070059</text:p>
          </table:table-cell>
          <table:table-cell table:formula="of:=LN([.I43])" office:value-type="float" office:value="7.47281907189597">
            <text:p>7,4728190719</text:p>
          </table:table-cell>
          <table:table-cell table:formula="of:=LN([.J43])" office:value-type="float" office:value="1.73798133579749">
            <text:p>1,7379813358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3.965">
            <text:p>3,965</text:p>
          </table:table-cell>
          <table:table-cell table:style-name="ce1" office:value-type="float" office:value="1.569">
            <text:p>1,569</text:p>
          </table:table-cell>
          <table:table-cell table:style-name="ce3" table:formula="of:=[.B44]/[.C44]" office:value-type="float" office:value="2.52708731676227">
            <text:p>2,53</text:p>
          </table:table-cell>
          <table:table-cell table:style-name="ce3" table:formula="of:=[.C44]*[.B44]" office:value-type="float" office:value="6.221085">
            <text:p>6,22</text:p>
          </table:table-cell>
          <table:table-cell/>
          <table:table-cell table:formula="of:=LN([.E44])" office:value-type="float" office:value="1.82794432883771">
            <text:p>1,8279443288</text:p>
          </table:table-cell>
          <table:table-cell table:formula="of:=LN([.D44]/[.F$9])" office:value-type="float" office:value="1.53078252124528">
            <text:p>1,5307825212</text:p>
          </table:table-cell>
          <table:table-cell table:style-name="ce5" table:formula="of:=[.B$10]*([.D44]/[.F$9])^1/[.J$9]" office:value-type="float" office:value="1790.22034145998">
            <text:p>1790,2203</text:p>
          </table:table-cell>
          <table:table-cell table:formula="of:=[.E44]" office:value-type="float" office:value="6.221085">
            <text:p>6,221085</text:p>
          </table:table-cell>
          <table:table-cell table:formula="of:=[.D44]" office:value-type="float" office:value="2.52708731676227">
            <text:p>2,5270873168</text:p>
          </table:table-cell>
          <table:table-cell table:formula="of:=LN([.I44])" office:value-type="float" office:value="7.49009398704683">
            <text:p>7,490093987</text:p>
          </table:table-cell>
          <table:table-cell table:formula="of:=LN([.J44])" office:value-type="float" office:value="1.82794432883771">
            <text:p>1,8279443288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4.15">
            <text:p>4,15</text:p>
          </table:table-cell>
          <table:table-cell table:style-name="ce1" office:value-type="float" office:value="1.628">
            <text:p>1,628</text:p>
          </table:table-cell>
          <table:table-cell table:style-name="ce3" table:formula="of:=[.B45]/[.C45]" office:value-type="float" office:value="2.54914004914005">
            <text:p>2,55</text:p>
          </table:table-cell>
          <table:table-cell table:style-name="ce3" table:formula="of:=[.C45]*[.B45]" office:value-type="float" office:value="6.7562">
            <text:p>6,76</text:p>
          </table:table-cell>
          <table:table-cell/>
          <table:table-cell table:formula="of:=LN([.E45])" office:value-type="float" office:value="1.91046060182296">
            <text:p>1,9104606018</text:p>
          </table:table-cell>
          <table:table-cell table:formula="of:=LN([.D45]/[.F$9])" office:value-type="float" office:value="1.53947120657163">
            <text:p>1,5394712066</text:p>
          </table:table-cell>
          <table:table-cell table:style-name="ce5" table:formula="of:=[.B$10]*([.D45]/[.F$9])^1/[.J$9]" office:value-type="float" office:value="1805.84277358791">
            <text:p>1805,8428</text:p>
          </table:table-cell>
          <table:table-cell table:formula="of:=[.E45]" office:value-type="float" office:value="6.7562">
            <text:p>6,7562</text:p>
          </table:table-cell>
          <table:table-cell table:formula="of:=[.D45]" office:value-type="float" office:value="2.54914004914005">
            <text:p>2,5491400491</text:p>
          </table:table-cell>
          <table:table-cell table:formula="of:=LN([.I45])" office:value-type="float" office:value="7.49878267237318">
            <text:p>7,4987826724</text:p>
          </table:table-cell>
          <table:table-cell table:formula="of:=LN([.J45])" office:value-type="float" office:value="1.91046060182296">
            <text:p>1,9104606018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4.37">
            <text:p>4,37</text:p>
          </table:table-cell>
          <table:table-cell table:style-name="ce1" office:value-type="float" office:value="1.694">
            <text:p>1,694</text:p>
          </table:table-cell>
          <table:table-cell table:style-name="ce3" table:formula="of:=[.B46]/[.C46]" office:value-type="float" office:value="2.57969303423849">
            <text:p>2,58</text:p>
          </table:table-cell>
          <table:table-cell table:style-name="ce3" table:formula="of:=[.C46]*[.B46]" office:value-type="float" office:value="7.40278">
            <text:p>7,40</text:p>
          </table:table-cell>
          <table:table-cell/>
          <table:table-cell table:formula="of:=LN([.E46])" office:value-type="float" office:value="2.00185560533736">
            <text:p>2,0018556053</text:p>
          </table:table-cell>
          <table:table-cell table:formula="of:=LN([.D46]/[.F$9])" office:value-type="float" office:value="1.551385552787">
            <text:p>1,5513855528</text:p>
          </table:table-cell>
          <table:table-cell table:style-name="ce5" table:formula="of:=[.B$10]*([.D46]/[.F$9])^1/[.J$9]" office:value-type="float" office:value="1827.48689132486">
            <text:p>1827,4869</text:p>
          </table:table-cell>
          <table:table-cell table:formula="of:=[.E46]" office:value-type="float" office:value="7.40278">
            <text:p>7,40278</text:p>
          </table:table-cell>
          <table:table-cell table:formula="of:=[.D46]" office:value-type="float" office:value="2.57969303423849">
            <text:p>2,5796930342</text:p>
          </table:table-cell>
          <table:table-cell table:formula="of:=LN([.I46])" office:value-type="float" office:value="7.51069701858855">
            <text:p>7,5106970186</text:p>
          </table:table-cell>
          <table:table-cell table:formula="of:=LN([.J46])" office:value-type="float" office:value="2.00185560533736">
            <text:p>2,0018556053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4.57">
            <text:p>4,57</text:p>
          </table:table-cell>
          <table:table-cell table:style-name="ce1" office:value-type="float" office:value="1.752">
            <text:p>1,752</text:p>
          </table:table-cell>
          <table:table-cell table:style-name="ce3" table:formula="of:=[.B47]/[.C47]" office:value-type="float" office:value="2.60844748858447">
            <text:p>2,61</text:p>
          </table:table-cell>
          <table:table-cell table:style-name="ce3" table:formula="of:=[.C47]*[.B47]" office:value-type="float" office:value="8.00664">
            <text:p>8,01</text:p>
          </table:table-cell>
          <table:table-cell/>
          <table:table-cell table:formula="of:=LN([.E47])" office:value-type="float" office:value="2.08027119742031">
            <text:p>2,0802711974</text:p>
          </table:table-cell>
          <table:table-cell table:formula="of:=LN([.D47]/[.F$9])" office:value-type="float" office:value="1.56247035230128">
            <text:p>1,5624703523</text:p>
          </table:table-cell>
          <table:table-cell table:style-name="ce5" table:formula="of:=[.B$10]*([.D47]/[.F$9])^1/[.J$9]" office:value-type="float" office:value="1847.85690732562">
            <text:p>1847,8569</text:p>
          </table:table-cell>
          <table:table-cell table:formula="of:=[.E47]" office:value-type="float" office:value="8.00664">
            <text:p>8,00664</text:p>
          </table:table-cell>
          <table:table-cell table:formula="of:=[.D47]" office:value-type="float" office:value="2.60844748858447">
            <text:p>2,6084474886</text:p>
          </table:table-cell>
          <table:table-cell table:formula="of:=LN([.I47])" office:value-type="float" office:value="7.52178181810283">
            <text:p>7,5217818181</text:p>
          </table:table-cell>
          <table:table-cell table:formula="of:=LN([.J47])" office:value-type="float" office:value="2.08027119742031">
            <text:p>2,0802711974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4.79">
            <text:p>4,79</text:p>
          </table:table-cell>
          <table:table-cell table:style-name="ce1" office:value-type="float" office:value="1.812">
            <text:p>1,812</text:p>
          </table:table-cell>
          <table:table-cell table:style-name="ce3" table:formula="of:=[.B48]/[.C48]" office:value-type="float" office:value="2.64348785871965">
            <text:p>2,64</text:p>
          </table:table-cell>
          <table:table-cell table:style-name="ce3" table:formula="of:=[.C48]*[.B48]" office:value-type="float" office:value="8.67948">
            <text:p>8,68</text:p>
          </table:table-cell>
          <table:table-cell/>
          <table:table-cell table:formula="of:=LN([.E48])" office:value-type="float" office:value="2.16096161904361">
            <text:p>2,160961619</text:p>
          </table:table-cell>
          <table:table-cell table:formula="of:=LN([.D48]/[.F$9])" office:value-type="float" office:value="1.5758143437114">
            <text:p>1,5758143437</text:p>
          </table:table-cell>
          <table:table-cell table:style-name="ce5" table:formula="of:=[.B$10]*([.D48]/[.F$9])^1/[.J$9]" office:value-type="float" office:value="1872.67994488834">
            <text:p>1872,6799</text:p>
          </table:table-cell>
          <table:table-cell table:formula="of:=[.E48]" office:value-type="float" office:value="8.67948">
            <text:p>8,67948</text:p>
          </table:table-cell>
          <table:table-cell table:formula="of:=[.D48]" office:value-type="float" office:value="2.64348785871965">
            <text:p>2,6434878587</text:p>
          </table:table-cell>
          <table:table-cell table:formula="of:=LN([.I48])" office:value-type="float" office:value="7.53512580951295">
            <text:p>7,5351258095</text:p>
          </table:table-cell>
          <table:table-cell table:formula="of:=LN([.J48])" office:value-type="float" office:value="2.16096161904361">
            <text:p>2,160961619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873">
            <text:p>1,873</text:p>
          </table:table-cell>
          <table:table-cell table:style-name="ce3" table:formula="of:=[.B49]/[.C49]" office:value-type="float" office:value="2.66951414842499">
            <text:p>2,67</text:p>
          </table:table-cell>
          <table:table-cell table:style-name="ce3" table:formula="of:=[.C49]*[.B49]" office:value-type="float" office:value="9.365">
            <text:p>9,37</text:p>
          </table:table-cell>
          <table:table-cell/>
          <table:table-cell table:formula="of:=LN([.E49])" office:value-type="float" office:value="2.23697933589605">
            <text:p>2,2369793359</text:p>
          </table:table-cell>
          <table:table-cell table:formula="of:=LN([.D49]/[.F$9])" office:value-type="float" office:value="1.58561162888152">
            <text:p>1,5856116289</text:p>
          </table:table-cell>
          <table:table-cell table:style-name="ce5" table:formula="of:=[.B$10]*([.D49]/[.F$9])^1/[.J$9]" office:value-type="float" office:value="1891.11729485016">
            <text:p>1891,1173</text:p>
          </table:table-cell>
          <table:table-cell table:formula="of:=[.E49]" office:value-type="float" office:value="9.365">
            <text:p>9,365</text:p>
          </table:table-cell>
          <table:table-cell table:formula="of:=[.D49]" office:value-type="float" office:value="2.66951414842499">
            <text:p>2,6695141484</text:p>
          </table:table-cell>
          <table:table-cell table:formula="of:=LN([.I49])" office:value-type="float" office:value="7.54492309468307">
            <text:p>7,5449230947</text:p>
          </table:table-cell>
          <table:table-cell table:formula="of:=LN([.J49])" office:value-type="float" office:value="2.23697933589605">
            <text:p>2,2369793359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5.2">
            <text:p>5,2</text:p>
          </table:table-cell>
          <table:table-cell table:style-name="ce1" office:value-type="float" office:value="1.933">
            <text:p>1,933</text:p>
          </table:table-cell>
          <table:table-cell table:style-name="ce3" table:formula="of:=[.B50]/[.C50]" office:value-type="float" office:value="2.69011898603207">
            <text:p>2,69</text:p>
          </table:table-cell>
          <table:table-cell table:style-name="ce3" table:formula="of:=[.C50]*[.B50]" office:value-type="float" office:value="10.0516">
            <text:p>10,05</text:p>
          </table:table-cell>
          <table:table-cell/>
          <table:table-cell table:formula="of:=LN([.E50])" office:value-type="float" office:value="2.30773182581358">
            <text:p>2,3077318258</text:p>
          </table:table-cell>
          <table:table-cell table:formula="of:=LN([.D50]/[.F$9])" office:value-type="float" office:value="1.59330056527056">
            <text:p>1,5933005653</text:p>
          </table:table-cell>
          <table:table-cell table:style-name="ce5" table:formula="of:=[.B$10]*([.D50]/[.F$9])^1/[.J$9]" office:value-type="float" office:value="1905.71402016789">
            <text:p>1905,7140</text:p>
          </table:table-cell>
          <table:table-cell table:formula="of:=[.E50]" office:value-type="float" office:value="10.0516">
            <text:p>10,0516</text:p>
          </table:table-cell>
          <table:table-cell table:formula="of:=[.D50]" office:value-type="float" office:value="2.69011898603207">
            <text:p>2,690118986</text:p>
          </table:table-cell>
          <table:table-cell table:formula="of:=LN([.I50])" office:value-type="float" office:value="7.55261203107211">
            <text:p>7,5526120311</text:p>
          </table:table-cell>
          <table:table-cell table:formula="of:=LN([.J50])" office:value-type="float" office:value="2.30773182581358">
            <text:p>2,3077318258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5.41">
            <text:p>5,41</text:p>
          </table:table-cell>
          <table:table-cell table:style-name="ce1" office:value-type="float" office:value="1.993">
            <text:p>1,993</text:p>
          </table:table-cell>
          <table:table-cell table:style-name="ce3" table:formula="of:=[.B51]/[.C51]" office:value-type="float" office:value="2.71450075263422">
            <text:p>2,71</text:p>
          </table:table-cell>
          <table:table-cell table:style-name="ce3" table:formula="of:=[.C51]*[.B51]" office:value-type="float" office:value="10.78213">
            <text:p>10,78</text:p>
          </table:table-cell>
          <table:table-cell/>
          <table:table-cell table:formula="of:=LN([.E51])" office:value-type="float" office:value="2.37789013408905">
            <text:p>2,3778901341</text:p>
          </table:table-cell>
          <table:table-cell table:formula="of:=LN([.D51]/[.F$9])" office:value-type="float" office:value="1.6023231915371">
            <text:p>1,6023231915</text:p>
          </table:table-cell>
          <table:table-cell table:style-name="ce5" table:formula="of:=[.B$10]*([.D51]/[.F$9])^1/[.J$9]" office:value-type="float" office:value="1922.98636934331">
            <text:p>1922,9864</text:p>
          </table:table-cell>
          <table:table-cell table:formula="of:=[.E51]" office:value-type="float" office:value="10.78213">
            <text:p>10,78213</text:p>
          </table:table-cell>
          <table:table-cell table:formula="of:=[.D51]" office:value-type="float" office:value="2.71450075263422">
            <text:p>2,7145007526</text:p>
          </table:table-cell>
          <table:table-cell table:formula="of:=LN([.I51])" office:value-type="float" office:value="7.56163465733865">
            <text:p>7,5616346573</text:p>
          </table:table-cell>
          <table:table-cell table:formula="of:=LN([.J51])" office:value-type="float" office:value="2.37789013408905">
            <text:p>2,3778901341</text:p>
          </table:table-cell>
          <table:table-cell table:number-columns-repeated="1011"/>
        </table:table-row>
        <table:table-row table:style-name="ro3">
          <table:table-cell/>
          <table:table-cell table:style-name="ce1" office:value-type="float" office:value="5.62">
            <text:p>5,62</text:p>
          </table:table-cell>
          <table:table-cell table:style-name="ce1" office:value-type="float" office:value="2.052">
            <text:p>2,052</text:p>
          </table:table-cell>
          <table:table-cell table:style-name="ce3" table:formula="of:=[.B52]/[.C52]" office:value-type="float" office:value="2.73879142300195">
            <text:p>2,74</text:p>
          </table:table-cell>
          <table:table-cell table:style-name="ce3" table:formula="of:=[.C52]*[.B52]" office:value-type="float" office:value="11.53224">
            <text:p>11,53</text:p>
          </table:table-cell>
          <table:table-cell/>
          <table:table-cell table:formula="of:=LN([.E52])" office:value-type="float" office:value="2.44514659121412">
            <text:p>2,4451465912</text:p>
          </table:table-cell>
          <table:table-cell table:formula="of:=LN([.D52]/[.F$9])" office:value-type="float" office:value="1.61123187650644">
            <text:p>1,6112318765</text:p>
          </table:table-cell>
          <table:table-cell table:style-name="ce5" table:formula="of:=[.B$10]*([.D52]/[.F$9])^1/[.J$9]" office:value-type="float" office:value="1940.19418480404">
            <text:p>1940,1942</text:p>
          </table:table-cell>
          <table:table-cell table:formula="of:=[.E52]" office:value-type="float" office:value="11.53224">
            <text:p>11,53224</text:p>
          </table:table-cell>
          <table:table-cell table:formula="of:=[.D52]" office:value-type="float" office:value="2.73879142300195">
            <text:p>2,738791423</text:p>
          </table:table-cell>
          <table:table-cell table:formula="of:=LN([.I52])" office:value-type="float" office:value="7.57054334230799">
            <text:p>7,5705433423</text:p>
          </table:table-cell>
          <table:table-cell table:formula="of:=LN([.J52])" office:value-type="float" office:value="2.44514659121412">
            <text:p>2,4451465912</text:p>
          </table:table-cell>
          <table:table-cell table:number-columns-repeated="101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stor de Alta Potência" table:style-name="ta5">
        <office:forms form:automatic-focus="false" form:apply-design-mode="false"/>
        <table:shapes>
          <draw:frame draw:z-index="0" draw:style-name="gr1" svg:width="15.999cm" svg:height="8.999cm" svg:x="0.191cm" svg:y="21.726cm">
            <draw:object draw:notify-on-update-of-ranges="'Resistor de Alta Potência'.G14:'Resistor de Alta Potência'.G14 'Resistor de Alta Potência'.G15:'Resistor de Alta Potência'.G38 'Resistor de Alta Potência'.H14:'Resistor de Alta Potência'.H14 'Resistor de Alta Potência'.H15:'Resistor de Alta Potência'.H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>
            <text:p>Medidas de um Resistor de Alta Potência (30 Ohms, 200W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T<text:span text:style-name="T1">o</text:span><text:span text:style-name="T2">(Kelvin) = 293</text:span></text:p>
          </table:table-cell>
          <table:table-cell table:number-columns-repeated="2"/>
          <table:table-cell table:style-name="ce1" office:value-type="string">
            <text:p>Medida realizada em 23/06/20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4"/>
          <table:table-cell/>
          <table:table-cell office:value-type="string">
            <text:p>R0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number-matrix-columns-spanned="3" table:number-matrix-rows-spanned="5" table:formula="of:=LINEST([.D15:.D38];[.E15:.F38];1;1)" office:value-type="float" office:value="0.0000254970452483374">
            <text:p>0,000025497</text:p>
          </table:table-cell>
          <table:table-cell office:value-type="float" office:value="-0.000686892776646412">
            <text:p>-0,0006868928</text:p>
          </table:table-cell>
          <table:table-cell office:value-type="float" office:value="28.7135748839474">
            <text:p>28,7135748839</text:p>
          </table:table-cell>
          <table:table-cell table:number-columns-repeated="1018"/>
        </table:table-row>
        <table:table-row table:style-name="ro4">
          <table:table-cell table:style-name="ce1" office:value-type="string">
            <text:p>T<text:span text:style-name="T1">o</text:span><text:span text:style-name="T2">(kelvin)=</text:span></text:p>
          </table:table-cell>
          <table:table-cell table:style-name="ce1" office:value-type="float" office:value="296">
            <text:p>296</text:p>
          </table:table-cell>
          <table:table-cell/>
          <table:table-cell office:value-type="float" office:value="0.00000402766565823703">
            <text:p>4,02766565823703E-006</text:p>
          </table:table-cell>
          <table:table-cell office:value-type="float" office:value="0.000505001198104887">
            <text:p>0,0005050012</text:p>
          </table:table-cell>
          <table:table-cell office:value-type="float" office:value="0.0129409935765602">
            <text:p>0,0129409936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float" office:value="0.959226706457587">
            <text:p>0,9592267065</text:p>
          </table:table-cell>
          <table:table-cell office:value-type="float" office:value="0.0181008464214068">
            <text:p>0,0181008464</text:p>
          </table:table-cell>
          <table:table-cell office:value-type="string" office:string-value="#N/DISP">
            <text:p>#N/DISP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"/>
          <table:table-cell office:value-type="float" office:value="247.021507039349">
            <text:p>247,0215070394</text:p>
          </table:table-cell>
          <table:table-cell office:value-type="float" office:value="21">
            <text:p>21</text:p>
          </table:table-cell>
          <table:table-cell office:value-type="string" office:string-value="#N/DISP">
            <text:p>#N/DISP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"/>
          <table:table-cell office:value-type="float" office:value="0.161868569898973">
            <text:p>0,1618685699</text:p>
          </table:table-cell>
          <table:table-cell office:value-type="float" office:value="0.00688045346459843">
            <text:p>0,0068804535</text:p>
          </table:table-cell>
          <table:table-cell office:value-type="string" office:string-value="#N/DISP">
            <text:p>#N/DISP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>
            <text:p>V(mV)</text:p>
          </table:table-cell>
          <table:table-cell table:style-name="ce6" office:value-type="string">
            <text:p>I (mA)</text:p>
          </table:table-cell>
          <table:table-cell office:value-type="string">
            <text:p>R(Ohms)</text:p>
          </table:table-cell>
          <table:table-cell table:style-name="ce3" office:value-type="string">
            <text:p>P(W)</text:p>
          </table:table-cell>
          <table:table-cell office:value-type="string">
            <text:p>P²(W²)</text:p>
          </table:table-cell>
          <table:table-cell table:formula="of:=[.E14]" office:value-type="string" office:string-value="P(W)">
            <text:p>P(W)</text:p>
          </table:table-cell>
          <table:table-cell table:formula="of:=[.D14]" office:value-type="string" office:string-value="R(Ohms)">
            <text:p>R(Ohms)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7540">
            <text:p>17.540,00</text:p>
          </table:table-cell>
          <table:table-cell table:style-name="ce6" office:value-type="float" office:value="611">
            <text:p>611,00</text:p>
          </table:table-cell>
          <table:table-cell table:style-name="ce3" table:formula="of:=[.B15]/[.C15]" office:value-type="float" office:value="28.7070376432079">
            <text:p>28,71</text:p>
          </table:table-cell>
          <table:table-cell table:style-name="ce3" table:formula="of:=[.C15]*[.B15]*10^(-6)" office:value-type="float" office:value="10.71694">
            <text:p>10,72</text:p>
          </table:table-cell>
          <table:table-cell table:formula="of:=[.E15]^2" office:value-type="float" office:value="114.8528029636">
            <text:p>114,8528029636</text:p>
          </table:table-cell>
          <table:table-cell table:formula="of:=[.E15]" office:value-type="float" office:value="10.71694">
            <text:p>10,71694</text:p>
          </table:table-cell>
          <table:table-cell table:formula="of:=[.D15]" office:value-type="float" office:value="28.7070376432079">
            <text:p>28,7070376432</text:p>
          </table:table-cell>
          <table:table-cell table:style-name="ce5"/>
          <table:table-cell table:number-columns-repeated="1015"/>
        </table:table-row>
        <table:table-row table:style-name="ro3">
          <table:table-cell/>
          <table:table-cell table:style-name="ce6" office:value-type="float" office:value="19320">
            <text:p>19.320,00</text:p>
          </table:table-cell>
          <table:table-cell table:style-name="ce6" office:value-type="float" office:value="673">
            <text:p>673,00</text:p>
          </table:table-cell>
          <table:table-cell table:style-name="ce3" table:formula="of:=[.B16]/[.C16]" office:value-type="float" office:value="28.7072808320951">
            <text:p>28,71</text:p>
          </table:table-cell>
          <table:table-cell table:style-name="ce3" table:formula="of:=[.C16]*[.B16]*10^(-6)" office:value-type="float" office:value="13.00236">
            <text:p>13,00</text:p>
          </table:table-cell>
          <table:table-cell table:formula="of:=[.E16]^2" office:value-type="float" office:value="169.0613655696">
            <text:p>169,0613655696</text:p>
          </table:table-cell>
          <table:table-cell table:formula="of:=[.E16]" office:value-type="float" office:value="13.00236">
            <text:p>13,00236</text:p>
          </table:table-cell>
          <table:table-cell table:formula="of:=[.D16]" office:value-type="float" office:value="28.7072808320951">
            <text:p>28,7072808321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1270">
            <text:p>21.270,00</text:p>
          </table:table-cell>
          <table:table-cell table:style-name="ce6" office:value-type="float" office:value="741">
            <text:p>741,00</text:p>
          </table:table-cell>
          <table:table-cell table:style-name="ce3" table:formula="of:=[.B17]/[.C17]" office:value-type="float" office:value="28.7044534412955">
            <text:p>28,70</text:p>
          </table:table-cell>
          <table:table-cell table:style-name="ce3" table:formula="of:=[.C17]*[.B17]*10^(-6)" office:value-type="float" office:value="15.76107">
            <text:p>15,76</text:p>
          </table:table-cell>
          <table:table-cell table:formula="of:=[.E17]^2" office:value-type="float" office:value="248.4113275449">
            <text:p>248,4113275449</text:p>
          </table:table-cell>
          <table:table-cell table:formula="of:=[.E17]" office:value-type="float" office:value="15.76107">
            <text:p>15,76107</text:p>
          </table:table-cell>
          <table:table-cell table:formula="of:=[.D17]" office:value-type="float" office:value="28.7044534412955">
            <text:p>28,7044534413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2990">
            <text:p>22.990,00</text:p>
          </table:table-cell>
          <table:table-cell table:style-name="ce6" office:value-type="float" office:value="801">
            <text:p>801,00</text:p>
          </table:table-cell>
          <table:table-cell table:style-name="ce3" table:formula="of:=[.B18]/[.C18]" office:value-type="float" office:value="28.7016229712859">
            <text:p>28,70</text:p>
          </table:table-cell>
          <table:table-cell table:style-name="ce3" table:formula="of:=[.C18]*[.B18]*10^(-6)" office:value-type="float" office:value="18.41499">
            <text:p>18,41</text:p>
          </table:table-cell>
          <table:table-cell table:formula="of:=[.E18]^2" office:value-type="float" office:value="339.1118567001">
            <text:p>339,1118567001</text:p>
          </table:table-cell>
          <table:table-cell table:formula="of:=[.E18]" office:value-type="float" office:value="18.41499">
            <text:p>18,41499</text:p>
          </table:table-cell>
          <table:table-cell table:formula="of:=[.D18]" office:value-type="float" office:value="28.7016229712859">
            <text:p>28,7016229713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4770">
            <text:p>24.770,00</text:p>
          </table:table-cell>
          <table:table-cell table:style-name="ce6" office:value-type="float" office:value="863">
            <text:p>863,00</text:p>
          </table:table-cell>
          <table:table-cell table:style-name="ce3" table:formula="of:=[.B19]/[.C19]" office:value-type="float" office:value="28.702201622248">
            <text:p>28,70</text:p>
          </table:table-cell>
          <table:table-cell table:style-name="ce3" table:formula="of:=[.C19]*[.B19]*10^(-6)" office:value-type="float" office:value="21.37651">
            <text:p>21,38</text:p>
          </table:table-cell>
          <table:table-cell table:formula="of:=[.E19]^2" office:value-type="float" office:value="456.9551797801">
            <text:p>456,9551797801</text:p>
          </table:table-cell>
          <table:table-cell table:formula="of:=[.E19]" office:value-type="float" office:value="21.37651">
            <text:p>21,37651</text:p>
          </table:table-cell>
          <table:table-cell table:formula="of:=[.D19]" office:value-type="float" office:value="28.702201622248">
            <text:p>28,7022016222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6490">
            <text:p>26.490,00</text:p>
          </table:table-cell>
          <table:table-cell table:style-name="ce6" office:value-type="float" office:value="923">
            <text:p>923,00</text:p>
          </table:table-cell>
          <table:table-cell table:style-name="ce3" table:formula="of:=[.B20]/[.C20]" office:value-type="float" office:value="28.6998916576381">
            <text:p>28,70</text:p>
          </table:table-cell>
          <table:table-cell table:style-name="ce3" table:formula="of:=[.C20]*[.B20]*10^(-6)" office:value-type="float" office:value="24.45027">
            <text:p>24,45</text:p>
          </table:table-cell>
          <table:table-cell table:formula="of:=[.E20]^2" office:value-type="float" office:value="597.8157030729">
            <text:p>597,8157030729</text:p>
          </table:table-cell>
          <table:table-cell table:formula="of:=[.E20]" office:value-type="float" office:value="24.45027">
            <text:p>24,45027</text:p>
          </table:table-cell>
          <table:table-cell table:formula="of:=[.D20]" office:value-type="float" office:value="28.6998916576381">
            <text:p>28,6998916576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8370">
            <text:p>28.370,00</text:p>
          </table:table-cell>
          <table:table-cell table:style-name="ce6" office:value-type="float" office:value="988">
            <text:p>988,00</text:p>
          </table:table-cell>
          <table:table-cell table:style-name="ce3" table:formula="of:=[.B21]/[.C21]" office:value-type="float" office:value="28.7145748987854">
            <text:p>28,71</text:p>
          </table:table-cell>
          <table:table-cell table:style-name="ce3" table:formula="of:=[.C21]*[.B21]*10^(-6)" office:value-type="float" office:value="28.02956">
            <text:p>28,03</text:p>
          </table:table-cell>
          <table:table-cell table:formula="of:=[.E21]^2" office:value-type="float" office:value="785.6562337936">
            <text:p>785,6562337936</text:p>
          </table:table-cell>
          <table:table-cell table:formula="of:=[.E21]" office:value-type="float" office:value="28.02956">
            <text:p>28,02956</text:p>
          </table:table-cell>
          <table:table-cell table:formula="of:=[.D21]" office:value-type="float" office:value="28.7145748987854">
            <text:p>28,7145748988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0310">
            <text:p>30.310,00</text:p>
          </table:table-cell>
          <table:table-cell table:style-name="ce6" office:value-type="float" office:value="1055">
            <text:p>1.055,00</text:p>
          </table:table-cell>
          <table:table-cell table:style-name="ce3" table:formula="of:=[.B22]/[.C22]" office:value-type="float" office:value="28.7298578199052">
            <text:p>28,73</text:p>
          </table:table-cell>
          <table:table-cell table:style-name="ce3" table:formula="of:=[.C22]*[.B22]*10^(-6)" office:value-type="float" office:value="31.97705">
            <text:p>31,98</text:p>
          </table:table-cell>
          <table:table-cell table:formula="of:=[.E22]^2" office:value-type="float" office:value="1022.5317267025">
            <text:p>1022,5317267025</text:p>
          </table:table-cell>
          <table:table-cell table:formula="of:=[.E22]" office:value-type="float" office:value="31.97705">
            <text:p>31,97705</text:p>
          </table:table-cell>
          <table:table-cell table:formula="of:=[.D22]" office:value-type="float" office:value="28.7298578199052">
            <text:p>28,7298578199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1950">
            <text:p>31.950,00</text:p>
          </table:table-cell>
          <table:table-cell table:style-name="ce6" office:value-type="float" office:value="1112">
            <text:p>1.112,00</text:p>
          </table:table-cell>
          <table:table-cell table:style-name="ce3" table:formula="of:=[.B23]/[.C23]" office:value-type="float" office:value="28.7320143884892">
            <text:p>28,73</text:p>
          </table:table-cell>
          <table:table-cell table:style-name="ce3" table:formula="of:=[.C23]*[.B23]*10^(-6)" office:value-type="float" office:value="35.5284">
            <text:p>35,53</text:p>
          </table:table-cell>
          <table:table-cell table:formula="of:=[.E23]^2" office:value-type="float" office:value="1262.26720656">
            <text:p>1262,26720656</text:p>
          </table:table-cell>
          <table:table-cell table:formula="of:=[.E23]" office:value-type="float" office:value="35.5284">
            <text:p>35,5284</text:p>
          </table:table-cell>
          <table:table-cell table:formula="of:=[.D23]" office:value-type="float" office:value="28.7320143884892">
            <text:p>28,7320143885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3980">
            <text:p>33.980,00</text:p>
          </table:table-cell>
          <table:table-cell table:style-name="ce6" office:value-type="float" office:value="1182">
            <text:p>1.182,00</text:p>
          </table:table-cell>
          <table:table-cell table:style-name="ce3" table:formula="of:=[.B24]/[.C24]" office:value-type="float" office:value="28.7478849407783">
            <text:p>28,75</text:p>
          </table:table-cell>
          <table:table-cell table:style-name="ce3" table:formula="of:=[.C24]*[.B24]*10^(-6)" office:value-type="float" office:value="40.16436">
            <text:p>40,16</text:p>
          </table:table-cell>
          <table:table-cell table:formula="of:=[.E24]^2" office:value-type="float" office:value="1613.1758142096">
            <text:p>1613,1758142096</text:p>
          </table:table-cell>
          <table:table-cell table:formula="of:=[.E24]" office:value-type="float" office:value="40.16436">
            <text:p>40,16436</text:p>
          </table:table-cell>
          <table:table-cell table:formula="of:=[.D24]" office:value-type="float" office:value="28.7478849407783">
            <text:p>28,7478849408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5620">
            <text:p>35.620,00</text:p>
          </table:table-cell>
          <table:table-cell table:style-name="ce6" office:value-type="float" office:value="1239">
            <text:p>1.239,00</text:p>
          </table:table-cell>
          <table:table-cell table:style-name="ce3" table:formula="of:=[.B25]/[.C25]" office:value-type="float" office:value="28.7489911218725">
            <text:p>28,75</text:p>
          </table:table-cell>
          <table:table-cell table:style-name="ce3" table:formula="of:=[.C25]*[.B25]*10^(-6)" office:value-type="float" office:value="44.13318">
            <text:p>44,13</text:p>
          </table:table-cell>
          <table:table-cell table:formula="of:=[.E25]^2" office:value-type="float" office:value="1947.7375769124">
            <text:p>1947,7375769124</text:p>
          </table:table-cell>
          <table:table-cell table:formula="of:=[.E25]" office:value-type="float" office:value="44.13318">
            <text:p>44,13318</text:p>
          </table:table-cell>
          <table:table-cell table:formula="of:=[.D25]" office:value-type="float" office:value="28.7489911218725">
            <text:p>28,7489911219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7360">
            <text:p>37.360,00</text:p>
          </table:table-cell>
          <table:table-cell table:style-name="ce6" office:value-type="float" office:value="1299">
            <text:p>1.299,00</text:p>
          </table:table-cell>
          <table:table-cell table:style-name="ce3" table:formula="of:=[.B26]/[.C26]" office:value-type="float" office:value="28.7605850654349">
            <text:p>28,76</text:p>
          </table:table-cell>
          <table:table-cell table:style-name="ce3" table:formula="of:=[.C26]*[.B26]*10^(-6)" office:value-type="float" office:value="48.53064">
            <text:p>48,53</text:p>
          </table:table-cell>
          <table:table-cell table:formula="of:=[.E26]^2" office:value-type="float" office:value="2355.2230188096">
            <text:p>2355,2230188096</text:p>
          </table:table-cell>
          <table:table-cell table:formula="of:=[.E26]" office:value-type="float" office:value="48.53064">
            <text:p>48,53064</text:p>
          </table:table-cell>
          <table:table-cell table:formula="of:=[.D26]" office:value-type="float" office:value="28.7605850654349">
            <text:p>28,7605850654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9080">
            <text:p>39.080,00</text:p>
          </table:table-cell>
          <table:table-cell table:style-name="ce6" office:value-type="float" office:value="1359">
            <text:p>1.359,00</text:p>
          </table:table-cell>
          <table:table-cell table:style-name="ce3" table:formula="of:=[.B27]/[.C27]" office:value-type="float" office:value="28.7564385577631">
            <text:p>28,76</text:p>
          </table:table-cell>
          <table:table-cell table:style-name="ce3" table:formula="of:=[.C27]*[.B27]*10^(-6)" office:value-type="float" office:value="53.10972">
            <text:p>53,11</text:p>
          </table:table-cell>
          <table:table-cell table:formula="of:=[.E27]^2" office:value-type="float" office:value="2820.6423584784">
            <text:p>2820,6423584784</text:p>
          </table:table-cell>
          <table:table-cell table:formula="of:=[.E27]" office:value-type="float" office:value="53.10972">
            <text:p>53,10972</text:p>
          </table:table-cell>
          <table:table-cell table:formula="of:=[.D27]" office:value-type="float" office:value="28.7564385577631">
            <text:p>28,7564385578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40800">
            <text:p>40.800,00</text:p>
          </table:table-cell>
          <table:table-cell table:style-name="ce6" office:value-type="float" office:value="1420">
            <text:p>1.420,00</text:p>
          </table:table-cell>
          <table:table-cell table:style-name="ce3" table:formula="of:=[.B28]/[.C28]" office:value-type="float" office:value="28.7323943661972">
            <text:p>28,73</text:p>
          </table:table-cell>
          <table:table-cell table:style-name="ce3" table:formula="of:=[.C28]*[.B28]*10^(-6)" office:value-type="float" office:value="57.936">
            <text:p>57,94</text:p>
          </table:table-cell>
          <table:table-cell table:formula="of:=[.E28]^2" office:value-type="float" office:value="3356.580096">
            <text:p>3356,580096</text:p>
          </table:table-cell>
          <table:table-cell table:formula="of:=[.E28]" office:value-type="float" office:value="57.936">
            <text:p>57,936</text:p>
          </table:table-cell>
          <table:table-cell table:formula="of:=[.D28]" office:value-type="float" office:value="28.7323943661972">
            <text:p>28,7323943662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42400">
            <text:p>42.400,00</text:p>
          </table:table-cell>
          <table:table-cell table:style-name="ce6" office:value-type="float" office:value="1473">
            <text:p>1.473,00</text:p>
          </table:table-cell>
          <table:table-cell table:style-name="ce3" table:formula="of:=[.B29]/[.C29]" office:value-type="float" office:value="28.7847929395791">
            <text:p>28,78</text:p>
          </table:table-cell>
          <table:table-cell table:style-name="ce3" table:formula="of:=[.C29]*[.B29]*10^(-6)" office:value-type="float" office:value="62.4552">
            <text:p>62,46</text:p>
          </table:table-cell>
          <table:table-cell table:formula="of:=[.E29]^2" office:value-type="float" office:value="3900.65200704">
            <text:p>3900,65200704</text:p>
          </table:table-cell>
          <table:table-cell table:formula="of:=[.E29]" office:value-type="float" office:value="62.4552">
            <text:p>62,4552</text:p>
          </table:table-cell>
          <table:table-cell table:formula="of:=[.D29]" office:value-type="float" office:value="28.7847929395791">
            <text:p>28,7847929396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44400">
            <text:p>44.400,00</text:p>
          </table:table-cell>
          <table:table-cell table:style-name="ce6" office:value-type="float" office:value="1543">
            <text:p>1.543,00</text:p>
          </table:table-cell>
          <table:table-cell table:style-name="ce3" table:formula="of:=[.B30]/[.C30]" office:value-type="float" office:value="28.7751134154245">
            <text:p>28,78</text:p>
          </table:table-cell>
          <table:table-cell table:style-name="ce3" table:formula="of:=[.C30]*[.B30]*10^(-6)" office:value-type="float" office:value="68.5092">
            <text:p>68,51</text:p>
          </table:table-cell>
          <table:table-cell table:formula="of:=[.E30]^2" office:value-type="float" office:value="4693.51048464">
            <text:p>4693,51048464</text:p>
          </table:table-cell>
          <table:table-cell table:formula="of:=[.E30]" office:value-type="float" office:value="68.5092">
            <text:p>68,5092</text:p>
          </table:table-cell>
          <table:table-cell table:formula="of:=[.D30]" office:value-type="float" office:value="28.7751134154245">
            <text:p>28,7751134154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46200">
            <text:p>46.200,00</text:p>
          </table:table-cell>
          <table:table-cell table:style-name="ce6" office:value-type="float" office:value="1606">
            <text:p>1.606,00</text:p>
          </table:table-cell>
          <table:table-cell table:style-name="ce3" table:formula="of:=[.B31]/[.C31]" office:value-type="float" office:value="28.7671232876712">
            <text:p>28,77</text:p>
          </table:table-cell>
          <table:table-cell table:style-name="ce3" table:formula="of:=[.C31]*[.B31]*10^(-6)" office:value-type="float" office:value="74.1972">
            <text:p>74,20</text:p>
          </table:table-cell>
          <table:table-cell table:formula="of:=[.E31]^2" office:value-type="float" office:value="5505.22448784">
            <text:p>5505,22448784</text:p>
          </table:table-cell>
          <table:table-cell table:formula="of:=[.E31]" office:value-type="float" office:value="74.1972">
            <text:p>74,1972</text:p>
          </table:table-cell>
          <table:table-cell table:formula="of:=[.D31]" office:value-type="float" office:value="28.7671232876712">
            <text:p>28,7671232877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47900">
            <text:p>47.900,00</text:p>
          </table:table-cell>
          <table:table-cell table:style-name="ce6" office:value-type="float" office:value="1661">
            <text:p>1.661,00</text:p>
          </table:table-cell>
          <table:table-cell table:style-name="ce3" table:formula="of:=[.B32]/[.C32]" office:value-type="float" office:value="28.8380493678507">
            <text:p>28,84</text:p>
          </table:table-cell>
          <table:table-cell table:style-name="ce3" table:formula="of:=[.C32]*[.B32]*10^(-6)" office:value-type="float" office:value="79.5619">
            <text:p>79,56</text:p>
          </table:table-cell>
          <table:table-cell table:formula="of:=[.E32]^2" office:value-type="float" office:value="6330.09593161">
            <text:p>6330,09593161</text:p>
          </table:table-cell>
          <table:table-cell table:formula="of:=[.E32]" office:value-type="float" office:value="79.5619">
            <text:p>79,5619</text:p>
          </table:table-cell>
          <table:table-cell table:formula="of:=[.D32]" office:value-type="float" office:value="28.8380493678507">
            <text:p>28,8380493679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49600">
            <text:p>49.600,00</text:p>
          </table:table-cell>
          <table:table-cell table:style-name="ce6" office:value-type="float" office:value="1722">
            <text:p>1.722,00</text:p>
          </table:table-cell>
          <table:table-cell table:style-name="ce3" table:formula="of:=[.B33]/[.C33]" office:value-type="float" office:value="28.8037166085947">
            <text:p>28,80</text:p>
          </table:table-cell>
          <table:table-cell table:style-name="ce3" table:formula="of:=[.C33]*[.B33]*10^(-6)" office:value-type="float" office:value="85.4112">
            <text:p>85,41</text:p>
          </table:table-cell>
          <table:table-cell table:formula="of:=[.E33]^2" office:value-type="float" office:value="7295.07308544">
            <text:p>7295,07308544</text:p>
          </table:table-cell>
          <table:table-cell table:formula="of:=[.E33]" office:value-type="float" office:value="85.4112">
            <text:p>85,4112</text:p>
          </table:table-cell>
          <table:table-cell table:formula="of:=[.D33]" office:value-type="float" office:value="28.8037166085947">
            <text:p>28,8037166086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51400">
            <text:p>51.400,00</text:p>
          </table:table-cell>
          <table:table-cell table:style-name="ce6" office:value-type="float" office:value="1780">
            <text:p>1.780,00</text:p>
          </table:table-cell>
          <table:table-cell table:style-name="ce3" table:formula="of:=[.B34]/[.C34]" office:value-type="float" office:value="28.876404494382">
            <text:p>28,88</text:p>
          </table:table-cell>
          <table:table-cell table:style-name="ce3" table:formula="of:=[.C34]*[.B34]*10^(-6)" office:value-type="float" office:value="91.492">
            <text:p>91,49</text:p>
          </table:table-cell>
          <table:table-cell table:formula="of:=[.E34]^2" office:value-type="float" office:value="8370.786064">
            <text:p>8370,786064</text:p>
          </table:table-cell>
          <table:table-cell table:formula="of:=[.E34]" office:value-type="float" office:value="91.492">
            <text:p>91,492</text:p>
          </table:table-cell>
          <table:table-cell table:formula="of:=[.D34]" office:value-type="float" office:value="28.876404494382">
            <text:p>28,8764044944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53100">
            <text:p>53.100,00</text:p>
          </table:table-cell>
          <table:table-cell table:style-name="ce6" office:value-type="float" office:value="1839">
            <text:p>1.839,00</text:p>
          </table:table-cell>
          <table:table-cell table:style-name="ce3" table:formula="of:=[.B35]/[.C35]" office:value-type="float" office:value="28.8743882544861">
            <text:p>28,87</text:p>
          </table:table-cell>
          <table:table-cell table:style-name="ce3" table:formula="of:=[.C35]*[.B35]*10^(-6)" office:value-type="float" office:value="97.6509">
            <text:p>97,65</text:p>
          </table:table-cell>
          <table:table-cell table:formula="of:=[.E35]^2" office:value-type="float" office:value="9535.69827081">
            <text:p>9535,69827081</text:p>
          </table:table-cell>
          <table:table-cell table:formula="of:=[.E35]" office:value-type="float" office:value="97.6509">
            <text:p>97,6509</text:p>
          </table:table-cell>
          <table:table-cell table:formula="of:=[.D35]" office:value-type="float" office:value="28.8743882544861">
            <text:p>28,8743882545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54700">
            <text:p>54.700,00</text:p>
          </table:table-cell>
          <table:table-cell table:style-name="ce6" office:value-type="float" office:value="1890">
            <text:p>1.890,00</text:p>
          </table:table-cell>
          <table:table-cell table:style-name="ce3" table:formula="of:=[.B36]/[.C36]" office:value-type="float" office:value="28.9417989417989">
            <text:p>28,94</text:p>
          </table:table-cell>
          <table:table-cell table:style-name="ce3" table:formula="of:=[.C36]*[.B36]*10^(-6)" office:value-type="float" office:value="103.383">
            <text:p>103,38</text:p>
          </table:table-cell>
          <table:table-cell table:formula="of:=[.E36]^2" office:value-type="float" office:value="10688.044689">
            <text:p>10688,044689</text:p>
          </table:table-cell>
          <table:table-cell table:formula="of:=[.E36]" office:value-type="float" office:value="103.383">
            <text:p>103,383</text:p>
          </table:table-cell>
          <table:table-cell table:formula="of:=[.D36]" office:value-type="float" office:value="28.9417989417989">
            <text:p>28,9417989418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56600">
            <text:p>56.600,00</text:p>
          </table:table-cell>
          <table:table-cell table:style-name="ce6" office:value-type="float" office:value="1955">
            <text:p>1.955,00</text:p>
          </table:table-cell>
          <table:table-cell table:style-name="ce3" table:formula="of:=[.B37]/[.C37]" office:value-type="float" office:value="28.9514066496164">
            <text:p>28,95</text:p>
          </table:table-cell>
          <table:table-cell table:style-name="ce3" table:formula="of:=[.C37]*[.B37]*10^(-6)" office:value-type="float" office:value="110.653">
            <text:p>110,65</text:p>
          </table:table-cell>
          <table:table-cell table:formula="of:=[.E37]^2" office:value-type="float" office:value="12244.086409">
            <text:p>12244,086409</text:p>
          </table:table-cell>
          <table:table-cell table:formula="of:=[.E37]" office:value-type="float" office:value="110.653">
            <text:p>110,653</text:p>
          </table:table-cell>
          <table:table-cell table:formula="of:=[.D37]" office:value-type="float" office:value="28.9514066496164">
            <text:p>28,9514066496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58200">
            <text:p>58.200,00</text:p>
          </table:table-cell>
          <table:table-cell table:style-name="ce6" office:value-type="float" office:value="2008">
            <text:p>2.008,00</text:p>
          </table:table-cell>
          <table:table-cell table:style-name="ce3" table:formula="of:=[.B38]/[.C38]" office:value-type="float" office:value="28.9840637450199">
            <text:p>28,98</text:p>
          </table:table-cell>
          <table:table-cell table:style-name="ce3" table:formula="of:=[.C38]*[.B38]*10^(-6)" office:value-type="float" office:value="116.8656">
            <text:p>116,87</text:p>
          </table:table-cell>
          <table:table-cell table:formula="of:=[.E38]^2" office:value-type="float" office:value="13657.56846336">
            <text:p>13657,56846336</text:p>
          </table:table-cell>
          <table:table-cell table:formula="of:=[.E38]" office:value-type="float" office:value="116.8656">
            <text:p>116,8656</text:p>
          </table:table-cell>
          <table:table-cell table:formula="of:=[.D38]" office:value-type="float" office:value="28.9840637450199">
            <text:p>28,984063745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úcleo de pilha Rayovac" table:style-name="ta6">
        <office:forms form:automatic-focus="false" form:apply-design-mode="false"/>
        <table:shapes>
          <draw:frame draw:z-index="0" draw:style-name="gr1" svg:width="15.999cm" svg:height="8.999cm" svg:x="0.031cm" svg:y="24.786cm">
            <draw:object draw:notify-on-update-of-ranges="'Núcleo de pilha Rayovac'.G14:'Núcleo de pilha Rayovac'.G14 'Núcleo de pilha Rayovac'.G15:'Núcleo de pilha Rayovac'.G43 'Núcleo de pilha Rayovac'.H14:'Núcleo de pilha Rayovac'.H14 'Núcleo de pilha Rayovac'.H15:'Núcleo de pilha Rayovac'.H4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5">
          <table:table-cell/>
          <table:table-cell table:style-name="ce1" office:value-type="string">
            <text:p>Medidas de um Resistor de Grafite (?) (Núcle de uma pilha Rayovac, as amarelinhas)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" office:value-type="string">
            <text:p>T<text:span text:style-name="T1">o</text:span><text:span text:style-name="T2">(Kelvin) = 293</text:span></text:p>
          </table:table-cell>
          <table:table-cell table:number-columns-repeated="2"/>
          <table:table-cell table:style-name="ce1" office:value-type="string">
            <text:p>Medida realizada em 23/06/2012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4"/>
          <table:table-cell/>
          <table:table-cell office:value-type="string">
            <text:p>R0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number-matrix-columns-spanned="3" table:number-matrix-rows-spanned="5" table:formula="of:=LINEST([.D15:.D43];[.E15:.F43];1;1)" office:value-type="float" office:value="-0.00717683332814386">
            <text:p>-0,0071768333</text:p>
          </table:table-cell>
          <table:table-cell office:value-type="float" office:value="-0.00520799583324506">
            <text:p>-0,0052079958</text:p>
          </table:table-cell>
          <table:table-cell office:value-type="float" office:value="0.189535951221402">
            <text:p>0,1895359512</text:p>
          </table:table-cell>
          <table:table-cell table:number-columns-repeated="1018"/>
        </table:table-row>
        <table:table-row table:style-name="ro4">
          <table:table-cell table:style-name="ce1" office:value-type="string">
            <text:p>T<text:span text:style-name="T1">o</text:span><text:span text:style-name="T2">(kelvin)=</text:span></text:p>
          </table:table-cell>
          <table:table-cell table:style-name="ce1" office:value-type="float" office:value="296">
            <text:p>296</text:p>
          </table:table-cell>
          <table:table-cell/>
          <table:table-cell office:value-type="float" office:value="0.00231310876109755">
            <text:p>0,0023131088</text:p>
          </table:table-cell>
          <table:table-cell office:value-type="float" office:value="0.00166939094884282">
            <text:p>0,0016693909</text:p>
          </table:table-cell>
          <table:table-cell office:value-type="float" office:value="0.000229910500879419">
            <text:p>0,0002299105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float" office:value="0.955349938587314">
            <text:p>0,9553499386</text:p>
          </table:table-cell>
          <table:table-cell office:value-type="float" office:value="0.000521168142783858">
            <text:p>0,0005211681</text:p>
          </table:table-cell>
          <table:table-cell office:value-type="string" office:string-value="#N/DISP">
            <text:p>#N/DISP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"/>
          <table:table-cell office:value-type="float" office:value="278.153014994652">
            <text:p>278,1530149947</text:p>
          </table:table-cell>
          <table:table-cell office:value-type="float" office:value="26">
            <text:p>26</text:p>
          </table:table-cell>
          <table:table-cell office:value-type="string" office:string-value="#N/DISP">
            <text:p>#N/DISP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"/>
          <table:table-cell office:value-type="float" office:value="0.000151101748290239">
            <text:p>0,0001511017</text:p>
          </table:table-cell>
          <table:table-cell office:value-type="float" office:value="0.00000706202205937217">
            <text:p>0,000007062</text:p>
          </table:table-cell>
          <table:table-cell office:value-type="string" office:string-value="#N/DISP">
            <text:p>#N/DISP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>
            <text:p>V (mV)</text:p>
          </table:table-cell>
          <table:table-cell table:style-name="ce6" office:value-type="string">
            <text:p>I (mA)</text:p>
          </table:table-cell>
          <table:table-cell office:value-type="string">
            <text:p>R(Ohms)</text:p>
          </table:table-cell>
          <table:table-cell table:style-name="ce3" office:value-type="string">
            <text:p>P(W)</text:p>
          </table:table-cell>
          <table:table-cell office:value-type="string">
            <text:p>P²(W²)</text:p>
          </table:table-cell>
          <table:table-cell table:formula="of:=[.E14]" office:value-type="string" office:string-value="P(W)">
            <text:p>P(W)</text:p>
          </table:table-cell>
          <table:table-cell table:formula="of:=[.D14]" office:value-type="string" office:string-value="R(Ohms)">
            <text:p>R(Ohms)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59">
            <text:p>59,00</text:p>
          </table:table-cell>
          <table:table-cell table:style-name="ce6" office:value-type="float" office:value="310">
            <text:p>310,00</text:p>
          </table:table-cell>
          <table:table-cell table:style-name="ce3" table:formula="of:=[.B15]/[.C15]" office:value-type="float" office:value="0.190322580645161">
            <text:p>0,19</text:p>
          </table:table-cell>
          <table:table-cell table:style-name="ce3" table:formula="of:=[.C15]*[.B15]*10^(-6)" office:value-type="float" office:value="0.01829">
            <text:p>0,02</text:p>
          </table:table-cell>
          <table:table-cell table:formula="of:=[.E15]^2" office:value-type="float" office:value="0.0003345241">
            <text:p>0,0003345241</text:p>
          </table:table-cell>
          <table:table-cell table:formula="of:=[.E15]" office:value-type="float" office:value="0.01829">
            <text:p>0,01829</text:p>
          </table:table-cell>
          <table:table-cell table:formula="of:=[.D15]" office:value-type="float" office:value="0.190322580645161">
            <text:p>0,1903225806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65">
            <text:p>65,00</text:p>
          </table:table-cell>
          <table:table-cell table:style-name="ce6" office:value-type="float" office:value="341">
            <text:p>341,00</text:p>
          </table:table-cell>
          <table:table-cell table:style-name="ce3" table:formula="of:=[.B16]/[.C16]" office:value-type="float" office:value="0.190615835777126">
            <text:p>0,19</text:p>
          </table:table-cell>
          <table:table-cell table:style-name="ce3" table:formula="of:=[.C16]*[.B16]*10^(-6)" office:value-type="float" office:value="0.022165">
            <text:p>0,02</text:p>
          </table:table-cell>
          <table:table-cell table:formula="of:=[.E16]^2" office:value-type="float" office:value="0.000491287225">
            <text:p>0,0004912872</text:p>
          </table:table-cell>
          <table:table-cell table:formula="of:=[.E16]" office:value-type="float" office:value="0.022165">
            <text:p>0,022165</text:p>
          </table:table-cell>
          <table:table-cell table:formula="of:=[.D16]" office:value-type="float" office:value="0.190615835777126">
            <text:p>0,1906158358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78">
            <text:p>78,00</text:p>
          </table:table-cell>
          <table:table-cell table:style-name="ce6" office:value-type="float" office:value="413">
            <text:p>413,00</text:p>
          </table:table-cell>
          <table:table-cell table:style-name="ce3" table:formula="of:=[.B17]/[.C17]" office:value-type="float" office:value="0.188861985472155">
            <text:p>0,19</text:p>
          </table:table-cell>
          <table:table-cell table:style-name="ce3" table:formula="of:=[.C17]*[.B17]*10^(-6)" office:value-type="float" office:value="0.032214">
            <text:p>0,03</text:p>
          </table:table-cell>
          <table:table-cell table:formula="of:=[.E17]^2" office:value-type="float" office:value="0.001037741796">
            <text:p>0,0010377418</text:p>
          </table:table-cell>
          <table:table-cell table:formula="of:=[.E17]" office:value-type="float" office:value="0.032214">
            <text:p>0,032214</text:p>
          </table:table-cell>
          <table:table-cell table:formula="of:=[.D17]" office:value-type="float" office:value="0.188861985472155">
            <text:p>0,1888619855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90">
            <text:p>90,00</text:p>
          </table:table-cell>
          <table:table-cell table:style-name="ce6" office:value-type="float" office:value="476">
            <text:p>476,00</text:p>
          </table:table-cell>
          <table:table-cell table:style-name="ce3" table:formula="of:=[.B18]/[.C18]" office:value-type="float" office:value="0.189075630252101">
            <text:p>0,19</text:p>
          </table:table-cell>
          <table:table-cell table:style-name="ce3" table:formula="of:=[.C18]*[.B18]*10^(-6)" office:value-type="float" office:value="0.04284">
            <text:p>0,04</text:p>
          </table:table-cell>
          <table:table-cell table:formula="of:=[.E18]^2" office:value-type="float" office:value="0.0018352656">
            <text:p>0,0018352656</text:p>
          </table:table-cell>
          <table:table-cell table:formula="of:=[.E18]" office:value-type="float" office:value="0.04284">
            <text:p>0,04284</text:p>
          </table:table-cell>
          <table:table-cell table:formula="of:=[.D18]" office:value-type="float" office:value="0.189075630252101">
            <text:p>0,1890756303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04">
            <text:p>104,00</text:p>
          </table:table-cell>
          <table:table-cell table:style-name="ce6" office:value-type="float" office:value="551">
            <text:p>551,00</text:p>
          </table:table-cell>
          <table:table-cell table:style-name="ce3" table:formula="of:=[.B19]/[.C19]" office:value-type="float" office:value="0.188747731397459">
            <text:p>0,19</text:p>
          </table:table-cell>
          <table:table-cell table:style-name="ce3" table:formula="of:=[.C19]*[.B19]*10^(-6)" office:value-type="float" office:value="0.057304">
            <text:p>0,06</text:p>
          </table:table-cell>
          <table:table-cell table:formula="of:=[.E19]^2" office:value-type="float" office:value="0.003283748416">
            <text:p>0,0032837484</text:p>
          </table:table-cell>
          <table:table-cell table:formula="of:=[.E19]" office:value-type="float" office:value="0.057304">
            <text:p>0,057304</text:p>
          </table:table-cell>
          <table:table-cell table:formula="of:=[.D19]" office:value-type="float" office:value="0.188747731397459">
            <text:p>0,1887477314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15">
            <text:p>115,00</text:p>
          </table:table-cell>
          <table:table-cell table:style-name="ce6" office:value-type="float" office:value="611">
            <text:p>611,00</text:p>
          </table:table-cell>
          <table:table-cell table:style-name="ce3" table:formula="of:=[.B20]/[.C20]" office:value-type="float" office:value="0.188216039279869">
            <text:p>0,19</text:p>
          </table:table-cell>
          <table:table-cell table:style-name="ce3" table:formula="of:=[.C20]*[.B20]*10^(-6)" office:value-type="float" office:value="0.070265">
            <text:p>0,07</text:p>
          </table:table-cell>
          <table:table-cell table:formula="of:=[.E20]^2" office:value-type="float" office:value="0.004937170225">
            <text:p>0,0049371702</text:p>
          </table:table-cell>
          <table:table-cell table:formula="of:=[.E20]" office:value-type="float" office:value="0.070265">
            <text:p>0,070265</text:p>
          </table:table-cell>
          <table:table-cell table:formula="of:=[.D20]" office:value-type="float" office:value="0.188216039279869">
            <text:p>0,1882160393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27">
            <text:p>127,00</text:p>
          </table:table-cell>
          <table:table-cell table:style-name="ce6" office:value-type="float" office:value="673">
            <text:p>673,00</text:p>
          </table:table-cell>
          <table:table-cell table:style-name="ce3" table:formula="of:=[.B21]/[.C21]" office:value-type="float" office:value="0.188707280832095">
            <text:p>0,19</text:p>
          </table:table-cell>
          <table:table-cell table:style-name="ce3" table:formula="of:=[.C21]*[.B21]*10^(-6)" office:value-type="float" office:value="0.085471">
            <text:p>0,09</text:p>
          </table:table-cell>
          <table:table-cell table:formula="of:=[.E21]^2" office:value-type="float" office:value="0.007305291841">
            <text:p>0,0073052918</text:p>
          </table:table-cell>
          <table:table-cell table:formula="of:=[.E21]" office:value-type="float" office:value="0.085471">
            <text:p>0,085471</text:p>
          </table:table-cell>
          <table:table-cell table:formula="of:=[.D21]" office:value-type="float" office:value="0.188707280832095">
            <text:p>0,1887072808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40">
            <text:p>140,00</text:p>
          </table:table-cell>
          <table:table-cell table:style-name="ce6" office:value-type="float" office:value="741">
            <text:p>741,00</text:p>
          </table:table-cell>
          <table:table-cell table:style-name="ce3" table:formula="of:=[.B22]/[.C22]" office:value-type="float" office:value="0.188933873144399">
            <text:p>0,19</text:p>
          </table:table-cell>
          <table:table-cell table:style-name="ce3" table:formula="of:=[.C22]*[.B22]*10^(-6)" office:value-type="float" office:value="0.10374">
            <text:p>0,10</text:p>
          </table:table-cell>
          <table:table-cell table:formula="of:=[.E22]^2" office:value-type="float" office:value="0.0107619876">
            <text:p>0,0107619876</text:p>
          </table:table-cell>
          <table:table-cell table:formula="of:=[.E22]" office:value-type="float" office:value="0.10374">
            <text:p>0,10374</text:p>
          </table:table-cell>
          <table:table-cell table:formula="of:=[.D22]" office:value-type="float" office:value="0.188933873144399">
            <text:p>0,1889338731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51">
            <text:p>151,00</text:p>
          </table:table-cell>
          <table:table-cell table:style-name="ce6" office:value-type="float" office:value="801">
            <text:p>801,00</text:p>
          </table:table-cell>
          <table:table-cell table:style-name="ce3" table:formula="of:=[.B23]/[.C23]" office:value-type="float" office:value="0.188514357053683">
            <text:p>0,19</text:p>
          </table:table-cell>
          <table:table-cell table:style-name="ce3" table:formula="of:=[.C23]*[.B23]*10^(-6)" office:value-type="float" office:value="0.120951">
            <text:p>0,12</text:p>
          </table:table-cell>
          <table:table-cell table:formula="of:=[.E23]^2" office:value-type="float" office:value="0.014629144401">
            <text:p>0,0146291444</text:p>
          </table:table-cell>
          <table:table-cell table:formula="of:=[.E23]" office:value-type="float" office:value="0.120951">
            <text:p>0,120951</text:p>
          </table:table-cell>
          <table:table-cell table:formula="of:=[.D23]" office:value-type="float" office:value="0.188514357053683">
            <text:p>0,1885143571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63">
            <text:p>163,00</text:p>
          </table:table-cell>
          <table:table-cell table:style-name="ce6" office:value-type="float" office:value="863">
            <text:p>863,00</text:p>
          </table:table-cell>
          <table:table-cell table:style-name="ce3" table:formula="of:=[.B24]/[.C24]" office:value-type="float" office:value="0.188876013904983">
            <text:p>0,19</text:p>
          </table:table-cell>
          <table:table-cell table:style-name="ce3" table:formula="of:=[.C24]*[.B24]*10^(-6)" office:value-type="float" office:value="0.140669">
            <text:p>0,14</text:p>
          </table:table-cell>
          <table:table-cell table:formula="of:=[.E24]^2" office:value-type="float" office:value="0.019787767561">
            <text:p>0,0197877676</text:p>
          </table:table-cell>
          <table:table-cell table:formula="of:=[.E24]" office:value-type="float" office:value="0.140669">
            <text:p>0,140669</text:p>
          </table:table-cell>
          <table:table-cell table:formula="of:=[.D24]" office:value-type="float" office:value="0.188876013904983">
            <text:p>0,1888760139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74">
            <text:p>174,00</text:p>
          </table:table-cell>
          <table:table-cell table:style-name="ce6" office:value-type="float" office:value="923">
            <text:p>923,00</text:p>
          </table:table-cell>
          <table:table-cell table:style-name="ce3" table:formula="of:=[.B25]/[.C25]" office:value-type="float" office:value="0.18851570964247">
            <text:p>0,19</text:p>
          </table:table-cell>
          <table:table-cell table:style-name="ce3" table:formula="of:=[.C25]*[.B25]*10^(-6)" office:value-type="float" office:value="0.160602">
            <text:p>0,16</text:p>
          </table:table-cell>
          <table:table-cell table:formula="of:=[.E25]^2" office:value-type="float" office:value="0.025793002404">
            <text:p>0,0257930024</text:p>
          </table:table-cell>
          <table:table-cell table:formula="of:=[.E25]" office:value-type="float" office:value="0.160602">
            <text:p>0,160602</text:p>
          </table:table-cell>
          <table:table-cell table:formula="of:=[.D25]" office:value-type="float" office:value="0.18851570964247">
            <text:p>0,1885157096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86">
            <text:p>186,00</text:p>
          </table:table-cell>
          <table:table-cell table:style-name="ce6" office:value-type="float" office:value="988">
            <text:p>988,00</text:p>
          </table:table-cell>
          <table:table-cell table:style-name="ce3" table:formula="of:=[.B26]/[.C26]" office:value-type="float" office:value="0.188259109311741">
            <text:p>0,19</text:p>
          </table:table-cell>
          <table:table-cell table:style-name="ce3" table:formula="of:=[.C26]*[.B26]*10^(-6)" office:value-type="float" office:value="0.183768">
            <text:p>0,18</text:p>
          </table:table-cell>
          <table:table-cell table:formula="of:=[.E26]^2" office:value-type="float" office:value="0.033770677824">
            <text:p>0,0337706778</text:p>
          </table:table-cell>
          <table:table-cell table:formula="of:=[.E26]" office:value-type="float" office:value="0.183768">
            <text:p>0,183768</text:p>
          </table:table-cell>
          <table:table-cell table:formula="of:=[.D26]" office:value-type="float" office:value="0.188259109311741">
            <text:p>0,1882591093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98">
            <text:p>198,00</text:p>
          </table:table-cell>
          <table:table-cell table:style-name="ce6" office:value-type="float" office:value="1055">
            <text:p>1.055,00</text:p>
          </table:table-cell>
          <table:table-cell table:style-name="ce3" table:formula="of:=[.B27]/[.C27]" office:value-type="float" office:value="0.187677725118483">
            <text:p>0,19</text:p>
          </table:table-cell>
          <table:table-cell table:style-name="ce3" table:formula="of:=[.C27]*[.B27]*10^(-6)" office:value-type="float" office:value="0.20889">
            <text:p>0,21</text:p>
          </table:table-cell>
          <table:table-cell table:formula="of:=[.E27]^2" office:value-type="float" office:value="0.0436350321">
            <text:p>0,0436350321</text:p>
          </table:table-cell>
          <table:table-cell table:formula="of:=[.E27]" office:value-type="float" office:value="0.20889">
            <text:p>0,20889</text:p>
          </table:table-cell>
          <table:table-cell table:formula="of:=[.D27]" office:value-type="float" office:value="0.187677725118483">
            <text:p>0,1876777251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09">
            <text:p>209,00</text:p>
          </table:table-cell>
          <table:table-cell table:style-name="ce6" office:value-type="float" office:value="1112">
            <text:p>1.112,00</text:p>
          </table:table-cell>
          <table:table-cell table:style-name="ce3" table:formula="of:=[.B28]/[.C28]" office:value-type="float" office:value="0.18794964028777">
            <text:p>0,19</text:p>
          </table:table-cell>
          <table:table-cell table:style-name="ce3" table:formula="of:=[.C28]*[.B28]*10^(-6)" office:value-type="float" office:value="0.232408">
            <text:p>0,23</text:p>
          </table:table-cell>
          <table:table-cell table:formula="of:=[.E28]^2" office:value-type="float" office:value="0.054013478464">
            <text:p>0,0540134785</text:p>
          </table:table-cell>
          <table:table-cell table:formula="of:=[.E28]" office:value-type="float" office:value="0.232408">
            <text:p>0,232408</text:p>
          </table:table-cell>
          <table:table-cell table:formula="of:=[.D28]" office:value-type="float" office:value="0.18794964028777">
            <text:p>0,1879496403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22">
            <text:p>222,00</text:p>
          </table:table-cell>
          <table:table-cell table:style-name="ce6" office:value-type="float" office:value="1182">
            <text:p>1.182,00</text:p>
          </table:table-cell>
          <table:table-cell table:style-name="ce3" table:formula="of:=[.B29]/[.C29]" office:value-type="float" office:value="0.187817258883249">
            <text:p>0,19</text:p>
          </table:table-cell>
          <table:table-cell table:style-name="ce3" table:formula="of:=[.C29]*[.B29]*10^(-6)" office:value-type="float" office:value="0.262404">
            <text:p>0,26</text:p>
          </table:table-cell>
          <table:table-cell table:formula="of:=[.E29]^2" office:value-type="float" office:value="0.068855859216">
            <text:p>0,0688558592</text:p>
          </table:table-cell>
          <table:table-cell table:formula="of:=[.E29]" office:value-type="float" office:value="0.262404">
            <text:p>0,262404</text:p>
          </table:table-cell>
          <table:table-cell table:formula="of:=[.D29]" office:value-type="float" office:value="0.187817258883249">
            <text:p>0,1878172589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32">
            <text:p>232,00</text:p>
          </table:table-cell>
          <table:table-cell table:style-name="ce6" office:value-type="float" office:value="1239">
            <text:p>1.239,00</text:p>
          </table:table-cell>
          <table:table-cell table:style-name="ce3" table:formula="of:=[.B30]/[.C30]" office:value-type="float" office:value="0.187247780468119">
            <text:p>0,19</text:p>
          </table:table-cell>
          <table:table-cell table:style-name="ce3" table:formula="of:=[.C30]*[.B30]*10^(-6)" office:value-type="float" office:value="0.287448">
            <text:p>0,29</text:p>
          </table:table-cell>
          <table:table-cell table:formula="of:=[.E30]^2" office:value-type="float" office:value="0.082626352704">
            <text:p>0,0826263527</text:p>
          </table:table-cell>
          <table:table-cell table:formula="of:=[.E30]" office:value-type="float" office:value="0.287448">
            <text:p>0,287448</text:p>
          </table:table-cell>
          <table:table-cell table:formula="of:=[.D30]" office:value-type="float" office:value="0.187247780468119">
            <text:p>0,1872477805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44">
            <text:p>244,00</text:p>
          </table:table-cell>
          <table:table-cell table:style-name="ce6" office:value-type="float" office:value="1299">
            <text:p>1.299,00</text:p>
          </table:table-cell>
          <table:table-cell table:style-name="ce3" table:formula="of:=[.B31]/[.C31]" office:value-type="float" office:value="0.187836797536567">
            <text:p>0,19</text:p>
          </table:table-cell>
          <table:table-cell table:style-name="ce3" table:formula="of:=[.C31]*[.B31]*10^(-6)" office:value-type="float" office:value="0.316956">
            <text:p>0,32</text:p>
          </table:table-cell>
          <table:table-cell table:formula="of:=[.E31]^2" office:value-type="float" office:value="0.100461105936">
            <text:p>0,1004611059</text:p>
          </table:table-cell>
          <table:table-cell table:formula="of:=[.E31]" office:value-type="float" office:value="0.316956">
            <text:p>0,316956</text:p>
          </table:table-cell>
          <table:table-cell table:formula="of:=[.D31]" office:value-type="float" office:value="0.187836797536567">
            <text:p>0,1878367975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55">
            <text:p>255,00</text:p>
          </table:table-cell>
          <table:table-cell table:style-name="ce6" office:value-type="float" office:value="1359">
            <text:p>1.359,00</text:p>
          </table:table-cell>
          <table:table-cell table:style-name="ce3" table:formula="of:=[.B32]/[.C32]" office:value-type="float" office:value="0.187637969094923">
            <text:p>0,19</text:p>
          </table:table-cell>
          <table:table-cell table:style-name="ce3" table:formula="of:=[.C32]*[.B32]*10^(-6)" office:value-type="float" office:value="0.346545">
            <text:p>0,35</text:p>
          </table:table-cell>
          <table:table-cell table:formula="of:=[.E32]^2" office:value-type="float" office:value="0.120093437025">
            <text:p>0,120093437</text:p>
          </table:table-cell>
          <table:table-cell table:formula="of:=[.E32]" office:value-type="float" office:value="0.346545">
            <text:p>0,346545</text:p>
          </table:table-cell>
          <table:table-cell table:formula="of:=[.D32]" office:value-type="float" office:value="0.187637969094923">
            <text:p>0,1876379691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66">
            <text:p>266,00</text:p>
          </table:table-cell>
          <table:table-cell table:style-name="ce6" office:value-type="float" office:value="1420">
            <text:p>1.420,00</text:p>
          </table:table-cell>
          <table:table-cell table:style-name="ce3" table:formula="of:=[.B33]/[.C33]" office:value-type="float" office:value="0.187323943661972">
            <text:p>0,19</text:p>
          </table:table-cell>
          <table:table-cell table:style-name="ce3" table:formula="of:=[.C33]*[.B33]*10^(-6)" office:value-type="float" office:value="0.37772">
            <text:p>0,38</text:p>
          </table:table-cell>
          <table:table-cell table:formula="of:=[.E33]^2" office:value-type="float" office:value="0.1426723984">
            <text:p>0,1426723984</text:p>
          </table:table-cell>
          <table:table-cell table:formula="of:=[.E33]" office:value-type="float" office:value="0.37772">
            <text:p>0,37772</text:p>
          </table:table-cell>
          <table:table-cell table:formula="of:=[.D33]" office:value-type="float" office:value="0.187323943661972">
            <text:p>0,1873239437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74">
            <text:p>274,00</text:p>
          </table:table-cell>
          <table:table-cell table:style-name="ce6" office:value-type="float" office:value="1473">
            <text:p>1.473,00</text:p>
          </table:table-cell>
          <table:table-cell table:style-name="ce3" table:formula="of:=[.B34]/[.C34]" office:value-type="float" office:value="0.186014935505771">
            <text:p>0,19</text:p>
          </table:table-cell>
          <table:table-cell table:style-name="ce3" table:formula="of:=[.C34]*[.B34]*10^(-6)" office:value-type="float" office:value="0.403602">
            <text:p>0,40</text:p>
          </table:table-cell>
          <table:table-cell table:formula="of:=[.E34]^2" office:value-type="float" office:value="0.162894574404">
            <text:p>0,1628945744</text:p>
          </table:table-cell>
          <table:table-cell table:formula="of:=[.E34]" office:value-type="float" office:value="0.403602">
            <text:p>0,403602</text:p>
          </table:table-cell>
          <table:table-cell table:formula="of:=[.D34]" office:value-type="float" office:value="0.186014935505771">
            <text:p>0,1860149355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86">
            <text:p>286,00</text:p>
          </table:table-cell>
          <table:table-cell table:style-name="ce6" office:value-type="float" office:value="1543">
            <text:p>1.543,00</text:p>
          </table:table-cell>
          <table:table-cell table:style-name="ce3" table:formula="of:=[.B35]/[.C35]" office:value-type="float" office:value="0.185353208036293">
            <text:p>0,19</text:p>
          </table:table-cell>
          <table:table-cell table:style-name="ce3" table:formula="of:=[.C35]*[.B35]*10^(-6)" office:value-type="float" office:value="0.441298">
            <text:p>0,44</text:p>
          </table:table-cell>
          <table:table-cell table:formula="of:=[.E35]^2" office:value-type="float" office:value="0.194743924804">
            <text:p>0,1947439248</text:p>
          </table:table-cell>
          <table:table-cell table:formula="of:=[.E35]" office:value-type="float" office:value="0.441298">
            <text:p>0,441298</text:p>
          </table:table-cell>
          <table:table-cell table:formula="of:=[.D35]" office:value-type="float" office:value="0.185353208036293">
            <text:p>0,185353208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297">
            <text:p>297,00</text:p>
          </table:table-cell>
          <table:table-cell table:style-name="ce6" office:value-type="float" office:value="1606">
            <text:p>1.606,00</text:p>
          </table:table-cell>
          <table:table-cell table:style-name="ce3" table:formula="of:=[.B36]/[.C36]" office:value-type="float" office:value="0.184931506849315">
            <text:p>0,18</text:p>
          </table:table-cell>
          <table:table-cell table:style-name="ce3" table:formula="of:=[.C36]*[.B36]*10^(-6)" office:value-type="float" office:value="0.476982">
            <text:p>0,48</text:p>
          </table:table-cell>
          <table:table-cell table:formula="of:=[.E36]^2" office:value-type="float" office:value="0.227511828324">
            <text:p>0,2275118283</text:p>
          </table:table-cell>
          <table:table-cell table:formula="of:=[.E36]" office:value-type="float" office:value="0.476982">
            <text:p>0,476982</text:p>
          </table:table-cell>
          <table:table-cell table:formula="of:=[.D36]" office:value-type="float" office:value="0.184931506849315">
            <text:p>0,1849315068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07">
            <text:p>307,00</text:p>
          </table:table-cell>
          <table:table-cell table:style-name="ce6" office:value-type="float" office:value="1661">
            <text:p>1.661,00</text:p>
          </table:table-cell>
          <table:table-cell table:style-name="ce3" table:formula="of:=[.B37]/[.C37]" office:value-type="float" office:value="0.184828416616496">
            <text:p>0,18</text:p>
          </table:table-cell>
          <table:table-cell table:style-name="ce3" table:formula="of:=[.C37]*[.B37]*10^(-6)" office:value-type="float" office:value="0.509927">
            <text:p>0,51</text:p>
          </table:table-cell>
          <table:table-cell table:formula="of:=[.E37]^2" office:value-type="float" office:value="0.260025545329">
            <text:p>0,2600255453</text:p>
          </table:table-cell>
          <table:table-cell table:formula="of:=[.E37]" office:value-type="float" office:value="0.509927">
            <text:p>0,509927</text:p>
          </table:table-cell>
          <table:table-cell table:formula="of:=[.D37]" office:value-type="float" office:value="0.184828416616496">
            <text:p>0,1848284166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18">
            <text:p>318,00</text:p>
          </table:table-cell>
          <table:table-cell table:style-name="ce6" office:value-type="float" office:value="1722">
            <text:p>1.722,00</text:p>
          </table:table-cell>
          <table:table-cell table:style-name="ce3" table:formula="of:=[.B38]/[.C38]" office:value-type="float" office:value="0.184668989547038">
            <text:p>0,18</text:p>
          </table:table-cell>
          <table:table-cell table:style-name="ce3" table:formula="of:=[.C38]*[.B38]*10^(-6)" office:value-type="float" office:value="0.547596">
            <text:p>0,55</text:p>
          </table:table-cell>
          <table:table-cell table:formula="of:=[.E38]^2" office:value-type="float" office:value="0.299861379216">
            <text:p>0,2998613792</text:p>
          </table:table-cell>
          <table:table-cell table:formula="of:=[.E38]" office:value-type="float" office:value="0.547596">
            <text:p>0,547596</text:p>
          </table:table-cell>
          <table:table-cell table:formula="of:=[.D38]" office:value-type="float" office:value="0.184668989547038">
            <text:p>0,1846689895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28">
            <text:p>328,00</text:p>
          </table:table-cell>
          <table:table-cell table:style-name="ce6" office:value-type="float" office:value="1780">
            <text:p>1.780,00</text:p>
          </table:table-cell>
          <table:table-cell table:style-name="ce3" table:formula="of:=[.B39]/[.C39]" office:value-type="float" office:value="0.184269662921348">
            <text:p>0,18</text:p>
          </table:table-cell>
          <table:table-cell table:style-name="ce3" table:formula="of:=[.C39]*[.B39]*10^(-6)" office:value-type="float" office:value="0.58384">
            <text:p>0,58</text:p>
          </table:table-cell>
          <table:table-cell table:formula="of:=[.E39]^2" office:value-type="float" office:value="0.3408691456">
            <text:p>0,3408691456</text:p>
          </table:table-cell>
          <table:table-cell table:formula="of:=[.E39]" office:value-type="float" office:value="0.58384">
            <text:p>0,58384</text:p>
          </table:table-cell>
          <table:table-cell table:formula="of:=[.D39]" office:value-type="float" office:value="0.184269662921348">
            <text:p>0,1842696629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38">
            <text:p>338,00</text:p>
          </table:table-cell>
          <table:table-cell table:style-name="ce6" office:value-type="float" office:value="1839">
            <text:p>1.839,00</text:p>
          </table:table-cell>
          <table:table-cell table:style-name="ce3" table:formula="of:=[.B40]/[.C40]" office:value-type="float" office:value="0.183795541054921">
            <text:p>0,18</text:p>
          </table:table-cell>
          <table:table-cell table:style-name="ce3" table:formula="of:=[.C40]*[.B40]*10^(-6)" office:value-type="float" office:value="0.621582">
            <text:p>0,62</text:p>
          </table:table-cell>
          <table:table-cell table:formula="of:=[.E40]^2" office:value-type="float" office:value="0.386364182724">
            <text:p>0,3863641827</text:p>
          </table:table-cell>
          <table:table-cell table:formula="of:=[.E40]" office:value-type="float" office:value="0.621582">
            <text:p>0,621582</text:p>
          </table:table-cell>
          <table:table-cell table:formula="of:=[.D40]" office:value-type="float" office:value="0.183795541054921">
            <text:p>0,1837955411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45">
            <text:p>345,00</text:p>
          </table:table-cell>
          <table:table-cell table:style-name="ce6" office:value-type="float" office:value="1890">
            <text:p>1.890,00</text:p>
          </table:table-cell>
          <table:table-cell table:style-name="ce3" table:formula="of:=[.B41]/[.C41]" office:value-type="float" office:value="0.182539682539683">
            <text:p>0,18</text:p>
          </table:table-cell>
          <table:table-cell table:style-name="ce3" table:formula="of:=[.C41]*[.B41]*10^(-6)" office:value-type="float" office:value="0.65205">
            <text:p>0,65</text:p>
          </table:table-cell>
          <table:table-cell table:formula="of:=[.E41]^2" office:value-type="float" office:value="0.4251692025">
            <text:p>0,4251692025</text:p>
          </table:table-cell>
          <table:table-cell table:formula="of:=[.E41]" office:value-type="float" office:value="0.65205">
            <text:p>0,65205</text:p>
          </table:table-cell>
          <table:table-cell table:formula="of:=[.D41]" office:value-type="float" office:value="0.182539682539683">
            <text:p>0,1825396825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56">
            <text:p>356,00</text:p>
          </table:table-cell>
          <table:table-cell table:style-name="ce6" office:value-type="float" office:value="1955">
            <text:p>1.955,00</text:p>
          </table:table-cell>
          <table:table-cell table:style-name="ce3" table:formula="of:=[.B42]/[.C42]" office:value-type="float" office:value="0.182097186700767">
            <text:p>0,18</text:p>
          </table:table-cell>
          <table:table-cell table:style-name="ce3" table:formula="of:=[.C42]*[.B42]*10^(-6)" office:value-type="float" office:value="0.69598">
            <text:p>0,70</text:p>
          </table:table-cell>
          <table:table-cell table:formula="of:=[.E42]^2" office:value-type="float" office:value="0.4843881604">
            <text:p>0,4843881604</text:p>
          </table:table-cell>
          <table:table-cell table:formula="of:=[.E42]" office:value-type="float" office:value="0.69598">
            <text:p>0,69598</text:p>
          </table:table-cell>
          <table:table-cell table:formula="of:=[.D42]" office:value-type="float" office:value="0.182097186700767">
            <text:p>0,1820971867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366">
            <text:p>366,00</text:p>
          </table:table-cell>
          <table:table-cell table:style-name="ce6" office:value-type="float" office:value="2008">
            <text:p>2.008,00</text:p>
          </table:table-cell>
          <table:table-cell table:style-name="ce3" table:formula="of:=[.B43]/[.C43]" office:value-type="float" office:value="0.182270916334661">
            <text:p>0,18</text:p>
          </table:table-cell>
          <table:table-cell table:style-name="ce3" table:formula="of:=[.C43]*[.B43]*10^(-6)" office:value-type="float" office:value="0.734928">
            <text:p>0,73</text:p>
          </table:table-cell>
          <table:table-cell table:formula="of:=[.E43]^2" office:value-type="float" office:value="0.540119165184">
            <text:p>0,5401191652</text:p>
          </table:table-cell>
          <table:table-cell table:formula="of:=[.E43]" office:value-type="float" office:value="0.734928">
            <text:p>0,734928</text:p>
          </table:table-cell>
          <table:table-cell table:formula="of:=[.D43]" office:value-type="float" office:value="0.182270916334661">
            <text:p>0,1822709163</text:p>
          </table:table-cell>
          <table:table-cell table:number-columns-repeated="1016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style:text-properties fo:color="#ff0000"/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0" number:min-integer-digits="1" number:grouping="true"/>
      <number:text> </number:text>
    </number:number-style>
    <number:number-style style:name="N117P1" style:volatile="true">
      <number:text>-R$ </number:text>
      <number:number number:decimal-places="0" number:min-integer-digits="1" number:grouping="true"/>
      <number:text> </number:text>
    </number:number-style>
    <number:number-style style:name="N117P2" style:volatile="true">
      <number:text> R$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R$ </number:text>
      <number:number number:decimal-places="2" number:min-integer-digits="1" number:grouping="true"/>
      <number:text> </number:text>
    </number:number-style>
    <number:number-style style:name="N119P1" style:volatile="true">
      <number:text>-R$ </number:text>
      <number:number number:decimal-places="2" number:min-integer-digits="1" number:grouping="true"/>
      <number:text> </number:text>
    </number:number-style>
    <number:number-style style:name="N119P2" style:volatile="true">
      <number:text> R$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scientific-number number:decimal-places="5" number:min-integer-digits="1" number:min-exponent-digits="2"/>
    </number:number-style>
    <number:number-style style:name="N125P0" style:volatile="true">
      <number:number number:decimal-places="3" number:min-integer-digits="1"/>
      <number:text> </number:text>
    </number:number-style>
    <number:number-style style:name="N125">
      <number:text>-</number:text>
      <number:number number:decimal-places="3" number:min-integer-digits="1"/>
      <number:text> </number:text>
      <style:map style:condition="value()&gt;=0" style:apply-style-name="N125P0"/>
    </number:number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6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4">
      <style:page-layout-properties fo:margin-top="2cm" fo:margin-bottom="2cm" fo:margin-left="1.3cm" fo:margin-right="1.3cm" style:first-page-number="continue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mpada_20_20W" style:display-name="PageStyle_Lampada 20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mpada_20_60W" style:display-name="PageStyle_Lampada 60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amento_20_Tubo_20_de_20_Perrin" style:display-name="PageStyle_Filamento Tubo de Perr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amento_20_Válvula_20_5Y3" style:display-name="PageStyle_Fiamento Válvula 5Y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istor_20_de_20_Alta_20_Potência" style:display-name="PageStyle_Resistor de Alta Potên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úcleo_20_de_20_pilha_20_Rayovac" style:display-name="PageStyle_Núcleo de pilha Rayova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</meta:initial-creator>
    <meta:creation-date>2012-04-09T15:56:20</meta:creation-date>
    <dc:date>2012-07-01T23:28:13.70</dc:date>
    <meta:generator>LibreOffice/3.5$Windows_x86 LibreOffice_project/235ab8a-3802056-4a8fed3-2d66ea8-e241b80</meta:generator>
    <meta:editing-duration>P0D</meta:editing-duration>
    <meta:editing-cycles>1</meta:editing-cycles>
    <meta:document-statistic meta:table-count="6" meta:cell-count="241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188cm" style:legend-expansion="high" chart:style-name="ch2"/>
        <chart:plot-area chart:style-name="ch3" table:cell-range-address="'Resistor de Alta Potência'.G14:'Resistor de Alta Potência'.H38" chart:data-source-has-labels="row" svg:x="1.358cm" svg:y="0.855cm" svg:width="11.871cm" svg:height="6.957cm">
          <chartooo:coordinate-region svg:x="2.456cm" svg:y="1.068cm" svg:width="10.494cm" svg:height="6.072cm"/>
          <chart:axis chart:dimension="x" chart:name="primary-x" chart:style-name="ch4">
            <chart:title svg:x="6.879cm" svg:y="7.993cm" chart:style-name="ch5">
              <text:p>P(W)</text:p>
            </chart:title>
          </chart:axis>
          <chart:axis chart:dimension="y" chart:name="primary-y" chart:style-name="ch4">
            <chart:title svg:x="0.451cm" svg:y="5.065cm" chart:style-name="ch6">
              <text:p>R(Ohms)</text:p>
            </chart:title>
            <chart:grid chart:style-name="ch7" chart:class="major"/>
          </chart:axis>
          <chart:series chart:style-name="ch8" chart:values-cell-range-address="'Resistor de Alta Potência'.H15:'Resistor de Alta Potência'.H38" chart:label-cell-address="'Resistor de Alta Potência'.H14:'Resistor de Alta Potência'.H14" chart:class="chart:scatter">
            <chart:domain table:cell-range-address="'Resistor de Alta Potência'.G15:'Resistor de Alta Potência'.G38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R(Ohms)</text:p>
                <draw:g>
                  <svg:desc>'Resistor de Alta Potência'.H14:'Resistor de Alta Potência'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1694">
                <text:p>10.71694</text:p>
                <draw:g>
                  <svg:desc>'Resistor de Alta Potência'.G15:'Resistor de Alta Potência'.G38</svg:desc>
                </draw:g>
              </table:table-cell>
              <table:table-cell office:value-type="float" office:value="28.7070376432079">
                <text:p>28.7070376432079</text:p>
                <draw:g>
                  <svg:desc>'Resistor de Alta Potência'.H15:'Resistor de Alta Potência'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0236">
                <text:p>13.00236</text:p>
              </table:table-cell>
              <table:table-cell office:value-type="float" office:value="28.7072808320951">
                <text:p>28.7072808320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76107">
                <text:p>15.76107</text:p>
              </table:table-cell>
              <table:table-cell office:value-type="float" office:value="28.7044534412955">
                <text:p>28.7044534412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41499">
                <text:p>18.41499</text:p>
              </table:table-cell>
              <table:table-cell office:value-type="float" office:value="28.7016229712859">
                <text:p>28.7016229712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37651">
                <text:p>21.37651</text:p>
              </table:table-cell>
              <table:table-cell office:value-type="float" office:value="28.702201622248">
                <text:p>28.702201622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45027">
                <text:p>24.45027</text:p>
              </table:table-cell>
              <table:table-cell office:value-type="float" office:value="28.6998916576381">
                <text:p>28.6998916576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02956">
                <text:p>28.02956</text:p>
              </table:table-cell>
              <table:table-cell office:value-type="float" office:value="28.7145748987854">
                <text:p>28.7145748987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97705">
                <text:p>31.97705</text:p>
              </table:table-cell>
              <table:table-cell office:value-type="float" office:value="28.7298578199052">
                <text:p>28.7298578199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5284">
                <text:p>35.5284</text:p>
              </table:table-cell>
              <table:table-cell office:value-type="float" office:value="28.7320143884892">
                <text:p>28.7320143884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16436">
                <text:p>40.16436</text:p>
              </table:table-cell>
              <table:table-cell office:value-type="float" office:value="28.7478849407783">
                <text:p>28.7478849407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13318">
                <text:p>44.13318</text:p>
              </table:table-cell>
              <table:table-cell office:value-type="float" office:value="28.7489911218725">
                <text:p>28.7489911218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53064">
                <text:p>48.53064</text:p>
              </table:table-cell>
              <table:table-cell office:value-type="float" office:value="28.7605850654349">
                <text:p>28.7605850654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10972">
                <text:p>53.10972</text:p>
              </table:table-cell>
              <table:table-cell office:value-type="float" office:value="28.7564385577631">
                <text:p>28.7564385577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936">
                <text:p>57.936</text:p>
              </table:table-cell>
              <table:table-cell office:value-type="float" office:value="28.7323943661972">
                <text:p>28.7323943661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4552">
                <text:p>62.4552</text:p>
              </table:table-cell>
              <table:table-cell office:value-type="float" office:value="28.7847929395791">
                <text:p>28.7847929395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5092">
                <text:p>68.5092</text:p>
              </table:table-cell>
              <table:table-cell office:value-type="float" office:value="28.7751134154245">
                <text:p>28.7751134154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1972">
                <text:p>74.1972</text:p>
              </table:table-cell>
              <table:table-cell office:value-type="float" office:value="28.7671232876712">
                <text:p>28.7671232876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5619">
                <text:p>79.5619</text:p>
              </table:table-cell>
              <table:table-cell office:value-type="float" office:value="28.8380493678507">
                <text:p>28.8380493678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4112">
                <text:p>85.4112</text:p>
              </table:table-cell>
              <table:table-cell office:value-type="float" office:value="28.8037166085947">
                <text:p>28.8037166085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492">
                <text:p>91.492</text:p>
              </table:table-cell>
              <table:table-cell office:value-type="float" office:value="28.876404494382">
                <text:p>28.876404494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.6509">
                <text:p>97.6509</text:p>
              </table:table-cell>
              <table:table-cell office:value-type="float" office:value="28.8743882544861">
                <text:p>28.87438825448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.383">
                <text:p>103.383</text:p>
              </table:table-cell>
              <table:table-cell office:value-type="float" office:value="28.9417989417989">
                <text:p>28.9417989417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653">
                <text:p>110.653</text:p>
              </table:table-cell>
              <table:table-cell office:value-type="float" office:value="28.9514066496164">
                <text:p>28.9514066496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.8656">
                <text:p>116.8656</text:p>
              </table:table-cell>
              <table:table-cell office:value-type="float" office:value="28.9840637450199">
                <text:p>28.9840637450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26cm" style:legend-expansion="high" chart:style-name="ch2"/>
        <chart:plot-area chart:style-name="ch3" table:cell-range-address="'Fiamento Válvula 5Y3'.G36:'Fiamento Válvula 5Y3'.H52" svg:x="1.358cm" svg:y="0.855cm" svg:width="10.012cm" svg:height="6.957cm">
          <chartooo:coordinate-region svg:x="2.085cm" svg:y="1.067cm" svg:width="9.046cm" svg:height="6.072cm"/>
          <chart:axis chart:dimension="x" chart:name="primary-x" chart:style-name="ch4">
            <chart:title svg:x="5.963cm" svg:y="7.993cm" chart:style-name="ch5">
              <text:p>ln(P)</text:p>
            </chart:title>
          </chart:axis>
          <chart:axis chart:dimension="y" chart:name="primary-y" chart:style-name="ch4">
            <chart:title svg:x="0.451cm" svg:y="4.999cm" chart:style-name="ch6">
              <text:p>ln(R/R0)</text:p>
            </chart:title>
            <chart:grid chart:style-name="ch7" chart:class="major"/>
          </chart:axis>
          <chart:series chart:style-name="ch8" chart:values-cell-range-address="'Fiamento Válvula 5Y3'.H36:'Fiamento Válvula 5Y3'.H52" chart:class="chart:scatter">
            <chart:domain table:cell-range-address="'Fiamento Válvula 5Y3'.G36:'Fiamento Válvula 5Y3'.G52"/>
            <chart:regression-curve chart:style-name="ch9">
              <chart:equation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1346570648855">
                <text:p>0.861346570648855</text:p>
                <draw:g>
                  <svg:desc>'Fiamento Válvula 5Y3'.G36:'Fiamento Válvula 5Y3'.G52</svg:desc>
                </draw:g>
              </table:table-cell>
              <table:table-cell office:value-type="float" office:value="1.28720929216942">
                <text:p>1.28720929216942</text:p>
                <draw:g>
                  <svg:desc>'Fiamento Válvula 5Y3'.H36:'Fiamento Válvula 5Y3'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3545272346">
                <text:p>1.033545272346</text:p>
              </table:table-cell>
              <table:table-cell office:value-type="float" office:value="1.35252592968153">
                <text:p>1.35252592968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1600233283">
                <text:p>1.161600233283</text:p>
              </table:table-cell>
              <table:table-cell office:value-type="float" office:value="1.37912211326854">
                <text:p>1.37912211326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539716347376">
                <text:p>1.30539716347376</text:p>
              </table:table-cell>
              <table:table-cell office:value-type="float" office:value="1.42635966423259">
                <text:p>1.42635966423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590586328981">
                <text:p>1.42590586328981</text:p>
              </table:table-cell>
              <table:table-cell office:value-type="float" office:value="1.45475692080604">
                <text:p>1.45475692080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3916457864795">
                <text:p>1.53916457864795</text:p>
              </table:table-cell>
              <table:table-cell office:value-type="float" office:value="1.47709088801066">
                <text:p>1.47709088801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239210884379">
                <text:p>1.64239210884379</text:p>
              </table:table-cell>
              <table:table-cell office:value-type="float" office:value="1.4974704905305">
                <text:p>1.4974704905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798133579749">
                <text:p>1.73798133579749</text:p>
              </table:table-cell>
              <table:table-cell office:value-type="float" office:value="1.51350760609442">
                <text:p>1.51350760609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2794432883771">
                <text:p>1.82794432883771</text:p>
              </table:table-cell>
              <table:table-cell office:value-type="float" office:value="1.53078252124528">
                <text:p>1.53078252124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1046060182296">
                <text:p>1.91046060182296</text:p>
              </table:table-cell>
              <table:table-cell office:value-type="float" office:value="1.53947120657163">
                <text:p>1.53947120657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0185560533736">
                <text:p>2.00185560533736</text:p>
              </table:table-cell>
              <table:table-cell office:value-type="float" office:value="1.551385552787">
                <text:p>1.551385552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8027119742031">
                <text:p>2.08027119742031</text:p>
              </table:table-cell>
              <table:table-cell office:value-type="float" office:value="1.56247035230128">
                <text:p>1.56247035230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6096161904361">
                <text:p>2.16096161904361</text:p>
              </table:table-cell>
              <table:table-cell office:value-type="float" office:value="1.5758143437114">
                <text:p>1.5758143437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3697933589605">
                <text:p>2.23697933589605</text:p>
              </table:table-cell>
              <table:table-cell office:value-type="float" office:value="1.58561162888152">
                <text:p>1.58561162888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0773182581358">
                <text:p>2.30773182581358</text:p>
              </table:table-cell>
              <table:table-cell office:value-type="float" office:value="1.59330056527056">
                <text:p>1.59330056527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7789013408905">
                <text:p>2.37789013408905</text:p>
              </table:table-cell>
              <table:table-cell office:value-type="float" office:value="1.6023231915371">
                <text:p>1.6023231915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4514659121412">
                <text:p>2.44514659121412</text:p>
              </table:table-cell>
              <table:table-cell office:value-type="float" office:value="1.61123187650644">
                <text:p>1.611231876506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26cm" style:legend-expansion="high" chart:style-name="ch2"/>
        <chart:plot-area chart:style-name="ch3" table:cell-range-address="'Lampada 20W'.M61:'Lampada 20W'.N116" svg:x="1.358cm" svg:y="0.855cm" svg:width="10.012cm" svg:height="6.957cm">
          <chartooo:coordinate-region svg:x="2.085cm" svg:y="1.067cm" svg:width="9.045cm" svg:height="6.072cm"/>
          <chart:axis chart:dimension="x" chart:name="primary-x" chart:style-name="ch4">
            <chart:title svg:x="5.976cm" svg:y="7.993cm" chart:style-name="ch5">
              <text:p>ln(T)</text:p>
            </chart:title>
          </chart:axis>
          <chart:axis chart:dimension="y" chart:name="primary-y" chart:style-name="ch4">
            <chart:title svg:x="0.451cm" svg:y="4.734cm" chart:style-name="ch6">
              <text:p>ln(P)</text:p>
            </chart:title>
            <chart:grid chart:style-name="ch7" chart:class="major"/>
          </chart:axis>
          <chart:series chart:style-name="ch8" chart:values-cell-range-address="'Lampada 20W'.N61:'Lampada 20W'.N116" chart:class="chart:scatter">
            <chart:domain table:cell-range-address="'Lampada 20W'.M61:'Lampada 20W'.M116"/>
            <chart:regression-curve chart:style-name="ch9">
              <chart:equation/>
            </chart:regression-curve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9677300327815">
                <text:p>6.99677300327815</text:p>
                <draw:g>
                  <svg:desc>'Lampada 20W'.M61:'Lampada 20W'.M116</svg:desc>
                </draw:g>
              </table:table-cell>
              <table:table-cell office:value-type="float" office:value="0.413036373604483">
                <text:p>0.413036373604483</text:p>
                <draw:g>
                  <svg:desc>'Lampada 20W'.N61:'Lampada 20W'.N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396491034419">
                <text:p>7.0396491034419</text:p>
              </table:table-cell>
              <table:table-cell office:value-type="float" office:value="0.544183027419987">
                <text:p>0.544183027419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8009619503085">
                <text:p>7.08009619503085</text:p>
              </table:table-cell>
              <table:table-cell office:value-type="float" office:value="0.663821351178117">
                <text:p>0.663821351178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1740632296404">
                <text:p>7.11740632296404</text:p>
              </table:table-cell>
              <table:table-cell office:value-type="float" office:value="0.774727167552368">
                <text:p>0.774727167552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4966295462537">
                <text:p>7.14966295462537</text:p>
              </table:table-cell>
              <table:table-cell office:value-type="float" office:value="0.880456278864939">
                <text:p>0.880456278864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7924515114234">
                <text:p>7.17924515114234</text:p>
              </table:table-cell>
              <table:table-cell office:value-type="float" office:value="0.97369133860526">
                <text:p>0.97369133860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115933044474">
                <text:p>7.2115933044474</text:p>
              </table:table-cell>
              <table:table-cell office:value-type="float" office:value="1.07472593429754">
                <text:p>1.07472593429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3825857999433">
                <text:p>7.23825857999433</text:p>
              </table:table-cell>
              <table:table-cell office:value-type="float" office:value="1.15650376708389">
                <text:p>1.15650376708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6330590769109">
                <text:p>7.26330590769109</text:p>
              </table:table-cell>
              <table:table-cell office:value-type="float" office:value="1.23959088192768">
                <text:p>1.23959088192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8496472780916">
                <text:p>7.28496472780916</text:p>
              </table:table-cell>
              <table:table-cell office:value-type="float" office:value="1.31551239014848">
                <text:p>1.31551239014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0850289109941">
                <text:p>7.30850289109941</text:p>
              </table:table-cell>
              <table:table-cell office:value-type="float" office:value="1.38979323292277">
                <text:p>1.38979323292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3164535591328">
                <text:p>7.33164535591328</text:p>
              </table:table-cell>
              <table:table-cell office:value-type="float" office:value="1.46445838208925">
                <text:p>1.46445838208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5197534591271">
                <text:p>7.35197534591271</text:p>
              </table:table-cell>
              <table:table-cell office:value-type="float" office:value="1.53303191723147">
                <text:p>1.53303191723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7195177182639">
                <text:p>7.37195177182639</text:p>
              </table:table-cell>
              <table:table-cell office:value-type="float" office:value="1.59817472015539">
                <text:p>1.59817472015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905884740227">
                <text:p>7.3905884740227</text:p>
              </table:table-cell>
              <table:table-cell office:value-type="float" office:value="1.65717800165824">
                <text:p>1.65717800165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40823835724521">
                <text:p>7.40823835724521</text:p>
              </table:table-cell>
              <table:table-cell office:value-type="float" office:value="1.71812369326447">
                <text:p>1.71812369326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2671442843122">
                <text:p>7.42671442843122</text:p>
              </table:table-cell>
              <table:table-cell office:value-type="float" office:value="1.77897813486332">
                <text:p>1.77897813486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4411987916228">
                <text:p>7.44411987916228</text:p>
              </table:table-cell>
              <table:table-cell office:value-type="float" office:value="1.83430797247401">
                <text:p>1.83430797247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5972431130006">
                <text:p>7.45972431130006</text:p>
              </table:table-cell>
              <table:table-cell office:value-type="float" office:value="1.88888617995878">
                <text:p>1.88888617995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47537242266639">
                <text:p>7.47537242266639</text:p>
              </table:table-cell>
              <table:table-cell office:value-type="float" office:value="1.94104117194381">
                <text:p>1.94104117194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9100196710323">
                <text:p>7.49100196710323</text:p>
              </table:table-cell>
              <table:table-cell office:value-type="float" office:value="1.99421448094164">
                <text:p>1.99421448094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0437420952717">
                <text:p>7.50437420952717</text:p>
              </table:table-cell>
              <table:table-cell office:value-type="float" office:value="2.04111642735817">
                <text:p>2.041116427358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1947544443707">
                <text:p>7.51947544443707</text:p>
              </table:table-cell>
              <table:table-cell office:value-type="float" office:value="2.08755850978178">
                <text:p>2.08755850978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3228945580758">
                <text:p>7.53228945580758</text:p>
              </table:table-cell>
              <table:table-cell office:value-type="float" office:value="2.13445042471063">
                <text:p>2.13445042471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4531496184105">
                <text:p>7.54531496184105</text:p>
              </table:table-cell>
              <table:table-cell office:value-type="float" office:value="2.17939999242367">
                <text:p>2.179399992423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5855432367762">
                <text:p>7.55855432367762</text:p>
              </table:table-cell>
              <table:table-cell office:value-type="float" office:value="2.22250238452049">
                <text:p>2.222502384520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7047311257784">
                <text:p>7.57047311257784</text:p>
              </table:table-cell>
              <table:table-cell office:value-type="float" office:value="2.2653815439965">
                <text:p>2.2653815439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5841690297112">
                <text:p>7.5841690297112</text:p>
              </table:table-cell>
              <table:table-cell office:value-type="float" office:value="2.30502212102746">
                <text:p>2.30502212102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958424281436">
                <text:p>7.5958424281436</text:p>
              </table:table-cell>
              <table:table-cell office:value-type="float" office:value="2.34529969540158">
                <text:p>2.34529969540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60705981698119">
                <text:p>7.60705981698119</text:p>
              </table:table-cell>
              <table:table-cell office:value-type="float" office:value="2.38471792253257">
                <text:p>2.38471792253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61857507930576">
                <text:p>7.61857507930576</text:p>
              </table:table-cell>
              <table:table-cell office:value-type="float" office:value="2.42258788538874">
                <text:p>2.42258788538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62966666720569">
                <text:p>7.62966666720569</text:p>
              </table:table-cell>
              <table:table-cell office:value-type="float" office:value="2.45969140064694">
                <text:p>2.459691400646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64035818654287">
                <text:p>7.64035818654287</text:p>
              </table:table-cell>
              <table:table-cell office:value-type="float" office:value="2.49606087613014">
                <text:p>2.49606087613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5067147869052">
                <text:p>7.65067147869052</text:p>
              </table:table-cell>
              <table:table-cell office:value-type="float" office:value="2.53172662043189">
                <text:p>2.53172662043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66131810975373">
                <text:p>7.66131810975373</text:p>
              </table:table-cell>
              <table:table-cell office:value-type="float" office:value="2.56602570107279">
                <text:p>2.566025701072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7092572466996">
                <text:p>7.67092572466996</text:p>
              </table:table-cell>
              <table:table-cell office:value-type="float" office:value="2.60037589959411">
                <text:p>2.60037589959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8156225765402">
                <text:p>7.68156225765402</text:p>
              </table:table-cell>
              <table:table-cell office:value-type="float" office:value="2.63275177705198">
                <text:p>2.63275177705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9052686953285">
                <text:p>7.69052686953285</text:p>
              </table:table-cell>
              <table:table-cell office:value-type="float" office:value="2.66589398356882">
                <text:p>2.66589398356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70052188681536">
                <text:p>7.70052188681536</text:p>
              </table:table-cell>
              <table:table-cell office:value-type="float" office:value="2.69713754069178">
                <text:p>2.69713754069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0890567782973">
                <text:p>7.70890567782973</text:p>
              </table:table-cell>
              <table:table-cell office:value-type="float" office:value="2.72915916431244">
                <text:p>2.72915916431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71831860127678">
                <text:p>7.71831860127678</text:p>
              </table:table-cell>
              <table:table-cell office:value-type="float" office:value="2.75935149545776">
                <text:p>2.759351495457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7274538201783">
                <text:p>7.7274538201783</text:p>
              </table:table-cell>
              <table:table-cell office:value-type="float" office:value="2.78905244827045">
                <text:p>2.789052448270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3537996872853">
                <text:p>7.73537996872853</text:p>
              </table:table-cell>
              <table:table-cell office:value-type="float" office:value="2.81733500665219">
                <text:p>2.817335006652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74401393639652">
                <text:p>7.74401393639652</text:p>
              </table:table-cell>
              <table:table-cell office:value-type="float" office:value="2.84612027829766">
                <text:p>2.84612027829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520743591047">
                <text:p>7.7520743591047</text:p>
              </table:table-cell>
              <table:table-cell office:value-type="float" office:value="2.87661084264613">
                <text:p>2.87661084264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5994884885801">
                <text:p>7.75994884885801</text:p>
              </table:table-cell>
              <table:table-cell office:value-type="float" office:value="2.90298685194374">
                <text:p>2.902986851943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76937571492055">
                <text:p>7.76937571492055</text:p>
              </table:table-cell>
              <table:table-cell office:value-type="float" office:value="2.93074565203444">
                <text:p>2.93074565203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7762197111373">
                <text:p>7.7762197111373</text:p>
              </table:table-cell>
              <table:table-cell office:value-type="float" office:value="2.95696025972011">
                <text:p>2.95696025972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8458418556582">
                <text:p>7.78458418556582</text:p>
              </table:table-cell>
              <table:table-cell office:value-type="float" office:value="2.98450953353151">
                <text:p>2.98450953353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79248123602565">
                <text:p>7.79248123602565</text:p>
              </table:table-cell>
              <table:table-cell office:value-type="float" office:value="3.01022671970444">
                <text:p>3.01022671970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99593164081">
                <text:p>7.799593164081</text:p>
              </table:table-cell>
              <table:table-cell office:value-type="float" office:value="3.03617339555151">
                <text:p>3.03617339555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80710472275954">
                <text:p>7.80710472275954</text:p>
              </table:table-cell>
              <table:table-cell office:value-type="float" office:value="3.06118287861653">
                <text:p>3.06118287861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81385644326832">
                <text:p>7.81385644326832</text:p>
              </table:table-cell>
              <table:table-cell office:value-type="float" office:value="3.08643184080063">
                <text:p>3.086431840800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2158183456546">
                <text:p>7.82158183456546</text:p>
              </table:table-cell>
              <table:table-cell office:value-type="float" office:value="3.11020316343977">
                <text:p>3.11020316343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82856082027807">
                <text:p>7.82856082027807</text:p>
              </table:table-cell>
              <table:table-cell office:value-type="float" office:value="3.1342325507991">
                <text:p>3.1342325507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83674369997162">
                <text:p>7.83674369997162</text:p>
              </table:table-cell>
              <table:table-cell office:value-type="float" office:value="3.1671626528707">
                <text:p>3.16716265287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26cm" style:legend-expansion="high" chart:style-name="ch2"/>
        <chart:plot-area chart:style-name="ch3" table:cell-range-address="'Lampada 60W'.L31:'Lampada 60W'.M42" svg:x="1.358cm" svg:y="0.855cm" svg:width="9.959cm" svg:height="6.957cm">
          <chartooo:coordinate-region svg:x="2.085cm" svg:y="1.067cm" svg:width="8.992cm" svg:height="6.072cm"/>
          <chart:axis chart:dimension="x" chart:name="primary-x" chart:style-name="ch4">
            <chart:title svg:x="5.949cm" svg:y="7.993cm" chart:style-name="ch5">
              <text:p>ln(T)</text:p>
            </chart:title>
          </chart:axis>
          <chart:axis chart:dimension="y" chart:name="primary-y" chart:style-name="ch4">
            <chart:title svg:x="0.451cm" svg:y="4.734cm" chart:style-name="ch6">
              <text:p>ln(P)</text:p>
            </chart:title>
            <chart:grid chart:style-name="ch7" chart:class="major"/>
          </chart:axis>
          <chart:series chart:style-name="ch8" chart:values-cell-range-address="'Lampada 60W'.M31:'Lampada 60W'.M42" chart:class="chart:scatter">
            <chart:domain table:cell-range-address="'Lampada 60W'.L31:'Lampada 60W'.L42"/>
            <chart:regression-curve chart:style-name="ch9">
              <chart:equation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1202988657696">
                <text:p>7.51202988657696</text:p>
                <draw:g>
                  <svg:desc>'Lampada 60W'.L31:'Lampada 60W'.L42</svg:desc>
                </draw:g>
              </table:table-cell>
              <table:table-cell office:value-type="float" office:value="2.8951646978312">
                <text:p>2.8951646978312</text:p>
                <draw:g>
                  <svg:desc>'Lampada 60W'.M31:'Lampada 60W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5154082868839">
                <text:p>7.55154082868839</text:p>
              </table:table-cell>
              <table:table-cell office:value-type="float" office:value="3.02310178784871">
                <text:p>3.02310178784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8558631867753">
                <text:p>7.58558631867753</text:p>
              </table:table-cell>
              <table:table-cell office:value-type="float" office:value="3.14064397659863">
                <text:p>3.14064397659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1729610698925">
                <text:p>7.61729610698925</text:p>
              </table:table-cell>
              <table:table-cell office:value-type="float" office:value="3.24165753968508">
                <text:p>3.24165753968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5001150473681">
                <text:p>7.65001150473681</text:p>
              </table:table-cell>
              <table:table-cell office:value-type="float" office:value="3.35129469887331">
                <text:p>3.35129469887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757053550271">
                <text:p>7.6757053550271</text:p>
              </table:table-cell>
              <table:table-cell office:value-type="float" office:value="3.4345386653059">
                <text:p>3.4345386653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0418508899349">
                <text:p>7.70418508899349</text:p>
              </table:table-cell>
              <table:table-cell office:value-type="float" office:value="3.52985793096614">
                <text:p>3.52985793096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2657658537689">
                <text:p>7.72657658537689</text:p>
              </table:table-cell>
              <table:table-cell office:value-type="float" office:value="3.60687949894722">
                <text:p>3.60687949894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7290679916113">
                <text:p>7.77290679916113</text:p>
              </table:table-cell>
              <table:table-cell office:value-type="float" office:value="3.67773761369509">
                <text:p>3.67773761369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79644210346633">
                <text:p>7.79644210346633</text:p>
              </table:table-cell>
              <table:table-cell office:value-type="float" office:value="3.75526392668432">
                <text:p>3.75526392668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2621040909795">
                <text:p>7.82621040909795</text:p>
              </table:table-cell>
              <table:table-cell office:value-type="float" office:value="3.85638343755747">
                <text:p>3.85638343755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4650352741949">
                <text:p>7.84650352741949</text:p>
              </table:table-cell>
              <table:table-cell office:value-type="float" office:value="3.92286798546831">
                <text:p>3.922867985468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26cm" style:legend-expansion="high" chart:style-name="ch2"/>
        <chart:plot-area chart:style-name="ch3" table:cell-range-address="'Filamento Tubo de Perrin'.L34:'Filamento Tubo de Perrin'.M47" svg:x="1.358cm" svg:y="0.855cm" svg:width="9.959cm" svg:height="6.957cm">
          <chartooo:coordinate-region svg:x="2.085cm" svg:y="1.067cm" svg:width="8.992cm" svg:height="6.072cm"/>
          <chart:axis chart:dimension="x" chart:name="primary-x" chart:style-name="ch4">
            <chart:title svg:x="5.949cm" svg:y="7.993cm" chart:style-name="ch5">
              <text:p>ln(T)</text:p>
            </chart:title>
          </chart:axis>
          <chart:axis chart:dimension="y" chart:name="primary-y" chart:style-name="ch4">
            <chart:title svg:x="0.451cm" svg:y="4.734cm" chart:style-name="ch6">
              <text:p>ln(P)</text:p>
            </chart:title>
            <chart:grid chart:style-name="ch7" chart:class="major"/>
          </chart:axis>
          <chart:series chart:style-name="ch8" chart:values-cell-range-address="'Filamento Tubo de Perrin'.M34:'Filamento Tubo de Perrin'.M47" chart:class="chart:scatter">
            <chart:domain table:cell-range-address="'Filamento Tubo de Perrin'.L34:'Filamento Tubo de Perrin'.L47"/>
            <chart:regression-curve chart:style-name="ch9">
              <chart:equation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9089379298702">
                <text:p>6.39089379298702</text:p>
                <draw:g>
                  <svg:desc>'Filamento Tubo de Perrin'.L34:'Filamento Tubo de Perrin'.L47</svg:desc>
                </draw:g>
              </table:table-cell>
              <table:table-cell office:value-type="float" office:value="0.8561584888194">
                <text:p>0.8561584888194</text:p>
                <draw:g>
                  <svg:desc>'Filamento Tubo de Perrin'.M34:'Filamento Tubo de Perrin'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3411766548639">
                <text:p>6.43411766548639</text:p>
              </table:table-cell>
              <table:table-cell office:value-type="float" office:value="0.993962631401689">
                <text:p>0.993962631401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7284475198655">
                <text:p>6.47284475198655</text:p>
              </table:table-cell>
              <table:table-cell office:value-type="float" office:value="1.12299851286294">
                <text:p>1.12299851286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1040698413718">
                <text:p>6.51040698413718</text:p>
              </table:table-cell>
              <table:table-cell office:value-type="float" office:value="1.24837621790189">
                <text:p>1.24837621790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4492655397446">
                <text:p>6.54492655397446</text:p>
              </table:table-cell>
              <table:table-cell office:value-type="float" office:value="1.35618431947382">
                <text:p>1.35618431947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8392796585213">
                <text:p>6.58392796585213</text:p>
              </table:table-cell>
              <table:table-cell office:value-type="float" office:value="1.48804060315255">
                <text:p>1.48804060315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1647364787803">
                <text:p>6.61647364787803</text:p>
              </table:table-cell>
              <table:table-cell office:value-type="float" office:value="1.60062236946554">
                <text:p>1.60062236946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4376810122652">
                <text:p>6.64376810122652</text:p>
              </table:table-cell>
              <table:table-cell office:value-type="float" office:value="1.69526325302721">
                <text:p>1.69526325302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7347784767144">
                <text:p>6.67347784767144</text:p>
              </table:table-cell>
              <table:table-cell office:value-type="float" office:value="1.79710615022089">
                <text:p>1.79710615022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0581675658407">
                <text:p>6.70581675658407</text:p>
              </table:table-cell>
              <table:table-cell office:value-type="float" office:value="1.89569897573043">
                <text:p>1.89569897573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4166614435977">
                <text:p>6.74166614435977</text:p>
              </table:table-cell>
              <table:table-cell office:value-type="float" office:value="1.99676552614251">
                <text:p>1.99676552614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8305441333">
                <text:p>6.78305441333</text:p>
              </table:table-cell>
              <table:table-cell office:value-type="float" office:value="2.09286356201148">
                <text:p>2.09286356201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1901061951935">
                <text:p>6.81901061951935</text:p>
              </table:table-cell>
              <table:table-cell office:value-type="float" office:value="2.19644649693238">
                <text:p>2.19644649693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5339761111892">
                <text:p>6.85339761111892</text:p>
              </table:table-cell>
              <table:table-cell office:value-type="float" office:value="2.28433150531626">
                <text:p>2.284331505316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26cm" style:legend-expansion="high" chart:style-name="ch2"/>
        <chart:plot-area chart:style-name="ch3" table:cell-range-address="'Fiamento Válvula 5Y3'.L36:'Fiamento Válvula 5Y3'.M52" svg:x="1.358cm" svg:y="0.855cm" svg:width="9.959cm" svg:height="6.957cm">
          <chartooo:coordinate-region svg:x="2.085cm" svg:y="1.067cm" svg:width="8.992cm" svg:height="6.072cm"/>
          <chart:axis chart:dimension="x" chart:name="primary-x" chart:style-name="ch4">
            <chart:title svg:x="5.949cm" svg:y="7.993cm" chart:style-name="ch5">
              <text:p>ln(T)</text:p>
            </chart:title>
          </chart:axis>
          <chart:axis chart:dimension="y" chart:name="primary-y" chart:style-name="ch4">
            <chart:title svg:x="0.451cm" svg:y="4.734cm" chart:style-name="ch6">
              <text:p>ln(P)</text:p>
            </chart:title>
            <chart:grid chart:style-name="ch7" chart:class="major"/>
          </chart:axis>
          <chart:series chart:style-name="ch8" chart:values-cell-range-address="'Fiamento Válvula 5Y3'.M36:'Fiamento Válvula 5Y3'.M52" chart:class="chart:scatter">
            <chart:domain table:cell-range-address="'Fiamento Válvula 5Y3'.L36:'Fiamento Válvula 5Y3'.L52"/>
            <chart:regression-curve chart:style-name="ch9">
              <chart:equation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4652075797097">
                <text:p>7.24652075797097</text:p>
                <draw:g>
                  <svg:desc>'Fiamento Válvula 5Y3'.L36:'Fiamento Válvula 5Y3'.L52</svg:desc>
                </draw:g>
              </table:table-cell>
              <table:table-cell office:value-type="float" office:value="0.861346570648855">
                <text:p>0.861346570648855</text:p>
                <draw:g>
                  <svg:desc>'Fiamento Válvula 5Y3'.M36:'Fiamento Válvula 5Y3'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1183739548307">
                <text:p>7.31183739548307</text:p>
              </table:table-cell>
              <table:table-cell office:value-type="float" office:value="1.033545272346">
                <text:p>1.033545272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3843357907009">
                <text:p>7.33843357907009</text:p>
              </table:table-cell>
              <table:table-cell office:value-type="float" office:value="1.161600233283">
                <text:p>1.161600233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8567113003414">
                <text:p>7.38567113003414</text:p>
              </table:table-cell>
              <table:table-cell office:value-type="float" office:value="1.30539716347376">
                <text:p>1.30539716347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1406838660759">
                <text:p>7.41406838660759</text:p>
              </table:table-cell>
              <table:table-cell office:value-type="float" office:value="1.42590586328981">
                <text:p>1.42590586328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3640235381221">
                <text:p>7.43640235381221</text:p>
              </table:table-cell>
              <table:table-cell office:value-type="float" office:value="1.53916457864795">
                <text:p>1.53916457864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5678195633205">
                <text:p>7.45678195633205</text:p>
              </table:table-cell>
              <table:table-cell office:value-type="float" office:value="1.64239210884379">
                <text:p>1.64239210884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7281907189597">
                <text:p>7.47281907189597</text:p>
              </table:table-cell>
              <table:table-cell office:value-type="float" office:value="1.73798133579749">
                <text:p>1.73798133579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9009398704683">
                <text:p>7.49009398704683</text:p>
              </table:table-cell>
              <table:table-cell office:value-type="float" office:value="1.82794432883771">
                <text:p>1.82794432883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9878267237318">
                <text:p>7.49878267237318</text:p>
              </table:table-cell>
              <table:table-cell office:value-type="float" office:value="1.91046060182296">
                <text:p>1.91046060182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1069701858855">
                <text:p>7.51069701858855</text:p>
              </table:table-cell>
              <table:table-cell office:value-type="float" office:value="2.00185560533736">
                <text:p>2.00185560533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2178181810283">
                <text:p>7.52178181810283</text:p>
              </table:table-cell>
              <table:table-cell office:value-type="float" office:value="2.08027119742031">
                <text:p>2.080271197420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53512580951295">
                <text:p>7.53512580951295</text:p>
              </table:table-cell>
              <table:table-cell office:value-type="float" office:value="2.16096161904361">
                <text:p>2.16096161904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4492309468307">
                <text:p>7.54492309468307</text:p>
              </table:table-cell>
              <table:table-cell office:value-type="float" office:value="2.23697933589605">
                <text:p>2.23697933589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5261203107211">
                <text:p>7.55261203107211</text:p>
              </table:table-cell>
              <table:table-cell office:value-type="float" office:value="2.30773182581358">
                <text:p>2.30773182581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6163465733865">
                <text:p>7.56163465733865</text:p>
              </table:table-cell>
              <table:table-cell office:value-type="float" office:value="2.37789013408905">
                <text:p>2.37789013408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7054334230799">
                <text:p>7.57054334230799</text:p>
              </table:table-cell>
              <table:table-cell office:value-type="float" office:value="2.44514659121412">
                <text:p>2.445146591214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188cm" style:legend-expansion="high" chart:style-name="ch2"/>
        <chart:plot-area chart:style-name="ch3" table:cell-range-address="'Lampada 20W'.K33:'Lampada 20W'.L116" chart:data-source-has-labels="row" svg:x="1.358cm" svg:y="0.855cm" svg:width="11.871cm" svg:height="6.957cm">
          <chartooo:coordinate-region svg:x="1.794cm" svg:y="1.067cm" svg:width="11.248cm" svg:height="6.072cm"/>
          <chart:axis chart:dimension="x" chart:name="primary-x" chart:style-name="ch4">
            <chart:title svg:x="6.879cm" svg:y="7.993cm" chart:style-name="ch5">
              <text:p>P(W)</text:p>
            </chart:title>
          </chart:axis>
          <chart:axis chart:dimension="y" chart:name="primary-y" chart:style-name="ch4">
            <chart:title svg:x="0.451cm" svg:y="5.065cm" chart:style-name="ch6">
              <text:p>R(Ohms)</text:p>
            </chart:title>
            <chart:grid chart:style-name="ch7" chart:class="major"/>
          </chart:axis>
          <chart:series chart:style-name="ch8" chart:values-cell-range-address="'Lampada 20W'.L34:'Lampada 20W'.L116" chart:label-cell-address="'Lampada 20W'.L33:'Lampada 20W'.L33" chart:class="chart:scatter">
            <chart:domain table:cell-range-address="'Lampada 20W'.K34:'Lampada 20W'.K116"/>
            <chart:data-point chart:repeated="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  <table:table-cell office:value-type="string">
                <text:p>R(Ohms)</text:p>
                <draw:g>
                  <svg:desc>'Lampada 20W'.L33:'Lampada 20W'.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8">
                <text:p>0.0478</text:p>
                <draw:g>
                  <svg:desc>'Lampada 20W'.K34:'Lampada 20W'.K116</svg:desc>
                </draw:g>
              </table:table-cell>
              <table:table-cell office:value-type="float" office:value="0.836820083682008">
                <text:p>0.836820083682008</text:p>
                <draw:g>
                  <svg:desc>'Lampada 20W'.L34:'Lampada 20W'.L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">
                <text:p>0.069</text:p>
              </table:table-cell>
              <table:table-cell office:value-type="float" office:value="0.905797101449275">
                <text:p>0.905797101449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2">
                <text:p>0.0912</text:p>
              </table:table-cell>
              <table:table-cell office:value-type="float" office:value="0.986842105263158">
                <text:p>0.986842105263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85">
                <text:p>0.11585</text:p>
              </table:table-cell>
              <table:table-cell office:value-type="float" office:value="1.05740181268882">
                <text:p>1.05740181268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88">
                <text:p>0.1388</text:p>
              </table:table-cell>
              <table:table-cell office:value-type="float" office:value="1.15273775216138">
                <text:p>1.15273775216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38">
                <text:p>0.1638</text:p>
              </table:table-cell>
              <table:table-cell office:value-type="float" office:value="1.23626373626374">
                <text:p>1.23626373626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424">
                <text:p>0.18424</text:p>
              </table:table-cell>
              <table:table-cell office:value-type="float" office:value="1.3031914893617">
                <text:p>1.3031914893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952">
                <text:p>0.20952</text:p>
              </table:table-cell>
              <table:table-cell office:value-type="float" office:value="1.39175257731959">
                <text:p>1.39175257731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24">
                <text:p>0.2424</text:p>
              </table:table-cell>
              <table:table-cell office:value-type="float" office:value="1.48514851485149">
                <text:p>1.48514851485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975">
                <text:p>0.26975</text:p>
              </table:table-cell>
              <table:table-cell office:value-type="float" office:value="1.56626506024096">
                <text:p>1.56626506024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82">
                <text:p>0.2982</text:p>
              </table:table-cell>
              <table:table-cell office:value-type="float" office:value="1.64319248826291">
                <text:p>1.64319248826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775">
                <text:p>0.32775</text:p>
              </table:table-cell>
              <table:table-cell office:value-type="float" office:value="1.7162471395881">
                <text:p>1.7162471395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6">
                <text:p>0.356</text:p>
              </table:table-cell>
              <table:table-cell office:value-type="float" office:value="1.79775280898876">
                <text:p>1.79775280898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76">
                <text:p>0.3876</text:p>
              </table:table-cell>
              <table:table-cell office:value-type="float" office:value="1.8640350877193">
                <text:p>1.8640350877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67">
                <text:p>0.4167</text:p>
              </table:table-cell>
              <table:table-cell office:value-type="float" office:value="1.9438444924406">
                <text:p>1.9438444924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274">
                <text:p>0.44274</text:p>
              </table:table-cell>
              <table:table-cell office:value-type="float" office:value="1.99575371549894">
                <text:p>1.99575371549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2">
                <text:p>0.482</text:p>
              </table:table-cell>
              <table:table-cell office:value-type="float" office:value="2.0746887966805">
                <text:p>2.0746887966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87">
                <text:p>0.5187</text:p>
              </table:table-cell>
              <table:table-cell office:value-type="float" office:value="2.12550607287449">
                <text:p>2.12550607287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2">
                <text:p>0.5522</text:p>
              </table:table-cell>
              <table:table-cell office:value-type="float" office:value="2.19123505976096">
                <text:p>2.19123505976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765">
                <text:p>0.58765</text:p>
              </table:table-cell>
              <table:table-cell office:value-type="float" office:value="2.25048923679061">
                <text:p>2.25048923679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4">
                <text:p>0.624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94">
                <text:p>0.6994</text:p>
              </table:table-cell>
              <table:table-cell office:value-type="float" office:value="2.41635687732342">
                <text:p>2.41635687732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98">
                <text:p>0.7798</text:p>
              </table:table-cell>
              <table:table-cell office:value-type="float" office:value="2.51346499102334">
                <text:p>2.51346499102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1">
                <text:p>0.861</text:p>
              </table:table-cell>
              <table:table-cell office:value-type="float" office:value="2.61324041811847">
                <text:p>2.61324041811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56">
                <text:p>0.9456</text:p>
              </table:table-cell>
              <table:table-cell office:value-type="float" office:value="2.7072758037225">
                <text:p>2.7072758037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232">
                <text:p>1.1232</text:p>
              </table:table-cell>
              <table:table-cell office:value-type="float" office:value="2.88461538461538">
                <text:p>2.884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12">
                <text:p>1.312</text:p>
              </table:table-cell>
              <table:table-cell office:value-type="float" office:value="3.04878048780488">
                <text:p>3.04878048780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114">
                <text:p>1.5114</text:p>
              </table:table-cell>
              <table:table-cell office:value-type="float" office:value="3.20232896652111">
                <text:p>3.20232896652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232">
                <text:p>1.7232</text:p>
              </table:table-cell>
              <table:table-cell office:value-type="float" office:value="3.34261838440111">
                <text:p>3.34261838440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22">
                <text:p>1.9422</text:p>
              </table:table-cell>
              <table:table-cell office:value-type="float" office:value="3.4805890227577">
                <text:p>3.48058902275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7">
                <text:p>2.17</text:p>
              </table:table-cell>
              <table:table-cell office:value-type="float" office:value="3.61290322580645">
                <text:p>3.61290322580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12">
                <text:p>2.412</text:p>
              </table:table-cell>
              <table:table-cell office:value-type="float" office:value="3.73134328358209">
                <text:p>3.73134328358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477">
                <text:p>2.6477</text:p>
              </table:table-cell>
              <table:table-cell office:value-type="float" office:value="3.8433734939759">
                <text:p>3.8433734939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2919">
                <text:p>2.92919</text:p>
              </table:table-cell>
              <table:table-cell office:value-type="float" office:value="3.9697322467986">
                <text:p>3.96973224679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788">
                <text:p>3.1788</text:p>
              </table:table-cell>
              <table:table-cell office:value-type="float" office:value="4.07701019252548">
                <text:p>4.077010192525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542">
                <text:p>3.4542</text:p>
              </table:table-cell>
              <table:table-cell office:value-type="float" office:value="4.18041804180418">
                <text:p>4.18041804180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2666">
                <text:p>3.72666</text:p>
              </table:table-cell>
              <table:table-cell office:value-type="float" office:value="4.27194860813705">
                <text:p>4.27194860813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1402">
                <text:p>4.01402</text:p>
              </table:table-cell>
              <table:table-cell office:value-type="float" office:value="4.37369519832985">
                <text:p>4.37369519832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252">
                <text:p>4.3252</text:p>
              </table:table-cell>
              <table:table-cell office:value-type="float" office:value="4.47609359104781">
                <text:p>4.47609359104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322">
                <text:p>4.6322</text:p>
              </table:table-cell>
              <table:table-cell office:value-type="float" office:value="4.56802383316783">
                <text:p>4.568023833167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44">
                <text:p>4.944</text:p>
              </table:table-cell>
              <table:table-cell office:value-type="float" office:value="4.66019417475728">
                <text:p>4.66019417475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24449">
                <text:p>5.24449</text:p>
              </table:table-cell>
              <table:table-cell office:value-type="float" office:value="4.74785918173169">
                <text:p>4.74785918173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57406">
                <text:p>5.57406</text:p>
              </table:table-cell>
              <table:table-cell office:value-type="float" office:value="4.83240223463687">
                <text:p>4.83240223463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9238">
                <text:p>5.9238</text:p>
              </table:table-cell>
              <table:table-cell office:value-type="float" office:value="4.922515952598">
                <text:p>4.9225159525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608">
                <text:p>6.2608</text:p>
              </table:table-cell>
              <table:table-cell office:value-type="float" office:value="5.00894454382826">
                <text:p>5.00894454382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612">
                <text:p>6.612</text:p>
              </table:table-cell>
              <table:table-cell office:value-type="float" office:value="5.08771929824561">
                <text:p>5.08771929824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66">
                <text:p>6.966</text:p>
              </table:table-cell>
              <table:table-cell office:value-type="float" office:value="5.16795865633075">
                <text:p>5.16795865633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4643">
                <text:p>7.34643</text:p>
              </table:table-cell>
              <table:table-cell office:value-type="float" office:value="5.24936601859679">
                <text:p>5.24936601859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6992">
                <text:p>7.6992</text:p>
              </table:table-cell>
              <table:table-cell office:value-type="float" office:value="5.32003325020781">
                <text:p>5.32003325020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0652">
                <text:p>8.0652</text:p>
              </table:table-cell>
              <table:table-cell office:value-type="float" office:value="5.40098199672668">
                <text:p>5.400981996726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4524">
                <text:p>8.4524</text:p>
              </table:table-cell>
              <table:table-cell office:value-type="float" office:value="5.47063555913114">
                <text:p>5.47063555913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841">
                <text:p>8.841</text:p>
              </table:table-cell>
              <table:table-cell office:value-type="float" office:value="5.54235946159937">
                <text:p>5.542359461599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2304">
                <text:p>9.2304</text:p>
              </table:table-cell>
              <table:table-cell office:value-type="float" office:value="5.61622464898596">
                <text:p>5.61622464898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6348">
                <text:p>9.6348</text:p>
              </table:table-cell>
              <table:table-cell office:value-type="float" office:value="5.68356374807988">
                <text:p>5.68356374807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0244">
                <text:p>10.0244</text:p>
              </table:table-cell>
              <table:table-cell office:value-type="float" office:value="5.76194086429113">
                <text:p>5.76194086429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4364">
                <text:p>10.4364</text:p>
              </table:table-cell>
              <table:table-cell office:value-type="float" office:value="5.82959641255605">
                <text:p>5.82959641255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856">
                <text:p>10.856</text:p>
              </table:table-cell>
              <table:table-cell office:value-type="float" office:value="5.89535740604274">
                <text:p>5.8953574060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275">
                <text:p>11.275</text:p>
              </table:table-cell>
              <table:table-cell office:value-type="float" office:value="5.96363636363636">
                <text:p>5.96363636363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7012">
                <text:p>11.7012</text:p>
              </table:table-cell>
              <table:table-cell office:value-type="float" office:value="6.03015075376884">
                <text:p>6.030150753768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1346">
                <text:p>12.1346</text:p>
              </table:table-cell>
              <table:table-cell office:value-type="float" office:value="6.09496810772502">
                <text:p>6.09496810772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5752">
                <text:p>12.5752</text:p>
              </table:table-cell>
              <table:table-cell office:value-type="float" office:value="6.15815255423373">
                <text:p>6.15815255423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014">
                <text:p>13.014</text:p>
              </table:table-cell>
              <table:table-cell office:value-type="float" office:value="6.22406639004149">
                <text:p>6.22406639004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688">
                <text:p>13.4688</text:p>
              </table:table-cell>
              <table:table-cell office:value-type="float" office:value="6.28415300546448">
                <text:p>6.28415300546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912">
                <text:p>13.912</text:p>
              </table:table-cell>
              <table:table-cell office:value-type="float" office:value="6.35135135135135">
                <text:p>6.35135135135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3808">
                <text:p>14.3808</text:p>
              </table:table-cell>
              <table:table-cell office:value-type="float" office:value="6.40854472630174">
                <text:p>6.408544726301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8372">
                <text:p>14.8372</text:p>
              </table:table-cell>
              <table:table-cell office:value-type="float" office:value="6.47291941875826">
                <text:p>6.47291941875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32">
                <text:p>15.32</text:p>
              </table:table-cell>
              <table:table-cell office:value-type="float" office:value="6.52741514360313">
                <text:p>6.527415143603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7896">
                <text:p>15.7896</text:p>
              </table:table-cell>
              <table:table-cell office:value-type="float" office:value="6.58914728682171">
                <text:p>6.58914728682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2656">
                <text:p>16.2656</text:p>
              </table:table-cell>
              <table:table-cell office:value-type="float" office:value="6.64961636828645">
                <text:p>6.64961636828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7322">
                <text:p>16.7322</text:p>
              </table:table-cell>
              <table:table-cell office:value-type="float" office:value="6.70253164556962">
                <text:p>6.702531645569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22084">
                <text:p>17.22084</text:p>
              </table:table-cell>
              <table:table-cell office:value-type="float" office:value="6.76065162907268">
                <text:p>6.76065162907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4">
                <text:p>17.754</text:p>
              </table:table-cell>
              <table:table-cell office:value-type="float" office:value="6.81536555142503">
                <text:p>6.815365551425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22851">
                <text:p>18.22851</text:p>
              </table:table-cell>
              <table:table-cell office:value-type="float" office:value="6.86924493554328">
                <text:p>6.86924493554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416">
                <text:p>18.7416</text:p>
              </table:table-cell>
              <table:table-cell office:value-type="float" office:value="6.93430656934307">
                <text:p>6.93430656934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394">
                <text:p>19.2394</text:p>
              </table:table-cell>
              <table:table-cell office:value-type="float" office:value="6.98192771084337">
                <text:p>6.981927710843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7768">
                <text:p>19.7768</text:p>
              </table:table-cell>
              <table:table-cell office:value-type="float" office:value="7.04057279236277">
                <text:p>7.040572792362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292">
                <text:p>20.292</text:p>
              </table:table-cell>
              <table:table-cell office:value-type="float" office:value="7.09639266706091">
                <text:p>7.09639266706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8254">
                <text:p>20.8254</text:p>
              </table:table-cell>
              <table:table-cell office:value-type="float" office:value="7.14704159343878">
                <text:p>7.147041593438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3528">
                <text:p>21.3528</text:p>
              </table:table-cell>
              <table:table-cell office:value-type="float" office:value="7.20092915214867">
                <text:p>7.20092915214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8988">
                <text:p>21.8988</text:p>
              </table:table-cell>
              <table:table-cell office:value-type="float" office:value="7.24971231300345">
                <text:p>7.24971231300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4256">
                <text:p>22.4256</text:p>
              </table:table-cell>
              <table:table-cell office:value-type="float" office:value="7.30593607305936">
                <text:p>7.30593607305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971">
                <text:p>22.971</text:p>
              </table:table-cell>
              <table:table-cell office:value-type="float" office:value="7.35710243350311">
                <text:p>7.357102433503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74003">
                <text:p>23.74003</text:p>
              </table:table-cell>
              <table:table-cell office:value-type="float" office:value="7.41755170486305">
                <text:p>7.41755170486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188cm" style:legend-expansion="high" chart:style-name="ch2"/>
        <chart:plot-area chart:style-name="ch3" table:cell-range-address="'Lampada 60W'.J14:'Lampada 60W'.K42" chart:data-source-has-labels="row" svg:x="1.358cm" svg:y="0.855cm" svg:width="11.871cm" svg:height="6.957cm">
          <chartooo:coordinate-region svg:x="2.165cm" svg:y="1.067cm" svg:width="10.878cm" svg:height="6.072cm"/>
          <chart:axis chart:dimension="x" chart:name="primary-x" chart:style-name="ch4">
            <chart:title svg:x="6.879cm" svg:y="7.993cm" chart:style-name="ch5">
              <text:p>P(W)</text:p>
            </chart:title>
          </chart:axis>
          <chart:axis chart:dimension="y" chart:name="primary-y" chart:style-name="ch4">
            <chart:title svg:x="0.451cm" svg:y="5.065cm" chart:style-name="ch6">
              <text:p>R(Ohms)</text:p>
            </chart:title>
            <chart:grid chart:style-name="ch7" chart:class="major"/>
          </chart:axis>
          <chart:series chart:style-name="ch8" chart:values-cell-range-address="'Lampada 60W'.K15:'Lampada 60W'.K42" chart:label-cell-address="'Lampada 60W'.K14:'Lampada 60W'.K14" chart:class="chart:scatter">
            <chart:domain table:cell-range-address="'Lampada 60W'.J15:'Lampada 60W'.J42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R(Ohms)</text:p>
                <draw:g>
                  <svg:desc>'Lampada 60W'.K14:'Lampada 60W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9547">
                <text:p>0.0079547</text:p>
                <draw:g>
                  <svg:desc>'Lampada 60W'.J15:'Lampada 60W'.J42</svg:desc>
                </draw:g>
              </table:table-cell>
              <table:table-cell office:value-type="float" office:value="22.3872679045093">
                <text:p>22.3872679045093</text:p>
                <draw:g>
                  <svg:desc>'Lampada 60W'.K15:'Lampada 60W'.K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134">
                <text:p>0.022134</text:p>
              </table:table-cell>
              <table:table-cell office:value-type="float" office:value="23.0322580645161">
                <text:p>23.0322580645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645">
                <text:p>0.0333645</text:p>
              </table:table-cell>
              <table:table-cell office:value-type="float" office:value="23.474801061008">
                <text:p>23.474801061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39024">
                <text:p>0.1239024</text:p>
              </table:table-cell>
              <table:table-cell office:value-type="float" office:value="28.1024096385542">
                <text:p>28.1024096385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69915">
                <text:p>0.2569915</text:p>
              </table:table-cell>
              <table:table-cell office:value-type="float" office:value="34.3468208092486">
                <text:p>34.3468208092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619">
                <text:p>0.493619</text:p>
              </table:table-cell>
              <table:table-cell office:value-type="float" office:value="44.1816461684011">
                <text:p>44.1816461684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9838">
                <text:p>1.159838</text:p>
              </table:table-cell>
              <table:table-cell office:value-type="float" office:value="66.4647993943982">
                <text:p>66.4647993943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9145">
                <text:p>2.39145</text:p>
              </table:table-cell>
              <table:table-cell office:value-type="float" office:value="92.8348909657321">
                <text:p>92.8348909657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1509">
                <text:p>3.51509</text:p>
              </table:table-cell>
              <table:table-cell office:value-type="float" office:value="108.7319243604">
                <text:p>108.7319243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428784">
                <text:p>4.8428784</text:p>
              </table:table-cell>
              <table:table-cell office:value-type="float" office:value="122.834407735697">
                <text:p>122.834407735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40642">
                <text:p>6.340642</text:p>
              </table:table-cell>
              <table:table-cell office:value-type="float" office:value="135.02538071066">
                <text:p>135.02538071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085258">
                <text:p>8.085258</text:p>
              </table:table-cell>
              <table:table-cell office:value-type="float" office:value="146.530438484461">
                <text:p>146.530438484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7609">
                <text:p>9.87609</text:p>
              </table:table-cell>
              <table:table-cell office:value-type="float" office:value="156.386788698766">
                <text:p>156.386788698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992">
                <text:p>11.8992</text:p>
              </table:table-cell>
              <table:table-cell office:value-type="float" office:value="165.671641791045">
                <text:p>165.671641791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9444">
                <text:p>13.69444</text:p>
              </table:table-cell>
              <table:table-cell office:value-type="float" office:value="173.186344238976">
                <text:p>173.186344238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9152">
                <text:p>15.69152</text:p>
              </table:table-cell>
              <table:table-cell office:value-type="float" office:value="181.046195652174">
                <text:p>181.046195652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08648">
                <text:p>18.08648</text:p>
              </table:table-cell>
              <table:table-cell office:value-type="float" office:value="188.569583467872">
                <text:p>188.569583467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55495">
                <text:p>20.55495</text:p>
              </table:table-cell>
              <table:table-cell office:value-type="float" office:value="196.169292554835">
                <text:p>196.169292554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11875">
                <text:p>23.11875</text:p>
              </table:table-cell>
              <table:table-cell office:value-type="float" office:value="202.962962962963">
                <text:p>202.962962962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57608">
                <text:p>25.57608</text:p>
              </table:table-cell>
              <table:table-cell office:value-type="float" office:value="209.502003434459">
                <text:p>209.502003434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53966">
                <text:p>28.53966</text:p>
              </table:table-cell>
              <table:table-cell office:value-type="float" office:value="216.469292206004">
                <text:p>216.469292206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0171">
                <text:p>31.0171</text:p>
              </table:table-cell>
              <table:table-cell office:value-type="float" office:value="222.103291410222">
                <text:p>222.103291410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11912">
                <text:p>34.11912</text:p>
              </table:table-cell>
              <table:table-cell office:value-type="float" office:value="228.51966873706">
                <text:p>228.51966873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85088">
                <text:p>36.85088</text:p>
              </table:table-cell>
              <table:table-cell office:value-type="float" office:value="233.694283555779">
                <text:p>233.694283555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5568">
                <text:p>39.5568</text:p>
              </table:table-cell>
              <table:table-cell office:value-type="float" office:value="244.776119402985">
                <text:p>244.776119402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7455">
                <text:p>42.7455</text:p>
              </table:table-cell>
              <table:table-cell office:value-type="float" office:value="250.605326876513">
                <text:p>250.605326876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294">
                <text:p>47.294</text:p>
              </table:table-cell>
              <table:table-cell office:value-type="float" office:value="258.177570093458">
                <text:p>258.177570093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5452">
                <text:p>50.5452</text:p>
              </table:table-cell>
              <table:table-cell office:value-type="float" office:value="263.470319634703">
                <text:p>263.4703196347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188cm" style:legend-expansion="high" chart:style-name="ch2"/>
        <chart:plot-area chart:style-name="ch3" table:cell-range-address="'Filamento Tubo de Perrin'.J14:'Filamento Tubo de Perrin'.K47" chart:data-source-has-labels="row" svg:x="1.358cm" svg:y="0.855cm" svg:width="11.871cm" svg:height="6.957cm">
          <chartooo:coordinate-region svg:x="2.085cm" svg:y="1.067cm" svg:width="10.957cm" svg:height="6.072cm"/>
          <chart:axis chart:dimension="x" chart:name="primary-x" chart:style-name="ch4">
            <chart:title svg:x="6.879cm" svg:y="7.993cm" chart:style-name="ch5">
              <text:p>P(W)</text:p>
            </chart:title>
          </chart:axis>
          <chart:axis chart:dimension="y" chart:name="primary-y" chart:style-name="ch4">
            <chart:title svg:x="0.451cm" svg:y="5.065cm" chart:style-name="ch6">
              <text:p>R(Ohms)</text:p>
            </chart:title>
            <chart:grid chart:style-name="ch7" chart:class="major"/>
          </chart:axis>
          <chart:series chart:style-name="ch8" chart:values-cell-range-address="'Filamento Tubo de Perrin'.K15:'Filamento Tubo de Perrin'.K47" chart:label-cell-address="'Filamento Tubo de Perrin'.K14:'Filamento Tubo de Perrin'.K14" chart:class="chart:scatter">
            <chart:domain table:cell-range-address="'Filamento Tubo de Perrin'.J15:'Filamento Tubo de Perrin'.J47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R(Ohms)</text:p>
                <draw:g>
                  <svg:desc>'Filamento Tubo de Perrin'.K14:'Filamento Tubo de Perrin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672">
                <text:p>0.0168672</text:p>
                <draw:g>
                  <svg:desc>'Filamento Tubo de Perrin'.J15:'Filamento Tubo de Perrin'.J47</svg:desc>
                </draw:g>
              </table:table-cell>
              <table:table-cell office:value-type="float" office:value="0.597619047619048">
                <text:p>0.597619047619048</text:p>
                <draw:g>
                  <svg:desc>'Filamento Tubo de Perrin'.K15:'Filamento Tubo de Perrin'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2422">
                <text:p>0.0272422</text:p>
              </table:table-cell>
              <table:table-cell office:value-type="float" office:value="0.594859813084112">
                <text:p>0.594859813084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1864">
                <text:p>0.0351864</text:p>
              </table:table-cell>
              <table:table-cell office:value-type="float" office:value="0.595884773662551">
                <text:p>0.595884773662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5952">
                <text:p>0.0455952</text:p>
              </table:table-cell>
              <table:table-cell office:value-type="float" office:value="0.598550724637681">
                <text:p>0.598550724637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567">
                <text:p>0.057567</text:p>
              </table:table-cell>
              <table:table-cell office:value-type="float" office:value="0.599032258064516">
                <text:p>0.59903225806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9732">
                <text:p>0.0699732</text:p>
              </table:table-cell>
              <table:table-cell office:value-type="float" office:value="0.601759530791789">
                <text:p>0.601759530791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663">
                <text:p>0.103663</text:p>
              </table:table-cell>
              <table:table-cell office:value-type="float" office:value="0.60774818401937">
                <text:p>0.60774818401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96584">
                <text:p>0.1396584</text:p>
              </table:table-cell>
              <table:table-cell office:value-type="float" office:value="0.616386554621849">
                <text:p>0.616386554621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18031">
                <text:p>0.1918031</text:p>
              </table:table-cell>
              <table:table-cell office:value-type="float" office:value="0.631760435571688">
                <text:p>0.631760435571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1956">
                <text:p>0.241956</text:p>
              </table:table-cell>
              <table:table-cell office:value-type="float" office:value="0.648117839607201">
                <text:p>0.648117839607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523">
                <text:p>0.303523</text:p>
              </table:table-cell>
              <table:table-cell office:value-type="float" office:value="0.670133729569094">
                <text:p>0.670133729569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9766">
                <text:p>0.389766</text:p>
              </table:table-cell>
              <table:table-cell office:value-type="float" office:value="0.709851551956815">
                <text:p>0.709851551956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9824">
                <text:p>0.499824</text:p>
              </table:table-cell>
              <table:table-cell office:value-type="float" office:value="0.779026217228464">
                <text:p>0.779026217228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5276">
                <text:p>0.735276</text:p>
              </table:table-cell>
              <table:table-cell office:value-type="float" office:value="0.987253765932793">
                <text:p>0.987253765932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6998">
                <text:p>0.946998</text:p>
              </table:table-cell>
              <table:table-cell office:value-type="float" office:value="1.11159263271939">
                <text:p>1.11159263271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98444">
                <text:p>1.198444</text:p>
              </table:table-cell>
              <table:table-cell office:value-type="float" office:value="1.22773279352227">
                <text:p>1.22773279352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6645">
                <text:p>1.46645</text:p>
              </table:table-cell>
              <table:table-cell office:value-type="float" office:value="1.3175355450237">
                <text:p>1.3175355450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804">
                <text:p>1.71804</text:p>
              </table:table-cell>
              <table:table-cell office:value-type="float" office:value="1.38938848920863">
                <text:p>1.38938848920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55498">
                <text:p>2.055498</text:p>
              </table:table-cell>
              <table:table-cell office:value-type="float" office:value="1.47123519458545">
                <text:p>1.47123519458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41">
                <text:p>2.3541</text:p>
              </table:table-cell>
              <table:table-cell office:value-type="float" office:value="1.53349475383374">
                <text:p>1.53349475383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0192">
                <text:p>2.70192</text:p>
              </table:table-cell>
              <table:table-cell office:value-type="float" office:value="1.60123171670516">
                <text:p>1.60123171670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74058">
                <text:p>3.074058</text:p>
              </table:table-cell>
              <table:table-cell office:value-type="float" office:value="1.6644591611479">
                <text:p>1.6644591611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8468">
                <text:p>3.48468</text:p>
              </table:table-cell>
              <table:table-cell office:value-type="float" office:value="1.72816901408451">
                <text:p>1.72816901408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81355">
                <text:p>3.881355</text:p>
              </table:table-cell>
              <table:table-cell office:value-type="float" office:value="1.78886625933469">
                <text:p>1.78886625933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2841">
                <text:p>4.42841</text:p>
              </table:table-cell>
              <table:table-cell office:value-type="float" office:value="1.8600129617628">
                <text:p>1.8600129617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56116">
                <text:p>4.956116</text:p>
              </table:table-cell>
              <table:table-cell office:value-type="float" office:value="1.92154420921544">
                <text:p>1.92154420921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4808">
                <text:p>5.44808</text:p>
              </table:table-cell>
              <table:table-cell office:value-type="float" office:value="1.97471402769416">
                <text:p>1.97471402769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32166">
                <text:p>6.032166</text:p>
              </table:table-cell>
              <table:table-cell office:value-type="float" office:value="2.034262485482">
                <text:p>2.034262485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572">
                <text:p>6.6572</text:p>
              </table:table-cell>
              <table:table-cell office:value-type="float" office:value="2.10112359550562">
                <text:p>2.10112359550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65195">
                <text:p>7.365195</text:p>
              </table:table-cell>
              <table:table-cell office:value-type="float" office:value="2.17781402936378">
                <text:p>2.17781402936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1081">
                <text:p>8.1081</text:p>
              </table:table-cell>
              <table:table-cell office:value-type="float" office:value="2.26984126984127">
                <text:p>2.26984126984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93">
                <text:p>8.993</text:p>
              </table:table-cell>
              <table:table-cell office:value-type="float" office:value="2.35294117647059">
                <text:p>2.35294117647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81912">
                <text:p>9.81912</text:p>
              </table:table-cell>
              <table:table-cell office:value-type="float" office:value="2.43525896414343">
                <text:p>2.43525896414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188cm" style:legend-expansion="high" chart:style-name="ch2"/>
        <chart:plot-area chart:style-name="ch3" table:cell-range-address="'Fiamento Válvula 5Y3'.J14:'Fiamento Válvula 5Y3'.K52" chart:data-source-has-labels="row" svg:x="1.358cm" svg:y="0.855cm" svg:width="11.871cm" svg:height="6.957cm">
          <chartooo:coordinate-region svg:x="2.085cm" svg:y="1.067cm" svg:width="10.957cm" svg:height="6.072cm"/>
          <chart:axis chart:dimension="x" chart:name="primary-x" chart:style-name="ch4">
            <chart:title svg:x="6.879cm" svg:y="7.993cm" chart:style-name="ch5">
              <text:p>P(W)</text:p>
            </chart:title>
          </chart:axis>
          <chart:axis chart:dimension="y" chart:name="primary-y" chart:style-name="ch4">
            <chart:title svg:x="0.451cm" svg:y="5.065cm" chart:style-name="ch6">
              <text:p>R(Ohms)</text:p>
            </chart:title>
            <chart:grid chart:style-name="ch7" chart:class="major"/>
          </chart:axis>
          <chart:series chart:style-name="ch8" chart:values-cell-range-address="'Fiamento Válvula 5Y3'.K15:'Fiamento Válvula 5Y3'.K52" chart:label-cell-address="'Fiamento Válvula 5Y3'.K14:'Fiamento Válvula 5Y3'.K14" chart:class="chart:scatter">
            <chart:domain table:cell-range-address="'Fiamento Válvula 5Y3'.J15:'Fiamento Válvula 5Y3'.J52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R(Ohms)</text:p>
                <draw:g>
                  <svg:desc>'Fiamento Válvula 5Y3'.K14:'Fiamento Válvula 5Y3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264">
                <text:p>0.0159264</text:p>
                <draw:g>
                  <svg:desc>'Fiamento Válvula 5Y3'.J15:'Fiamento Válvula 5Y3'.J52</svg:desc>
                </draw:g>
              </table:table-cell>
              <table:table-cell office:value-type="float" office:value="0.564285714285714">
                <text:p>0.564285714285714</text:p>
                <draw:g>
                  <svg:desc>'Fiamento Válvula 5Y3'.K15:'Fiamento Válvula 5Y3'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1088">
                <text:p>0.0231088</text:p>
              </table:table-cell>
              <table:table-cell office:value-type="float" office:value="0.566336633663366">
                <text:p>0.566336633663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8836">
                <text:p>0.0318836</text:p>
              </table:table-cell>
              <table:table-cell office:value-type="float" office:value="0.572457627118644">
                <text:p>0.572457627118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0178">
                <text:p>0.0420178</text:p>
              </table:table-cell>
              <table:table-cell office:value-type="float" office:value="0.580669144981413">
                <text:p>0.580669144981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0552">
                <text:p>0.0540552</text:p>
              </table:table-cell>
              <table:table-cell office:value-type="float" office:value="0.588778877887789">
                <text:p>0.588778877887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77707">
                <text:p>0.0677707</text:p>
              </table:table-cell>
              <table:table-cell office:value-type="float" office:value="0.59673590504451">
                <text:p>0.59673590504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7416">
                <text:p>0.0847416</text:p>
              </table:table-cell>
              <table:table-cell office:value-type="float" office:value="0.61236559139785">
                <text:p>0.61236559139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4948">
                <text:p>0.1024948</text:p>
              </table:table-cell>
              <table:table-cell office:value-type="float" office:value="0.627970297029703">
                <text:p>0.627970297029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68107">
                <text:p>0.1468107</text:p>
              </table:table-cell>
              <table:table-cell office:value-type="float" office:value="0.661783439490446">
                <text:p>0.661783439490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47805">
                <text:p>0.1747805</text:p>
              </table:table-cell>
              <table:table-cell office:value-type="float" office:value="0.685346534653465">
                <text:p>0.685346534653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6545">
                <text:p>0.216545</text:p>
              </table:table-cell>
              <table:table-cell office:value-type="float" office:value="0.748141263940521">
                <text:p>0.748141263940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695">
                <text:p>0.25695</text:p>
              </table:table-cell>
              <table:table-cell office:value-type="float" office:value="0.788091068301226">
                <text:p>0.788091068301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3347">
                <text:p>0.303347</text:p>
              </table:table-cell>
              <table:table-cell office:value-type="float" office:value="0.828760330578512">
                <text:p>0.828760330578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1475">
                <text:p>0.371475</text:p>
              </table:table-cell>
              <table:table-cell office:value-type="float" office:value="0.921259842519685">
                <text:p>0.921259842519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22">
                <text:p>0.44422</text:p>
              </table:table-cell>
              <table:table-cell office:value-type="float" office:value="0.995508982035928">
                <text:p>0.995508982035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3075">
                <text:p>0.603075</text:p>
              </table:table-cell>
              <table:table-cell office:value-type="float" office:value="1.12859097127223">
                <text:p>1.12859097127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507">
                <text:p>0.78507</text:p>
              </table:table-cell>
              <table:table-cell office:value-type="float" office:value="1.2484237074401">
                <text:p>1.2484237074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864">
                <text:p>1.01864</text:p>
              </table:table-cell>
              <table:table-cell office:value-type="float" office:value="1.39018691588785">
                <text:p>1.39018691588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185">
                <text:p>1.27185</text:p>
              </table:table-cell>
              <table:table-cell office:value-type="float" office:value="1.51912568306011">
                <text:p>1.51912568306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9903">
                <text:p>1.59903</text:p>
              </table:table-cell>
              <table:table-cell office:value-type="float" office:value="1.67177914110429">
                <text:p>1.67177914110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5804">
                <text:p>1.95804</text:p>
              </table:table-cell>
              <table:table-cell office:value-type="float" office:value="1.82432432432432">
                <text:p>1.82432432432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6345">
                <text:p>2.366345</text:p>
              </table:table-cell>
              <table:table-cell office:value-type="float" office:value="1.9807868252516">
                <text:p>1.9807868252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11014">
                <text:p>2.811014</text:p>
              </table:table-cell>
              <table:table-cell office:value-type="float" office:value="2.11448395490026">
                <text:p>2.11448395490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95042">
                <text:p>3.195042</text:p>
              </table:table-cell>
              <table:table-cell office:value-type="float" office:value="2.1714756801319">
                <text:p>2.1714756801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89154">
                <text:p>3.689154</text:p>
              </table:table-cell>
              <table:table-cell office:value-type="float" office:value="2.27651217596229">
                <text:p>2.27651217596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1626">
                <text:p>4.161626</text:p>
              </table:table-cell>
              <table:table-cell office:value-type="float" office:value="2.34208552138034">
                <text:p>2.34208552138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60695">
                <text:p>4.660695</text:p>
              </table:table-cell>
              <table:table-cell office:value-type="float" office:value="2.39498207885305">
                <text:p>2.394982078853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167516">
                <text:p>5.167516</text:p>
              </table:table-cell>
              <table:table-cell office:value-type="float" office:value="2.44429160935351">
                <text:p>2.44429160935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85854">
                <text:p>5.685854</text:p>
              </table:table-cell>
              <table:table-cell office:value-type="float" office:value="2.48380700594845">
                <text:p>2.48380700594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21085">
                <text:p>6.221085</text:p>
              </table:table-cell>
              <table:table-cell office:value-type="float" office:value="2.52708731676227">
                <text:p>2.527087316762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562">
                <text:p>6.7562</text:p>
              </table:table-cell>
              <table:table-cell office:value-type="float" office:value="2.54914004914005">
                <text:p>2.54914004914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40278">
                <text:p>7.40278</text:p>
              </table:table-cell>
              <table:table-cell office:value-type="float" office:value="2.57969303423849">
                <text:p>2.579693034238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00664">
                <text:p>8.00664</text:p>
              </table:table-cell>
              <table:table-cell office:value-type="float" office:value="2.60844748858447">
                <text:p>2.608447488584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7948">
                <text:p>8.67948</text:p>
              </table:table-cell>
              <table:table-cell office:value-type="float" office:value="2.64348785871965">
                <text:p>2.643487858719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65">
                <text:p>9.365</text:p>
              </table:table-cell>
              <table:table-cell office:value-type="float" office:value="2.66951414842499">
                <text:p>2.66951414842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0516">
                <text:p>10.0516</text:p>
              </table:table-cell>
              <table:table-cell office:value-type="float" office:value="2.69011898603207">
                <text:p>2.690118986032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78213">
                <text:p>10.78213</text:p>
              </table:table-cell>
              <table:table-cell office:value-type="float" office:value="2.71450075263422">
                <text:p>2.714500752634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53224">
                <text:p>11.53224</text:p>
              </table:table-cell>
              <table:table-cell office:value-type="float" office:value="2.73879142300195">
                <text:p>2.738791423001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926cm" style:legend-expansion="high" chart:style-name="ch2"/>
        <chart:plot-area chart:style-name="ch3" table:cell-range-address="'Núcleo de pilha Rayovac'.G14:'Núcleo de pilha Rayovac'.H43" chart:data-source-has-labels="row" svg:x="1.358cm" svg:y="0.855cm" svg:width="10.039cm" svg:height="6.957cm">
          <chartooo:coordinate-region svg:x="2.456cm" svg:y="1.067cm" svg:width="8.701cm" svg:height="6.072cm"/>
          <chart:axis chart:dimension="x" chart:name="primary-x" chart:style-name="ch4">
            <chart:title svg:x="5.963cm" svg:y="7.993cm" chart:style-name="ch5">
              <text:p>P(W)</text:p>
            </chart:title>
          </chart:axis>
          <chart:axis chart:dimension="y" chart:name="primary-y" chart:style-name="ch4">
            <chart:title svg:x="0.451cm" svg:y="5.065cm" chart:style-name="ch6">
              <text:p>R(Ohms)</text:p>
            </chart:title>
            <chart:grid chart:style-name="ch7" chart:class="major"/>
          </chart:axis>
          <chart:series chart:style-name="ch8" chart:values-cell-range-address="'Núcleo de pilha Rayovac'.H15:'Núcleo de pilha Rayovac'.H43" chart:label-cell-address="'Núcleo de pilha Rayovac'.H14:'Núcleo de pilha Rayovac'.H14" chart:class="chart:scatter">
            <chart:domain table:cell-range-address="'Núcleo de pilha Rayovac'.G15:'Núcleo de pilha Rayovac'.G43"/>
            <chart:regression-curve chart:style-name="ch9">
              <chart:equation svg:x="2.776cm" svg:y="0.328cm"/>
            </chart:regression-curve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R(Ohms)</text:p>
                <draw:g>
                  <svg:desc>'Núcleo de pilha Rayovac'.H14:'Núcleo de pilha Rayovac'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29">
                <text:p>0.01829</text:p>
                <draw:g>
                  <svg:desc>'Núcleo de pilha Rayovac'.G15:'Núcleo de pilha Rayovac'.G43</svg:desc>
                </draw:g>
              </table:table-cell>
              <table:table-cell office:value-type="float" office:value="0.190322580645161">
                <text:p>0.190322580645161</text:p>
                <draw:g>
                  <svg:desc>'Núcleo de pilha Rayovac'.H15:'Núcleo de pilha Rayovac'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165">
                <text:p>0.022165</text:p>
              </table:table-cell>
              <table:table-cell office:value-type="float" office:value="0.190615835777126">
                <text:p>0.190615835777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214">
                <text:p>0.032214</text:p>
              </table:table-cell>
              <table:table-cell office:value-type="float" office:value="0.188861985472155">
                <text:p>0.188861985472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84">
                <text:p>0.04284</text:p>
              </table:table-cell>
              <table:table-cell office:value-type="float" office:value="0.189075630252101">
                <text:p>0.189075630252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304">
                <text:p>0.057304</text:p>
              </table:table-cell>
              <table:table-cell office:value-type="float" office:value="0.188747731397459">
                <text:p>0.188747731397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65">
                <text:p>0.070265</text:p>
              </table:table-cell>
              <table:table-cell office:value-type="float" office:value="0.188216039279869">
                <text:p>0.188216039279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471">
                <text:p>0.085471</text:p>
              </table:table-cell>
              <table:table-cell office:value-type="float" office:value="0.188707280832095">
                <text:p>0.188707280832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74">
                <text:p>0.10374</text:p>
              </table:table-cell>
              <table:table-cell office:value-type="float" office:value="0.188933873144399">
                <text:p>0.188933873144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0951">
                <text:p>0.120951</text:p>
              </table:table-cell>
              <table:table-cell office:value-type="float" office:value="0.188514357053683">
                <text:p>0.188514357053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669">
                <text:p>0.140669</text:p>
              </table:table-cell>
              <table:table-cell office:value-type="float" office:value="0.188876013904983">
                <text:p>0.188876013904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0602">
                <text:p>0.160602</text:p>
              </table:table-cell>
              <table:table-cell office:value-type="float" office:value="0.18851570964247">
                <text:p>0.18851570964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3768">
                <text:p>0.183768</text:p>
              </table:table-cell>
              <table:table-cell office:value-type="float" office:value="0.188259109311741">
                <text:p>0.188259109311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889">
                <text:p>0.20889</text:p>
              </table:table-cell>
              <table:table-cell office:value-type="float" office:value="0.187677725118483">
                <text:p>0.187677725118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2408">
                <text:p>0.232408</text:p>
              </table:table-cell>
              <table:table-cell office:value-type="float" office:value="0.18794964028777">
                <text:p>0.18794964028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2404">
                <text:p>0.262404</text:p>
              </table:table-cell>
              <table:table-cell office:value-type="float" office:value="0.187817258883249">
                <text:p>0.187817258883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7448">
                <text:p>0.287448</text:p>
              </table:table-cell>
              <table:table-cell office:value-type="float" office:value="0.187247780468119">
                <text:p>0.187247780468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6956">
                <text:p>0.316956</text:p>
              </table:table-cell>
              <table:table-cell office:value-type="float" office:value="0.187836797536567">
                <text:p>0.187836797536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6545">
                <text:p>0.346545</text:p>
              </table:table-cell>
              <table:table-cell office:value-type="float" office:value="0.187637969094923">
                <text:p>0.187637969094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772">
                <text:p>0.37772</text:p>
              </table:table-cell>
              <table:table-cell office:value-type="float" office:value="0.187323943661972">
                <text:p>0.187323943661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3602">
                <text:p>0.403602</text:p>
              </table:table-cell>
              <table:table-cell office:value-type="float" office:value="0.186014935505771">
                <text:p>0.1860149355057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1298">
                <text:p>0.441298</text:p>
              </table:table-cell>
              <table:table-cell office:value-type="float" office:value="0.185353208036293">
                <text:p>0.18535320803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6982">
                <text:p>0.476982</text:p>
              </table:table-cell>
              <table:table-cell office:value-type="float" office:value="0.184931506849315">
                <text:p>0.184931506849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9927">
                <text:p>0.509927</text:p>
              </table:table-cell>
              <table:table-cell office:value-type="float" office:value="0.184828416616496">
                <text:p>0.184828416616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7596">
                <text:p>0.547596</text:p>
              </table:table-cell>
              <table:table-cell office:value-type="float" office:value="0.184668989547038">
                <text:p>0.184668989547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384">
                <text:p>0.58384</text:p>
              </table:table-cell>
              <table:table-cell office:value-type="float" office:value="0.184269662921348">
                <text:p>0.184269662921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1582">
                <text:p>0.621582</text:p>
              </table:table-cell>
              <table:table-cell office:value-type="float" office:value="0.183795541054921">
                <text:p>0.183795541054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205">
                <text:p>0.65205</text:p>
              </table:table-cell>
              <table:table-cell office:value-type="float" office:value="0.182539682539683">
                <text:p>0.182539682539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598">
                <text:p>0.69598</text:p>
              </table:table-cell>
              <table:table-cell office:value-type="float" office:value="0.182097186700767">
                <text:p>0.182097186700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34928">
                <text:p>0.734928</text:p>
              </table:table-cell>
              <table:table-cell office:value-type="float" office:value="0.182270916334661">
                <text:p>0.1822709163346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3.926cm" style:legend-expansion="high" chart:style-name="ch2"/>
        <chart:plot-area chart:style-name="ch3" table:cell-range-address="'Lampada 20W'.H61:'Lampada 20W'.I116" svg:x="1.358cm" svg:y="0.855cm" svg:width="10.171cm" svg:height="6.957cm">
          <chartooo:coordinate-region svg:x="2.085cm" svg:y="1.067cm" svg:width="9.204cm" svg:height="6.072cm"/>
          <chart:axis chart:dimension="x" chart:name="primary-x" chart:style-name="ch4">
            <chart:title svg:x="6.042cm" svg:y="7.993cm" chart:style-name="ch5">
              <text:p>ln(P)</text:p>
            </chart:title>
          </chart:axis>
          <chart:axis chart:dimension="y" chart:name="primary-y" chart:style-name="ch4">
            <chart:title svg:x="0.451cm" svg:y="4.999cm" chart:style-name="ch6">
              <text:p>ln(R/R0)</text:p>
            </chart:title>
            <chart:grid chart:style-name="ch7" chart:class="major"/>
          </chart:axis>
          <chart:series chart:style-name="ch8" chart:values-cell-range-address="'Lampada 20W'.I61:'Lampada 20W'.I116" chart:class="chart:scatter">
            <chart:domain table:cell-range-address="'Lampada 20W'.H61:'Lampada 20W'.H116"/>
            <chart:regression-curve chart:style-name="ch9">
              <chart:equation/>
            </chart:regression-curve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3036373604483">
                <text:p>0.413036373604483</text:p>
                <draw:g>
                  <svg:desc>'Lampada 20W'.H61:'Lampada 20W'.H116</svg:desc>
                </draw:g>
              </table:table-cell>
              <table:table-cell office:value-type="float" office:value="1.48488387269703">
                <text:p>1.48488387269703</text:p>
                <draw:g>
                  <svg:desc>'Lampada 20W'.I61:'Lampada 20W'.I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4183027419987">
                <text:p>0.544183027419987</text:p>
              </table:table-cell>
              <table:table-cell office:value-type="float" office:value="1.52775997286079">
                <text:p>1.52775997286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3821351178117">
                <text:p>0.663821351178117</text:p>
              </table:table-cell>
              <table:table-cell office:value-type="float" office:value="1.56820706444973">
                <text:p>1.56820706444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4727167552368">
                <text:p>0.774727167552368</text:p>
              </table:table-cell>
              <table:table-cell office:value-type="float" office:value="1.60551719238292">
                <text:p>1.60551719238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0456278864939">
                <text:p>0.880456278864939</text:p>
              </table:table-cell>
              <table:table-cell office:value-type="float" office:value="1.63777382404425">
                <text:p>1.63777382404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369133860526">
                <text:p>0.97369133860526</text:p>
              </table:table-cell>
              <table:table-cell office:value-type="float" office:value="1.66735602056122">
                <text:p>1.66735602056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472593429754">
                <text:p>1.07472593429754</text:p>
              </table:table-cell>
              <table:table-cell office:value-type="float" office:value="1.69970417386628">
                <text:p>1.69970417386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650376708389">
                <text:p>1.15650376708389</text:p>
              </table:table-cell>
              <table:table-cell office:value-type="float" office:value="1.72636944941321">
                <text:p>1.72636944941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3959088192768">
                <text:p>1.23959088192768</text:p>
              </table:table-cell>
              <table:table-cell office:value-type="float" office:value="1.75141677710997">
                <text:p>1.75141677710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1551239014848">
                <text:p>1.31551239014848</text:p>
              </table:table-cell>
              <table:table-cell office:value-type="float" office:value="1.77307559722804">
                <text:p>1.77307559722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8979323292277">
                <text:p>1.38979323292277</text:p>
              </table:table-cell>
              <table:table-cell office:value-type="float" office:value="1.7966137605183">
                <text:p>1.7966137605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6445838208925">
                <text:p>1.46445838208925</text:p>
              </table:table-cell>
              <table:table-cell office:value-type="float" office:value="1.81975622533216">
                <text:p>1.81975622533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3303191723147">
                <text:p>1.53303191723147</text:p>
              </table:table-cell>
              <table:table-cell office:value-type="float" office:value="1.8400862153316">
                <text:p>1.8400862153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817472015539">
                <text:p>1.59817472015539</text:p>
              </table:table-cell>
              <table:table-cell office:value-type="float" office:value="1.86006264124527">
                <text:p>1.86006264124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717800165824">
                <text:p>1.65717800165824</text:p>
              </table:table-cell>
              <table:table-cell office:value-type="float" office:value="1.87869934344159">
                <text:p>1.87869934344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1812369326447">
                <text:p>1.71812369326447</text:p>
              </table:table-cell>
              <table:table-cell office:value-type="float" office:value="1.8963492266641">
                <text:p>1.8963492266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7897813486332">
                <text:p>1.77897813486332</text:p>
              </table:table-cell>
              <table:table-cell office:value-type="float" office:value="1.91482529785011">
                <text:p>1.91482529785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3430797247401">
                <text:p>1.83430797247401</text:p>
              </table:table-cell>
              <table:table-cell office:value-type="float" office:value="1.93223074858117">
                <text:p>1.93223074858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8888617995878">
                <text:p>1.88888617995878</text:p>
              </table:table-cell>
              <table:table-cell office:value-type="float" office:value="1.94783518071894">
                <text:p>1.94783518071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4104117194381">
                <text:p>1.94104117194381</text:p>
              </table:table-cell>
              <table:table-cell office:value-type="float" office:value="1.96348329208527">
                <text:p>1.96348329208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421448094164">
                <text:p>1.99421448094164</text:p>
              </table:table-cell>
              <table:table-cell office:value-type="float" office:value="1.97911283652211">
                <text:p>1.97911283652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111642735817">
                <text:p>2.04111642735817</text:p>
              </table:table-cell>
              <table:table-cell office:value-type="float" office:value="1.99248507894606">
                <text:p>1.99248507894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755850978178">
                <text:p>2.08755850978178</text:p>
              </table:table-cell>
              <table:table-cell office:value-type="float" office:value="2.00758631385595">
                <text:p>2.00758631385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3445042471063">
                <text:p>2.13445042471063</text:p>
              </table:table-cell>
              <table:table-cell office:value-type="float" office:value="2.02040032522646">
                <text:p>2.020400325226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7939999242367">
                <text:p>2.17939999242367</text:p>
              </table:table-cell>
              <table:table-cell office:value-type="float" office:value="2.03342583125993">
                <text:p>2.03342583125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2250238452049">
                <text:p>2.22250238452049</text:p>
              </table:table-cell>
              <table:table-cell office:value-type="float" office:value="2.0466651930965">
                <text:p>2.04666519309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53815439965">
                <text:p>2.2653815439965</text:p>
              </table:table-cell>
              <table:table-cell office:value-type="float" office:value="2.05858398199672">
                <text:p>2.05858398199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0502212102746">
                <text:p>2.30502212102746</text:p>
              </table:table-cell>
              <table:table-cell office:value-type="float" office:value="2.07227989913008">
                <text:p>2.07227989913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529969540158">
                <text:p>2.34529969540158</text:p>
              </table:table-cell>
              <table:table-cell office:value-type="float" office:value="2.08395329756248">
                <text:p>2.08395329756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8471792253257">
                <text:p>2.38471792253257</text:p>
              </table:table-cell>
              <table:table-cell office:value-type="float" office:value="2.09517068640008">
                <text:p>2.09517068640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2258788538874">
                <text:p>2.42258788538874</text:p>
              </table:table-cell>
              <table:table-cell office:value-type="float" office:value="2.10668594872465">
                <text:p>2.10668594872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5969140064694">
                <text:p>2.45969140064694</text:p>
              </table:table-cell>
              <table:table-cell office:value-type="float" office:value="2.11777753662457">
                <text:p>2.11777753662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9606087613014">
                <text:p>2.49606087613014</text:p>
              </table:table-cell>
              <table:table-cell office:value-type="float" office:value="2.12846905596176">
                <text:p>2.12846905596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3172662043189">
                <text:p>2.53172662043189</text:p>
              </table:table-cell>
              <table:table-cell office:value-type="float" office:value="2.1387823481094">
                <text:p>2.1387823481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6602570107279">
                <text:p>2.56602570107279</text:p>
              </table:table-cell>
              <table:table-cell office:value-type="float" office:value="2.14942897917262">
                <text:p>2.14942897917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0037589959411">
                <text:p>2.60037589959411</text:p>
              </table:table-cell>
              <table:table-cell office:value-type="float" office:value="2.15903659408885">
                <text:p>2.15903659408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3275177705198">
                <text:p>2.63275177705198</text:p>
              </table:table-cell>
              <table:table-cell office:value-type="float" office:value="2.16967312707291">
                <text:p>2.16967312707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6589398356882">
                <text:p>2.66589398356882</text:p>
              </table:table-cell>
              <table:table-cell office:value-type="float" office:value="2.17863773895174">
                <text:p>2.17863773895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9713754069178">
                <text:p>2.69713754069178</text:p>
              </table:table-cell>
              <table:table-cell office:value-type="float" office:value="2.18863275623424">
                <text:p>2.18863275623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2915916431244">
                <text:p>2.72915916431244</text:p>
              </table:table-cell>
              <table:table-cell office:value-type="float" office:value="2.19701654724862">
                <text:p>2.19701654724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5935149545776">
                <text:p>2.75935149545776</text:p>
              </table:table-cell>
              <table:table-cell office:value-type="float" office:value="2.20642947069566">
                <text:p>2.206429470695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8905244827045">
                <text:p>2.78905244827045</text:p>
              </table:table-cell>
              <table:table-cell office:value-type="float" office:value="2.21556468959718">
                <text:p>2.21556468959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1733500665219">
                <text:p>2.81733500665219</text:p>
              </table:table-cell>
              <table:table-cell office:value-type="float" office:value="2.22349083814741">
                <text:p>2.22349083814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4612027829766">
                <text:p>2.84612027829766</text:p>
              </table:table-cell>
              <table:table-cell office:value-type="float" office:value="2.2321248058154">
                <text:p>2.2321248058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7661084264613">
                <text:p>2.87661084264613</text:p>
              </table:table-cell>
              <table:table-cell office:value-type="float" office:value="2.24018522852359">
                <text:p>2.240185228523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0298685194374">
                <text:p>2.90298685194374</text:p>
              </table:table-cell>
              <table:table-cell office:value-type="float" office:value="2.2480597182769">
                <text:p>2.2480597182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3074565203444">
                <text:p>2.93074565203444</text:p>
              </table:table-cell>
              <table:table-cell office:value-type="float" office:value="2.25748658433943">
                <text:p>2.25748658433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696025972011">
                <text:p>2.95696025972011</text:p>
              </table:table-cell>
              <table:table-cell office:value-type="float" office:value="2.26433058055618">
                <text:p>2.26433058055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8450953353151">
                <text:p>2.98450953353151</text:p>
              </table:table-cell>
              <table:table-cell office:value-type="float" office:value="2.2726950549847">
                <text:p>2.27269505498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1022671970444">
                <text:p>3.01022671970444</text:p>
              </table:table-cell>
              <table:table-cell office:value-type="float" office:value="2.28059210544453">
                <text:p>2.28059210544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3617339555151">
                <text:p>3.03617339555151</text:p>
              </table:table-cell>
              <table:table-cell office:value-type="float" office:value="2.28770403349988">
                <text:p>2.28770403349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6118287861653">
                <text:p>3.06118287861653</text:p>
              </table:table-cell>
              <table:table-cell office:value-type="float" office:value="2.29521559217842">
                <text:p>2.295215592178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8643184080063">
                <text:p>3.08643184080063</text:p>
              </table:table-cell>
              <table:table-cell office:value-type="float" office:value="2.3019673126872">
                <text:p>2.3019673126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1020316343977">
                <text:p>3.11020316343977</text:p>
              </table:table-cell>
              <table:table-cell office:value-type="float" office:value="2.30969270398434">
                <text:p>2.30969270398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342325507991">
                <text:p>3.1342325507991</text:p>
              </table:table-cell>
              <table:table-cell office:value-type="float" office:value="2.31667168969695">
                <text:p>2.316671689696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671626528707">
                <text:p>3.1671626528707</text:p>
              </table:table-cell>
              <table:table-cell office:value-type="float" office:value="2.32485456939051">
                <text:p>2.324854569390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26cm" style:legend-expansion="high" chart:style-name="ch2"/>
        <chart:plot-area chart:style-name="ch3" table:cell-range-address="'Lampada 60W'.G31:'Lampada 60W'.H42" svg:x="1.358cm" svg:y="0.855cm" svg:width="10.012cm" svg:height="6.957cm">
          <chartooo:coordinate-region svg:x="2.085cm" svg:y="1.067cm" svg:width="9.191cm" svg:height="6.073cm"/>
          <chart:axis chart:dimension="x" chart:name="primary-x" chart:style-name="ch4">
            <chart:title svg:x="5.963cm" svg:y="7.993cm" chart:style-name="ch5">
              <text:p>ln(P)</text:p>
            </chart:title>
          </chart:axis>
          <chart:axis chart:dimension="y" chart:name="primary-y" chart:style-name="ch4">
            <chart:title svg:x="0.451cm" svg:y="4.999cm" chart:style-name="ch6">
              <text:p>ln(R/R0)</text:p>
            </chart:title>
            <chart:grid chart:style-name="ch7" chart:class="major"/>
          </chart:axis>
          <chart:series chart:style-name="ch8" chart:values-cell-range-address="'Lampada 60W'.H31:'Lampada 60W'.H42" chart:class="chart:scatter">
            <chart:domain table:cell-range-address="'Lampada 60W'.G31:'Lampada 60W'.G42"/>
            <chart:regression-curve chart:style-name="ch9">
              <chart:equation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51646978312">
                <text:p>2.8951646978312</text:p>
                <draw:g>
                  <svg:desc>'Lampada 60W'.G31:'Lampada 60W'.G42</svg:desc>
                </draw:g>
              </table:table-cell>
              <table:table-cell office:value-type="float" office:value="2.15390455819206">
                <text:p>2.15390455819206</text:p>
                <draw:g>
                  <svg:desc>'Lampada 60W'.H31:'Lampada 60W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2310178784871">
                <text:p>3.02310178784871</text:p>
              </table:table-cell>
              <table:table-cell office:value-type="float" office:value="2.19341550030348">
                <text:p>2.19341550030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4064397659863">
                <text:p>3.14064397659863</text:p>
              </table:table-cell>
              <table:table-cell office:value-type="float" office:value="2.22746099029263">
                <text:p>2.22746099029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4165753968508">
                <text:p>3.24165753968508</text:p>
              </table:table-cell>
              <table:table-cell office:value-type="float" office:value="2.25917077860434">
                <text:p>2.25917077860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5129469887331">
                <text:p>3.35129469887331</text:p>
              </table:table-cell>
              <table:table-cell office:value-type="float" office:value="2.2918861763519">
                <text:p>2.2918861763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45386653059">
                <text:p>3.4345386653059</text:p>
              </table:table-cell>
              <table:table-cell office:value-type="float" office:value="2.31758002664219">
                <text:p>2.31758002664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2985793096614">
                <text:p>3.52985793096614</text:p>
              </table:table-cell>
              <table:table-cell office:value-type="float" office:value="2.34605976060858">
                <text:p>2.34605976060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687949894722">
                <text:p>3.60687949894722</text:p>
              </table:table-cell>
              <table:table-cell office:value-type="float" office:value="2.36845125699198">
                <text:p>2.36845125699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7773761369509">
                <text:p>3.67773761369509</text:p>
              </table:table-cell>
              <table:table-cell office:value-type="float" office:value="2.41478147077622">
                <text:p>2.41478147077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5526392668432">
                <text:p>3.75526392668432</text:p>
              </table:table-cell>
              <table:table-cell office:value-type="float" office:value="2.43831677508142">
                <text:p>2.43831677508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5638343755747">
                <text:p>3.85638343755747</text:p>
              </table:table-cell>
              <table:table-cell office:value-type="float" office:value="2.46808508071304">
                <text:p>2.46808508071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2286798546831">
                <text:p>3.92286798546831</text:p>
              </table:table-cell>
              <table:table-cell office:value-type="float" office:value="2.48837819903458">
                <text:p>2.488378199034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26cm" style:legend-expansion="high" chart:style-name="ch2"/>
        <chart:plot-area chart:style-name="ch3" table:cell-range-address="'Filamento Tubo de Perrin'.G34:'Filamento Tubo de Perrin'.H47" svg:x="1.358cm" svg:y="0.855cm" svg:width="10.012cm" svg:height="6.957cm">
          <chartooo:coordinate-region svg:x="2.085cm" svg:y="1.067cm" svg:width="9.045cm" svg:height="6.072cm"/>
          <chart:axis chart:dimension="x" chart:name="primary-x" chart:style-name="ch4">
            <chart:title svg:x="5.963cm" svg:y="7.993cm" chart:style-name="ch5">
              <text:p>ln(P)</text:p>
            </chart:title>
          </chart:axis>
          <chart:axis chart:dimension="y" chart:name="primary-y" chart:style-name="ch4">
            <chart:title svg:x="0.451cm" svg:y="4.999cm" chart:style-name="ch6">
              <text:p>ln(R/R0)</text:p>
            </chart:title>
            <chart:grid chart:style-name="ch7" chart:class="major"/>
          </chart:axis>
          <chart:series chart:style-name="ch8" chart:values-cell-range-address="'Filamento Tubo de Perrin'.H34:'Filamento Tubo de Perrin'.H47" chart:class="chart:scatter">
            <chart:domain table:cell-range-address="'Filamento Tubo de Perrin'.G34:'Filamento Tubo de Perrin'.G47"/>
            <chart:regression-curve chart:style-name="ch9">
              <chart:equation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61584888194">
                <text:p>0.8561584888194</text:p>
                <draw:g>
                  <svg:desc>'Filamento Tubo de Perrin'.G34:'Filamento Tubo de Perrin'.G47</svg:desc>
                </draw:g>
              </table:table-cell>
              <table:table-cell office:value-type="float" office:value="0.950506825478471">
                <text:p>0.950506825478471</text:p>
                <draw:g>
                  <svg:desc>'Filamento Tubo de Perrin'.H34:'Filamento Tubo de Perrin'.H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962631401689">
                <text:p>0.993962631401689</text:p>
              </table:table-cell>
              <table:table-cell office:value-type="float" office:value="0.993730697977846">
                <text:p>0.993730697977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299851286294">
                <text:p>1.12299851286294</text:p>
              </table:table-cell>
              <table:table-cell office:value-type="float" office:value="1.032457784478">
                <text:p>1.032457784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837621790189">
                <text:p>1.24837621790189</text:p>
              </table:table-cell>
              <table:table-cell office:value-type="float" office:value="1.07002001662863">
                <text:p>1.07002001662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618431947382">
                <text:p>1.35618431947382</text:p>
              </table:table-cell>
              <table:table-cell office:value-type="float" office:value="1.10453958646591">
                <text:p>1.10453958646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8804060315255">
                <text:p>1.48804060315255</text:p>
              </table:table-cell>
              <table:table-cell office:value-type="float" office:value="1.14354099834359">
                <text:p>1.14354099834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0062236946554">
                <text:p>1.60062236946554</text:p>
              </table:table-cell>
              <table:table-cell office:value-type="float" office:value="1.17608668036948">
                <text:p>1.17608668036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9526325302721">
                <text:p>1.69526325302721</text:p>
              </table:table-cell>
              <table:table-cell office:value-type="float" office:value="1.20338113371798">
                <text:p>1.20338113371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710615022089">
                <text:p>1.79710615022089</text:p>
              </table:table-cell>
              <table:table-cell office:value-type="float" office:value="1.23309088016289">
                <text:p>1.23309088016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9569897573043">
                <text:p>1.89569897573043</text:p>
              </table:table-cell>
              <table:table-cell office:value-type="float" office:value="1.26542978907553">
                <text:p>1.26542978907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676552614251">
                <text:p>1.99676552614251</text:p>
              </table:table-cell>
              <table:table-cell office:value-type="float" office:value="1.30127917685122">
                <text:p>1.30127917685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9286356201148">
                <text:p>2.09286356201148</text:p>
              </table:table-cell>
              <table:table-cell office:value-type="float" office:value="1.34266744582146">
                <text:p>1.34266744582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9644649693238">
                <text:p>2.19644649693238</text:p>
              </table:table-cell>
              <table:table-cell office:value-type="float" office:value="1.3786236520108">
                <text:p>1.3786236520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8433150531626">
                <text:p>2.28433150531626</text:p>
              </table:table-cell>
              <table:table-cell office:value-type="float" office:value="1.41301064361038">
                <text:p>1.413010643610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